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4.1846in"/>
    </style:style>
    <style:style style:name="co7" style:family="table-column">
      <style:table-column-properties fo:break-before="auto" style:column-width="0.1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173in"/>
    </style:style>
    <style:style style:name="co10" style:family="table-column">
      <style:table-column-properties fo:break-before="auto" style:column-width="3.5839in"/>
    </style:style>
    <style:style style:name="co11" style:family="table-column">
      <style:table-column-properties fo:break-before="auto" style:column-width="2.7583in"/>
    </style:style>
    <style:style style:name="co12" style:family="table-column">
      <style:table-column-properties fo:break-before="auto" style:column-width="0.2465in"/>
    </style:style>
    <style:style style:name="co13" style:family="table-column">
      <style:table-column-properties fo:break-before="auto" style:column-width="9.2134in"/>
    </style:style>
    <style:style style:name="co14" style:family="table-column">
      <style:table-column-properties fo:break-before="auto" style:column-width="4.1528in"/>
    </style:style>
    <style:style style:name="co15" style:family="table-column">
      <style:table-column-properties fo:break-before="auto" style:column-width="1.6862in"/>
    </style:style>
    <style:style style:name="co16" style:family="table-column">
      <style:table-column-properties fo:break-before="auto" style:column-width="1.7075in"/>
    </style:style>
    <style:style style:name="co17" style:family="table-column">
      <style:table-column-properties fo:break-before="auto" style:column-width="7.7016in"/>
    </style:style>
    <style:style style:name="co18" style:family="table-column">
      <style:table-column-properties fo:break-before="auto" style:column-width="0.1819in"/>
    </style:style>
    <style:style style:name="co19" style:family="table-column">
      <style:table-column-properties fo:break-before="auto" style:column-width="7.1547in"/>
    </style:style>
    <style:style style:name="co20" style:family="table-column">
      <style:table-column-properties fo:break-before="auto" style:column-width="5.1071in"/>
    </style:style>
    <style:style style:name="co21" style:family="table-column">
      <style:table-column-properties fo:break-before="auto" style:column-width="0.2571in"/>
    </style:style>
    <style:style style:name="co22" style:family="table-column">
      <style:table-column-properties fo:break-before="auto" style:column-width="7.1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rotation-angle="270" style:vertical-align="bottom"/>
      <style:paragraph-properties fo:text-align="center" fo:margin-left="0in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0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b2b2b2" fo:border="0.74pt solid #000000"/>
    </style:style>
    <style:style style:name="ce9" style:family="table-cell" style:parent-style-name="Default">
      <style:table-cell-properties fo:background-color="#ffff00" style:cell-protect="none" style:print-content="true" fo:border="0.74pt solid #000000"/>
    </style:style>
    <style:style style:name="ce10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74pt solid #000000"/>
      <style:paragraph-properties fo:text-align="end" fo:margin-left="0in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ffff00" fo:border="0.74pt solid #000000"/>
    </style:style>
    <style:style style:name="ce14" style:family="table-cell" style:parent-style-name="Default">
      <style:table-cell-properties style:cell-protect="none" style:print-content="true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style:font-name="Liberation Mono1"/>
    </style:style>
    <style:style style:name="ce18" style:family="table-cell" style:parent-style-name="Default">
      <style:table-cell-properties fo:background-color="#b2b2b2"/>
      <style:text-properties style:font-name="Liberation Mono1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beration Mono1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Liberation Mono1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Mono1"/>
    </style:style>
    <style:style style:name="ce22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ext-properties style:font-name="Liberation Mono1"/>
    </style:style>
  </office:automatic-styles>
  <office:body>
    <office:spreadsheet>
      <table:calculation-settings table:automatic-find-labels="false" table:use-regular-expressions="false" table:use-wildcards="true"/>
      <table:table table:name="Configur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3" office:value-type="string" calcext:value-type="string">
            <text:p>Main Key</text:p>
          </table:table-cell>
          <table:table-cell table:style-name="ce8" office:value-type="string" calcext:value-type="string" table:number-columns-spanned="2" table:number-rows-spanned="1">
            <text:p>Here are the Single key</text:p>
            <text:p>Mappings. No submenu.</text:p>
            <text:p/>
            <text:p>Description</text:p>
          </table:table-cell>
          <table:covered-table-cell table:style-name="ce8"/>
          <table:table-cell table:style-name="ce8" office:value-type="string" calcext:value-type="string">
            <text:p>Vim Command</text:p>
          </table:table-cell>
          <table:table-cell/>
          <table:table-cell table:style-name="ce8" office:value-type="string" calcext:value-type="string">
            <text:p>Alternate</text:p>
          </table:table-cell>
          <table:table-cell table:style-name="ce15" table:formula="of:=IF(AND([.A2]=&quot;&quot;;[.B2]=&quot;&quot;;[.C2]=&quot;&quot;;[.D2]=&quot;&quot;;[.E2]=&quot;&quot;;[.B1]&lt;&gt;&quot;&quot;); &quot;Y&quot;; &quot;N&quot;)" office:value-type="string" office:string-value="N" calcext:value-type="string">
            <text:p>N</text:p>
          </table:table-cell>
          <table:table-cell table:style-name="ce16" table:formula="of:=IF(AND([.B2]=&quot;&quot;;[.C2]=&quot;&quot;;[.D2]=&quot;&quot;;[.E2]=&quot;&quot;;[.F2]=&quot;&quot;;[.C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/</text:p>
          </table:table-cell>
          <table:table-cell table:style-name="ce9" office:value-type="string" calcext:value-type="string" table:number-columns-spanned="2" table:number-rows-spanned="1">
            <text:p>Toggle Comment</text:p>
          </table:table-cell>
          <table:covered-table-cell table:style-name="ce9"/>
          <table:table-cell table:style-name="ce9" office:value-type="string" calcext:value-type="string">
            <text:p>:call Comment()</text:p>
          </table:table-cell>
          <table:table-cell/>
          <table:table-cell table:style-name="ce1"/>
          <table:table-cell table:style-name="ce16" table:formula="of:=IF(AND([.D3]=&quot;Name&quot;;[.C3]=&quot;&quot;);&quot;N&quot;; IF(AND([.D3]=&quot;Description&quot;; [.C3]=&quot;&quot;); &quot;K&quot;; IF(AND([.B3]=&quot;Main Key&quot;;[.C3]=&quot;Sub Key    &quot;); &quot;H&quot;; IF([.J3]=&quot;N&quot;; &quot;C&quot;; &quot;&quot;))))" office:value-type="string" office:string-value="C" calcext:value-type="string">
            <text:p>C</text:p>
          </table:table-cell>
          <table:table-cell table:style-name="ce16" table:formula="of:=IF(AND([.B3]=&quot;&quot;;[.C3]=&quot;&quot;;[.D3]=&quot;&quot;;[.E3]=&quot;&quot;;[.F3]=&quot;&quot;;[.C2]&lt;&gt;&quot;&quot;); &quot;Y&quot;; &quot;N&quot;)" office:value-type="string" office:string-value="N" calcext:value-type="string">
            <text:p>N</text:p>
          </table:table-cell>
          <table:table-cell table:number-columns-repeated="3"/>
          <table:table-cell table:formula="of:=&quot;nmap &lt;leader&gt;&quot;&amp;[.B3]&amp;[.C3]&amp;&quot;&quot;&amp;[.F3]" office:value-type="string" office:string-value="nmap &lt;leader&gt;/:call Comment()" calcext:value-type="string">
            <text:p>nmap &lt;leader&gt;/:call Comment()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.</text:p>
          </table:table-cell>
          <table:table-cell table:style-name="ce9" office:value-type="string" calcext:value-type="string" table:number-columns-spanned="2" table:number-rows-spanned="1">
            <text:p>edit vim init</text:p>
          </table:table-cell>
          <table:covered-table-cell table:style-name="ce14"/>
          <table:table-cell table:style-name="ce9" office:value-type="string" calcext:value-type="string">
            <text:p>:e $MYVIMRC</text:p>
          </table:table-cell>
          <table:table-cell/>
          <table:table-cell table:style-name="ce1"/>
          <table:table-cell table:style-name="ce16" table:formula="of:=IF(AND([.D4]=&quot;Name&quot;;[.C4]=&quot;&quot;);&quot;N&quot;; IF(AND([.D4]=&quot;Description&quot;; [.C4]=&quot;&quot;); &quot;K&quot;; IF(AND([.B4]=&quot;Main Key&quot;;[.C4]=&quot;Sub Key    &quot;); &quot;H&quot;; IF([.J4]=&quot;N&quot;; &quot;C&quot;; &quot;&quot;))))" office:value-type="string" office:string-value="C" calcext:value-type="string">
            <text:p>C</text:p>
          </table:table-cell>
          <table:table-cell table:style-name="ce16" table:formula="of:=IF(AND([.B4]=&quot;&quot;;[.C4]=&quot;&quot;;[.D4]=&quot;&quot;;[.E4]=&quot;&quot;;[.F4]=&quot;&quot;;[.C3]&lt;&gt;&quot;&quot;); &quot;Y&quot;; &quot;N&quot;)" office:value-type="string" office:string-value="N" calcext:value-type="string">
            <text:p>N</text:p>
          </table:table-cell>
          <table:table-cell table:number-columns-repeated="3"/>
          <table:table-cell table:formula="of:=&quot;nmap &lt;leader&gt;&quot;&amp;[.B4]&amp;[.C4]&amp;&quot;&quot;&amp;[.F4]" office:value-type="string" office:string-value="nmap &lt;leader&gt;.:e $MYVIMRC" calcext:value-type="string">
            <text:p>nmap &lt;leader&gt;.:e $MYVIMRC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w</text:p>
          </table:table-cell>
          <table:table-cell table:style-name="ce9" office:value-type="string" calcext:value-type="string" table:number-columns-spanned="2" table:number-rows-spanned="1">
            <text:p>camelCase forward one word</text:p>
          </table:table-cell>
          <table:covered-table-cell table:style-name="ce14"/>
          <table:table-cell table:style-name="ce9" office:value-type="string" calcext:value-type="string">
            <text:p>&lt;Plug&gt;CamelCaseMotion_w</text:p>
          </table:table-cell>
          <table:table-cell/>
          <table:table-cell table:style-name="ce1"/>
          <table:table-cell table:style-name="ce16" table:formula="of:=IF(AND([.D5]=&quot;Name&quot;;[.C5]=&quot;&quot;);&quot;N&quot;; IF(AND([.D5]=&quot;Description&quot;; [.C5]=&quot;&quot;); &quot;K&quot;; IF(AND([.B5]=&quot;Main Key&quot;;[.C5]=&quot;Sub Key    &quot;); &quot;H&quot;; IF([.J5]=&quot;N&quot;; &quot;C&quot;; &quot;&quot;))))" office:value-type="string" office:string-value="C" calcext:value-type="string">
            <text:p>C</text:p>
          </table:table-cell>
          <table:table-cell table:style-name="ce16" table:formula="of:=IF(AND([.B5]=&quot;&quot;;[.C5]=&quot;&quot;;[.D5]=&quot;&quot;;[.E5]=&quot;&quot;;[.F5]=&quot;&quot;;[.C4]&lt;&gt;&quot;&quot;); &quot;Y&quot;; &quot;N&quot;)" office:value-type="string" office:string-value="N" calcext:value-type="string">
            <text:p>N</text:p>
          </table:table-cell>
          <table:table-cell table:number-columns-repeated="3"/>
          <table:table-cell table:formula="of:=&quot;nmap &lt;leader&gt;&quot;&amp;[.B5]&amp;[.C5]&amp;&quot;&quot;&amp;[.F5]" office:value-type="string" office:string-value="nmap &lt;leader&gt;w&lt;Plug&gt;CamelCaseMotion_w" calcext:value-type="string">
            <text:p>nmap &lt;leader&gt;w&lt;Plug&gt;CamelCaseMotion_w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b</text:p>
          </table:table-cell>
          <table:table-cell table:style-name="ce9" office:value-type="string" calcext:value-type="string" table:number-columns-spanned="2" table:number-rows-spanned="1">
            <text:p>camelCase back one word</text:p>
          </table:table-cell>
          <table:covered-table-cell table:style-name="ce14"/>
          <table:table-cell table:style-name="ce9" office:value-type="string" calcext:value-type="string">
            <text:p>&lt;Plug&gt;CamelCaseMotion_b</text:p>
          </table:table-cell>
          <table:table-cell/>
          <table:table-cell table:style-name="ce1"/>
          <table:table-cell table:style-name="ce16" table:formula="of:=IF(AND([.D6]=&quot;Name&quot;;[.C6]=&quot;&quot;);&quot;N&quot;; IF(AND([.D6]=&quot;Description&quot;; [.C6]=&quot;&quot;); &quot;K&quot;; IF(AND([.B6]=&quot;Main Key&quot;;[.C6]=&quot;Sub Key    &quot;); &quot;H&quot;; IF([.J6]=&quot;N&quot;; &quot;C&quot;; &quot;&quot;))))" office:value-type="string" office:string-value="C" calcext:value-type="string">
            <text:p>C</text:p>
          </table:table-cell>
          <table:table-cell table:style-name="ce16" table:formula="of:=IF(AND([.B6]=&quot;&quot;;[.C6]=&quot;&quot;;[.D6]=&quot;&quot;;[.E6]=&quot;&quot;;[.F6]=&quot;&quot;;[.C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e</text:p>
          </table:table-cell>
          <table:table-cell table:style-name="ce9" office:value-type="string" calcext:value-type="string" table:number-columns-spanned="2" table:number-rows-spanned="1">
            <text:p>camelCase end of word</text:p>
          </table:table-cell>
          <table:covered-table-cell table:style-name="ce14"/>
          <table:table-cell table:style-name="ce9" office:value-type="string" calcext:value-type="string">
            <text:p>&lt;Plug&gt;CamelCaseMotion_e</text:p>
          </table:table-cell>
          <table:table-cell/>
          <table:table-cell table:style-name="ce1"/>
          <table:table-cell table:style-name="ce16" table:formula="of:=IF(AND([.D7]=&quot;Name&quot;;[.C7]=&quot;&quot;);&quot;N&quot;; IF(AND([.D7]=&quot;Description&quot;; [.C7]=&quot;&quot;); &quot;K&quot;; IF(AND([.B7]=&quot;Main Key&quot;;[.C7]=&quot;Sub Key    &quot;); &quot;H&quot;; IF([.J7]=&quot;N&quot;; &quot;C&quot;; &quot;&quot;))))" office:value-type="string" office:string-value="C" calcext:value-type="string">
            <text:p>C</text:p>
          </table:table-cell>
          <table:table-cell table:style-name="ce16" table:formula="of:=IF(AND([.B7]=&quot;&quot;;[.C7]=&quot;&quot;;[.D7]=&quot;&quot;;[.E7]=&quot;&quot;;[.F7]=&quot;&quot;;[.C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2" table:number-rows-spanned="1">
            <text:p>clear highlight</text:p>
          </table:table-cell>
          <table:covered-table-cell table:style-name="ce14"/>
          <table:table-cell table:style-name="ce9" office:value-type="string" calcext:value-type="string">
            <text:p>:let @/ = “”</text:p>
          </table:table-cell>
          <table:table-cell/>
          <table:table-cell table:style-name="ce1"/>
          <table:table-cell table:style-name="ce16" table:formula="of:=IF(AND([.D8]=&quot;Name&quot;;[.C8]=&quot;&quot;);&quot;N&quot;; IF(AND([.D8]=&quot;Description&quot;; [.C8]=&quot;&quot;); &quot;K&quot;; IF(AND([.B8]=&quot;Main Key&quot;;[.C8]=&quot;Sub Key    &quot;); &quot;H&quot;; IF([.J8]=&quot;N&quot;; &quot;C&quot;; &quot;&quot;))))" office:value-type="string" office:string-value="C" calcext:value-type="string">
            <text:p>C</text:p>
          </table:table-cell>
          <table:table-cell table:style-name="ce16" table:formula="of:=IF(AND([.B8]=&quot;&quot;;[.C8]=&quot;&quot;;[.D8]=&quot;&quot;;[.E8]=&quot;&quot;;[.F8]=&quot;&quot;;[.C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q</text:p>
          </table:table-cell>
          <table:table-cell table:style-name="ce9" office:value-type="string" calcext:value-type="string" table:number-columns-spanned="2" table:number-rows-spanned="1">
            <text:p>coc quickfix</text:p>
          </table:table-cell>
          <table:covered-table-cell table:style-name="ce14"/>
          <table:table-cell table:style-name="ce9" office:value-type="string" calcext:value-type="string">
            <text:p>&lt;Plug&gt;(cod-fix-current)</text:p>
          </table:table-cell>
          <table:table-cell/>
          <table:table-cell table:style-name="ce1"/>
          <table:table-cell table:style-name="ce16" table:formula="of:=IF(AND([.D9]=&quot;Name&quot;;[.C9]=&quot;&quot;);&quot;N&quot;; IF(AND([.D9]=&quot;Description&quot;; [.C9]=&quot;&quot;); &quot;K&quot;; IF(AND([.B9]=&quot;Main Key&quot;;[.C9]=&quot;Sub Key    &quot;); &quot;H&quot;; IF([.J9]=&quot;N&quot;; &quot;C&quot;; &quot;&quot;))))" office:value-type="string" office:string-value="C" calcext:value-type="string">
            <text:p>C</text:p>
          </table:table-cell>
          <table:table-cell table:style-name="ce16" table:formula="of:=IF(AND([.B9]=&quot;&quot;;[.C9]=&quot;&quot;;[.D9]=&quot;&quot;;[.E9]=&quot;&quot;;[.F9]=&quot;&quot;;[.C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style-name="ce16" table:formula="of:=IF(AND([.D10]=&quot;Name&quot;;[.C10]=&quot;&quot;);&quot;N&quot;; IF(AND([.D10]=&quot;Description&quot;; [.C10]=&quot;&quot;); &quot;K&quot;; IF(AND([.B10]=&quot;Main Key&quot;;[.C10]=&quot;Sub Key    &quot;); &quot;H&quot;; IF([.J10]=&quot;N&quot;; &quot;C&quot;; &quot;&quot;))))">
            <text:p/>
          </table:table-cell>
          <table:table-cell table:style-name="ce16" table:formula="of:=IF(AND([.B10]=&quot;&quot;;[.C10]=&quot;&quot;;[.D10]=&quot;&quot;;[.E10]=&quot;&quot;;[.F10]=&quot;&quot;;[.C9]&lt;&gt;&quot;&quot;); &quot;Y&quot;; &quot;N&quot;)" office:value-type="string" office:string-value="Y" calcext:value-type="string">
            <text:p>Y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 table:number-columns-spanned="1" table:number-rows-spanned="2">
            <text:p>Main Key</text:p>
          </table:table-cell>
          <table:table-cell table:style-name="ce3" office:value-type="string" calcext:value-type="string" table:number-columns-spanned="1" table:number-rows-spanned="3">
            <text:p>Sub Key <text:s text:c="3"/></text:p>
          </table:table-cell>
          <table:table-cell table:style-name="ce10" table:formula="of:=&quot;Here are the keybindings and descriptions for the '&quot;&amp;[.E12]&amp;&quot;' menu triggered with '&quot;&amp;[.B13]&amp;&quot;'.&quot;" office:value-type="string" office:string-value="Here are the keybindings and descriptions for the 'actions' menu triggered with 'a'." calcext:value-type="string" table:number-columns-spanned="2" table:number-rows-spanned="1">
            <text:p>Here are the keybindings and descriptions for the 'actions' menu triggered with 'a'.</text:p>
          </table:table-cell>
          <table:covered-table-cell table:style-name="ce6"/>
          <table:table-cell table:style-name="ce8" office:value-type="string" calcext:value-type="string" table:number-columns-spanned="1" table:number-rows-spanned="3">
            <text:p>Vim Command</text:p>
          </table:table-cell>
          <table:table-cell/>
          <table:table-cell table:style-name="ce1"/>
          <table:table-cell table:style-name="ce16" table:formula="of:=IF(AND([.D11]=&quot;Name&quot;;[.C11]=&quot;&quot;);&quot;N&quot;; IF(AND([.D11]=&quot;Description&quot;; [.C11]=&quot;&quot;); &quot;K&quot;; IF(AND([.B11]=&quot;Main Key&quot;;[.C11]=&quot;Sub Key    &quot;); &quot;H&quot;; IF([.J11]=&quot;N&quot;; &quot;C&quot;; &quot;&quot;))))" office:value-type="string" office:string-value="H" calcext:value-type="string">
            <text:p>H</text:p>
          </table:table-cell>
          <table:table-cell table:style-name="ce16" table:formula="of:=IF(AND([.B11]=&quot;&quot;;[.C11]=&quot;&quot;;[.D11]=&quot;&quot;;[.E11]=&quot;&quot;;[.F11]=&quot;&quot;;[.C1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4">
          <table:table-cell/>
          <table:covered-table-cell table:number-columns-repeated="2" table:style-name="ce3"/>
          <table:table-cell table:style-name="ce11" office:value-type="string" calcext:value-type="string">
            <text:p>Name</text:p>
          </table:table-cell>
          <table:table-cell table:style-name="ce4" office:value-type="string" calcext:value-type="string">
            <text:p>actions</text:p>
          </table:table-cell>
          <table:covered-table-cell/>
          <table:table-cell/>
          <table:table-cell table:style-name="ce1"/>
          <table:table-cell table:style-name="ce16" table:formula="of:=IF(AND([.D12]=&quot;Name&quot;;[.C12]=&quot;&quot;);&quot;N&quot;; IF(AND([.D12]=&quot;Description&quot;; [.C12]=&quot;&quot;); &quot;K&quot;; IF(AND([.B12]=&quot;Main Key&quot;;[.C12]=&quot;Sub Key    &quot;); &quot;H&quot;; IF([.J12]=&quot;N&quot;; &quot;C&quot;; &quot;&quot;))))" office:value-type="string" office:string-value="N" calcext:value-type="string">
            <text:p>N</text:p>
          </table:table-cell>
          <table:table-cell table:style-name="ce16" table:formula="of:=IF(AND([.B12]=&quot;&quot;;[.C12]=&quot;&quot;;[.D12]=&quot;&quot;;[.E12]=&quot;&quot;;[.F12]=&quot;&quot;;[.C1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a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Description</text:p>
          </table:table-cell>
          <table:covered-table-cell/>
          <table:covered-table-cell table:style-name="ce12"/>
          <table:table-cell/>
          <table:table-cell table:style-name="ce1"/>
          <table:table-cell table:style-name="ce16" table:formula="of:=IF(AND([.D13]=&quot;Name&quot;;[.C13]=&quot;&quot;);&quot;N&quot;; IF(AND([.D13]=&quot;Description&quot;; [.C13]=&quot;&quot;); &quot;K&quot;; IF(AND([.B13]=&quot;Main Key&quot;;[.C13]=&quot;Sub Key    &quot;); &quot;H&quot;; IF([.J13]=&quot;N&quot;; &quot;C&quot;; &quot;&quot;))))" office:value-type="string" office:string-value="K" calcext:value-type="string">
            <text:p>K</text:p>
          </table:table-cell>
          <table:table-cell table:style-name="ce16" table:formula="of:=IF(AND([.B13]=&quot;&quot;;[.C13]=&quot;&quot;;[.D13]=&quot;&quot;;[.E13]=&quot;&quot;;[.F13]=&quot;&quot;;[.C1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3]" office:value-type="string" office:string-value="a" calcext:value-type="string">
            <text:p>a</text:p>
          </table:table-cell>
          <table:table-cell table:style-name="ce4" office:value-type="string" calcext:value-type="string">
            <text:p>e</text:p>
          </table:table-cell>
          <table:table-cell table:style-name="ce9" office:value-type="string" calcext:value-type="string" table:number-columns-spanned="2" table:number-rows-spanned="1">
            <text:p>Explorer</text:p>
          </table:table-cell>
          <table:covered-table-cell table:style-name="ce14"/>
          <table:table-cell table:style-name="ce9" office:value-type="string" calcext:value-type="string">
            <text:p>:CocCommand explorer –toggle –sorces=file+</text:p>
          </table:table-cell>
          <table:table-cell/>
          <table:table-cell table:style-name="ce1"/>
          <table:table-cell table:style-name="ce16" table:formula="of:=IF(AND([.D14]=&quot;Name&quot;;[.C14]=&quot;&quot;);&quot;N&quot;; IF(AND([.D14]=&quot;Description&quot;; [.C14]=&quot;&quot;); &quot;K&quot;; IF(AND([.B14]=&quot;Main Key&quot;;[.C14]=&quot;Sub Key    &quot;); &quot;H&quot;; IF([.J14]=&quot;N&quot;; &quot;C&quot;; &quot;&quot;))))" office:value-type="string" office:string-value="C" calcext:value-type="string">
            <text:p>C</text:p>
          </table:table-cell>
          <table:table-cell table:style-name="ce16" table:formula="of:=IF(AND([.B14]=&quot;&quot;;[.C14]=&quot;&quot;;[.D14]=&quot;&quot;;[.E14]=&quot;&quot;;[.F14]=&quot;&quot;;[.C1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3]" office:value-type="string" office:string-value="a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 table:number-columns-spanned="2" table:number-rows-spanned="1">
            <text:p>Markdown Preview</text:p>
          </table:table-cell>
          <table:covered-table-cell/>
          <table:table-cell table:style-name="ce13" office:value-type="string" calcext:value-type="string">
            <text:p>:MarkdownPreview</text:p>
          </table:table-cell>
          <table:table-cell/>
          <table:table-cell table:style-name="ce1"/>
          <table:table-cell table:style-name="ce16" table:formula="of:=IF(AND([.D15]=&quot;Name&quot;;[.C15]=&quot;&quot;);&quot;N&quot;; IF(AND([.D15]=&quot;Description&quot;; [.C15]=&quot;&quot;); &quot;K&quot;; IF(AND([.B15]=&quot;Main Key&quot;;[.C15]=&quot;Sub Key    &quot;); &quot;H&quot;; IF([.J15]=&quot;N&quot;; &quot;C&quot;; &quot;&quot;))))" office:value-type="string" office:string-value="C" calcext:value-type="string">
            <text:p>C</text:p>
          </table:table-cell>
          <table:table-cell table:style-name="ce16" table:formula="of:=IF(AND([.B15]=&quot;&quot;;[.C15]=&quot;&quot;;[.D15]=&quot;&quot;;[.E15]=&quot;&quot;;[.F15]=&quot;&quot;;[.C1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3]" office:value-type="string" office:string-value="a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 table:number-columns-spanned="2" table:number-rows-spanned="1">
            <text:p>Markdown Preview Stop</text:p>
          </table:table-cell>
          <table:covered-table-cell/>
          <table:table-cell table:style-name="ce13" office:value-type="string" calcext:value-type="string">
            <text:p>:MarkdownPreviewStop</text:p>
          </table:table-cell>
          <table:table-cell/>
          <table:table-cell table:style-name="ce1"/>
          <table:table-cell table:style-name="ce16" table:formula="of:=IF(AND([.D16]=&quot;Name&quot;;[.C16]=&quot;&quot;);&quot;N&quot;; IF(AND([.D16]=&quot;Description&quot;; [.C16]=&quot;&quot;); &quot;K&quot;; IF(AND([.B16]=&quot;Main Key&quot;;[.C16]=&quot;Sub Key    &quot;); &quot;H&quot;; IF([.J16]=&quot;N&quot;; &quot;C&quot;; &quot;&quot;))))" office:value-type="string" office:string-value="C" calcext:value-type="string">
            <text:p>C</text:p>
          </table:table-cell>
          <table:table-cell table:style-name="ce16" table:formula="of:=IF(AND([.B16]=&quot;&quot;;[.C16]=&quot;&quot;;[.D16]=&quot;&quot;;[.E16]=&quot;&quot;;[.F16]=&quot;&quot;;[.C1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3]" office:value-type="string" office:string-value="a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style-name="ce13" office:value-type="string" calcext:value-type="string" table:number-columns-spanned="2" table:number-rows-spanned="1">
            <text:p>Surround</text:p>
          </table:table-cell>
          <table:covered-table-cell/>
          <table:table-cell table:style-name="ce13" office:value-type="string" calcext:value-type="string">
            <text:p>:s/\%V\(.*\)\%V/"\1"/</text:p>
          </table:table-cell>
          <table:table-cell/>
          <table:table-cell table:style-name="ce1"/>
          <table:table-cell table:style-name="ce16" table:formula="of:=IF(AND([.D17]=&quot;Name&quot;;[.C17]=&quot;&quot;);&quot;N&quot;; IF(AND([.D17]=&quot;Description&quot;; [.C17]=&quot;&quot;); &quot;K&quot;; IF(AND([.B17]=&quot;Main Key&quot;;[.C17]=&quot;Sub Key    &quot;); &quot;H&quot;; IF([.J17]=&quot;N&quot;; &quot;C&quot;; &quot;&quot;))))" office:value-type="string" office:string-value="C" calcext:value-type="string">
            <text:p>C</text:p>
          </table:table-cell>
          <table:table-cell table:style-name="ce16" table:formula="of:=IF(AND([.B17]=&quot;&quot;;[.C17]=&quot;&quot;;[.D17]=&quot;&quot;;[.E17]=&quot;&quot;;[.F17]=&quot;&quot;;[.C1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3]" office:value-type="string" office:string-value="a" calcext:value-type="string">
            <text:p>a</text:p>
          </table:table-cell>
          <table:table-cell table:style-name="ce6" office:value-type="string" calcext:value-type="string">
            <text:p>w</text:p>
          </table:table-cell>
          <table:table-cell table:style-name="ce13" office:value-type="string" calcext:value-type="string" table:number-columns-spanned="2" table:number-rows-spanned="1">
            <text:p>Strip Whitespace</text:p>
          </table:table-cell>
          <table:covered-table-cell/>
          <table:table-cell table:style-name="ce13" office:value-type="string" calcext:value-type="string">
            <text:p>:StripWhitespace</text:p>
          </table:table-cell>
          <table:table-cell/>
          <table:table-cell table:style-name="ce1"/>
          <table:table-cell table:style-name="ce16" table:formula="of:=IF(AND([.D18]=&quot;Name&quot;;[.C18]=&quot;&quot;);&quot;N&quot;; IF(AND([.D18]=&quot;Description&quot;; [.C18]=&quot;&quot;); &quot;K&quot;; IF(AND([.B18]=&quot;Main Key&quot;;[.C18]=&quot;Sub Key    &quot;); &quot;H&quot;; IF([.J18]=&quot;N&quot;; &quot;C&quot;; &quot;&quot;))))" office:value-type="string" office:string-value="C" calcext:value-type="string">
            <text:p>C</text:p>
          </table:table-cell>
          <table:table-cell table:style-name="ce16" table:formula="of:=IF(AND([.B18]=&quot;&quot;;[.C18]=&quot;&quot;;[.D18]=&quot;&quot;;[.E18]=&quot;&quot;;[.F18]=&quot;&quot;;[.C1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style-name="ce16" table:formula="of:=IF(AND([.D19]=&quot;Name&quot;;[.C19]=&quot;&quot;);&quot;N&quot;; IF(AND([.D19]=&quot;Description&quot;; [.C19]=&quot;&quot;); &quot;K&quot;; IF(AND([.B19]=&quot;Main Key&quot;;[.C19]=&quot;Sub Key    &quot;); &quot;H&quot;; IF([.J19]=&quot;N&quot;; &quot;C&quot;; &quot;&quot;))))">
            <text:p/>
          </table:table-cell>
          <table:table-cell table:style-name="ce16" table:formula="of:=IF(AND([.B19]=&quot;&quot;;[.C19]=&quot;&quot;;[.D19]=&quot;&quot;;[.E19]=&quot;&quot;;[.F19]=&quot;&quot;;[.C18]&lt;&gt;&quot;&quot;); &quot;Y&quot;; &quot;N&quot;)" office:value-type="string" office:string-value="Y" calcext:value-type="string">
            <text:p>Y</text:p>
          </table:table-cell>
          <table:table-cell table:number-columns-repeated="4"/>
        </table:table-row>
        <table:table-row table:style-name="ro5">
          <table:table-cell/>
          <table:table-cell table:style-name="ce3" office:value-type="string" calcext:value-type="string" table:number-columns-spanned="1" table:number-rows-spanned="2">
            <text:p>Main Key</text:p>
          </table:table-cell>
          <table:table-cell table:style-name="ce3" office:value-type="string" calcext:value-type="string" table:number-columns-spanned="1" table:number-rows-spanned="3">
            <text:p>Sub Key <text:s text:c="3"/></text:p>
          </table:table-cell>
          <table:table-cell table:style-name="ce10" table:formula="of:=&quot;Here are the keybindings and descriptions for the '&quot;&amp;[.E21]&amp;&quot;' menu triggered with '&quot;&amp;[.B22]&amp;&quot;'.&quot;" office:value-type="string" office:string-value="Here are the keybindings and descriptions for the 'debug' menu triggered with 'd'." calcext:value-type="string" table:number-columns-spanned="2" table:number-rows-spanned="1">
            <text:p>Here are the keybindings and descriptions for the 'debug' menu triggered with 'd'.</text:p>
          </table:table-cell>
          <table:covered-table-cell table:style-name="ce6"/>
          <table:table-cell table:style-name="ce8" office:value-type="string" calcext:value-type="string" table:number-columns-spanned="1" table:number-rows-spanned="3">
            <text:p>Vim Command</text:p>
          </table:table-cell>
          <table:table-cell/>
          <table:table-cell table:style-name="ce1"/>
          <table:table-cell table:style-name="ce16" table:formula="of:=IF(AND([.D20]=&quot;Name&quot;;[.C20]=&quot;&quot;);&quot;N&quot;; IF(AND([.D20]=&quot;Description&quot;; [.C20]=&quot;&quot;); &quot;K&quot;; IF(AND([.B20]=&quot;Main Key&quot;;[.C20]=&quot;Sub Key    &quot;); &quot;H&quot;; IF([.J20]=&quot;N&quot;; &quot;C&quot;; &quot;&quot;))))" office:value-type="string" office:string-value="H" calcext:value-type="string">
            <text:p>H</text:p>
          </table:table-cell>
          <table:table-cell table:style-name="ce16" table:formula="of:=IF(AND([.B20]=&quot;&quot;;[.C20]=&quot;&quot;;[.D20]=&quot;&quot;;[.E20]=&quot;&quot;;[.F20]=&quot;&quot;;[.C1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covered-table-cell table:style-name="ce6" office:value-type="string" calcext:value-type="string">
            <text:p>d</text:p>
          </table:covered-table-cell>
          <table:covered-table-cell table:style-name="ce7" office:value-type="string" calcext:value-type="string">
            <text:p>←Key</text:p>
          </table:covered-table-cell>
          <table:table-cell table:style-name="ce11" office:value-type="string" calcext:value-type="string">
            <text:p>Name</text:p>
          </table:table-cell>
          <table:table-cell table:style-name="ce4" office:value-type="string" calcext:value-type="string">
            <text:p>debug</text:p>
          </table:table-cell>
          <table:covered-table-cell/>
          <table:table-cell/>
          <table:table-cell table:style-name="ce1"/>
          <table:table-cell table:style-name="ce16" table:formula="of:=IF(AND([.D21]=&quot;Name&quot;;[.C21]=&quot;&quot;);&quot;N&quot;; IF(AND([.D21]=&quot;Description&quot;; [.C21]=&quot;&quot;); &quot;K&quot;; IF(AND([.B21]=&quot;Main Key&quot;;[.C21]=&quot;Sub Key    &quot;); &quot;H&quot;; IF([.J21]=&quot;N&quot;; &quot;C&quot;; &quot;&quot;))))" office:value-type="string" office:string-value="C" calcext:value-type="string">
            <text:p>C</text:p>
          </table:table-cell>
          <table:table-cell table:style-name="ce16" table:formula="of:=IF(AND([.B21]=&quot;&quot;;[.C21]=&quot;&quot;;[.D21]=&quot;&quot;;[.E21]=&quot;&quot;;[.F21]=&quot;&quot;;[.C2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covered-table-cell office:value-type="string" calcext:value-type="string">
            <text:p>d</text:p>
          </table:covered-table-cell>
          <table:table-cell table:style-name="ce12" office:value-type="string" calcext:value-type="string" table:number-columns-spanned="2" table:number-rows-spanned="1">
            <text:p>Description</text:p>
          </table:table-cell>
          <table:covered-table-cell/>
          <table:covered-table-cell table:style-name="ce12" office:value-type="string" calcext:value-type="string">
            <text:p>Vim Command</text:p>
          </table:covered-table-cell>
          <table:table-cell/>
          <table:table-cell table:style-name="ce1"/>
          <table:table-cell table:style-name="ce16" table:formula="of:=IF(AND([.D22]=&quot;Name&quot;;[.C22]=&quot;&quot;);&quot;N&quot;; IF(AND([.D22]=&quot;Description&quot;; [.C22]=&quot;&quot;); &quot;K&quot;; IF(AND([.B22]=&quot;Main Key&quot;;[.C22]=&quot;Sub Key    &quot;); &quot;H&quot;; IF([.J22]=&quot;N&quot;; &quot;C&quot;; &quot;&quot;))))" office:value-type="string" office:string-value="C" calcext:value-type="string">
            <text:p>C</text:p>
          </table:table-cell>
          <table:table-cell table:style-name="ce16" table:formula="of:=IF(AND([.B22]=&quot;&quot;;[.C22]=&quot;&quot;;[.D22]=&quot;&quot;;[.E22]=&quot;&quot;;[.F22]=&quot;&quot;;[.C2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9" office:value-type="string" calcext:value-type="string" table:number-columns-spanned="2" table:number-rows-spanned="1">
            <text:p>Focus Code Window</text:p>
          </table:table-cell>
          <table:covered-table-cell table:style-name="ce14"/>
          <table:table-cell table:style-name="ce9" office:value-type="string" calcext:value-type="string">
            <text:p>:call GotoWindow(g:vimspector_session_windows.code)</text:p>
          </table:table-cell>
          <table:table-cell/>
          <table:table-cell table:style-name="ce1"/>
          <table:table-cell table:style-name="ce16" table:formula="of:=IF(AND([.D23]=&quot;Name&quot;;[.C23]=&quot;&quot;);&quot;N&quot;; IF(AND([.D23]=&quot;Description&quot;; [.C23]=&quot;&quot;); &quot;K&quot;; IF(AND([.B23]=&quot;Main Key&quot;;[.C23]=&quot;Sub Key    &quot;); &quot;H&quot;; IF([.J23]=&quot;N&quot;; &quot;C&quot;; &quot;&quot;))))" office:value-type="string" office:string-value="C" calcext:value-type="string">
            <text:p>C</text:p>
          </table:table-cell>
          <table:table-cell table:style-name="ce16" table:formula="of:=IF(AND([.B23]=&quot;&quot;;[.C23]=&quot;&quot;;[.D23]=&quot;&quot;;[.E23]=&quot;&quot;;[.F23]=&quot;&quot;;[.C2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t</text:p>
          </table:table-cell>
          <table:table-cell table:style-name="ce9" office:value-type="string" calcext:value-type="string" table:number-columns-spanned="2" table:number-rows-spanned="1">
            <text:p>Focus Tagpage Window</text:p>
          </table:table-cell>
          <table:covered-table-cell table:style-name="ce14"/>
          <table:table-cell table:style-name="ce9" office:value-type="string" calcext:value-type="string">
            <text:p>:call GotoWindow(g:vimspector_session_windows.tagpage)</text:p>
          </table:table-cell>
          <table:table-cell/>
          <table:table-cell table:style-name="ce1"/>
          <table:table-cell table:style-name="ce16" table:formula="of:=IF(AND([.D24]=&quot;Name&quot;;[.C24]=&quot;&quot;);&quot;N&quot;; IF(AND([.D24]=&quot;Description&quot;; [.C24]=&quot;&quot;); &quot;K&quot;; IF(AND([.B24]=&quot;Main Key&quot;;[.C24]=&quot;Sub Key    &quot;); &quot;H&quot;; IF([.J24]=&quot;N&quot;; &quot;C&quot;; &quot;&quot;))))" office:value-type="string" office:string-value="C" calcext:value-type="string">
            <text:p>C</text:p>
          </table:table-cell>
          <table:table-cell table:style-name="ce16" table:formula="of:=IF(AND([.B24]=&quot;&quot;;[.C24]=&quot;&quot;;[.D24]=&quot;&quot;;[.E24]=&quot;&quot;;[.F24]=&quot;&quot;;[.C2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v</text:p>
          </table:table-cell>
          <table:table-cell table:style-name="ce9" office:value-type="string" calcext:value-type="string" table:number-columns-spanned="2" table:number-rows-spanned="1">
            <text:p>Focus Variables Window</text:p>
          </table:table-cell>
          <table:covered-table-cell table:style-name="ce14"/>
          <table:table-cell table:style-name="ce9" office:value-type="string" calcext:value-type="string">
            <text:p>:call GotoWindow(g:vimspector_session_windows.variables)</text:p>
          </table:table-cell>
          <table:table-cell/>
          <table:table-cell table:style-name="ce1"/>
          <table:table-cell table:style-name="ce16" table:formula="of:=IF(AND([.D25]=&quot;Name&quot;;[.C25]=&quot;&quot;);&quot;N&quot;; IF(AND([.D25]=&quot;Description&quot;; [.C25]=&quot;&quot;); &quot;K&quot;; IF(AND([.B25]=&quot;Main Key&quot;;[.C25]=&quot;Sub Key    &quot;); &quot;H&quot;; IF([.J25]=&quot;N&quot;; &quot;C&quot;; &quot;&quot;))))" office:value-type="string" office:string-value="C" calcext:value-type="string">
            <text:p>C</text:p>
          </table:table-cell>
          <table:table-cell table:style-name="ce16" table:formula="of:=IF(AND([.B25]=&quot;&quot;;[.C25]=&quot;&quot;;[.D25]=&quot;&quot;;[.E25]=&quot;&quot;;[.F25]=&quot;&quot;;[.C2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w</text:p>
          </table:table-cell>
          <table:table-cell table:style-name="ce9" office:value-type="string" calcext:value-type="string" table:number-columns-spanned="2" table:number-rows-spanned="1">
            <text:p>Focus Watches Window</text:p>
          </table:table-cell>
          <table:covered-table-cell table:style-name="ce14"/>
          <table:table-cell table:style-name="ce9" office:value-type="string" calcext:value-type="string">
            <text:p>:call GotoWindow(g:vimspector_session_windows.watches)</text:p>
          </table:table-cell>
          <table:table-cell/>
          <table:table-cell table:style-name="ce1"/>
          <table:table-cell table:style-name="ce16" table:formula="of:=IF(AND([.D26]=&quot;Name&quot;;[.C26]=&quot;&quot;);&quot;N&quot;; IF(AND([.D26]=&quot;Description&quot;; [.C26]=&quot;&quot;); &quot;K&quot;; IF(AND([.B26]=&quot;Main Key&quot;;[.C26]=&quot;Sub Key    &quot;); &quot;H&quot;; IF([.J26]=&quot;N&quot;; &quot;C&quot;; &quot;&quot;))))" office:value-type="string" office:string-value="C" calcext:value-type="string">
            <text:p>C</text:p>
          </table:table-cell>
          <table:table-cell table:style-name="ce16" table:formula="of:=IF(AND([.B26]=&quot;&quot;;[.C26]=&quot;&quot;;[.D26]=&quot;&quot;;[.E26]=&quot;&quot;;[.F26]=&quot;&quot;;[.C2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9" office:value-type="string" calcext:value-type="string" table:number-columns-spanned="2" table:number-rows-spanned="1">
            <text:p>Focus Stacktrace Window</text:p>
          </table:table-cell>
          <table:covered-table-cell table:style-name="ce14"/>
          <table:table-cell table:style-name="ce9" office:value-type="string" calcext:value-type="string">
            <text:p>:call GotoWindow(g:vimspector_session_windows.stack_trace)</text:p>
          </table:table-cell>
          <table:table-cell/>
          <table:table-cell table:style-name="ce1"/>
          <table:table-cell table:style-name="ce16" table:formula="of:=IF(AND([.D27]=&quot;Name&quot;;[.C27]=&quot;&quot;);&quot;N&quot;; IF(AND([.D27]=&quot;Description&quot;; [.C27]=&quot;&quot;); &quot;K&quot;; IF(AND([.B27]=&quot;Main Key&quot;;[.C27]=&quot;Sub Key    &quot;); &quot;H&quot;; IF([.J27]=&quot;N&quot;; &quot;C&quot;; &quot;&quot;))))" office:value-type="string" office:string-value="C" calcext:value-type="string">
            <text:p>C</text:p>
          </table:table-cell>
          <table:table-cell table:style-name="ce16" table:formula="of:=IF(AND([.B27]=&quot;&quot;;[.C27]=&quot;&quot;;[.D27]=&quot;&quot;;[.E27]=&quot;&quot;;[.F27]=&quot;&quot;;[.C2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o</text:p>
          </table:table-cell>
          <table:table-cell table:style-name="ce9" office:value-type="string" calcext:value-type="string" table:number-columns-spanned="2" table:number-rows-spanned="1">
            <text:p>Focus Output Window</text:p>
          </table:table-cell>
          <table:covered-table-cell table:style-name="ce14"/>
          <table:table-cell table:style-name="ce9" office:value-type="string" calcext:value-type="string">
            <text:p>:call GotoWindow(g:vimspector_session_windows.output)</text:p>
          </table:table-cell>
          <table:table-cell/>
          <table:table-cell table:style-name="ce1"/>
          <table:table-cell table:style-name="ce16" table:formula="of:=IF(AND([.D28]=&quot;Name&quot;;[.C28]=&quot;&quot;);&quot;N&quot;; IF(AND([.D28]=&quot;Description&quot;; [.C28]=&quot;&quot;); &quot;K&quot;; IF(AND([.B28]=&quot;Main Key&quot;;[.C28]=&quot;Sub Key    &quot;); &quot;H&quot;; IF([.J28]=&quot;N&quot;; &quot;C&quot;; &quot;&quot;))))" office:value-type="string" office:string-value="C" calcext:value-type="string">
            <text:p>C</text:p>
          </table:table-cell>
          <table:table-cell table:style-name="ce16" table:formula="of:=IF(AND([.B28]=&quot;&quot;;[.C28]=&quot;&quot;;[.D28]=&quot;&quot;;[.E28]=&quot;&quot;;[.F28]=&quot;&quot;;[.C2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d</text:p>
          </table:table-cell>
          <table:table-cell table:style-name="ce9" office:value-type="string" calcext:value-type="string" table:number-columns-spanned="2" table:number-rows-spanned="1">
            <text:p>Focus Code Window</text:p>
          </table:table-cell>
          <table:covered-table-cell table:style-name="ce14"/>
          <table:table-cell table:style-name="ce9" office:value-type="string" calcext:value-type="string">
            <text:p>:call vimspector#Launch()</text:p>
          </table:table-cell>
          <table:table-cell/>
          <table:table-cell table:style-name="ce1" office:value-type="string" calcext:value-type="string">
            <text:p>&lt;S-F9&gt;</text:p>
          </table:table-cell>
          <table:table-cell table:style-name="ce16" table:formula="of:=IF(AND([.D29]=&quot;Name&quot;;[.C29]=&quot;&quot;);&quot;N&quot;; IF(AND([.D29]=&quot;Description&quot;; [.C29]=&quot;&quot;); &quot;K&quot;; IF(AND([.B29]=&quot;Main Key&quot;;[.C29]=&quot;Sub Key    &quot;); &quot;H&quot;; IF([.J29]=&quot;N&quot;; &quot;C&quot;; &quot;&quot;))))" office:value-type="string" office:string-value="C" calcext:value-type="string">
            <text:p>C</text:p>
          </table:table-cell>
          <table:table-cell table:style-name="ce16" table:formula="of:=IF(AND([.B29]=&quot;&quot;;[.C29]=&quot;&quot;;[.D29]=&quot;&quot;;[.E29]=&quot;&quot;;[.F29]=&quot;&quot;;[.C2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9" office:value-type="string" calcext:value-type="string" table:number-columns-spanned="2" table:number-rows-spanned="1">
            <text:p>Reset</text:p>
          </table:table-cell>
          <table:covered-table-cell table:style-name="ce14"/>
          <table:table-cell table:style-name="ce9" office:value-type="string" calcext:value-type="string">
            <text:p>:call vimspector#Reset()</text:p>
          </table:table-cell>
          <table:table-cell/>
          <table:table-cell table:style-name="ce1"/>
          <table:table-cell table:style-name="ce16" table:formula="of:=IF(AND([.D30]=&quot;Name&quot;;[.C30]=&quot;&quot;);&quot;N&quot;; IF(AND([.D30]=&quot;Description&quot;; [.C30]=&quot;&quot;); &quot;K&quot;; IF(AND([.B30]=&quot;Main Key&quot;;[.C30]=&quot;Sub Key    &quot;); &quot;H&quot;; IF([.J30]=&quot;N&quot;; &quot;C&quot;; &quot;&quot;))))" office:value-type="string" office:string-value="C" calcext:value-type="string">
            <text:p>C</text:p>
          </table:table-cell>
          <table:table-cell table:style-name="ce16" table:formula="of:=IF(AND([.B30]=&quot;&quot;;[.C30]=&quot;&quot;;[.D30]=&quot;&quot;;[.E30]=&quot;&quot;;[.F30]=&quot;&quot;;[.C2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l</text:p>
          </table:table-cell>
          <table:table-cell table:style-name="ce9" office:value-type="string" calcext:value-type="string" table:number-columns-spanned="2" table:number-rows-spanned="1">
            <text:p>Step Into</text:p>
          </table:table-cell>
          <table:covered-table-cell table:style-name="ce14"/>
          <table:table-cell table:style-name="ce9" office:value-type="string" calcext:value-type="string">
            <text:p>&lt;Plug&gt;VimspectorStepInto</text:p>
          </table:table-cell>
          <table:table-cell/>
          <table:table-cell table:style-name="ce1"/>
          <table:table-cell table:style-name="ce16" table:formula="of:=IF(AND([.D31]=&quot;Name&quot;;[.C31]=&quot;&quot;);&quot;N&quot;; IF(AND([.D31]=&quot;Description&quot;; [.C31]=&quot;&quot;); &quot;K&quot;; IF(AND([.B31]=&quot;Main Key&quot;;[.C31]=&quot;Sub Key    &quot;); &quot;H&quot;; IF([.J31]=&quot;N&quot;; &quot;C&quot;; &quot;&quot;))))" office:value-type="string" office:string-value="C" calcext:value-type="string">
            <text:p>C</text:p>
          </table:table-cell>
          <table:table-cell table:style-name="ce16" table:formula="of:=IF(AND([.B31]=&quot;&quot;;[.C31]=&quot;&quot;;[.D31]=&quot;&quot;;[.E31]=&quot;&quot;;[.F31]=&quot;&quot;;[.C3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j</text:p>
          </table:table-cell>
          <table:table-cell table:style-name="ce9" office:value-type="string" calcext:value-type="string" table:number-columns-spanned="2" table:number-rows-spanned="1">
            <text:p>Step Over</text:p>
          </table:table-cell>
          <table:covered-table-cell table:style-name="ce14"/>
          <table:table-cell table:style-name="ce9" office:value-type="string" calcext:value-type="string">
            <text:p>&lt;Plug&gt;VimspectorStepOver</text:p>
          </table:table-cell>
          <table:table-cell/>
          <table:table-cell table:style-name="ce1"/>
          <table:table-cell table:style-name="ce16" table:formula="of:=IF(AND([.D32]=&quot;Name&quot;;[.C32]=&quot;&quot;);&quot;N&quot;; IF(AND([.D32]=&quot;Description&quot;; [.C32]=&quot;&quot;); &quot;K&quot;; IF(AND([.B32]=&quot;Main Key&quot;;[.C32]=&quot;Sub Key    &quot;); &quot;H&quot;; IF([.J32]=&quot;N&quot;; &quot;C&quot;; &quot;&quot;))))" office:value-type="string" office:string-value="C" calcext:value-type="string">
            <text:p>C</text:p>
          </table:table-cell>
          <table:table-cell table:style-name="ce16" table:formula="of:=IF(AND([.B32]=&quot;&quot;;[.C32]=&quot;&quot;;[.D32]=&quot;&quot;;[.E32]=&quot;&quot;;[.F32]=&quot;&quot;;[.C3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k</text:p>
          </table:table-cell>
          <table:table-cell table:style-name="ce9" office:value-type="string" calcext:value-type="string" table:number-columns-spanned="2" table:number-rows-spanned="1">
            <text:p>Step Out</text:p>
          </table:table-cell>
          <table:covered-table-cell table:style-name="ce14"/>
          <table:table-cell table:style-name="ce9" office:value-type="string" calcext:value-type="string">
            <text:p>&lt;Plug&gt;VimspectorStepOut</text:p>
          </table:table-cell>
          <table:table-cell/>
          <table:table-cell table:style-name="ce1"/>
          <table:table-cell table:style-name="ce16" table:formula="of:=IF(AND([.D33]=&quot;Name&quot;;[.C33]=&quot;&quot;);&quot;N&quot;; IF(AND([.D33]=&quot;Description&quot;; [.C33]=&quot;&quot;); &quot;K&quot;; IF(AND([.B33]=&quot;Main Key&quot;;[.C33]=&quot;Sub Key    &quot;); &quot;H&quot;; IF([.J33]=&quot;N&quot;; &quot;C&quot;; &quot;&quot;))))" office:value-type="string" office:string-value="C" calcext:value-type="string">
            <text:p>C</text:p>
          </table:table-cell>
          <table:table-cell table:style-name="ce16" table:formula="of:=IF(AND([.B33]=&quot;&quot;;[.C33]=&quot;&quot;;[.D33]=&quot;&quot;;[.E33]=&quot;&quot;;[.F33]=&quot;&quot;;[.C3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r</text:p>
          </table:table-cell>
          <table:table-cell table:style-name="ce9" office:value-type="string" calcext:value-type="string" table:number-columns-spanned="2" table:number-rows-spanned="1">
            <text:p>Restart</text:p>
          </table:table-cell>
          <table:covered-table-cell table:style-name="ce14"/>
          <table:table-cell table:style-name="ce9" office:value-type="string" calcext:value-type="string">
            <text:p>&lt;Plug&gt;VimspectorRestart</text:p>
          </table:table-cell>
          <table:table-cell/>
          <table:table-cell table:style-name="ce1"/>
          <table:table-cell table:style-name="ce16" table:formula="of:=IF(AND([.D34]=&quot;Name&quot;;[.C34]=&quot;&quot;);&quot;N&quot;; IF(AND([.D34]=&quot;Description&quot;; [.C34]=&quot;&quot;); &quot;K&quot;; IF(AND([.B34]=&quot;Main Key&quot;;[.C34]=&quot;Sub Key    &quot;); &quot;H&quot;; IF([.J34]=&quot;N&quot;; &quot;C&quot;; &quot;&quot;))))" office:value-type="string" office:string-value="C" calcext:value-type="string">
            <text:p>C</text:p>
          </table:table-cell>
          <table:table-cell table:style-name="ce16" table:formula="of:=IF(AND([.B34]=&quot;&quot;;[.C34]=&quot;&quot;;[.D34]=&quot;&quot;;[.E34]=&quot;&quot;;[.F34]=&quot;&quot;;[.C3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&lt;space&gt;</text:p>
          </table:table-cell>
          <table:table-cell table:style-name="ce9" office:value-type="string" calcext:value-type="string" table:number-columns-spanned="2" table:number-rows-spanned="1">
            <text:p>Continue</text:p>
          </table:table-cell>
          <table:covered-table-cell table:style-name="ce14"/>
          <table:table-cell table:style-name="ce9" office:value-type="string" calcext:value-type="string">
            <text:p>:call vimspector#Continue()</text:p>
          </table:table-cell>
          <table:table-cell/>
          <table:table-cell table:style-name="ce1"/>
          <table:table-cell table:style-name="ce16" table:formula="of:=IF(AND([.D35]=&quot;Name&quot;;[.C35]=&quot;&quot;);&quot;N&quot;; IF(AND([.D35]=&quot;Description&quot;; [.C35]=&quot;&quot;); &quot;K&quot;; IF(AND([.B35]=&quot;Main Key&quot;;[.C35]=&quot;Sub Key    &quot;); &quot;H&quot;; IF([.J35]=&quot;N&quot;; &quot;C&quot;; &quot;&quot;))))" office:value-type="string" office:string-value="C" calcext:value-type="string">
            <text:p>C</text:p>
          </table:table-cell>
          <table:table-cell table:style-name="ce16" table:formula="of:=IF(AND([.B35]=&quot;&quot;;[.C35]=&quot;&quot;;[.D35]=&quot;&quot;;[.E35]=&quot;&quot;;[.F35]=&quot;&quot;;[.C3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9" office:value-type="string" calcext:value-type="string" table:number-columns-spanned="2" table:number-rows-spanned="1">
            <text:p>Run to cursor</text:p>
          </table:table-cell>
          <table:covered-table-cell table:style-name="ce14"/>
          <table:table-cell table:style-name="ce9" office:value-type="string" calcext:value-type="string">
            <text:p>&lt;Plug&gt;VimspectorRunToCursor</text:p>
          </table:table-cell>
          <table:table-cell/>
          <table:table-cell table:style-name="ce1"/>
          <table:table-cell table:style-name="ce16" table:formula="of:=IF(AND([.D36]=&quot;Name&quot;;[.C36]=&quot;&quot;);&quot;N&quot;; IF(AND([.D36]=&quot;Description&quot;; [.C36]=&quot;&quot;); &quot;K&quot;; IF(AND([.B36]=&quot;Main Key&quot;;[.C36]=&quot;Sub Key    &quot;); &quot;H&quot;; IF([.J36]=&quot;N&quot;; &quot;C&quot;; &quot;&quot;))))" office:value-type="string" office:string-value="C" calcext:value-type="string">
            <text:p>C</text:p>
          </table:table-cell>
          <table:table-cell table:style-name="ce16" table:formula="of:=IF(AND([.B36]=&quot;&quot;;[.C36]=&quot;&quot;;[.D36]=&quot;&quot;;[.E36]=&quot;&quot;;[.F36]=&quot;&quot;;[.C3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style-name="ce9" office:value-type="string" calcext:value-type="string" table:number-columns-spanned="2" table:number-rows-spanned="1">
            <text:p>Toggle Breakpoint</text:p>
          </table:table-cell>
          <table:covered-table-cell table:style-name="ce14"/>
          <table:table-cell table:style-name="ce9" office:value-type="string" calcext:value-type="string">
            <text:p>&lt;Plug&gt;VimspectorToggleBreakpoint</text:p>
          </table:table-cell>
          <table:table-cell/>
          <table:table-cell table:style-name="ce1"/>
          <table:table-cell table:style-name="ce16" table:formula="of:=IF(AND([.D37]=&quot;Name&quot;;[.C37]=&quot;&quot;);&quot;N&quot;; IF(AND([.D37]=&quot;Description&quot;; [.C37]=&quot;&quot;); &quot;K&quot;; IF(AND([.B37]=&quot;Main Key&quot;;[.C37]=&quot;Sub Key    &quot;); &quot;H&quot;; IF([.J37]=&quot;N&quot;; &quot;C&quot;; &quot;&quot;))))" office:value-type="string" office:string-value="C" calcext:value-type="string">
            <text:p>C</text:p>
          </table:table-cell>
          <table:table-cell table:style-name="ce16" table:formula="of:=IF(AND([.B37]=&quot;&quot;;[.C37]=&quot;&quot;;[.D37]=&quot;&quot;;[.E37]=&quot;&quot;;[.F37]=&quot;&quot;;[.C3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style-name="ce9" office:value-type="string" calcext:value-type="string" table:number-columns-spanned="2" table:number-rows-spanned="1">
            <text:p>Toggle Conditional Breakpoint</text:p>
          </table:table-cell>
          <table:covered-table-cell table:style-name="ce14"/>
          <table:table-cell table:style-name="ce9" office:value-type="string" calcext:value-type="string">
            <text:p>&lt;Plug&gt;VimspectorToggleConditionalBreakpoint</text:p>
          </table:table-cell>
          <table:table-cell/>
          <table:table-cell table:style-name="ce1"/>
          <table:table-cell table:style-name="ce16" table:formula="of:=IF(AND([.D38]=&quot;Name&quot;;[.C38]=&quot;&quot;);&quot;N&quot;; IF(AND([.D38]=&quot;Description&quot;; [.C38]=&quot;&quot;); &quot;K&quot;; IF(AND([.B38]=&quot;Main Key&quot;;[.C38]=&quot;Sub Key    &quot;); &quot;H&quot;; IF([.J38]=&quot;N&quot;; &quot;C&quot;; &quot;&quot;))))" office:value-type="string" office:string-value="C" calcext:value-type="string">
            <text:p>C</text:p>
          </table:table-cell>
          <table:table-cell table:style-name="ce16" table:formula="of:=IF(AND([.B38]=&quot;&quot;;[.C38]=&quot;&quot;;[.D38]=&quot;&quot;;[.E38]=&quot;&quot;;[.F38]=&quot;&quot;;[.C3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L</text:p>
          </table:table-cell>
          <table:table-cell table:style-name="ce9" office:value-type="string" calcext:value-type="string" table:number-columns-spanned="2" table:number-rows-spanned="1">
            <text:p>Clean Line Breakpoint</text:p>
          </table:table-cell>
          <table:covered-table-cell table:style-name="ce14"/>
          <table:table-cell table:style-name="ce9" office:value-type="string" calcext:value-type="string">
            <text:p>:call vimspector#CleanLineBreakpoint()</text:p>
          </table:table-cell>
          <table:table-cell/>
          <table:table-cell table:style-name="ce1"/>
          <table:table-cell table:style-name="ce16" table:formula="of:=IF(AND([.D39]=&quot;Name&quot;;[.C39]=&quot;&quot;);&quot;N&quot;; IF(AND([.D39]=&quot;Description&quot;; [.C39]=&quot;&quot;); &quot;K&quot;; IF(AND([.B39]=&quot;Main Key&quot;;[.C39]=&quot;Sub Key    &quot;); &quot;H&quot;; IF([.J39]=&quot;N&quot;; &quot;C&quot;; &quot;&quot;))))" office:value-type="string" office:string-value="C" calcext:value-type="string">
            <text:p>C</text:p>
          </table:table-cell>
          <table:table-cell table:style-name="ce16" table:formula="of:=IF(AND([.B39]=&quot;&quot;;[.C39]=&quot;&quot;;[.D39]=&quot;&quot;;[.E39]=&quot;&quot;;[.F39]=&quot;&quot;;[.C3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 table:number-columns-spanned="2" table:number-rows-spanned="1">
            <text:p>Add Function Breakpoint</text:p>
          </table:table-cell>
          <table:covered-table-cell table:style-name="ce14"/>
          <table:table-cell table:style-name="ce9" office:value-type="string" calcext:value-type="string">
            <text:p>&lt;Plug&gt;VimspectorAddFunctionBreakpoint</text:p>
          </table:table-cell>
          <table:table-cell/>
          <table:table-cell table:style-name="ce1"/>
          <table:table-cell table:style-name="ce16" table:formula="of:=IF(AND([.D40]=&quot;Name&quot;;[.C40]=&quot;&quot;);&quot;N&quot;; IF(AND([.D40]=&quot;Description&quot;; [.C40]=&quot;&quot;); &quot;K&quot;; IF(AND([.B40]=&quot;Main Key&quot;;[.C40]=&quot;Sub Key    &quot;); &quot;H&quot;; IF([.J40]=&quot;N&quot;; &quot;C&quot;; &quot;&quot;))))" office:value-type="string" office:string-value="C" calcext:value-type="string">
            <text:p>C</text:p>
          </table:table-cell>
          <table:table-cell table:style-name="ce16" table:formula="of:=IF(AND([.B40]=&quot;&quot;;[.C40]=&quot;&quot;;[.D40]=&quot;&quot;;[.E40]=&quot;&quot;;[.F40]=&quot;&quot;;[.C3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22]" office:value-type="string" office:string-value="d" calcext:value-type="string">
            <text:p>d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 table:number-columns-spanned="2" table:number-rows-spanned="1">
            <text:p>Toggle Maximizer</text:p>
          </table:table-cell>
          <table:covered-table-cell table:style-name="ce14"/>
          <table:table-cell table:style-name="ce9" office:value-type="string" calcext:value-type="string">
            <text:p>:MaximizerToggle</text:p>
          </table:table-cell>
          <table:table-cell/>
          <table:table-cell table:style-name="ce1"/>
          <table:table-cell table:style-name="ce16" table:formula="of:=IF(AND([.D41]=&quot;Name&quot;;[.C41]=&quot;&quot;);&quot;N&quot;; IF(AND([.D41]=&quot;Description&quot;; [.C41]=&quot;&quot;); &quot;K&quot;; IF(AND([.B41]=&quot;Main Key&quot;;[.C41]=&quot;Sub Key    &quot;); &quot;H&quot;; IF([.J41]=&quot;N&quot;; &quot;C&quot;; &quot;&quot;))))" office:value-type="string" office:string-value="C" calcext:value-type="string">
            <text:p>C</text:p>
          </table:table-cell>
          <table:table-cell table:style-name="ce16" table:formula="of:=IF(AND([.B41]=&quot;&quot;;[.C41]=&quot;&quot;;[.D41]=&quot;&quot;;[.E41]=&quot;&quot;;[.F41]=&quot;&quot;;[.C4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style-name="ce16" table:formula="of:=IF(AND([.D42]=&quot;Name&quot;;[.C42]=&quot;&quot;);&quot;N&quot;; IF(AND([.D42]=&quot;Description&quot;; [.C42]=&quot;&quot;); &quot;K&quot;; IF(AND([.B42]=&quot;Main Key&quot;;[.C42]=&quot;Sub Key    &quot;); &quot;H&quot;; IF([.J42]=&quot;N&quot;; &quot;C&quot;; &quot;&quot;))))">
            <text:p/>
          </table:table-cell>
          <table:table-cell table:style-name="ce16" table:formula="of:=IF(AND([.B42]=&quot;&quot;;[.C42]=&quot;&quot;;[.D42]=&quot;&quot;;[.E42]=&quot;&quot;;[.F42]=&quot;&quot;;[.C41]&lt;&gt;&quot;&quot;); &quot;Y&quot;; &quot;N&quot;)" office:value-type="string" office:string-value="Y" calcext:value-type="string">
            <text:p>Y</text:p>
          </table:table-cell>
          <table:table-cell table:number-columns-repeated="4"/>
        </table:table-row>
        <table:table-row table:style-name="ro5">
          <table:table-cell/>
          <table:table-cell table:style-name="ce3" office:value-type="string" calcext:value-type="string" table:number-columns-spanned="1" table:number-rows-spanned="2">
            <text:p>Main Key</text:p>
          </table:table-cell>
          <table:table-cell table:style-name="ce3" office:value-type="string" calcext:value-type="string" table:number-columns-spanned="1" table:number-rows-spanned="3">
            <text:p>Sub Key <text:s text:c="3"/></text:p>
          </table:table-cell>
          <table:table-cell table:style-name="ce10" table:formula="of:=&quot;Here are the keybindings and descriptions for the '&quot;&amp;[.E44]&amp;&quot;' menu triggered with '&quot;&amp;[.B45]&amp;&quot;'.&quot;" office:value-type="string" office:string-value="Here are the keybindings and descriptions for the 'git' menu triggered with 'g'." calcext:value-type="string" table:number-columns-spanned="2" table:number-rows-spanned="1">
            <text:p>Here are the keybindings and descriptions for the 'git' menu triggered with 'g'.</text:p>
          </table:table-cell>
          <table:covered-table-cell table:style-name="ce6"/>
          <table:table-cell table:style-name="ce8" office:value-type="string" calcext:value-type="string" table:number-columns-spanned="1" table:number-rows-spanned="3">
            <text:p>Vim Command</text:p>
          </table:table-cell>
          <table:table-cell/>
          <table:table-cell table:style-name="ce1"/>
          <table:table-cell table:style-name="ce16" table:formula="of:=IF(AND([.D43]=&quot;Name&quot;;[.C43]=&quot;&quot;);&quot;N&quot;; IF(AND([.D43]=&quot;Description&quot;; [.C43]=&quot;&quot;); &quot;K&quot;; IF(AND([.B43]=&quot;Main Key&quot;;[.C43]=&quot;Sub Key    &quot;); &quot;H&quot;; IF([.J43]=&quot;N&quot;; &quot;C&quot;; &quot;&quot;))))" office:value-type="string" office:string-value="H" calcext:value-type="string">
            <text:p>H</text:p>
          </table:table-cell>
          <table:table-cell table:style-name="ce16" table:formula="of:=IF(AND([.B43]=&quot;&quot;;[.C43]=&quot;&quot;;[.D43]=&quot;&quot;;[.E43]=&quot;&quot;;[.F43]=&quot;&quot;;[.C4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covered-table-cell table:style-name="ce6" office:value-type="string" calcext:value-type="string">
            <text:p>g</text:p>
          </table:covered-table-cell>
          <table:covered-table-cell table:style-name="ce7" office:value-type="string" calcext:value-type="string">
            <text:p>←Key</text:p>
          </table:covered-table-cell>
          <table:table-cell table:style-name="ce11" office:value-type="string" calcext:value-type="string">
            <text:p>Name</text:p>
          </table:table-cell>
          <table:table-cell table:style-name="ce4" office:value-type="string" calcext:value-type="string">
            <text:p>git</text:p>
          </table:table-cell>
          <table:covered-table-cell/>
          <table:table-cell/>
          <table:table-cell table:style-name="ce1"/>
          <table:table-cell table:style-name="ce16" table:formula="of:=IF(AND([.D44]=&quot;Name&quot;;[.C44]=&quot;&quot;);&quot;N&quot;; IF(AND([.D44]=&quot;Description&quot;; [.C44]=&quot;&quot;); &quot;K&quot;; IF(AND([.B44]=&quot;Main Key&quot;;[.C44]=&quot;Sub Key    &quot;); &quot;H&quot;; IF([.J44]=&quot;N&quot;; &quot;C&quot;; &quot;&quot;))))" office:value-type="string" office:string-value="C" calcext:value-type="string">
            <text:p>C</text:p>
          </table:table-cell>
          <table:table-cell table:style-name="ce16" table:formula="of:=IF(AND([.B44]=&quot;&quot;;[.C44]=&quot;&quot;;[.D44]=&quot;&quot;;[.E44]=&quot;&quot;;[.F44]=&quot;&quot;;[.C4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g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escription</text:p>
          </table:table-cell>
          <table:covered-table-cell/>
          <table:covered-table-cell table:style-name="ce12" office:value-type="string" calcext:value-type="string">
            <text:p>Vim Command</text:p>
          </table:covered-table-cell>
          <table:table-cell/>
          <table:table-cell table:style-name="ce1"/>
          <table:table-cell table:style-name="ce16" table:formula="of:=IF(AND([.D45]=&quot;Name&quot;;[.C45]=&quot;&quot;);&quot;N&quot;; IF(AND([.D45]=&quot;Description&quot;; [.C45]=&quot;&quot;); &quot;K&quot;; IF(AND([.B45]=&quot;Main Key&quot;;[.C45]=&quot;Sub Key    &quot;); &quot;H&quot;; IF([.J45]=&quot;N&quot;; &quot;C&quot;; &quot;&quot;))))" office:value-type="string" office:string-value="K" calcext:value-type="string">
            <text:p>K</text:p>
          </table:table-cell>
          <table:table-cell table:style-name="ce16" table:formula="of:=IF(AND([.B45]=&quot;&quot;;[.C45]=&quot;&quot;;[.D45]=&quot;&quot;;[.E45]=&quot;&quot;;[.F45]=&quot;&quot;;[.C4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 table:number-columns-spanned="2" table:number-rows-spanned="1">
            <text:p>add all</text:p>
          </table:table-cell>
          <table:covered-table-cell table:style-name="ce14"/>
          <table:table-cell table:style-name="ce9" office:value-type="string" calcext:value-type="string">
            <text:p>:Git add .</text:p>
          </table:table-cell>
          <table:table-cell/>
          <table:table-cell table:style-name="ce1"/>
          <table:table-cell table:style-name="ce16" table:formula="of:=IF(AND([.D46]=&quot;Name&quot;;[.C46]=&quot;&quot;);&quot;N&quot;; IF(AND([.D46]=&quot;Description&quot;; [.C46]=&quot;&quot;); &quot;K&quot;; IF(AND([.B46]=&quot;Main Key&quot;;[.C46]=&quot;Sub Key    &quot;); &quot;H&quot;; IF([.J46]=&quot;N&quot;; &quot;C&quot;; &quot;&quot;))))" office:value-type="string" office:string-value="C" calcext:value-type="string">
            <text:p>C</text:p>
          </table:table-cell>
          <table:table-cell table:style-name="ce16" table:formula="of:=IF(AND([.B46]=&quot;&quot;;[.C46]=&quot;&quot;;[.D46]=&quot;&quot;;[.E46]=&quot;&quot;;[.F46]=&quot;&quot;;[.C4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 table:number-columns-spanned="2" table:number-rows-spanned="1">
            <text:p>actions</text:p>
          </table:table-cell>
          <table:covered-table-cell table:style-name="ce14"/>
          <table:table-cell table:style-name="ce9" office:value-type="string" calcext:value-type="string">
            <text:p>CocCommand fzf-preview.GitStatus</text:p>
          </table:table-cell>
          <table:table-cell/>
          <table:table-cell table:style-name="ce1"/>
          <table:table-cell table:style-name="ce16" table:formula="of:=IF(AND([.D47]=&quot;Name&quot;;[.C47]=&quot;&quot;);&quot;N&quot;; IF(AND([.D47]=&quot;Description&quot;; [.C47]=&quot;&quot;); &quot;K&quot;; IF(AND([.B47]=&quot;Main Key&quot;;[.C47]=&quot;Sub Key    &quot;); &quot;H&quot;; IF([.J47]=&quot;N&quot;; &quot;C&quot;; &quot;&quot;))))" office:value-type="string" office:string-value="C" calcext:value-type="string">
            <text:p>C</text:p>
          </table:table-cell>
          <table:table-cell table:style-name="ce16" table:formula="of:=IF(AND([.B47]=&quot;&quot;;[.C47]=&quot;&quot;;[.D47]=&quot;&quot;;[.E47]=&quot;&quot;;[.F47]=&quot;&quot;;[.C4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9" office:value-type="string" calcext:value-type="string" table:number-columns-spanned="2" table:number-rows-spanned="1">
            <text:p>blame</text:p>
          </table:table-cell>
          <table:covered-table-cell table:style-name="ce14"/>
          <table:table-cell table:style-name="ce9" office:value-type="string" calcext:value-type="string">
            <text:p>:Git blame</text:p>
          </table:table-cell>
          <table:table-cell/>
          <table:table-cell table:style-name="ce1"/>
          <table:table-cell table:style-name="ce16" table:formula="of:=IF(AND([.D48]=&quot;Name&quot;;[.C48]=&quot;&quot;);&quot;N&quot;; IF(AND([.D48]=&quot;Description&quot;; [.C48]=&quot;&quot;); &quot;K&quot;; IF(AND([.B48]=&quot;Main Key&quot;;[.C48]=&quot;Sub Key    &quot;); &quot;H&quot;; IF([.J48]=&quot;N&quot;; &quot;C&quot;; &quot;&quot;))))" office:value-type="string" office:string-value="C" calcext:value-type="string">
            <text:p>C</text:p>
          </table:table-cell>
          <table:table-cell table:style-name="ce16" table:formula="of:=IF(AND([.B48]=&quot;&quot;;[.C48]=&quot;&quot;;[.D48]=&quot;&quot;;[.E48]=&quot;&quot;;[.F48]=&quot;&quot;;[.C4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9" office:value-type="string" calcext:value-type="string" table:number-columns-spanned="2" table:number-rows-spanned="1">
            <text:p>browse</text:p>
          </table:table-cell>
          <table:covered-table-cell table:style-name="ce14"/>
          <table:table-cell table:style-name="ce9" office:value-type="string" calcext:value-type="string">
            <text:p>:Gbrowse</text:p>
          </table:table-cell>
          <table:table-cell/>
          <table:table-cell table:style-name="ce1"/>
          <table:table-cell table:style-name="ce16" table:formula="of:=IF(AND([.D49]=&quot;Name&quot;;[.C49]=&quot;&quot;);&quot;N&quot;; IF(AND([.D49]=&quot;Description&quot;; [.C49]=&quot;&quot;); &quot;K&quot;; IF(AND([.B49]=&quot;Main Key&quot;;[.C49]=&quot;Sub Key    &quot;); &quot;H&quot;; IF([.J49]=&quot;N&quot;; &quot;C&quot;; &quot;&quot;))))" office:value-type="string" office:string-value="C" calcext:value-type="string">
            <text:p>C</text:p>
          </table:table-cell>
          <table:table-cell table:style-name="ce16" table:formula="of:=IF(AND([.B49]=&quot;&quot;;[.C49]=&quot;&quot;;[.D49]=&quot;&quot;;[.E49]=&quot;&quot;;[.F49]=&quot;&quot;;[.C4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c</text:p>
          </table:table-cell>
          <table:table-cell table:style-name="ce9" office:value-type="string" calcext:value-type="string" table:number-columns-spanned="2" table:number-rows-spanned="1">
            <text:p>commit</text:p>
          </table:table-cell>
          <table:covered-table-cell table:style-name="ce14"/>
          <table:table-cell table:style-name="ce9" office:value-type="string" calcext:value-type="string">
            <text:p>:Git commit</text:p>
          </table:table-cell>
          <table:table-cell/>
          <table:table-cell table:style-name="ce1"/>
          <table:table-cell table:style-name="ce16" table:formula="of:=IF(AND([.D50]=&quot;Name&quot;;[.C50]=&quot;&quot;);&quot;N&quot;; IF(AND([.D50]=&quot;Description&quot;; [.C50]=&quot;&quot;); &quot;K&quot;; IF(AND([.B50]=&quot;Main Key&quot;;[.C50]=&quot;Sub Key    &quot;); &quot;H&quot;; IF([.J50]=&quot;N&quot;; &quot;C&quot;; &quot;&quot;))))" office:value-type="string" office:string-value="C" calcext:value-type="string">
            <text:p>C</text:p>
          </table:table-cell>
          <table:table-cell table:style-name="ce16" table:formula="of:=IF(AND([.B50]=&quot;&quot;;[.C50]=&quot;&quot;;[.D50]=&quot;&quot;;[.E50]=&quot;&quot;;[.F50]=&quot;&quot;;[.C4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d</text:p>
          </table:table-cell>
          <table:table-cell table:style-name="ce9" office:value-type="string" calcext:value-type="string" table:number-columns-spanned="2" table:number-rows-spanned="1">
            <text:p>diff</text:p>
          </table:table-cell>
          <table:covered-table-cell table:style-name="ce14"/>
          <table:table-cell table:style-name="ce9" office:value-type="string" calcext:value-type="string">
            <text:p>:Git diff</text:p>
          </table:table-cell>
          <table:table-cell/>
          <table:table-cell table:style-name="ce1"/>
          <table:table-cell table:style-name="ce16" table:formula="of:=IF(AND([.D51]=&quot;Name&quot;;[.C51]=&quot;&quot;);&quot;N&quot;; IF(AND([.D51]=&quot;Description&quot;; [.C51]=&quot;&quot;); &quot;K&quot;; IF(AND([.B51]=&quot;Main Key&quot;;[.C51]=&quot;Sub Key    &quot;); &quot;H&quot;; IF([.J51]=&quot;N&quot;; &quot;C&quot;; &quot;&quot;))))" office:value-type="string" office:string-value="C" calcext:value-type="string">
            <text:p>C</text:p>
          </table:table-cell>
          <table:table-cell table:style-name="ce16" table:formula="of:=IF(AND([.B51]=&quot;&quot;;[.C51]=&quot;&quot;;[.D51]=&quot;&quot;;[.E51]=&quot;&quot;;[.F51]=&quot;&quot;;[.C5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D</text:p>
          </table:table-cell>
          <table:table-cell table:style-name="ce9" office:value-type="string" calcext:value-type="string" table:number-columns-spanned="2" table:number-rows-spanned="1">
            <text:p>diff split</text:p>
          </table:table-cell>
          <table:covered-table-cell table:style-name="ce14"/>
          <table:table-cell table:style-name="ce9" office:value-type="string" calcext:value-type="string">
            <text:p>Gdiffsplit</text:p>
          </table:table-cell>
          <table:table-cell/>
          <table:table-cell table:style-name="ce1"/>
          <table:table-cell table:style-name="ce16" table:formula="of:=IF(AND([.D52]=&quot;Name&quot;;[.C52]=&quot;&quot;);&quot;N&quot;; IF(AND([.D52]=&quot;Description&quot;; [.C52]=&quot;&quot;); &quot;K&quot;; IF(AND([.B52]=&quot;Main Key&quot;;[.C52]=&quot;Sub Key    &quot;); &quot;H&quot;; IF([.J52]=&quot;N&quot;; &quot;C&quot;; &quot;&quot;))))" office:value-type="string" office:string-value="C" calcext:value-type="string">
            <text:p>C</text:p>
          </table:table-cell>
          <table:table-cell table:style-name="ce16" table:formula="of:=IF(AND([.B52]=&quot;&quot;;[.C52]=&quot;&quot;;[.D52]=&quot;&quot;;[.E52]=&quot;&quot;;[.F52]=&quot;&quot;;[.C5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g</text:p>
          </table:table-cell>
          <table:table-cell table:style-name="ce9" office:value-type="string" calcext:value-type="string" table:number-columns-spanned="2" table:number-rows-spanned="1">
            <text:p>git grep</text:p>
          </table:table-cell>
          <table:covered-table-cell table:style-name="ce14"/>
          <table:table-cell table:style-name="ce9" office:value-type="string" calcext:value-type="string">
            <text:p>:Ggrep</text:p>
          </table:table-cell>
          <table:table-cell/>
          <table:table-cell table:style-name="ce1"/>
          <table:table-cell table:style-name="ce16" table:formula="of:=IF(AND([.D53]=&quot;Name&quot;;[.C53]=&quot;&quot;);&quot;N&quot;; IF(AND([.D53]=&quot;Description&quot;; [.C53]=&quot;&quot;); &quot;K&quot;; IF(AND([.B53]=&quot;Main Key&quot;;[.C53]=&quot;Sub Key    &quot;); &quot;H&quot;; IF([.J53]=&quot;N&quot;; &quot;C&quot;; &quot;&quot;))))" office:value-type="string" office:string-value="C" calcext:value-type="string">
            <text:p>C</text:p>
          </table:table-cell>
          <table:table-cell table:style-name="ce16" table:formula="of:=IF(AND([.B53]=&quot;&quot;;[.C53]=&quot;&quot;;[.D53]=&quot;&quot;;[.E53]=&quot;&quot;;[.F53]=&quot;&quot;;[.C5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G</text:p>
          </table:table-cell>
          <table:table-cell table:style-name="ce9" office:value-type="string" calcext:value-type="string" table:number-columns-spanned="2" table:number-rows-spanned="1">
            <text:p>status</text:p>
          </table:table-cell>
          <table:covered-table-cell table:style-name="ce14"/>
          <table:table-cell table:style-name="ce9" office:value-type="string" calcext:value-type="string">
            <text:p>:Gstatus</text:p>
          </table:table-cell>
          <table:table-cell/>
          <table:table-cell table:style-name="ce1"/>
          <table:table-cell table:style-name="ce16" table:formula="of:=IF(AND([.D54]=&quot;Name&quot;;[.C54]=&quot;&quot;);&quot;N&quot;; IF(AND([.D54]=&quot;Description&quot;; [.C54]=&quot;&quot;); &quot;K&quot;; IF(AND([.B54]=&quot;Main Key&quot;;[.C54]=&quot;Sub Key    &quot;); &quot;H&quot;; IF([.J54]=&quot;N&quot;; &quot;C&quot;; &quot;&quot;))))" office:value-type="string" office:string-value="C" calcext:value-type="string">
            <text:p>C</text:p>
          </table:table-cell>
          <table:table-cell table:style-name="ce16" table:formula="of:=IF(AND([.B54]=&quot;&quot;;[.C54]=&quot;&quot;;[.D54]=&quot;&quot;;[.E54]=&quot;&quot;;[.F54]=&quot;&quot;;[.C5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 table:number-columns-spanned="2" table:number-rows-spanned="1">
            <text:p>highlight hunks</text:p>
          </table:table-cell>
          <table:covered-table-cell table:style-name="ce14"/>
          <table:table-cell table:style-name="ce9" office:value-type="string" calcext:value-type="string">
            <text:p>:GitGutterLineHighlightsToggle</text:p>
          </table:table-cell>
          <table:table-cell/>
          <table:table-cell table:style-name="ce1"/>
          <table:table-cell table:style-name="ce16" table:formula="of:=IF(AND([.D55]=&quot;Name&quot;;[.C55]=&quot;&quot;);&quot;N&quot;; IF(AND([.D55]=&quot;Description&quot;; [.C55]=&quot;&quot;); &quot;K&quot;; IF(AND([.B55]=&quot;Main Key&quot;;[.C55]=&quot;Sub Key    &quot;); &quot;H&quot;; IF([.J55]=&quot;N&quot;; &quot;C&quot;; &quot;&quot;))))" office:value-type="string" office:string-value="C" calcext:value-type="string">
            <text:p>C</text:p>
          </table:table-cell>
          <table:table-cell table:style-name="ce16" table:formula="of:=IF(AND([.B55]=&quot;&quot;;[.C55]=&quot;&quot;;[.D55]=&quot;&quot;;[.E55]=&quot;&quot;;[.F55]=&quot;&quot;;[.C5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 table:number-columns-spanned="2" table:number-rows-spanned="1">
            <text:p>preview hunk</text:p>
          </table:table-cell>
          <table:covered-table-cell table:style-name="ce14"/>
          <table:table-cell table:style-name="ce9" office:value-type="string" calcext:value-type="string">
            <text:p>&lt;Plug&gt;(GitGutterPreviewHunk)</text:p>
          </table:table-cell>
          <table:table-cell/>
          <table:table-cell table:style-name="ce1"/>
          <table:table-cell table:style-name="ce16" table:formula="of:=IF(AND([.D56]=&quot;Name&quot;;[.C56]=&quot;&quot;);&quot;N&quot;; IF(AND([.D56]=&quot;Description&quot;; [.C56]=&quot;&quot;); &quot;K&quot;; IF(AND([.B56]=&quot;Main Key&quot;;[.C56]=&quot;Sub Key    &quot;); &quot;H&quot;; IF([.J56]=&quot;N&quot;; &quot;C&quot;; &quot;&quot;))))" office:value-type="string" office:string-value="C" calcext:value-type="string">
            <text:p>C</text:p>
          </table:table-cell>
          <table:table-cell table:style-name="ce16" table:formula="of:=IF(AND([.B56]=&quot;&quot;;[.C56]=&quot;&quot;;[.D56]=&quot;&quot;;[.E56]=&quot;&quot;;[.F56]=&quot;&quot;;[.C5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I</text:p>
          </table:table-cell>
          <table:table-cell table:style-name="ce9" office:value-type="string" calcext:value-type="string" table:number-columns-spanned="2" table:number-rows-spanned="1">
            <text:p>next hunk</text:p>
          </table:table-cell>
          <table:covered-table-cell table:style-name="ce14"/>
          <table:table-cell table:style-name="ce9" office:value-type="string" calcext:value-type="string">
            <text:p>:Gist -b</text:p>
          </table:table-cell>
          <table:table-cell/>
          <table:table-cell table:style-name="ce1"/>
          <table:table-cell table:style-name="ce16" table:formula="of:=IF(AND([.D57]=&quot;Name&quot;;[.C57]=&quot;&quot;);&quot;N&quot;; IF(AND([.D57]=&quot;Description&quot;; [.C57]=&quot;&quot;); &quot;K&quot;; IF(AND([.B57]=&quot;Main Key&quot;;[.C57]=&quot;Sub Key    &quot;); &quot;H&quot;; IF([.J57]=&quot;N&quot;; &quot;C&quot;; &quot;&quot;))))" office:value-type="string" office:string-value="C" calcext:value-type="string">
            <text:p>C</text:p>
          </table:table-cell>
          <table:table-cell table:style-name="ce16" table:formula="of:=IF(AND([.B57]=&quot;&quot;;[.C57]=&quot;&quot;;[.D57]=&quot;&quot;;[.E57]=&quot;&quot;;[.F57]=&quot;&quot;;[.C5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j</text:p>
          </table:table-cell>
          <table:table-cell table:style-name="ce9" office:value-type="string" calcext:value-type="string" table:number-columns-spanned="2" table:number-rows-spanned="1">
            <text:p>prev hunk</text:p>
          </table:table-cell>
          <table:covered-table-cell table:style-name="ce14"/>
          <table:table-cell table:style-name="ce9" office:value-type="string" calcext:value-type="string">
            <text:p>&lt;Plug&gt;GitGutterNextHunk)</text:p>
          </table:table-cell>
          <table:table-cell/>
          <table:table-cell table:style-name="ce1"/>
          <table:table-cell table:style-name="ce16" table:formula="of:=IF(AND([.D58]=&quot;Name&quot;;[.C58]=&quot;&quot;);&quot;N&quot;; IF(AND([.D58]=&quot;Description&quot;; [.C58]=&quot;&quot;); &quot;K&quot;; IF(AND([.B58]=&quot;Main Key&quot;;[.C58]=&quot;Sub Key    &quot;); &quot;H&quot;; IF([.J58]=&quot;N&quot;; &quot;C&quot;; &quot;&quot;))))" office:value-type="string" office:string-value="C" calcext:value-type="string">
            <text:p>C</text:p>
          </table:table-cell>
          <table:table-cell table:style-name="ce16" table:formula="of:=IF(AND([.B58]=&quot;&quot;;[.C58]=&quot;&quot;;[.D58]=&quot;&quot;;[.E58]=&quot;&quot;;[.F58]=&quot;&quot;;[.C5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k</text:p>
          </table:table-cell>
          <table:table-cell table:style-name="ce9" office:value-type="string" calcext:value-type="string" table:number-columns-spanned="2" table:number-rows-spanned="1">
            <text:p>log</text:p>
          </table:table-cell>
          <table:covered-table-cell table:style-name="ce14"/>
          <table:table-cell table:style-name="ce9" office:value-type="string" calcext:value-type="string">
            <text:p>&lt;Plug&gt;GitGutterPrevHunk)</text:p>
          </table:table-cell>
          <table:table-cell/>
          <table:table-cell table:style-name="ce1"/>
          <table:table-cell table:style-name="ce16" table:formula="of:=IF(AND([.D59]=&quot;Name&quot;;[.C59]=&quot;&quot;);&quot;N&quot;; IF(AND([.D59]=&quot;Description&quot;; [.C59]=&quot;&quot;); &quot;K&quot;; IF(AND([.B59]=&quot;Main Key&quot;;[.C59]=&quot;Sub Key    &quot;); &quot;H&quot;; IF([.J59]=&quot;N&quot;; &quot;C&quot;; &quot;&quot;))))" office:value-type="string" office:string-value="C" calcext:value-type="string">
            <text:p>C</text:p>
          </table:table-cell>
          <table:table-cell table:style-name="ce16" table:formula="of:=IF(AND([.B59]=&quot;&quot;;[.C59]=&quot;&quot;;[.D59]=&quot;&quot;;[.E59]=&quot;&quot;;[.F59]=&quot;&quot;;[.C5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l</text:p>
          </table:table-cell>
          <table:table-cell table:style-name="ce9" office:value-type="string" calcext:value-type="string" table:number-columns-spanned="2" table:number-rows-spanned="1">
            <text:p>post gist</text:p>
          </table:table-cell>
          <table:covered-table-cell table:style-name="ce14"/>
          <table:table-cell table:style-name="ce9" office:value-type="string" calcext:value-type="string">
            <text:p>:Git log</text:p>
          </table:table-cell>
          <table:table-cell/>
          <table:table-cell table:style-name="ce1"/>
          <table:table-cell table:style-name="ce16" table:formula="of:=IF(AND([.D60]=&quot;Name&quot;;[.C60]=&quot;&quot;);&quot;N&quot;; IF(AND([.D60]=&quot;Description&quot;; [.C60]=&quot;&quot;); &quot;K&quot;; IF(AND([.B60]=&quot;Main Key&quot;;[.C60]=&quot;Sub Key    &quot;); &quot;H&quot;; IF([.J60]=&quot;N&quot;; &quot;C&quot;; &quot;&quot;))))" office:value-type="string" office:string-value="C" calcext:value-type="string">
            <text:p>C</text:p>
          </table:table-cell>
          <table:table-cell table:style-name="ce16" table:formula="of:=IF(AND([.B60]=&quot;&quot;;[.C60]=&quot;&quot;;[.D60]=&quot;&quot;;[.E60]=&quot;&quot;;[.F60]=&quot;&quot;;[.C5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 table:number-columns-spanned="2" table:number-rows-spanned="1">
            <text:p>message</text:p>
          </table:table-cell>
          <table:covered-table-cell table:style-name="ce14"/>
          <table:table-cell table:style-name="ce9" office:value-type="string" calcext:value-type="string">
            <text:p>&lt;Plug&gt;(git-messenger)</text:p>
          </table:table-cell>
          <table:table-cell/>
          <table:table-cell table:style-name="ce1"/>
          <table:table-cell table:style-name="ce16" table:formula="of:=IF(AND([.D61]=&quot;Name&quot;;[.C61]=&quot;&quot;);&quot;N&quot;; IF(AND([.D61]=&quot;Description&quot;; [.C61]=&quot;&quot;); &quot;K&quot;; IF(AND([.B61]=&quot;Main Key&quot;;[.C61]=&quot;Sub Key    &quot;); &quot;H&quot;; IF([.J61]=&quot;N&quot;; &quot;C&quot;; &quot;&quot;))))" office:value-type="string" office:string-value="C" calcext:value-type="string">
            <text:p>C</text:p>
          </table:table-cell>
          <table:table-cell table:style-name="ce16" table:formula="of:=IF(AND([.B61]=&quot;&quot;;[.C61]=&quot;&quot;;[.D61]=&quot;&quot;;[.E61]=&quot;&quot;;[.F61]=&quot;&quot;;[.C6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p</text:p>
          </table:table-cell>
          <table:table-cell table:style-name="ce9" office:value-type="string" calcext:value-type="string" table:number-columns-spanned="2" table:number-rows-spanned="1">
            <text:p>push</text:p>
          </table:table-cell>
          <table:covered-table-cell table:style-name="ce14"/>
          <table:table-cell table:style-name="ce9" office:value-type="string" calcext:value-type="string">
            <text:p>:Git push</text:p>
          </table:table-cell>
          <table:table-cell/>
          <table:table-cell table:style-name="ce1"/>
          <table:table-cell table:style-name="ce16" table:formula="of:=IF(AND([.D62]=&quot;Name&quot;;[.C62]=&quot;&quot;);&quot;N&quot;; IF(AND([.D62]=&quot;Description&quot;; [.C62]=&quot;&quot;); &quot;K&quot;; IF(AND([.B62]=&quot;Main Key&quot;;[.C62]=&quot;Sub Key    &quot;); &quot;H&quot;; IF([.J62]=&quot;N&quot;; &quot;C&quot;; &quot;&quot;))))" office:value-type="string" office:string-value="C" calcext:value-type="string">
            <text:p>C</text:p>
          </table:table-cell>
          <table:table-cell table:style-name="ce16" table:formula="of:=IF(AND([.B62]=&quot;&quot;;[.C62]=&quot;&quot;;[.D62]=&quot;&quot;;[.E62]=&quot;&quot;;[.F62]=&quot;&quot;;[.C6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P</text:p>
          </table:table-cell>
          <table:table-cell table:style-name="ce9" office:value-type="string" calcext:value-type="string" table:number-columns-spanned="2" table:number-rows-spanned="1">
            <text:p>pull</text:p>
          </table:table-cell>
          <table:covered-table-cell table:style-name="ce14"/>
          <table:table-cell table:style-name="ce9" office:value-type="string" calcext:value-type="string">
            <text:p>:Git pull</text:p>
          </table:table-cell>
          <table:table-cell/>
          <table:table-cell table:style-name="ce1"/>
          <table:table-cell table:style-name="ce16" table:formula="of:=IF(AND([.D63]=&quot;Name&quot;;[.C63]=&quot;&quot;);&quot;N&quot;; IF(AND([.D63]=&quot;Description&quot;; [.C63]=&quot;&quot;); &quot;K&quot;; IF(AND([.B63]=&quot;Main Key&quot;;[.C63]=&quot;Sub Key    &quot;); &quot;H&quot;; IF([.J63]=&quot;N&quot;; &quot;C&quot;; &quot;&quot;))))" office:value-type="string" office:string-value="C" calcext:value-type="string">
            <text:p>C</text:p>
          </table:table-cell>
          <table:table-cell table:style-name="ce16" table:formula="of:=IF(AND([.B63]=&quot;&quot;;[.C63]=&quot;&quot;;[.D63]=&quot;&quot;;[.E63]=&quot;&quot;;[.F63]=&quot;&quot;;[.C6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r</text:p>
          </table:table-cell>
          <table:table-cell table:style-name="ce9" office:value-type="string" calcext:value-type="string" table:number-columns-spanned="2" table:number-rows-spanned="1">
            <text:p>remove</text:p>
          </table:table-cell>
          <table:covered-table-cell table:style-name="ce14"/>
          <table:table-cell table:style-name="ce9" office:value-type="string" calcext:value-type="string">
            <text:p>:Gremove</text:p>
          </table:table-cell>
          <table:table-cell/>
          <table:table-cell table:style-name="ce1"/>
          <table:table-cell table:style-name="ce16" table:formula="of:=IF(AND([.D64]=&quot;Name&quot;;[.C64]=&quot;&quot;);&quot;N&quot;; IF(AND([.D64]=&quot;Description&quot;; [.C64]=&quot;&quot;); &quot;K&quot;; IF(AND([.B64]=&quot;Main Key&quot;;[.C64]=&quot;Sub Key    &quot;); &quot;H&quot;; IF([.J64]=&quot;N&quot;; &quot;C&quot;; &quot;&quot;))))" office:value-type="string" office:string-value="C" calcext:value-type="string">
            <text:p>C</text:p>
          </table:table-cell>
          <table:table-cell table:style-name="ce16" table:formula="of:=IF(AND([.B64]=&quot;&quot;;[.C64]=&quot;&quot;;[.D64]=&quot;&quot;;[.E64]=&quot;&quot;;[.F64]=&quot;&quot;;[.C6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s</text:p>
          </table:table-cell>
          <table:table-cell table:style-name="ce9" office:value-type="string" calcext:value-type="string" table:number-columns-spanned="2" table:number-rows-spanned="1">
            <text:p>stage hunk</text:p>
          </table:table-cell>
          <table:covered-table-cell table:style-name="ce14"/>
          <table:table-cell table:style-name="ce9" office:value-type="string" calcext:value-type="string">
            <text:p>&lt;Plug&gt;(GitGutterStageHunk)</text:p>
          </table:table-cell>
          <table:table-cell/>
          <table:table-cell table:style-name="ce1"/>
          <table:table-cell table:style-name="ce16" table:formula="of:=IF(AND([.D65]=&quot;Name&quot;;[.C65]=&quot;&quot;);&quot;N&quot;; IF(AND([.D65]=&quot;Description&quot;; [.C65]=&quot;&quot;); &quot;K&quot;; IF(AND([.B65]=&quot;Main Key&quot;;[.C65]=&quot;Sub Key    &quot;); &quot;H&quot;; IF([.J65]=&quot;N&quot;; &quot;C&quot;; &quot;&quot;))))" office:value-type="string" office:string-value="C" calcext:value-type="string">
            <text:p>C</text:p>
          </table:table-cell>
          <table:table-cell table:style-name="ce16" table:formula="of:=IF(AND([.B65]=&quot;&quot;;[.C65]=&quot;&quot;;[.D65]=&quot;&quot;;[.E65]=&quot;&quot;;[.F65]=&quot;&quot;;[.C6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S</text:p>
          </table:table-cell>
          <table:table-cell table:style-name="ce9" office:value-type="string" calcext:value-type="string" table:number-columns-spanned="2" table:number-rows-spanned="1">
            <text:p>status</text:p>
          </table:table-cell>
          <table:covered-table-cell table:style-name="ce14"/>
          <table:table-cell table:style-name="ce9" office:value-type="string" calcext:value-type="string">
            <text:p>:CocCommand fzf-preview.GitStatus</text:p>
          </table:table-cell>
          <table:table-cell/>
          <table:table-cell table:style-name="ce1"/>
          <table:table-cell table:style-name="ce16" table:formula="of:=IF(AND([.D66]=&quot;Name&quot;;[.C66]=&quot;&quot;);&quot;N&quot;; IF(AND([.D66]=&quot;Description&quot;; [.C66]=&quot;&quot;); &quot;K&quot;; IF(AND([.B66]=&quot;Main Key&quot;;[.C66]=&quot;Sub Key    &quot;); &quot;H&quot;; IF([.J66]=&quot;N&quot;; &quot;C&quot;; &quot;&quot;))))" office:value-type="string" office:string-value="C" calcext:value-type="string">
            <text:p>C</text:p>
          </table:table-cell>
          <table:table-cell table:style-name="ce16" table:formula="of:=IF(AND([.B66]=&quot;&quot;;[.C66]=&quot;&quot;;[.D66]=&quot;&quot;;[.E66]=&quot;&quot;;[.F66]=&quot;&quot;;[.C6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t</text:p>
          </table:table-cell>
          <table:table-cell table:style-name="ce9" office:value-type="string" calcext:value-type="string" table:number-columns-spanned="2" table:number-rows-spanned="1">
            <text:p>toggle signs</text:p>
          </table:table-cell>
          <table:covered-table-cell table:style-name="ce14"/>
          <table:table-cell table:style-name="ce9" office:value-type="string" calcext:value-type="string">
            <text:p>:GitGutterSignsToggle</text:p>
          </table:table-cell>
          <table:table-cell/>
          <table:table-cell table:style-name="ce1"/>
          <table:table-cell table:style-name="ce16" table:formula="of:=IF(AND([.D67]=&quot;Name&quot;;[.C67]=&quot;&quot;);&quot;N&quot;; IF(AND([.D67]=&quot;Description&quot;; [.C67]=&quot;&quot;); &quot;K&quot;; IF(AND([.B67]=&quot;Main Key&quot;;[.C67]=&quot;Sub Key    &quot;); &quot;H&quot;; IF([.J67]=&quot;N&quot;; &quot;C&quot;; &quot;&quot;))))" office:value-type="string" office:string-value="C" calcext:value-type="string">
            <text:p>C</text:p>
          </table:table-cell>
          <table:table-cell table:style-name="ce16" table:formula="of:=IF(AND([.B67]=&quot;&quot;;[.C67]=&quot;&quot;;[.D67]=&quot;&quot;;[.E67]=&quot;&quot;;[.F67]=&quot;&quot;;[.C6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9" office:value-type="string" calcext:value-type="string" table:number-columns-spanned="2" table:number-rows-spanned="1">
            <text:p>undo hunk</text:p>
          </table:table-cell>
          <table:covered-table-cell table:style-name="ce14"/>
          <table:table-cell table:style-name="ce9" office:value-type="string" calcext:value-type="string">
            <text:p>&lt;Plug&gt;(GitGutterUndoHunk)</text:p>
          </table:table-cell>
          <table:table-cell/>
          <table:table-cell table:style-name="ce1"/>
          <table:table-cell table:style-name="ce16" table:formula="of:=IF(AND([.D68]=&quot;Name&quot;;[.C68]=&quot;&quot;);&quot;N&quot;; IF(AND([.D68]=&quot;Description&quot;; [.C68]=&quot;&quot;); &quot;K&quot;; IF(AND([.B68]=&quot;Main Key&quot;;[.C68]=&quot;Sub Key    &quot;); &quot;H&quot;; IF([.J68]=&quot;N&quot;; &quot;C&quot;; &quot;&quot;))))" office:value-type="string" office:string-value="C" calcext:value-type="string">
            <text:p>C</text:p>
          </table:table-cell>
          <table:table-cell table:style-name="ce16" table:formula="of:=IF(AND([.B68]=&quot;&quot;;[.C68]=&quot;&quot;;[.D68]=&quot;&quot;;[.E68]=&quot;&quot;;[.F68]=&quot;&quot;;[.C6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v</text:p>
          </table:table-cell>
          <table:table-cell table:style-name="ce9" office:value-type="string" calcext:value-type="string" table:number-columns-spanned="2" table:number-rows-spanned="1">
            <text:p>view commits</text:p>
          </table:table-cell>
          <table:covered-table-cell table:style-name="ce14"/>
          <table:table-cell table:style-name="ce9" office:value-type="string" calcext:value-type="string">
            <text:p>:GV</text:p>
          </table:table-cell>
          <table:table-cell/>
          <table:table-cell table:style-name="ce1"/>
          <table:table-cell table:style-name="ce16" table:formula="of:=IF(AND([.D69]=&quot;Name&quot;;[.C69]=&quot;&quot;);&quot;N&quot;; IF(AND([.D69]=&quot;Description&quot;; [.C69]=&quot;&quot;); &quot;K&quot;; IF(AND([.B69]=&quot;Main Key&quot;;[.C69]=&quot;Sub Key    &quot;); &quot;H&quot;; IF([.J69]=&quot;N&quot;; &quot;C&quot;; &quot;&quot;))))" office:value-type="string" office:string-value="C" calcext:value-type="string">
            <text:p>C</text:p>
          </table:table-cell>
          <table:table-cell table:style-name="ce16" table:formula="of:=IF(AND([.B69]=&quot;&quot;;[.C69]=&quot;&quot;;[.D69]=&quot;&quot;;[.E69]=&quot;&quot;;[.F69]=&quot;&quot;;[.C6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45]" office:value-type="string" office:string-value="g" calcext:value-type="string">
            <text:p>g</text:p>
          </table:table-cell>
          <table:table-cell table:style-name="ce4" office:value-type="string" calcext:value-type="string">
            <text:p>V</text:p>
          </table:table-cell>
          <table:table-cell table:style-name="ce9" office:value-type="string" calcext:value-type="string" table:number-columns-spanned="2" table:number-rows-spanned="1">
            <text:p>view buffer commits</text:p>
          </table:table-cell>
          <table:covered-table-cell table:style-name="ce14"/>
          <table:table-cell table:style-name="ce9" office:value-type="string" calcext:value-type="string">
            <text:p>:GV!</text:p>
          </table:table-cell>
          <table:table-cell/>
          <table:table-cell table:style-name="ce1"/>
          <table:table-cell table:style-name="ce16" table:formula="of:=IF(AND([.D70]=&quot;Name&quot;;[.C70]=&quot;&quot;);&quot;N&quot;; IF(AND([.D70]=&quot;Description&quot;; [.C70]=&quot;&quot;); &quot;K&quot;; IF(AND([.B70]=&quot;Main Key&quot;;[.C70]=&quot;Sub Key    &quot;); &quot;H&quot;; IF([.J70]=&quot;N&quot;; &quot;C&quot;; &quot;&quot;))))" office:value-type="string" office:string-value="C" calcext:value-type="string">
            <text:p>C</text:p>
          </table:table-cell>
          <table:table-cell table:style-name="ce16" table:formula="of:=IF(AND([.B70]=&quot;&quot;;[.C70]=&quot;&quot;;[.D70]=&quot;&quot;;[.E70]=&quot;&quot;;[.F70]=&quot;&quot;;[.C6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style-name="ce16" table:formula="of:=IF(AND([.D71]=&quot;Name&quot;;[.C71]=&quot;&quot;);&quot;N&quot;; IF(AND([.D71]=&quot;Description&quot;; [.C71]=&quot;&quot;); &quot;K&quot;; IF(AND([.B71]=&quot;Main Key&quot;;[.C71]=&quot;Sub Key    &quot;); &quot;H&quot;; IF([.J71]=&quot;N&quot;; &quot;C&quot;; &quot;&quot;))))">
            <text:p/>
          </table:table-cell>
          <table:table-cell table:style-name="ce16" table:formula="of:=IF(AND([.B71]=&quot;&quot;;[.C71]=&quot;&quot;;[.D71]=&quot;&quot;;[.E71]=&quot;&quot;;[.F71]=&quot;&quot;;[.C70]&lt;&gt;&quot;&quot;); &quot;Y&quot;; &quot;N&quot;)" office:value-type="string" office:string-value="Y" calcext:value-type="string">
            <text:p>Y</text:p>
          </table:table-cell>
          <table:table-cell table:number-columns-repeated="4"/>
        </table:table-row>
        <table:table-row table:style-name="ro5">
          <table:table-cell/>
          <table:table-cell table:style-name="ce3" office:value-type="string" calcext:value-type="string" table:number-columns-spanned="1" table:number-rows-spanned="2">
            <text:p>Main Key</text:p>
          </table:table-cell>
          <table:table-cell table:style-name="ce3" office:value-type="string" calcext:value-type="string" table:number-columns-spanned="1" table:number-rows-spanned="3">
            <text:p>Sub Key <text:s text:c="3"/></text:p>
          </table:table-cell>
          <table:table-cell table:style-name="ce10" table:formula="of:=&quot;Here are the keybindings and descriptions for the '&quot;&amp;[.E73]&amp;&quot;' menu triggered with '&quot;&amp;[.B73]&amp;&quot;'.&quot;" office:value-type="string" office:string-value="Here are the keybindings and descriptions for the 'lsp' menu triggered with 'l'." calcext:value-type="string" table:number-columns-spanned="2" table:number-rows-spanned="1">
            <text:p>Here are the keybindings and descriptions for the 'lsp' menu triggered with 'l'.</text:p>
          </table:table-cell>
          <table:covered-table-cell table:style-name="ce6"/>
          <table:table-cell table:style-name="ce8" office:value-type="string" calcext:value-type="string" table:number-columns-spanned="1" table:number-rows-spanned="3">
            <text:p>Vim Command</text:p>
          </table:table-cell>
          <table:table-cell/>
          <table:table-cell table:style-name="ce1"/>
          <table:table-cell table:style-name="ce16" table:formula="of:=IF(AND([.D72]=&quot;Name&quot;;[.C72]=&quot;&quot;);&quot;N&quot;; IF(AND([.D72]=&quot;Description&quot;; [.C72]=&quot;&quot;); &quot;K&quot;; IF(AND([.B72]=&quot;Main Key&quot;;[.C72]=&quot;Sub Key    &quot;); &quot;H&quot;; IF([.J72]=&quot;N&quot;; &quot;C&quot;; &quot;&quot;))))" office:value-type="string" office:string-value="H" calcext:value-type="string">
            <text:p>H</text:p>
          </table:table-cell>
          <table:table-cell table:style-name="ce16" table:formula="of:=IF(AND([.B72]=&quot;&quot;;[.C72]=&quot;&quot;;[.D72]=&quot;&quot;;[.E72]=&quot;&quot;;[.F72]=&quot;&quot;;[.C7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covered-table-cell table:style-name="ce6" office:value-type="string" calcext:value-type="string">
            <text:p>l</text:p>
          </table:covered-table-cell>
          <table:covered-table-cell table:style-name="ce7" office:value-type="string" calcext:value-type="string">
            <text:p>←Key</text:p>
          </table:covered-table-cell>
          <table:table-cell table:style-name="ce11" office:value-type="string" calcext:value-type="string">
            <text:p>Name</text:p>
          </table:table-cell>
          <table:table-cell table:style-name="ce4" office:value-type="string" calcext:value-type="string">
            <text:p>lsp</text:p>
          </table:table-cell>
          <table:covered-table-cell/>
          <table:table-cell/>
          <table:table-cell table:style-name="ce1"/>
          <table:table-cell table:style-name="ce16" table:formula="of:=IF(AND([.D73]=&quot;Name&quot;;[.C73]=&quot;&quot;);&quot;N&quot;; IF(AND([.D73]=&quot;Description&quot;; [.C73]=&quot;&quot;); &quot;K&quot;; IF(AND([.B73]=&quot;Main Key&quot;;[.C73]=&quot;Sub Key    &quot;); &quot;H&quot;; IF([.J73]=&quot;N&quot;; &quot;C&quot;; &quot;&quot;))))" office:value-type="string" office:string-value="C" calcext:value-type="string">
            <text:p>C</text:p>
          </table:table-cell>
          <table:table-cell table:style-name="ce16" table:formula="of:=IF(AND([.B73]=&quot;&quot;;[.C73]=&quot;&quot;;[.D73]=&quot;&quot;;[.E73]=&quot;&quot;;[.F73]=&quot;&quot;;[.C7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l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escription</text:p>
          </table:table-cell>
          <table:covered-table-cell table:style-name="ce6"/>
          <table:covered-table-cell/>
          <table:table-cell/>
          <table:table-cell table:style-name="ce1"/>
          <table:table-cell table:style-name="ce16" table:formula="of:=IF(AND([.D74]=&quot;Name&quot;;[.C74]=&quot;&quot;);&quot;N&quot;; IF(AND([.D74]=&quot;Description&quot;; [.C74]=&quot;&quot;); &quot;K&quot;; IF(AND([.B74]=&quot;Main Key&quot;;[.C74]=&quot;Sub Key    &quot;); &quot;H&quot;; IF([.J74]=&quot;N&quot;; &quot;C&quot;; &quot;&quot;))))" office:value-type="string" office:string-value="K" calcext:value-type="string">
            <text:p>K</text:p>
          </table:table-cell>
          <table:table-cell table:style-name="ce16" table:formula="of:=IF(AND([.B74]=&quot;&quot;;[.C74]=&quot;&quot;;[.D74]=&quot;&quot;;[.E74]=&quot;&quot;;[.F74]=&quot;&quot;;[.C7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.</text:p>
          </table:table-cell>
          <table:table-cell table:style-name="ce9" office:value-type="string" calcext:value-type="string" table:number-columns-spanned="2" table:number-rows-spanned="1">
            <text:p>add all</text:p>
          </table:table-cell>
          <table:covered-table-cell table:style-name="ce14"/>
          <table:table-cell table:style-name="ce9" office:value-type="string" calcext:value-type="string">
            <text:p>:CocConfig</text:p>
          </table:table-cell>
          <table:table-cell/>
          <table:table-cell table:style-name="ce1"/>
          <table:table-cell table:style-name="ce16" table:formula="of:=IF(AND([.D75]=&quot;Name&quot;;[.C75]=&quot;&quot;);&quot;N&quot;; IF(AND([.D75]=&quot;Description&quot;; [.C75]=&quot;&quot;); &quot;K&quot;; IF(AND([.B75]=&quot;Main Key&quot;;[.C75]=&quot;Sub Key    &quot;); &quot;H&quot;; IF([.J75]=&quot;N&quot;; &quot;C&quot;; &quot;&quot;))))" office:value-type="string" office:string-value="C" calcext:value-type="string">
            <text:p>C</text:p>
          </table:table-cell>
          <table:table-cell table:style-name="ce16" table:formula="of:=IF(AND([.B75]=&quot;&quot;;[.C75]=&quot;&quot;;[.D75]=&quot;&quot;;[.E75]=&quot;&quot;;[.F75]=&quot;&quot;;[.C7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;</text:p>
          </table:table-cell>
          <table:table-cell table:style-name="ce9" office:value-type="string" calcext:value-type="string" table:number-columns-spanned="2" table:number-rows-spanned="1">
            <text:p>refactor</text:p>
          </table:table-cell>
          <table:covered-table-cell table:style-name="ce14"/>
          <table:table-cell table:style-name="ce9" office:value-type="string" calcext:value-type="string">
            <text:p>&lt;Plug&gt;(coc-refactor)</text:p>
          </table:table-cell>
          <table:table-cell/>
          <table:table-cell table:style-name="ce1"/>
          <table:table-cell table:style-name="ce16" table:formula="of:=IF(AND([.D76]=&quot;Name&quot;;[.C76]=&quot;&quot;);&quot;N&quot;; IF(AND([.D76]=&quot;Description&quot;; [.C76]=&quot;&quot;); &quot;K&quot;; IF(AND([.B76]=&quot;Main Key&quot;;[.C76]=&quot;Sub Key    &quot;); &quot;H&quot;; IF([.J76]=&quot;N&quot;; &quot;C&quot;; &quot;&quot;))))" office:value-type="string" office:string-value="C" calcext:value-type="string">
            <text:p>C</text:p>
          </table:table-cell>
          <table:table-cell table:style-name="ce16" table:formula="of:=IF(AND([.B76]=&quot;&quot;;[.C76]=&quot;&quot;;[.D76]=&quot;&quot;;[.E76]=&quot;&quot;;[.F76]=&quot;&quot;;[.C7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 table:number-columns-spanned="2" table:number-rows-spanned="1">
            <text:p>code action</text:p>
          </table:table-cell>
          <table:covered-table-cell table:style-name="ce14"/>
          <table:table-cell table:style-name="ce9" office:value-type="string" calcext:value-type="string">
            <text:p>&lt;Plug&gt;(coc-codeaction)</text:p>
          </table:table-cell>
          <table:table-cell/>
          <table:table-cell table:style-name="ce1"/>
          <table:table-cell table:style-name="ce16" table:formula="of:=IF(AND([.D77]=&quot;Name&quot;;[.C77]=&quot;&quot;);&quot;N&quot;; IF(AND([.D77]=&quot;Description&quot;; [.C77]=&quot;&quot;); &quot;K&quot;; IF(AND([.B77]=&quot;Main Key&quot;;[.C77]=&quot;Sub Key    &quot;); &quot;H&quot;; IF([.J77]=&quot;N&quot;; &quot;C&quot;; &quot;&quot;))))" office:value-type="string" office:string-value="C" calcext:value-type="string">
            <text:p>C</text:p>
          </table:table-cell>
          <table:table-cell table:style-name="ce16" table:formula="of:=IF(AND([.B77]=&quot;&quot;;[.C77]=&quot;&quot;;[.D77]=&quot;&quot;;[.E77]=&quot;&quot;;[.F77]=&quot;&quot;;[.C7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 table:number-columns-spanned="2" table:number-rows-spanned="1">
            <text:p>selected action</text:p>
          </table:table-cell>
          <table:covered-table-cell table:style-name="ce14"/>
          <table:table-cell table:style-name="ce9" office:value-type="string" calcext:value-type="string">
            <text:p>&lt;Plug&gt;(coc-codeaction-selected)</text:p>
          </table:table-cell>
          <table:table-cell/>
          <table:table-cell table:style-name="ce1"/>
          <table:table-cell table:style-name="ce16" table:formula="of:=IF(AND([.D78]=&quot;Name&quot;;[.C78]=&quot;&quot;);&quot;N&quot;; IF(AND([.D78]=&quot;Description&quot;; [.C78]=&quot;&quot;); &quot;K&quot;; IF(AND([.B78]=&quot;Main Key&quot;;[.C78]=&quot;Sub Key    &quot;); &quot;H&quot;; IF([.J78]=&quot;N&quot;; &quot;C&quot;; &quot;&quot;))))" office:value-type="string" office:string-value="C" calcext:value-type="string">
            <text:p>C</text:p>
          </table:table-cell>
          <table:table-cell table:style-name="ce16" table:formula="of:=IF(AND([.B78]=&quot;&quot;;[.C78]=&quot;&quot;;[.D78]=&quot;&quot;;[.E78]=&quot;&quot;;[.F78]=&quot;&quot;;[.C7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9" office:value-type="string" calcext:value-type="string" table:number-columns-spanned="2" table:number-rows-spanned="1">
            <text:p>next action</text:p>
          </table:table-cell>
          <table:covered-table-cell table:style-name="ce14"/>
          <table:table-cell table:style-name="ce9" office:value-type="string" calcext:value-type="string">
            <text:p>:CocNext</text:p>
          </table:table-cell>
          <table:table-cell/>
          <table:table-cell table:style-name="ce1"/>
          <table:table-cell table:style-name="ce16" table:formula="of:=IF(AND([.D79]=&quot;Name&quot;;[.C79]=&quot;&quot;);&quot;N&quot;; IF(AND([.D79]=&quot;Description&quot;; [.C79]=&quot;&quot;); &quot;K&quot;; IF(AND([.B79]=&quot;Main Key&quot;;[.C79]=&quot;Sub Key    &quot;); &quot;H&quot;; IF([.J79]=&quot;N&quot;; &quot;C&quot;; &quot;&quot;))))" office:value-type="string" office:string-value="C" calcext:value-type="string">
            <text:p>C</text:p>
          </table:table-cell>
          <table:table-cell table:style-name="ce16" table:formula="of:=IF(AND([.B79]=&quot;&quot;;[.C79]=&quot;&quot;;[.D79]=&quot;&quot;;[.E79]=&quot;&quot;;[.F79]=&quot;&quot;;[.C7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9" office:value-type="string" calcext:value-type="string" table:number-columns-spanned="2" table:number-rows-spanned="1">
            <text:p>prev action</text:p>
          </table:table-cell>
          <table:covered-table-cell table:style-name="ce14"/>
          <table:table-cell table:style-name="ce9" office:value-type="string" calcext:value-type="string">
            <text:p>:CocPrev</text:p>
          </table:table-cell>
          <table:table-cell/>
          <table:table-cell table:style-name="ce1"/>
          <table:table-cell table:style-name="ce16" table:formula="of:=IF(AND([.D80]=&quot;Name&quot;;[.C80]=&quot;&quot;);&quot;N&quot;; IF(AND([.D80]=&quot;Description&quot;; [.C80]=&quot;&quot;); &quot;K&quot;; IF(AND([.B80]=&quot;Main Key&quot;;[.C80]=&quot;Sub Key    &quot;); &quot;H&quot;; IF([.J80]=&quot;N&quot;; &quot;C&quot;; &quot;&quot;))))" office:value-type="string" office:string-value="C" calcext:value-type="string">
            <text:p>C</text:p>
          </table:table-cell>
          <table:table-cell table:style-name="ce16" table:formula="of:=IF(AND([.B80]=&quot;&quot;;[.C80]=&quot;&quot;;[.D80]=&quot;&quot;;[.E80]=&quot;&quot;;[.F80]=&quot;&quot;;[.C7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c</text:p>
          </table:table-cell>
          <table:table-cell table:style-name="ce9" office:value-type="string" calcext:value-type="string" table:number-columns-spanned="2" table:number-rows-spanned="1">
            <text:p>commands</text:p>
          </table:table-cell>
          <table:covered-table-cell table:style-name="ce14"/>
          <table:table-cell table:style-name="ce9" office:value-type="string" calcext:value-type="string">
            <text:p>:CocList commands</text:p>
          </table:table-cell>
          <table:table-cell/>
          <table:table-cell table:style-name="ce1"/>
          <table:table-cell table:style-name="ce16" table:formula="of:=IF(AND([.D81]=&quot;Name&quot;;[.C81]=&quot;&quot;);&quot;N&quot;; IF(AND([.D81]=&quot;Description&quot;; [.C81]=&quot;&quot;); &quot;K&quot;; IF(AND([.B81]=&quot;Main Key&quot;;[.C81]=&quot;Sub Key    &quot;); &quot;H&quot;; IF([.J81]=&quot;N&quot;; &quot;C&quot;; &quot;&quot;))))" office:value-type="string" office:string-value="C" calcext:value-type="string">
            <text:p>C</text:p>
          </table:table-cell>
          <table:table-cell table:style-name="ce16" table:formula="of:=IF(AND([.B81]=&quot;&quot;;[.C81]=&quot;&quot;;[.D81]=&quot;&quot;;[.E81]=&quot;&quot;;[.F81]=&quot;&quot;;[.C8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d</text:p>
          </table:table-cell>
          <table:table-cell table:style-name="ce9" office:value-type="string" calcext:value-type="string" table:number-columns-spanned="2" table:number-rows-spanned="1">
            <text:p>definition</text:p>
          </table:table-cell>
          <table:covered-table-cell table:style-name="ce14"/>
          <table:table-cell table:style-name="ce9" office:value-type="string" calcext:value-type="string">
            <text:p>&lt;Plug&gt;(coc-definition)</text:p>
          </table:table-cell>
          <table:table-cell/>
          <table:table-cell table:style-name="ce1"/>
          <table:table-cell table:style-name="ce16" table:formula="of:=IF(AND([.D82]=&quot;Name&quot;;[.C82]=&quot;&quot;);&quot;N&quot;; IF(AND([.D82]=&quot;Description&quot;; [.C82]=&quot;&quot;); &quot;K&quot;; IF(AND([.B82]=&quot;Main Key&quot;;[.C82]=&quot;Sub Key    &quot;); &quot;H&quot;; IF([.J82]=&quot;N&quot;; &quot;C&quot;; &quot;&quot;))))" office:value-type="string" office:string-value="C" calcext:value-type="string">
            <text:p>C</text:p>
          </table:table-cell>
          <table:table-cell table:style-name="ce16" table:formula="of:=IF(AND([.B82]=&quot;&quot;;[.C82]=&quot;&quot;;[.D82]=&quot;&quot;;[.E82]=&quot;&quot;;[.F82]=&quot;&quot;;[.C8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D</text:p>
          </table:table-cell>
          <table:table-cell table:style-name="ce9" office:value-type="string" calcext:value-type="string" table:number-columns-spanned="2" table:number-rows-spanned="1">
            <text:p>decalation</text:p>
          </table:table-cell>
          <table:covered-table-cell table:style-name="ce14"/>
          <table:table-cell table:style-name="ce9" office:value-type="string" calcext:value-type="string">
            <text:p>&lt;Plug&gt;(cod-declaration)</text:p>
          </table:table-cell>
          <table:table-cell/>
          <table:table-cell table:style-name="ce1"/>
          <table:table-cell table:style-name="ce16" table:formula="of:=IF(AND([.D83]=&quot;Name&quot;;[.C83]=&quot;&quot;);&quot;N&quot;; IF(AND([.D83]=&quot;Description&quot;; [.C83]=&quot;&quot;); &quot;K&quot;; IF(AND([.B83]=&quot;Main Key&quot;;[.C83]=&quot;Sub Key    &quot;); &quot;H&quot;; IF([.J83]=&quot;N&quot;; &quot;C&quot;; &quot;&quot;))))" office:value-type="string" office:string-value="C" calcext:value-type="string">
            <text:p>C</text:p>
          </table:table-cell>
          <table:table-cell table:style-name="ce16" table:formula="of:=IF(AND([.B83]=&quot;&quot;;[.C83]=&quot;&quot;;[.D83]=&quot;&quot;;[.E83]=&quot;&quot;;[.F83]=&quot;&quot;;[.C8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9" office:value-type="string" calcext:value-type="string" table:number-columns-spanned="2" table:number-rows-spanned="1">
            <text:p>extensions</text:p>
          </table:table-cell>
          <table:covered-table-cell table:style-name="ce14"/>
          <table:table-cell table:style-name="ce9" office:value-type="string" calcext:value-type="string">
            <text:p>:CocList extension</text:p>
          </table:table-cell>
          <table:table-cell/>
          <table:table-cell table:style-name="ce1"/>
          <table:table-cell table:style-name="ce16" table:formula="of:=IF(AND([.D84]=&quot;Name&quot;;[.C84]=&quot;&quot;);&quot;N&quot;; IF(AND([.D84]=&quot;Description&quot;; [.C84]=&quot;&quot;); &quot;K&quot;; IF(AND([.B84]=&quot;Main Key&quot;;[.C84]=&quot;Sub Key    &quot;); &quot;H&quot;; IF([.J84]=&quot;N&quot;; &quot;C&quot;; &quot;&quot;))))" office:value-type="string" office:string-value="C" calcext:value-type="string">
            <text:p>C</text:p>
          </table:table-cell>
          <table:table-cell table:style-name="ce16" table:formula="of:=IF(AND([.B84]=&quot;&quot;;[.C84]=&quot;&quot;;[.D84]=&quot;&quot;;[.E84]=&quot;&quot;;[.F84]=&quot;&quot;;[.C8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 table:number-columns-spanned="2" table:number-rows-spanned="1">
            <text:p>format selected</text:p>
          </table:table-cell>
          <table:covered-table-cell table:style-name="ce14"/>
          <table:table-cell table:style-name="ce9" office:value-type="string" calcext:value-type="string">
            <text:p>&lt;Plug&gt;(coc-format-selected)</text:p>
          </table:table-cell>
          <table:table-cell/>
          <table:table-cell table:style-name="ce1"/>
          <table:table-cell table:style-name="ce16" table:formula="of:=IF(AND([.D85]=&quot;Name&quot;;[.C85]=&quot;&quot;);&quot;N&quot;; IF(AND([.D85]=&quot;Description&quot;; [.C85]=&quot;&quot;); &quot;K&quot;; IF(AND([.B85]=&quot;Main Key&quot;;[.C85]=&quot;Sub Key    &quot;); &quot;H&quot;; IF([.J85]=&quot;N&quot;; &quot;C&quot;; &quot;&quot;))))" office:value-type="string" office:string-value="C" calcext:value-type="string">
            <text:p>C</text:p>
          </table:table-cell>
          <table:table-cell table:style-name="ce16" table:formula="of:=IF(AND([.B85]=&quot;&quot;;[.C85]=&quot;&quot;;[.D85]=&quot;&quot;;[.E85]=&quot;&quot;;[.F85]=&quot;&quot;;[.C8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 table:number-columns-spanned="2" table:number-rows-spanned="1">
            <text:p>format </text:p>
          </table:table-cell>
          <table:covered-table-cell table:style-name="ce14"/>
          <table:table-cell table:style-name="ce9" office:value-type="string" calcext:value-type="string">
            <text:p>&lt;Plug&gt;(coc-format)</text:p>
          </table:table-cell>
          <table:table-cell/>
          <table:table-cell table:style-name="ce1"/>
          <table:table-cell table:style-name="ce16" table:formula="of:=IF(AND([.D86]=&quot;Name&quot;;[.C86]=&quot;&quot;);&quot;N&quot;; IF(AND([.D86]=&quot;Description&quot;; [.C86]=&quot;&quot;); &quot;K&quot;; IF(AND([.B86]=&quot;Main Key&quot;;[.C86]=&quot;Sub Key    &quot;); &quot;H&quot;; IF([.J86]=&quot;N&quot;; &quot;C&quot;; &quot;&quot;))))" office:value-type="string" office:string-value="C" calcext:value-type="string">
            <text:p>C</text:p>
          </table:table-cell>
          <table:table-cell table:style-name="ce16" table:formula="of:=IF(AND([.B86]=&quot;&quot;;[.C86]=&quot;&quot;;[.D86]=&quot;&quot;;[.E86]=&quot;&quot;;[.F86]=&quot;&quot;;[.C8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 table:number-columns-spanned="2" table:number-rows-spanned="1">
            <text:p>hide</text:p>
          </table:table-cell>
          <table:covered-table-cell table:style-name="ce14"/>
          <table:table-cell table:style-name="ce9" office:value-type="string" calcext:value-type="string">
            <text:p>&lt;Plug&gt;(coc-float-hide)</text:p>
          </table:table-cell>
          <table:table-cell/>
          <table:table-cell table:style-name="ce1"/>
          <table:table-cell table:style-name="ce16" table:formula="of:=IF(AND([.D87]=&quot;Name&quot;;[.C87]=&quot;&quot;);&quot;N&quot;; IF(AND([.D87]=&quot;Description&quot;; [.C87]=&quot;&quot;); &quot;K&quot;; IF(AND([.B87]=&quot;Main Key&quot;;[.C87]=&quot;Sub Key    &quot;); &quot;H&quot;; IF([.J87]=&quot;N&quot;; &quot;C&quot;; &quot;&quot;))))" office:value-type="string" office:string-value="C" calcext:value-type="string">
            <text:p>C</text:p>
          </table:table-cell>
          <table:table-cell table:style-name="ce16" table:formula="of:=IF(AND([.B87]=&quot;&quot;;[.C87]=&quot;&quot;;[.D87]=&quot;&quot;;[.E87]=&quot;&quot;;[.F87]=&quot;&quot;;[.C8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table:formula="of:=&quot;i&quot;" office:value-type="string" office:string-value="i" calcext:value-type="string">
            <text:p>i</text:p>
          </table:table-cell>
          <table:table-cell table:style-name="ce9" office:value-type="string" calcext:value-type="string" table:number-columns-spanned="2" table:number-rows-spanned="1">
            <text:p>implementation</text:p>
          </table:table-cell>
          <table:covered-table-cell table:style-name="ce14"/>
          <table:table-cell table:style-name="ce9" office:value-type="string" calcext:value-type="string">
            <text:p>&lt;Plug&gt;(coc-implementations)</text:p>
          </table:table-cell>
          <table:table-cell/>
          <table:table-cell table:style-name="ce1"/>
          <table:table-cell table:style-name="ce16" table:formula="of:=IF(AND([.D88]=&quot;Name&quot;;[.C88]=&quot;&quot;);&quot;N&quot;; IF(AND([.D88]=&quot;Description&quot;; [.C88]=&quot;&quot;); &quot;K&quot;; IF(AND([.B88]=&quot;Main Key&quot;;[.C88]=&quot;Sub Key    &quot;); &quot;H&quot;; IF([.J88]=&quot;N&quot;; &quot;C&quot;; &quot;&quot;))))" office:value-type="string" office:string-value="C" calcext:value-type="string">
            <text:p>C</text:p>
          </table:table-cell>
          <table:table-cell table:style-name="ce16" table:formula="of:=IF(AND([.B88]=&quot;&quot;;[.C88]=&quot;&quot;;[.D88]=&quot;&quot;;[.E88]=&quot;&quot;;[.F88]=&quot;&quot;;[.C8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9" office:value-type="string" calcext:value-type="string" table:number-columns-spanned="2" table:number-rows-spanned="1">
            <text:p>diagnostics</text:p>
          </table:table-cell>
          <table:covered-table-cell table:style-name="ce14"/>
          <table:table-cell table:style-name="ce9" office:value-type="string" calcext:value-type="string">
            <text:p>:CocList diagnostics</text:p>
          </table:table-cell>
          <table:table-cell/>
          <table:table-cell table:style-name="ce1"/>
          <table:table-cell table:style-name="ce16" table:formula="of:=IF(AND([.D89]=&quot;Name&quot;;[.C89]=&quot;&quot;);&quot;N&quot;; IF(AND([.D89]=&quot;Description&quot;; [.C89]=&quot;&quot;); &quot;K&quot;; IF(AND([.B89]=&quot;Main Key&quot;;[.C89]=&quot;Sub Key    &quot;); &quot;H&quot;; IF([.J89]=&quot;N&quot;; &quot;C&quot;; &quot;&quot;))))" office:value-type="string" office:string-value="C" calcext:value-type="string">
            <text:p>C</text:p>
          </table:table-cell>
          <table:table-cell table:style-name="ce16" table:formula="of:=IF(AND([.B89]=&quot;&quot;;[.C89]=&quot;&quot;;[.D89]=&quot;&quot;;[.E89]=&quot;&quot;;[.F89]=&quot;&quot;;[.C8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j</text:p>
          </table:table-cell>
          <table:table-cell table:style-name="ce9" office:value-type="string" calcext:value-type="string" table:number-columns-spanned="2" table:number-rows-spanned="1">
            <text:p>float jump</text:p>
          </table:table-cell>
          <table:covered-table-cell table:style-name="ce14"/>
          <table:table-cell table:style-name="ce9" office:value-type="string" calcext:value-type="string">
            <text:p>&lt;Plug&gt;(coc-float-jump)</text:p>
          </table:table-cell>
          <table:table-cell/>
          <table:table-cell table:style-name="ce1"/>
          <table:table-cell table:style-name="ce16" table:formula="of:=IF(AND([.D90]=&quot;Name&quot;;[.C90]=&quot;&quot;);&quot;N&quot;; IF(AND([.D90]=&quot;Description&quot;; [.C90]=&quot;&quot;); &quot;K&quot;; IF(AND([.B90]=&quot;Main Key&quot;;[.C90]=&quot;Sub Key    &quot;); &quot;H&quot;; IF([.J90]=&quot;N&quot;; &quot;C&quot;; &quot;&quot;))))" office:value-type="string" office:string-value="C" calcext:value-type="string">
            <text:p>C</text:p>
          </table:table-cell>
          <table:table-cell table:style-name="ce16" table:formula="of:=IF(AND([.B90]=&quot;&quot;;[.C90]=&quot;&quot;;[.D90]=&quot;&quot;;[.E90]=&quot;&quot;;[.F90]=&quot;&quot;;[.C8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l</text:p>
          </table:table-cell>
          <table:table-cell table:style-name="ce9" office:value-type="string" calcext:value-type="string" table:number-columns-spanned="2" table:number-rows-spanned="1">
            <text:p>code lens</text:p>
          </table:table-cell>
          <table:covered-table-cell table:style-name="ce14"/>
          <table:table-cell table:style-name="ce9" office:value-type="string" calcext:value-type="string">
            <text:p>&lt;Plug&gt;(coc-codelens-action)</text:p>
          </table:table-cell>
          <table:table-cell/>
          <table:table-cell table:style-name="ce1"/>
          <table:table-cell table:style-name="ce16" table:formula="of:=IF(AND([.D91]=&quot;Name&quot;;[.C91]=&quot;&quot;);&quot;N&quot;; IF(AND([.D91]=&quot;Description&quot;; [.C91]=&quot;&quot;); &quot;K&quot;; IF(AND([.B91]=&quot;Main Key&quot;;[.C91]=&quot;Sub Key    &quot;); &quot;H&quot;; IF([.J91]=&quot;N&quot;; &quot;C&quot;; &quot;&quot;))))" office:value-type="string" office:string-value="C" calcext:value-type="string">
            <text:p>C</text:p>
          </table:table-cell>
          <table:table-cell table:style-name="ce16" table:formula="of:=IF(AND([.B91]=&quot;&quot;;[.C91]=&quot;&quot;;[.D91]=&quot;&quot;;[.E91]=&quot;&quot;;[.F91]=&quot;&quot;;[.C9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2" table:number-rows-spanned="1">
            <text:p>next diagnostic</text:p>
          </table:table-cell>
          <table:covered-table-cell table:style-name="ce14"/>
          <table:table-cell table:style-name="ce9" office:value-type="string" calcext:value-type="string">
            <text:p>&lt;Plug&gt;(coc-diagnostic-next)</text:p>
          </table:table-cell>
          <table:table-cell/>
          <table:table-cell table:style-name="ce1"/>
          <table:table-cell table:style-name="ce16" table:formula="of:=IF(AND([.D92]=&quot;Name&quot;;[.C92]=&quot;&quot;);&quot;N&quot;; IF(AND([.D92]=&quot;Description&quot;; [.C92]=&quot;&quot;); &quot;K&quot;; IF(AND([.B92]=&quot;Main Key&quot;;[.C92]=&quot;Sub Key    &quot;); &quot;H&quot;; IF([.J92]=&quot;N&quot;; &quot;C&quot;; &quot;&quot;))))" office:value-type="string" office:string-value="C" calcext:value-type="string">
            <text:p>C</text:p>
          </table:table-cell>
          <table:table-cell table:style-name="ce16" table:formula="of:=IF(AND([.B92]=&quot;&quot;;[.C92]=&quot;&quot;;[.D92]=&quot;&quot;;[.E92]=&quot;&quot;;[.F92]=&quot;&quot;;[.C9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2" table:number-rows-spanned="1">
            <text:p>next error</text:p>
          </table:table-cell>
          <table:covered-table-cell table:style-name="ce14"/>
          <table:table-cell table:style-name="ce9" office:value-type="string" calcext:value-type="string">
            <text:p>&lt;Plug&gt;(cod-diagnostic-next-error)</text:p>
          </table:table-cell>
          <table:table-cell/>
          <table:table-cell table:style-name="ce1"/>
          <table:table-cell table:style-name="ce16" table:formula="of:=IF(AND([.D93]=&quot;Name&quot;;[.C93]=&quot;&quot;);&quot;N&quot;; IF(AND([.D93]=&quot;Description&quot;; [.C93]=&quot;&quot;); &quot;K&quot;; IF(AND([.B93]=&quot;Main Key&quot;;[.C93]=&quot;Sub Key    &quot;); &quot;H&quot;; IF([.J93]=&quot;N&quot;; &quot;C&quot;; &quot;&quot;))))" office:value-type="string" office:string-value="C" calcext:value-type="string">
            <text:p>C</text:p>
          </table:table-cell>
          <table:table-cell table:style-name="ce16" table:formula="of:=IF(AND([.B93]=&quot;&quot;;[.C93]=&quot;&quot;;[.D93]=&quot;&quot;;[.E93]=&quot;&quot;;[.F93]=&quot;&quot;;[.C9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9" office:value-type="string" calcext:value-type="string" table:number-columns-spanned="2" table:number-rows-spanned="1">
            <text:p>outline</text:p>
          </table:table-cell>
          <table:covered-table-cell table:style-name="ce14"/>
          <table:table-cell table:style-name="ce9" office:value-type="string" calcext:value-type="string">
            <text:p>:Vist!!</text:p>
          </table:table-cell>
          <table:table-cell/>
          <table:table-cell table:style-name="ce1"/>
          <table:table-cell table:style-name="ce16" table:formula="of:=IF(AND([.D94]=&quot;Name&quot;;[.C94]=&quot;&quot;);&quot;N&quot;; IF(AND([.D94]=&quot;Description&quot;; [.C94]=&quot;&quot;); &quot;K&quot;; IF(AND([.B94]=&quot;Main Key&quot;;[.C94]=&quot;Sub Key    &quot;); &quot;H&quot;; IF([.J94]=&quot;N&quot;; &quot;C&quot;; &quot;&quot;))))" office:value-type="string" office:string-value="C" calcext:value-type="string">
            <text:p>C</text:p>
          </table:table-cell>
          <table:table-cell table:style-name="ce16" table:formula="of:=IF(AND([.B94]=&quot;&quot;;[.C94]=&quot;&quot;;[.D94]=&quot;&quot;;[.E94]=&quot;&quot;;[.F94]=&quot;&quot;;[.C9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9" office:value-type="string" calcext:value-type="string" table:number-columns-spanned="2" table:number-rows-spanned="1">
            <text:p>search outline</text:p>
          </table:table-cell>
          <table:covered-table-cell table:style-name="ce14"/>
          <table:table-cell table:style-name="ce9" office:value-type="string" calcext:value-type="string">
            <text:p>:CocList outline</text:p>
          </table:table-cell>
          <table:table-cell/>
          <table:table-cell table:style-name="ce1"/>
          <table:table-cell table:style-name="ce16" table:formula="of:=IF(AND([.D95]=&quot;Name&quot;;[.C95]=&quot;&quot;);&quot;N&quot;; IF(AND([.D95]=&quot;Description&quot;; [.C95]=&quot;&quot;); &quot;K&quot;; IF(AND([.B95]=&quot;Main Key&quot;;[.C95]=&quot;Sub Key    &quot;); &quot;H&quot;; IF([.J95]=&quot;N&quot;; &quot;C&quot;; &quot;&quot;))))" office:value-type="string" office:string-value="C" calcext:value-type="string">
            <text:p>C</text:p>
          </table:table-cell>
          <table:table-cell table:style-name="ce16" table:formula="of:=IF(AND([.B95]=&quot;&quot;;[.C95]=&quot;&quot;;[.D95]=&quot;&quot;;[.E95]=&quot;&quot;;[.F95]=&quot;&quot;;[.C9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p</text:p>
          </table:table-cell>
          <table:table-cell table:style-name="ce9" office:value-type="string" calcext:value-type="string" table:number-columns-spanned="2" table:number-rows-spanned="1">
            <text:p>prev diagnostic</text:p>
          </table:table-cell>
          <table:covered-table-cell table:style-name="ce14"/>
          <table:table-cell table:style-name="ce9" office:value-type="string" calcext:value-type="string">
            <text:p>&lt;Plug&gt;(coc-diagnostic-prev)</text:p>
          </table:table-cell>
          <table:table-cell/>
          <table:table-cell table:style-name="ce1"/>
          <table:table-cell table:style-name="ce16" table:formula="of:=IF(AND([.D96]=&quot;Name&quot;;[.C96]=&quot;&quot;);&quot;N&quot;; IF(AND([.D96]=&quot;Description&quot;; [.C96]=&quot;&quot;); &quot;K&quot;; IF(AND([.B96]=&quot;Main Key&quot;;[.C96]=&quot;Sub Key    &quot;); &quot;H&quot;; IF([.J96]=&quot;N&quot;; &quot;C&quot;; &quot;&quot;))))" office:value-type="string" office:string-value="C" calcext:value-type="string">
            <text:p>C</text:p>
          </table:table-cell>
          <table:table-cell table:style-name="ce16" table:formula="of:=IF(AND([.B96]=&quot;&quot;;[.C96]=&quot;&quot;;[.D96]=&quot;&quot;;[.E96]=&quot;&quot;;[.F96]=&quot;&quot;;[.C9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P</text:p>
          </table:table-cell>
          <table:table-cell table:style-name="ce9" office:value-type="string" calcext:value-type="string" table:number-columns-spanned="2" table:number-rows-spanned="1">
            <text:p>prev error</text:p>
          </table:table-cell>
          <table:covered-table-cell table:style-name="ce14"/>
          <table:table-cell table:style-name="ce9" office:value-type="string" calcext:value-type="string">
            <text:p>&lt;Plug&gt;(coc-diagnostic-prev-error)</text:p>
          </table:table-cell>
          <table:table-cell/>
          <table:table-cell table:style-name="ce1"/>
          <table:table-cell table:style-name="ce16" table:formula="of:=IF(AND([.D97]=&quot;Name&quot;;[.C97]=&quot;&quot;);&quot;N&quot;; IF(AND([.D97]=&quot;Description&quot;; [.C97]=&quot;&quot;); &quot;K&quot;; IF(AND([.B97]=&quot;Main Key&quot;;[.C97]=&quot;Sub Key    &quot;); &quot;H&quot;; IF([.J97]=&quot;N&quot;; &quot;C&quot;; &quot;&quot;))))" office:value-type="string" office:string-value="C" calcext:value-type="string">
            <text:p>C</text:p>
          </table:table-cell>
          <table:table-cell table:style-name="ce16" table:formula="of:=IF(AND([.B97]=&quot;&quot;;[.C97]=&quot;&quot;;[.D97]=&quot;&quot;;[.E97]=&quot;&quot;;[.F97]=&quot;&quot;;[.C9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q</text:p>
          </table:table-cell>
          <table:table-cell table:style-name="ce9" office:value-type="string" calcext:value-type="string" table:number-columns-spanned="2" table:number-rows-spanned="1">
            <text:p>quickfix</text:p>
          </table:table-cell>
          <table:covered-table-cell table:style-name="ce14"/>
          <table:table-cell table:style-name="ce9" office:value-type="string" calcext:value-type="string">
            <text:p>&lt;Plug&gt;(coc-fix-current)</text:p>
          </table:table-cell>
          <table:table-cell/>
          <table:table-cell table:style-name="ce1"/>
          <table:table-cell table:style-name="ce16" table:formula="of:=IF(AND([.D98]=&quot;Name&quot;;[.C98]=&quot;&quot;);&quot;N&quot;; IF(AND([.D98]=&quot;Description&quot;; [.C98]=&quot;&quot;); &quot;K&quot;; IF(AND([.B98]=&quot;Main Key&quot;;[.C98]=&quot;Sub Key    &quot;); &quot;H&quot;; IF([.J98]=&quot;N&quot;; &quot;C&quot;; &quot;&quot;))))" office:value-type="string" office:string-value="C" calcext:value-type="string">
            <text:p>C</text:p>
          </table:table-cell>
          <table:table-cell table:style-name="ce16" table:formula="of:=IF(AND([.B98]=&quot;&quot;;[.C98]=&quot;&quot;;[.D98]=&quot;&quot;;[.E98]=&quot;&quot;;[.F98]=&quot;&quot;;[.C9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9" office:value-type="string" calcext:value-type="string" table:number-columns-spanned="2" table:number-rows-spanned="1">
            <text:p>references</text:p>
          </table:table-cell>
          <table:covered-table-cell table:style-name="ce14"/>
          <table:table-cell table:style-name="ce9" office:value-type="string" calcext:value-type="string">
            <text:p>&lt;Plug&gt;(coc-references)</text:p>
          </table:table-cell>
          <table:table-cell/>
          <table:table-cell table:style-name="ce1"/>
          <table:table-cell table:style-name="ce16" table:formula="of:=IF(AND([.D99]=&quot;Name&quot;;[.C99]=&quot;&quot;);&quot;N&quot;; IF(AND([.D99]=&quot;Description&quot;; [.C99]=&quot;&quot;); &quot;K&quot;; IF(AND([.B99]=&quot;Main Key&quot;;[.C99]=&quot;Sub Key    &quot;); &quot;H&quot;; IF([.J99]=&quot;N&quot;; &quot;C&quot;; &quot;&quot;))))" office:value-type="string" office:string-value="C" calcext:value-type="string">
            <text:p>C</text:p>
          </table:table-cell>
          <table:table-cell table:style-name="ce16" table:formula="of:=IF(AND([.B99]=&quot;&quot;;[.C99]=&quot;&quot;;[.D99]=&quot;&quot;;[.E99]=&quot;&quot;;[.F99]=&quot;&quot;;[.C9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9" office:value-type="string" calcext:value-type="string" table:number-columns-spanned="2" table:number-rows-spanned="1">
            <text:p>rename</text:p>
          </table:table-cell>
          <table:covered-table-cell table:style-name="ce14"/>
          <table:table-cell table:style-name="ce9" office:value-type="string" calcext:value-type="string">
            <text:p>&lt;Plug&gt;(coc-rename)</text:p>
          </table:table-cell>
          <table:table-cell/>
          <table:table-cell table:style-name="ce1"/>
          <table:table-cell table:style-name="ce16" table:formula="of:=IF(AND([.D100]=&quot;Name&quot;;[.C100]=&quot;&quot;);&quot;N&quot;; IF(AND([.D100]=&quot;Description&quot;; [.C100]=&quot;&quot;); &quot;K&quot;; IF(AND([.B100]=&quot;Main Key&quot;;[.C100]=&quot;Sub Key    &quot;); &quot;H&quot;; IF([.J100]=&quot;N&quot;; &quot;C&quot;; &quot;&quot;))))" office:value-type="string" office:string-value="C" calcext:value-type="string">
            <text:p>C</text:p>
          </table:table-cell>
          <table:table-cell table:style-name="ce16" table:formula="of:=IF(AND([.B100]=&quot;&quot;;[.C100]=&quot;&quot;;[.D100]=&quot;&quot;;[.E100]=&quot;&quot;;[.F100]=&quot;&quot;;[.C9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9" office:value-type="string" calcext:value-type="string" table:number-columns-spanned="2" table:number-rows-spanned="1">
            <text:p>references</text:p>
          </table:table-cell>
          <table:covered-table-cell table:style-name="ce14"/>
          <table:table-cell table:style-name="ce9" office:value-type="string" calcext:value-type="string">
            <text:p>:CocList -I symbols</text:p>
          </table:table-cell>
          <table:table-cell/>
          <table:table-cell table:style-name="ce1"/>
          <table:table-cell table:style-name="ce16" table:formula="of:=IF(AND([.D101]=&quot;Name&quot;;[.C101]=&quot;&quot;);&quot;N&quot;; IF(AND([.D101]=&quot;Description&quot;; [.C101]=&quot;&quot;); &quot;K&quot;; IF(AND([.B101]=&quot;Main Key&quot;;[.C101]=&quot;Sub Key    &quot;); &quot;H&quot;; IF([.J101]=&quot;N&quot;; &quot;C&quot;; &quot;&quot;))))" office:value-type="string" office:string-value="C" calcext:value-type="string">
            <text:p>C</text:p>
          </table:table-cell>
          <table:table-cell table:style-name="ce16" table:formula="of:=IF(AND([.B101]=&quot;&quot;;[.C101]=&quot;&quot;;[.D101]=&quot;&quot;;[.E101]=&quot;&quot;;[.F101]=&quot;&quot;;[.C10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9" office:value-type="string" calcext:value-type="string" table:number-columns-spanned="2" table:number-rows-spanned="1">
            <text:p>snippets</text:p>
          </table:table-cell>
          <table:covered-table-cell table:style-name="ce14"/>
          <table:table-cell table:style-name="ce9" office:value-type="string" calcext:value-type="string">
            <text:p>:CocList snippets</text:p>
          </table:table-cell>
          <table:table-cell/>
          <table:table-cell table:style-name="ce1"/>
          <table:table-cell table:style-name="ce16" table:formula="of:=IF(AND([.D102]=&quot;Name&quot;;[.C102]=&quot;&quot;);&quot;N&quot;; IF(AND([.D102]=&quot;Description&quot;; [.C102]=&quot;&quot;); &quot;K&quot;; IF(AND([.B102]=&quot;Main Key&quot;;[.C102]=&quot;Sub Key    &quot;); &quot;H&quot;; IF([.J102]=&quot;N&quot;; &quot;C&quot;; &quot;&quot;))))" office:value-type="string" office:string-value="C" calcext:value-type="string">
            <text:p>C</text:p>
          </table:table-cell>
          <table:table-cell table:style-name="ce16" table:formula="of:=IF(AND([.B102]=&quot;&quot;;[.C102]=&quot;&quot;;[.D102]=&quot;&quot;;[.E102]=&quot;&quot;;[.F102]=&quot;&quot;;[.C10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t</text:p>
          </table:table-cell>
          <table:table-cell table:style-name="ce9" office:value-type="string" calcext:value-type="string" table:number-columns-spanned="2" table:number-rows-spanned="1">
            <text:p>type definition</text:p>
          </table:table-cell>
          <table:covered-table-cell table:style-name="ce14"/>
          <table:table-cell table:style-name="ce9" office:value-type="string" calcext:value-type="string">
            <text:p>&lt;Plug&gt;(coc-type-definition)</text:p>
          </table:table-cell>
          <table:table-cell/>
          <table:table-cell table:style-name="ce1"/>
          <table:table-cell table:style-name="ce16" table:formula="of:=IF(AND([.D103]=&quot;Name&quot;;[.C103]=&quot;&quot;);&quot;N&quot;; IF(AND([.D103]=&quot;Description&quot;; [.C103]=&quot;&quot;); &quot;K&quot;; IF(AND([.B103]=&quot;Main Key&quot;;[.C103]=&quot;Sub Key    &quot;); &quot;H&quot;; IF([.J103]=&quot;N&quot;; &quot;C&quot;; &quot;&quot;))))" office:value-type="string" office:string-value="C" calcext:value-type="string">
            <text:p>C</text:p>
          </table:table-cell>
          <table:table-cell table:style-name="ce16" table:formula="of:=IF(AND([.B103]=&quot;&quot;;[.C103]=&quot;&quot;;[.D103]=&quot;&quot;;[.E103]=&quot;&quot;;[.F103]=&quot;&quot;;[.C10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u</text:p>
          </table:table-cell>
          <table:table-cell table:style-name="ce9" office:value-type="string" calcext:value-type="string" table:number-columns-spanned="2" table:number-rows-spanned="1">
            <text:p>resume list</text:p>
          </table:table-cell>
          <table:covered-table-cell table:style-name="ce14"/>
          <table:table-cell table:style-name="ce9" office:value-type="string" calcext:value-type="string">
            <text:p>:CocListResume</text:p>
          </table:table-cell>
          <table:table-cell/>
          <table:table-cell table:style-name="ce1"/>
          <table:table-cell table:style-name="ce16" table:formula="of:=IF(AND([.D104]=&quot;Name&quot;;[.C104]=&quot;&quot;);&quot;N&quot;; IF(AND([.D104]=&quot;Description&quot;; [.C104]=&quot;&quot;); &quot;K&quot;; IF(AND([.B104]=&quot;Main Key&quot;;[.C104]=&quot;Sub Key    &quot;); &quot;H&quot;; IF([.J104]=&quot;N&quot;; &quot;C&quot;; &quot;&quot;))))" office:value-type="string" office:string-value="C" calcext:value-type="string">
            <text:p>C</text:p>
          </table:table-cell>
          <table:table-cell table:style-name="ce16" table:formula="of:=IF(AND([.B104]=&quot;&quot;;[.C104]=&quot;&quot;;[.D104]=&quot;&quot;;[.E104]=&quot;&quot;;[.F104]=&quot;&quot;;[.C10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U</text:p>
          </table:table-cell>
          <table:table-cell table:style-name="ce9" office:value-type="string" calcext:value-type="string" table:number-columns-spanned="2" table:number-rows-spanned="1">
            <text:p>update CoC</text:p>
          </table:table-cell>
          <table:covered-table-cell table:style-name="ce14"/>
          <table:table-cell table:style-name="ce9" office:value-type="string" calcext:value-type="string">
            <text:p>:CocUpdate</text:p>
          </table:table-cell>
          <table:table-cell/>
          <table:table-cell table:style-name="ce1"/>
          <table:table-cell table:style-name="ce16" table:formula="of:=IF(AND([.D105]=&quot;Name&quot;;[.C105]=&quot;&quot;);&quot;N&quot;; IF(AND([.D105]=&quot;Description&quot;; [.C105]=&quot;&quot;); &quot;K&quot;; IF(AND([.B105]=&quot;Main Key&quot;;[.C105]=&quot;Sub Key    &quot;); &quot;H&quot;; IF([.J105]=&quot;N&quot;; &quot;C&quot;; &quot;&quot;))))" office:value-type="string" office:string-value="C" calcext:value-type="string">
            <text:p>C</text:p>
          </table:table-cell>
          <table:table-cell table:style-name="ce16" table:formula="of:=IF(AND([.B105]=&quot;&quot;;[.C105]=&quot;&quot;;[.D105]=&quot;&quot;;[.E105]=&quot;&quot;;[.F105]=&quot;&quot;;[.C10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z</text:p>
          </table:table-cell>
          <table:table-cell table:style-name="ce9" office:value-type="string" calcext:value-type="string" table:number-columns-spanned="2" table:number-rows-spanned="1">
            <text:p>disable CoC</text:p>
          </table:table-cell>
          <table:covered-table-cell table:style-name="ce14"/>
          <table:table-cell table:style-name="ce9" office:value-type="string" calcext:value-type="string">
            <text:p>:CocDisable</text:p>
          </table:table-cell>
          <table:table-cell/>
          <table:table-cell table:style-name="ce1"/>
          <table:table-cell table:style-name="ce16" table:formula="of:=IF(AND([.D106]=&quot;Name&quot;;[.C106]=&quot;&quot;);&quot;N&quot;; IF(AND([.D106]=&quot;Description&quot;; [.C106]=&quot;&quot;); &quot;K&quot;; IF(AND([.B106]=&quot;Main Key&quot;;[.C106]=&quot;Sub Key    &quot;); &quot;H&quot;; IF([.J106]=&quot;N&quot;; &quot;C&quot;; &quot;&quot;))))" office:value-type="string" office:string-value="C" calcext:value-type="string">
            <text:p>C</text:p>
          </table:table-cell>
          <table:table-cell table:style-name="ce16" table:formula="of:=IF(AND([.B106]=&quot;&quot;;[.C106]=&quot;&quot;;[.D106]=&quot;&quot;;[.E106]=&quot;&quot;;[.F106]=&quot;&quot;;[.C10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74]" office:value-type="string" office:string-value="l" calcext:value-type="string">
            <text:p>l</text:p>
          </table:table-cell>
          <table:table-cell table:style-name="ce4" office:value-type="string" calcext:value-type="string">
            <text:p>Z</text:p>
          </table:table-cell>
          <table:table-cell table:style-name="ce9" office:value-type="string" calcext:value-type="string" table:number-columns-spanned="2" table:number-rows-spanned="1">
            <text:p>enable CoC</text:p>
          </table:table-cell>
          <table:covered-table-cell table:style-name="ce14"/>
          <table:table-cell table:style-name="ce9" office:value-type="string" calcext:value-type="string">
            <text:p>:CocEnable</text:p>
          </table:table-cell>
          <table:table-cell/>
          <table:table-cell table:style-name="ce1"/>
          <table:table-cell table:style-name="ce16" table:formula="of:=IF(AND([.D107]=&quot;Name&quot;;[.C107]=&quot;&quot;);&quot;N&quot;; IF(AND([.D107]=&quot;Description&quot;; [.C107]=&quot;&quot;); &quot;K&quot;; IF(AND([.B107]=&quot;Main Key&quot;;[.C107]=&quot;Sub Key    &quot;); &quot;H&quot;; IF([.J107]=&quot;N&quot;; &quot;C&quot;; &quot;&quot;))))" office:value-type="string" office:string-value="C" calcext:value-type="string">
            <text:p>C</text:p>
          </table:table-cell>
          <table:table-cell table:style-name="ce16" table:formula="of:=IF(AND([.B107]=&quot;&quot;;[.C107]=&quot;&quot;;[.D107]=&quot;&quot;;[.E107]=&quot;&quot;;[.F107]=&quot;&quot;;[.C10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style-name="ce16" table:formula="of:=IF(AND([.D108]=&quot;Name&quot;;[.C108]=&quot;&quot;);&quot;N&quot;; IF(AND([.D108]=&quot;Description&quot;; [.C108]=&quot;&quot;); &quot;K&quot;; IF(AND([.B108]=&quot;Main Key&quot;;[.C108]=&quot;Sub Key    &quot;); &quot;H&quot;; IF([.J108]=&quot;N&quot;; &quot;C&quot;; &quot;&quot;))))">
            <text:p/>
          </table:table-cell>
          <table:table-cell table:style-name="ce16" table:formula="of:=IF(AND([.B108]=&quot;&quot;;[.C108]=&quot;&quot;;[.D108]=&quot;&quot;;[.E108]=&quot;&quot;;[.F108]=&quot;&quot;;[.C107]&lt;&gt;&quot;&quot;); &quot;Y&quot;; &quot;N&quot;)" office:value-type="string" office:string-value="Y" calcext:value-type="string">
            <text:p>Y</text:p>
          </table:table-cell>
          <table:table-cell table:number-columns-repeated="4"/>
        </table:table-row>
        <table:table-row table:style-name="ro5">
          <table:table-cell/>
          <table:table-cell table:style-name="ce3" office:value-type="string" calcext:value-type="string" table:number-columns-spanned="1" table:number-rows-spanned="2">
            <text:p>Main Key</text:p>
          </table:table-cell>
          <table:table-cell table:style-name="ce3" office:value-type="string" calcext:value-type="string" table:number-columns-spanned="1" table:number-rows-spanned="3">
            <text:p>Sub Key <text:s text:c="3"/></text:p>
          </table:table-cell>
          <table:table-cell table:style-name="ce10" table:formula="of:=&quot;Here are the keybindings and descriptions for the '&quot;&amp;[.E110]&amp;&quot;' menu triggered with '&quot;&amp;[.B110]&amp;&quot;'.&quot;" office:value-type="string" office:string-value="Here are the keybindings and descriptions for the 'term' menu triggered with 'l'." calcext:value-type="string" table:number-columns-spanned="2" table:number-rows-spanned="1">
            <text:p>Here are the keybindings and descriptions for the 'term' menu triggered with 'l'.</text:p>
          </table:table-cell>
          <table:covered-table-cell table:style-name="ce6"/>
          <table:table-cell table:style-name="ce8" office:value-type="string" calcext:value-type="string" table:number-columns-spanned="1" table:number-rows-spanned="3">
            <text:p>Vim Command</text:p>
          </table:table-cell>
          <table:table-cell/>
          <table:table-cell table:style-name="ce1"/>
          <table:table-cell table:style-name="ce16" table:formula="of:=IF(AND([.D109]=&quot;Name&quot;;[.C109]=&quot;&quot;);&quot;N&quot;; IF(AND([.D109]=&quot;Description&quot;; [.C109]=&quot;&quot;); &quot;K&quot;; IF(AND([.B109]=&quot;Main Key&quot;;[.C109]=&quot;Sub Key    &quot;); &quot;H&quot;; IF([.J109]=&quot;N&quot;; &quot;C&quot;; &quot;&quot;))))" office:value-type="string" office:string-value="H" calcext:value-type="string">
            <text:p>H</text:p>
          </table:table-cell>
          <table:table-cell table:style-name="ce16" table:formula="of:=IF(AND([.B109]=&quot;&quot;;[.C109]=&quot;&quot;;[.D109]=&quot;&quot;;[.E109]=&quot;&quot;;[.F109]=&quot;&quot;;[.C10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covered-table-cell table:style-name="ce6" office:value-type="string" calcext:value-type="string">
            <text:p>l</text:p>
          </table:covered-table-cell>
          <table:covered-table-cell table:style-name="ce7" office:value-type="string" calcext:value-type="string">
            <text:p>←Key</text:p>
          </table:covered-table-cell>
          <table:table-cell table:style-name="ce11" office:value-type="string" calcext:value-type="string">
            <text:p>Name</text:p>
          </table:table-cell>
          <table:table-cell table:style-name="ce4" office:value-type="string" calcext:value-type="string">
            <text:p>term</text:p>
          </table:table-cell>
          <table:covered-table-cell/>
          <table:table-cell/>
          <table:table-cell table:style-name="ce1"/>
          <table:table-cell table:style-name="ce16" table:formula="of:=IF(AND([.D110]=&quot;Name&quot;;[.C110]=&quot;&quot;);&quot;N&quot;; IF(AND([.D110]=&quot;Description&quot;; [.C110]=&quot;&quot;); &quot;K&quot;; IF(AND([.B110]=&quot;Main Key&quot;;[.C110]=&quot;Sub Key    &quot;); &quot;H&quot;; IF([.J110]=&quot;N&quot;; &quot;C&quot;; &quot;&quot;))))" office:value-type="string" office:string-value="C" calcext:value-type="string">
            <text:p>C</text:p>
          </table:table-cell>
          <table:table-cell table:style-name="ce16" table:formula="of:=IF(AND([.B110]=&quot;&quot;;[.C110]=&quot;&quot;;[.D110]=&quot;&quot;;[.E110]=&quot;&quot;;[.F110]=&quot;&quot;;[.C10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escription</text:p>
          </table:table-cell>
          <table:covered-table-cell table:style-name="ce6"/>
          <table:covered-table-cell/>
          <table:table-cell/>
          <table:table-cell table:style-name="ce1"/>
          <table:table-cell table:style-name="ce16" table:formula="of:=IF(AND([.D111]=&quot;Name&quot;;[.C111]=&quot;&quot;);&quot;N&quot;; IF(AND([.D111]=&quot;Description&quot;; [.C111]=&quot;&quot;); &quot;K&quot;; IF(AND([.B111]=&quot;Main Key&quot;;[.C111]=&quot;Sub Key    &quot;); &quot;H&quot;; IF([.J111]=&quot;N&quot;; &quot;C&quot;; &quot;&quot;))))" office:value-type="string" office:string-value="K" calcext:value-type="string">
            <text:p>K</text:p>
          </table:table-cell>
          <table:table-cell table:style-name="ce16" table:formula="of:=IF(AND([.B111]=&quot;&quot;;[.C111]=&quot;&quot;;[.D111]=&quot;&quot;;[.E111]=&quot;&quot;;[.F111]=&quot;&quot;;[.C110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11]" office:value-type="string" office:string-value="t" calcext:value-type="string">
            <text:p>t</text:p>
          </table:table-cell>
          <table:table-cell table:style-name="ce4" office:value-type="string" calcext:value-type="string">
            <text:p>;</text:p>
          </table:table-cell>
          <table:table-cell table:style-name="ce9" office:value-type="string" calcext:value-type="string" table:number-columns-spanned="2" table:number-rows-spanned="1">
            <text:p>terminal</text:p>
          </table:table-cell>
          <table:covered-table-cell table:style-name="ce14"/>
          <table:table-cell table:style-name="ce9" office:value-type="string" calcext:value-type="string">
            <text:p>:FloatermNew –wintype=normal –height=6</text:p>
          </table:table-cell>
          <table:table-cell/>
          <table:table-cell table:style-name="ce1"/>
          <table:table-cell table:style-name="ce16" table:formula="of:=IF(AND([.D112]=&quot;Name&quot;;[.C112]=&quot;&quot;);&quot;N&quot;; IF(AND([.D112]=&quot;Description&quot;; [.C112]=&quot;&quot;); &quot;K&quot;; IF(AND([.B112]=&quot;Main Key&quot;;[.C112]=&quot;Sub Key    &quot;); &quot;H&quot;; IF([.J112]=&quot;N&quot;; &quot;C&quot;; &quot;&quot;))))" office:value-type="string" office:string-value="C" calcext:value-type="string">
            <text:p>C</text:p>
          </table:table-cell>
          <table:table-cell table:style-name="ce16" table:formula="of:=IF(AND([.B112]=&quot;&quot;;[.C112]=&quot;&quot;;[.D112]=&quot;&quot;;[.E112]=&quot;&quot;;[.F112]=&quot;&quot;;[.C111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11]" office:value-type="string" office:string-value="t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 table:number-columns-spanned="2" table:number-rows-spanned="1">
            <text:p>fzf</text:p>
          </table:table-cell>
          <table:covered-table-cell table:style-name="ce14"/>
          <table:table-cell table:style-name="ce9" office:value-type="string" calcext:value-type="string">
            <text:p>:FloattermNew fzf</text:p>
          </table:table-cell>
          <table:table-cell/>
          <table:table-cell table:style-name="ce1"/>
          <table:table-cell table:style-name="ce16" table:formula="of:=IF(AND([.D113]=&quot;Name&quot;;[.C113]=&quot;&quot;);&quot;N&quot;; IF(AND([.D113]=&quot;Description&quot;; [.C113]=&quot;&quot;); &quot;K&quot;; IF(AND([.B113]=&quot;Main Key&quot;;[.C113]=&quot;Sub Key    &quot;); &quot;H&quot;; IF([.J113]=&quot;N&quot;; &quot;C&quot;; &quot;&quot;))))" office:value-type="string" office:string-value="C" calcext:value-type="string">
            <text:p>C</text:p>
          </table:table-cell>
          <table:table-cell table:style-name="ce16" table:formula="of:=IF(AND([.B113]=&quot;&quot;;[.C113]=&quot;&quot;;[.D113]=&quot;&quot;;[.E113]=&quot;&quot;;[.F113]=&quot;&quot;;[.C112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11]" office:value-type="string" office:string-value="t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9" office:value-type="string" calcext:value-type="string" table:number-columns-spanned="2" table:number-rows-spanned="1">
            <text:p>git grep</text:p>
          </table:table-cell>
          <table:covered-table-cell table:style-name="ce14"/>
          <table:table-cell table:style-name="ce9" office:value-type="string" calcext:value-type="string">
            <text:p>:FloatermNew lazygit</text:p>
          </table:table-cell>
          <table:table-cell/>
          <table:table-cell table:style-name="ce1"/>
          <table:table-cell table:style-name="ce16" table:formula="of:=IF(AND([.D114]=&quot;Name&quot;;[.C114]=&quot;&quot;);&quot;N&quot;; IF(AND([.D114]=&quot;Description&quot;; [.C114]=&quot;&quot;); &quot;K&quot;; IF(AND([.B114]=&quot;Main Key&quot;;[.C114]=&quot;Sub Key    &quot;); &quot;H&quot;; IF([.J114]=&quot;N&quot;; &quot;C&quot;; &quot;&quot;))))" office:value-type="string" office:string-value="C" calcext:value-type="string">
            <text:p>C</text:p>
          </table:table-cell>
          <table:table-cell table:style-name="ce16" table:formula="of:=IF(AND([.B114]=&quot;&quot;;[.C114]=&quot;&quot;;[.D114]=&quot;&quot;;[.E114]=&quot;&quot;;[.F114]=&quot;&quot;;[.C113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11]" office:value-type="string" office:string-value="t" calcext:value-type="string">
            <text:p>t</text:p>
          </table:table-cell>
          <table:table-cell table:style-name="ce4" office:value-type="string" calcext:value-type="string">
            <text:p>d</text:p>
          </table:table-cell>
          <table:table-cell table:style-name="ce9" office:value-type="string" calcext:value-type="string" table:number-columns-spanned="2" table:number-rows-spanned="1">
            <text:p>docker</text:p>
          </table:table-cell>
          <table:covered-table-cell table:style-name="ce14"/>
          <table:table-cell table:style-name="ce9" office:value-type="string" calcext:value-type="string">
            <text:p>:FloattermNew lazydocker</text:p>
          </table:table-cell>
          <table:table-cell/>
          <table:table-cell table:style-name="ce1"/>
          <table:table-cell table:style-name="ce16" table:formula="of:=IF(AND([.D115]=&quot;Name&quot;;[.C115]=&quot;&quot;);&quot;N&quot;; IF(AND([.D115]=&quot;Description&quot;; [.C115]=&quot;&quot;); &quot;K&quot;; IF(AND([.B115]=&quot;Main Key&quot;;[.C115]=&quot;Sub Key    &quot;); &quot;H&quot;; IF([.J115]=&quot;N&quot;; &quot;C&quot;; &quot;&quot;))))" office:value-type="string" office:string-value="C" calcext:value-type="string">
            <text:p>C</text:p>
          </table:table-cell>
          <table:table-cell table:style-name="ce16" table:formula="of:=IF(AND([.B115]=&quot;&quot;;[.C115]=&quot;&quot;;[.D115]=&quot;&quot;;[.E115]=&quot;&quot;;[.F115]=&quot;&quot;;[.C114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11]" office:value-type="string" office:string-value="t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2" table:number-rows-spanned="1">
            <text:p>node</text:p>
          </table:table-cell>
          <table:covered-table-cell table:style-name="ce14"/>
          <table:table-cell table:style-name="ce9" office:value-type="string" calcext:value-type="string">
            <text:p>:FloattermNew node</text:p>
          </table:table-cell>
          <table:table-cell/>
          <table:table-cell table:style-name="ce1"/>
          <table:table-cell table:style-name="ce16" table:formula="of:=IF(AND([.D116]=&quot;Name&quot;;[.C116]=&quot;&quot;);&quot;N&quot;; IF(AND([.D116]=&quot;Description&quot;; [.C116]=&quot;&quot;); &quot;K&quot;; IF(AND([.B116]=&quot;Main Key&quot;;[.C116]=&quot;Sub Key    &quot;); &quot;H&quot;; IF([.J116]=&quot;N&quot;; &quot;C&quot;; &quot;&quot;))))" office:value-type="string" office:string-value="C" calcext:value-type="string">
            <text:p>C</text:p>
          </table:table-cell>
          <table:table-cell table:style-name="ce16" table:formula="of:=IF(AND([.B116]=&quot;&quot;;[.C116]=&quot;&quot;;[.D116]=&quot;&quot;;[.E116]=&quot;&quot;;[.F116]=&quot;&quot;;[.C115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11]" office:value-type="string" office:string-value="t" calcext:value-type="string">
            <text:p>t</text:p>
          </table:table-cell>
          <table:table-cell table:style-name="ce4" office:value-type="string" calcext:value-type="string">
            <text:p>p</text:p>
          </table:table-cell>
          <table:table-cell table:style-name="ce9" office:value-type="string" calcext:value-type="string" table:number-columns-spanned="2" table:number-rows-spanned="1">
            <text:p>python</text:p>
          </table:table-cell>
          <table:covered-table-cell table:style-name="ce14"/>
          <table:table-cell table:style-name="ce9" office:value-type="string" calcext:value-type="string">
            <text:p>:FloattermNew python</text:p>
          </table:table-cell>
          <table:table-cell/>
          <table:table-cell table:style-name="ce1"/>
          <table:table-cell table:style-name="ce16" table:formula="of:=IF(AND([.D117]=&quot;Name&quot;;[.C117]=&quot;&quot;);&quot;N&quot;; IF(AND([.D117]=&quot;Description&quot;; [.C117]=&quot;&quot;); &quot;K&quot;; IF(AND([.B117]=&quot;Main Key&quot;;[.C117]=&quot;Sub Key    &quot;); &quot;H&quot;; IF([.J117]=&quot;N&quot;; &quot;C&quot;; &quot;&quot;))))" office:value-type="string" office:string-value="C" calcext:value-type="string">
            <text:p>C</text:p>
          </table:table-cell>
          <table:table-cell table:style-name="ce16" table:formula="of:=IF(AND([.B117]=&quot;&quot;;[.C117]=&quot;&quot;;[.D117]=&quot;&quot;;[.E117]=&quot;&quot;;[.F117]=&quot;&quot;;[.C116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11]" office:value-type="string" office:string-value="t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 table:number-columns-spanned="2" table:number-rows-spanned="1">
            <text:p>npm</text:p>
          </table:table-cell>
          <table:covered-table-cell table:style-name="ce14"/>
          <table:table-cell table:style-name="ce9" office:value-type="string" calcext:value-type="string">
            <text:p>:FloattermNew lazynpm</text:p>
          </table:table-cell>
          <table:table-cell/>
          <table:table-cell table:style-name="ce1"/>
          <table:table-cell table:style-name="ce16" table:formula="of:=IF(AND([.D118]=&quot;Name&quot;;[.C118]=&quot;&quot;);&quot;N&quot;; IF(AND([.D118]=&quot;Description&quot;; [.C118]=&quot;&quot;); &quot;K&quot;; IF(AND([.B118]=&quot;Main Key&quot;;[.C118]=&quot;Sub Key    &quot;); &quot;H&quot;; IF([.J118]=&quot;N&quot;; &quot;C&quot;; &quot;&quot;))))" office:value-type="string" office:string-value="C" calcext:value-type="string">
            <text:p>C</text:p>
          </table:table-cell>
          <table:table-cell table:style-name="ce16" table:formula="of:=IF(AND([.B118]=&quot;&quot;;[.C118]=&quot;&quot;;[.D118]=&quot;&quot;;[.E118]=&quot;&quot;;[.F118]=&quot;&quot;;[.C117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11]" office:value-type="string" office:string-value="t" calcext:value-type="string">
            <text:p>t</text:p>
          </table:table-cell>
          <table:table-cell table:style-name="ce4" office:value-type="string" calcext:value-type="string">
            <text:p>r</text:p>
          </table:table-cell>
          <table:table-cell table:style-name="ce9" office:value-type="string" calcext:value-type="string" table:number-columns-spanned="2" table:number-rows-spanned="1">
            <text:p>ranger</text:p>
          </table:table-cell>
          <table:covered-table-cell table:style-name="ce14"/>
          <table:table-cell table:style-name="ce9" office:value-type="string" calcext:value-type="string">
            <text:p>:FloattermNew ranger</text:p>
          </table:table-cell>
          <table:table-cell/>
          <table:table-cell table:style-name="ce1"/>
          <table:table-cell table:style-name="ce16" table:formula="of:=IF(AND([.D119]=&quot;Name&quot;;[.C119]=&quot;&quot;);&quot;N&quot;; IF(AND([.D119]=&quot;Description&quot;; [.C119]=&quot;&quot;); &quot;K&quot;; IF(AND([.B119]=&quot;Main Key&quot;;[.C119]=&quot;Sub Key    &quot;); &quot;H&quot;; IF([.J119]=&quot;N&quot;; &quot;C&quot;; &quot;&quot;))))" office:value-type="string" office:string-value="C" calcext:value-type="string">
            <text:p>C</text:p>
          </table:table-cell>
          <table:table-cell table:style-name="ce16" table:formula="of:=IF(AND([.B119]=&quot;&quot;;[.C119]=&quot;&quot;;[.D119]=&quot;&quot;;[.E119]=&quot;&quot;;[.F119]=&quot;&quot;;[.C118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.B$111]" office:value-type="string" office:string-value="t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table:style-name="ce9" office:value-type="string" calcext:value-type="string" table:number-columns-spanned="2" table:number-rows-spanned="1">
            <text:p>toggle</text:p>
          </table:table-cell>
          <table:covered-table-cell table:style-name="ce14"/>
          <table:table-cell table:style-name="ce9" office:value-type="string" calcext:value-type="string">
            <text:p>:FloatermToggle</text:p>
          </table:table-cell>
          <table:table-cell/>
          <table:table-cell table:style-name="ce1"/>
          <table:table-cell table:style-name="ce16" table:formula="of:=IF(AND([.D120]=&quot;Name&quot;;[.C120]=&quot;&quot;);&quot;N&quot;; IF(AND([.D120]=&quot;Description&quot;; [.C120]=&quot;&quot;); &quot;K&quot;; IF(AND([.B120]=&quot;Main Key&quot;;[.C120]=&quot;Sub Key    &quot;); &quot;H&quot;; IF([.J120]=&quot;N&quot;; &quot;C&quot;; &quot;&quot;))))" office:value-type="string" office:string-value="C" calcext:value-type="string">
            <text:p>C</text:p>
          </table:table-cell>
          <table:table-cell table:style-name="ce16" table:formula="of:=IF(AND([.B120]=&quot;&quot;;[.C120]=&quot;&quot;;[.D120]=&quot;&quot;;[.E120]=&quot;&quot;;[.F120]=&quot;&quot;;[.C119]&lt;&gt;&quot;&quot;); &quot;Y&quot;; &quot;N&quot;)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6" table:formula="of:=IF(AND([.D121]=&quot;Name&quot;;[.C121]=&quot;&quot;);&quot;N&quot;; IF(AND([.D121]=&quot;Description&quot;; [.C121]=&quot;&quot;); &quot;K&quot;; IF(AND([.B121]=&quot;Main Key&quot;;[.C121]=&quot;Sub Key    &quot;); &quot;H&quot;; IF([.J121]=&quot;N&quot;; &quot;C&quot;; &quot;&quot;))))">
            <text:p/>
          </table:table-cell>
          <table:table-cell table:style-name="ce16" table:formula="of:=IF(AND([.B121]=&quot;&quot;;[.C121]=&quot;&quot;;[.D121]=&quot;&quot;;[.E121]=&quot;&quot;;[.F121]=&quot;&quot;;[.C120]&lt;&gt;&quot;&quot;); &quot;Y&quot;; &quot;N&quot;)" office:value-type="string" office:string-value="Y" calcext:value-type="string">
            <text:p>Y</text:p>
          </table:table-cell>
          <table:table-cell table:number-columns-repeated="4"/>
        </table:table-row>
        <table:table-row table:style-name="ro1" table:number-rows-repeated="10484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keys-whichkey.vim" table:style-name="ta1">
        <table:table-column table:style-name="co12" table:default-cell-style-name="ce17"/>
        <table:table-column table:style-name="co13" table:default-cell-style-name="ce17"/>
        <table:table-column table:style-name="co14" table:visibility="collapse" table:default-cell-style-name="ce17"/>
        <table:table-column table:style-name="co15" table:visibility="collapse" table:default-cell-style-name="ce17"/>
        <table:table-column table:style-name="co16" table:visibility="collapse" table:default-cell-style-name="ce17"/>
        <table:table-column table:style-name="co17" table:visibility="collapse" table:default-cell-style-name="ce17"/>
        <table:table-column table:style-name="co8" table:number-columns-repeated="1018" table:default-cell-style-name="ce17"/>
        <table:table-row table:style-name="ro1">
          <table:table-cell/>
          <table:table-cell table:style-name="ce18" office:value-type="string" calcext:value-type="string">
            <text:p>"Whichkey headers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let g:which_key_timeout = 100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et g:which_key_display_names = {'&lt;CR&gt;': '↵', '&lt;TAB&gt;': '⇆'}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et g:mapleader = "\&lt;Space&gt;"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nnoremap &lt;silent&gt; &lt;leader&gt; <text:s text:c="5"/>:&lt;c-u&gt;WhichKey '&lt;Space&gt;'&lt;CR&gt;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nnoremap &lt;silent&gt; &lt;localleader&gt; :&lt;c-u&gt;WhichKey <text:s/>','&lt;CR&gt;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et g:which_key_map = <text:s/>{}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et g:which_key_sep = '→'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et g:which_key_use_floating_win = 0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20"/>
          <table:table-cell table:number-columns-repeated="1022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"Generated keymap from Configuration tab starts here</text:p>
          </table:table-cell>
          <table:table-cell table:number-columns-repeated="1022"/>
        </table:table-row>
        <table:table-row table:style-name="ro1">
          <table:table-cell/>
          <table:table-cell table:formula="of:=IF([$Configuration.D3]=&quot;Name&quot;; [.D18]; IF([$Configuration.D3]=&quot;Description&quot;; [.E18]; IF([$Configuration.J3]=&quot;Y&quot;; IF(LEFT(TRIM([.B16]); 1)=&quot;\&quot;; &quot;      \ }&quot;; &quot;&quot;); IF([$Configuration.C3]=&quot;Sub Key    &quot;; &quot;&quot;; IF(AND([$Configuration.B3]=&quot;&quot;;[$Configuration.I3]=&quot;C&quot;); [.C18]; IF([$Configuration.J3]=&quot;N&quot;; [.F18]; &quot;&quot;))))))" office:value-type="string" office:string-value="let g:which_key_map['/'] = [ ':call Comment()', 'Toggle Comment' ]" calcext:value-type="string">
            <text:p>let g:which_key_map['/'] = [ ':call Comment()', 'Toggle Comment' ]</text:p>
          </table:table-cell>
          <table:table-cell table:formula="of:=&quot;let g:which_key_map['&quot;&amp;[$Configuration.C3]&amp;&quot;'] = [ '&quot;&amp;[$Configuration.F3]&amp;&quot;', '&quot;&amp;[$Configuration.D3]&amp;&quot;' ]&quot;" office:value-type="string" office:string-value="let g:which_key_map['/'] = [ ':call Comment()', 'Toggle Comment' ]" calcext:value-type="string">
            <text:p>let g:which_key_map['/'] = [ ':call Comment()', 'Toggle Comment' ]</text:p>
          </table:table-cell>
          <table:table-cell table:formula="of:=&quot;let g:which_key_map.&quot;&amp;[$Configuration.B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]&amp;&quot;' : ['&quot;&amp;[$Configuration.F3]&amp;&quot;', '&quot;&amp;[$Configuration.D3]&amp;&quot;'] ,&quot;" office:value-type="string" office:string-value="       \ '/' : [':call Comment()', 'Toggle Comment'] ," calcext:value-type="string">
            <text:p><text:s text:c="7"/>\ '/' : [':call Comment()', 'Toggle Commen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]=&quot;Name&quot;; [.D19]; IF([$Configuration.D4]=&quot;Description&quot;; [.E19]; IF([$Configuration.J4]=&quot;Y&quot;; IF(LEFT(TRIM([.B17]); 1)=&quot;\&quot;; &quot;      \ }&quot;; &quot;&quot;); IF([$Configuration.C4]=&quot;Sub Key    &quot;; &quot;&quot;; IF(AND([$Configuration.B4]=&quot;&quot;;[$Configuration.I4]=&quot;C&quot;); [.C19]; IF([$Configuration.J4]=&quot;N&quot;; [.F19]; &quot;&quot;))))))" office:value-type="string" office:string-value="let g:which_key_map['.'] = [ ':e $MYVIMRC', 'edit vim init' ]" calcext:value-type="string">
            <text:p>let g:which_key_map['.'] = [ ':e $MYVIMRC', 'edit vim init' ]</text:p>
          </table:table-cell>
          <table:table-cell table:formula="of:=&quot;let g:which_key_map['&quot;&amp;[$Configuration.C4]&amp;&quot;'] = [ '&quot;&amp;[$Configuration.F4]&amp;&quot;', '&quot;&amp;[$Configuration.D4]&amp;&quot;' ]&quot;" office:value-type="string" office:string-value="let g:which_key_map['.'] = [ ':e $MYVIMRC', 'edit vim init' ]" calcext:value-type="string">
            <text:p>let g:which_key_map['.'] = [ ':e $MYVIMRC', 'edit vim init' ]</text:p>
          </table:table-cell>
          <table:table-cell table:formula="of:=&quot;let g:which_key_map.&quot;&amp;[$Configuration.B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]&amp;&quot;' : ['&quot;&amp;[$Configuration.F4]&amp;&quot;', '&quot;&amp;[$Configuration.D4]&amp;&quot;'] ,&quot;" office:value-type="string" office:string-value="       \ '.' : [':e $MYVIMRC', 'edit vim init'] ," calcext:value-type="string">
            <text:p><text:s text:c="7"/>\ '.' : [':e $MYVIMRC', 'edit vim ini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]=&quot;Name&quot;; [.D20]; IF([$Configuration.D5]=&quot;Description&quot;; [.E20]; IF([$Configuration.J5]=&quot;Y&quot;; IF(LEFT(TRIM([.B18]); 1)=&quot;\&quot;; &quot;      \ }&quot;; &quot;&quot;); IF([$Configuration.C5]=&quot;Sub Key    &quot;; &quot;&quot;; IF(AND([$Configuration.B5]=&quot;&quot;;[$Configuration.I5]=&quot;C&quot;); [.C20]; IF([$Configuration.J5]=&quot;N&quot;; [.F20]; &quot;&quot;))))))" office:value-type="string" office:string-value="let g:which_key_map['w'] = [ '&lt;Plug&gt;CamelCaseMotion_w', 'camelCase forward one word' ]" calcext:value-type="string">
            <text:p>let g:which_key_map['w'] = [ '&lt;Plug&gt;CamelCaseMotion_w', 'camelCase forward one word' ]</text:p>
          </table:table-cell>
          <table:table-cell table:formula="of:=&quot;let g:which_key_map['&quot;&amp;[$Configuration.C5]&amp;&quot;'] = [ '&quot;&amp;[$Configuration.F5]&amp;&quot;', '&quot;&amp;[$Configuration.D5]&amp;&quot;' ]&quot;" office:value-type="string" office:string-value="let g:which_key_map['w'] = [ '&lt;Plug&gt;CamelCaseMotion_w', 'camelCase forward one word' ]" calcext:value-type="string">
            <text:p>let g:which_key_map['w'] = [ '&lt;Plug&gt;CamelCaseMotion_w', 'camelCase forward one word' ]</text:p>
          </table:table-cell>
          <table:table-cell table:formula="of:=&quot;let g:which_key_map.&quot;&amp;[$Configuration.B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]&amp;&quot;' : ['&quot;&amp;[$Configuration.F5]&amp;&quot;', '&quot;&amp;[$Configuration.D5]&amp;&quot;'] ,&quot;" office:value-type="string" office:string-value="       \ 'w' : ['&lt;Plug&gt;CamelCaseMotion_w', 'camelCase forward one word'] ," calcext:value-type="string">
            <text:p><text:s text:c="7"/>\ 'w' : ['&lt;Plug&gt;CamelCaseMotion_w', 'camelCase forward one word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]=&quot;Name&quot;; [.D21]; IF([$Configuration.D6]=&quot;Description&quot;; [.E21]; IF([$Configuration.J6]=&quot;Y&quot;; IF(LEFT(TRIM([.B19]); 1)=&quot;\&quot;; &quot;      \ }&quot;; &quot;&quot;); IF([$Configuration.C6]=&quot;Sub Key    &quot;; &quot;&quot;; IF(AND([$Configuration.B6]=&quot;&quot;;[$Configuration.I6]=&quot;C&quot;); [.C21]; IF([$Configuration.J6]=&quot;N&quot;; [.F21]; &quot;&quot;))))))" office:value-type="string" office:string-value="let g:which_key_map['b'] = [ '&lt;Plug&gt;CamelCaseMotion_b', 'camelCase back one word' ]" calcext:value-type="string">
            <text:p>let g:which_key_map['b'] = [ '&lt;Plug&gt;CamelCaseMotion_b', 'camelCase back one word' ]</text:p>
          </table:table-cell>
          <table:table-cell table:formula="of:=&quot;let g:which_key_map['&quot;&amp;[$Configuration.C6]&amp;&quot;'] = [ '&quot;&amp;[$Configuration.F6]&amp;&quot;', '&quot;&amp;[$Configuration.D6]&amp;&quot;' ]&quot;" office:value-type="string" office:string-value="let g:which_key_map['b'] = [ '&lt;Plug&gt;CamelCaseMotion_b', 'camelCase back one word' ]" calcext:value-type="string">
            <text:p>let g:which_key_map['b'] = [ '&lt;Plug&gt;CamelCaseMotion_b', 'camelCase back one word' ]</text:p>
          </table:table-cell>
          <table:table-cell table:formula="of:=&quot;let g:which_key_map.&quot;&amp;[$Configuration.B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]&amp;&quot;' : ['&quot;&amp;[$Configuration.F6]&amp;&quot;', '&quot;&amp;[$Configuration.D6]&amp;&quot;'] ,&quot;" office:value-type="string" office:string-value="       \ 'b' : ['&lt;Plug&gt;CamelCaseMotion_b', 'camelCase back one word'] ," calcext:value-type="string">
            <text:p><text:s text:c="7"/>\ 'b' : ['&lt;Plug&gt;CamelCaseMotion_b', 'camelCase back one word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]=&quot;Name&quot;; [.D22]; IF([$Configuration.D7]=&quot;Description&quot;; [.E22]; IF([$Configuration.J7]=&quot;Y&quot;; IF(LEFT(TRIM([.B20]); 1)=&quot;\&quot;; &quot;      \ }&quot;; &quot;&quot;); IF([$Configuration.C7]=&quot;Sub Key    &quot;; &quot;&quot;; IF(AND([$Configuration.B7]=&quot;&quot;;[$Configuration.I7]=&quot;C&quot;); [.C22]; IF([$Configuration.J7]=&quot;N&quot;; [.F22]; &quot;&quot;))))))" office:value-type="string" office:string-value="let g:which_key_map['e'] = [ '&lt;Plug&gt;CamelCaseMotion_e', 'camelCase end of word' ]" calcext:value-type="string">
            <text:p>let g:which_key_map['e'] = [ '&lt;Plug&gt;CamelCaseMotion_e', 'camelCase end of word' ]</text:p>
          </table:table-cell>
          <table:table-cell table:formula="of:=&quot;let g:which_key_map['&quot;&amp;[$Configuration.C7]&amp;&quot;'] = [ '&quot;&amp;[$Configuration.F7]&amp;&quot;', '&quot;&amp;[$Configuration.D7]&amp;&quot;' ]&quot;" office:value-type="string" office:string-value="let g:which_key_map['e'] = [ '&lt;Plug&gt;CamelCaseMotion_e', 'camelCase end of word' ]" calcext:value-type="string">
            <text:p>let g:which_key_map['e'] = [ '&lt;Plug&gt;CamelCaseMotion_e', 'camelCase end of word' ]</text:p>
          </table:table-cell>
          <table:table-cell table:formula="of:=&quot;let g:which_key_map.&quot;&amp;[$Configuration.B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]&amp;&quot;' : ['&quot;&amp;[$Configuration.F7]&amp;&quot;', '&quot;&amp;[$Configuration.D7]&amp;&quot;'] ,&quot;" office:value-type="string" office:string-value="       \ 'e' : ['&lt;Plug&gt;CamelCaseMotion_e', 'camelCase end of word'] ," calcext:value-type="string">
            <text:p><text:s text:c="7"/>\ 'e' : ['&lt;Plug&gt;CamelCaseMotion_e', 'camelCase end of word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]=&quot;Name&quot;; [.D23]; IF([$Configuration.D8]=&quot;Description&quot;; [.E23]; IF([$Configuration.J8]=&quot;Y&quot;; IF(LEFT(TRIM([.B21]); 1)=&quot;\&quot;; &quot;      \ }&quot;; &quot;&quot;); IF([$Configuration.C8]=&quot;Sub Key    &quot;; &quot;&quot;; IF(AND([$Configuration.B8]=&quot;&quot;;[$Configuration.I8]=&quot;C&quot;); [.C23]; IF([$Configuration.J8]=&quot;N&quot;; [.F23]; &quot;&quot;))))))" office:value-type="string" office:string-value="let g:which_key_map['n'] = [ ':let @/ = “”', 'clear highlight' ]" calcext:value-type="string">
            <text:p>let g:which_key_map['n'] = [ ':let @/ = “”', 'clear highlight' ]</text:p>
          </table:table-cell>
          <table:table-cell table:formula="of:=&quot;let g:which_key_map['&quot;&amp;[$Configuration.C8]&amp;&quot;'] = [ '&quot;&amp;[$Configuration.F8]&amp;&quot;', '&quot;&amp;[$Configuration.D8]&amp;&quot;' ]&quot;" office:value-type="string" office:string-value="let g:which_key_map['n'] = [ ':let @/ = “”', 'clear highlight' ]" calcext:value-type="string">
            <text:p>let g:which_key_map['n'] = [ ':let @/ = “”', 'clear highlight' ]</text:p>
          </table:table-cell>
          <table:table-cell table:formula="of:=&quot;let g:which_key_map.&quot;&amp;[$Configuration.B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]&amp;&quot;' : ['&quot;&amp;[$Configuration.F8]&amp;&quot;', '&quot;&amp;[$Configuration.D8]&amp;&quot;'] ,&quot;" office:value-type="string" office:string-value="       \ 'n' : [':let @/ = “”', 'clear highlight'] ," calcext:value-type="string">
            <text:p><text:s text:c="7"/>\ 'n' : [':let @/ = “”', 'clear highligh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]=&quot;Name&quot;; [.D24]; IF([$Configuration.D9]=&quot;Description&quot;; [.E24]; IF([$Configuration.J9]=&quot;Y&quot;; IF(LEFT(TRIM([.B22]); 1)=&quot;\&quot;; &quot;      \ }&quot;; &quot;&quot;); IF([$Configuration.C9]=&quot;Sub Key    &quot;; &quot;&quot;; IF(AND([$Configuration.B9]=&quot;&quot;;[$Configuration.I9]=&quot;C&quot;); [.C24]; IF([$Configuration.J9]=&quot;N&quot;; [.F24]; &quot;&quot;))))))" office:value-type="string" office:string-value="let g:which_key_map['q'] = [ '&lt;Plug&gt;(cod-fix-current)', 'coc quickfix' ]" calcext:value-type="string">
            <text:p>let g:which_key_map['q'] = [ '&lt;Plug&gt;(cod-fix-current)', 'coc quickfix' ]</text:p>
          </table:table-cell>
          <table:table-cell table:formula="of:=&quot;let g:which_key_map['&quot;&amp;[$Configuration.C9]&amp;&quot;'] = [ '&quot;&amp;[$Configuration.F9]&amp;&quot;', '&quot;&amp;[$Configuration.D9]&amp;&quot;' ]&quot;" office:value-type="string" office:string-value="let g:which_key_map['q'] = [ '&lt;Plug&gt;(cod-fix-current)', 'coc quickfix' ]" calcext:value-type="string">
            <text:p>let g:which_key_map['q'] = [ '&lt;Plug&gt;(cod-fix-current)', 'coc quickfix' ]</text:p>
          </table:table-cell>
          <table:table-cell table:formula="of:=&quot;let g:which_key_map.&quot;&amp;[$Configuration.B1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]&amp;&quot;' : ['&quot;&amp;[$Configuration.F9]&amp;&quot;', '&quot;&amp;[$Configuration.D9]&amp;&quot;'] ,&quot;" office:value-type="string" office:string-value="       \ 'q' : ['&lt;Plug&gt;(cod-fix-current)', 'coc quickfix'] ," calcext:value-type="string">
            <text:p><text:s text:c="7"/>\ 'q' : ['&lt;Plug&gt;(cod-fix-current)', 'coc quickfix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]=&quot;Name&quot;; [.D25]; IF([$Configuration.D10]=&quot;Description&quot;; [.E25]; IF([$Configuration.J10]=&quot;Y&quot;; IF(LEFT(TRIM([.B23]); 1)=&quot;\&quot;; &quot;      \ }&quot;; &quot;&quot;); IF([$Configuration.C10]=&quot;Sub Key    &quot;; &quot;&quot;; IF(AND([$Configuration.B10]=&quot;&quot;;[$Configuration.I10]=&quot;C&quot;); [.C25]; IF([$Configuration.J10]=&quot;N&quot;; [.F25]; &quot;&quot;))))))">
            <text:p/>
          </table:table-cell>
          <table:table-cell table:formula="of:=&quot;let g:which_key_map['&quot;&amp;[$Configuration.C10]&amp;&quot;'] = [ '&quot;&amp;[$Configuration.F10]&amp;&quot;', '&quot;&amp;[$Configuration.D1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1]&amp;&quot; = {&quot;" office:value-type="string" office:string-value="let g:which_key_map.Main Key = {" calcext:value-type="string">
            <text:p>let g:which_key_map.Main Key = {</text:p>
          </table:table-cell>
          <table:table-cell table:formula="of:=&quot;       \ 'name' : '+&quot;&amp;[$Configuration.E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]&amp;&quot;' : ['&quot;&amp;[$Configuration.F10]&amp;&quot;', '&quot;&amp;[$Configuration.D1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]=&quot;Name&quot;; [.D26]; IF([$Configuration.D11]=&quot;Description&quot;; [.E26]; IF([$Configuration.J11]=&quot;Y&quot;; IF(LEFT(TRIM([.B24]); 1)=&quot;\&quot;; &quot;      \ }&quot;; &quot;&quot;); IF([$Configuration.C11]=&quot;Sub Key    &quot;; &quot;&quot;; IF(AND([$Configuration.B11]=&quot;&quot;;[$Configuration.I11]=&quot;C&quot;); [.C26]; IF([$Configuration.J11]=&quot;N&quot;; [.F26]; &quot;&quot;))))))">
            <text:p/>
          </table:table-cell>
          <table:table-cell table:formula="of:=&quot;let g:which_key_map['&quot;&amp;[$Configuration.C11]&amp;&quot;'] = [ '&quot;&amp;[$Configuration.F11]&amp;&quot;', '&quot;&amp;[$Configuration.D11]&amp;&quot;' ]&quot;" office:value-type="string" office:string-value="let g:which_key_map['Sub Key    '] = [ 'Vim Command', 'Here are the keybindings and descriptions for the 'actions' menu triggered with 'a'.' ]" calcext:value-type="string">
            <text:p>let g:which_key_map['Sub Key <text:s text:c="3"/>'] = [ 'Vim Command', 'Here are the keybindings and descriptions for the 'actions' menu triggered with 'a'.' ]</text:p>
          </table:table-cell>
          <table:table-cell table:formula="of:=&quot;let g:which_key_map.&quot;&amp;[$Configuration.B1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]&amp;&quot;' : ['&quot;&amp;[$Configuration.F11]&amp;&quot;', '&quot;&amp;[$Configuration.D11]&amp;&quot;'] ,&quot;" office:value-type="string" office:string-value="       \ 'Sub Key    ' : ['Vim Command', 'Here are the keybindings and descriptions for the 'actions' menu triggered with 'a'.'] ," calcext:value-type="string">
            <text:p><text:s text:c="7"/>\ 'Sub Key <text:s text:c="3"/>' : ['Vim Command', 'Here are the keybindings and descriptions for the 'actions' menu triggered with 'a'.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]=&quot;Name&quot;; [.D27]; IF([$Configuration.D12]=&quot;Description&quot;; [.E27]; IF([$Configuration.J12]=&quot;Y&quot;; IF(LEFT(TRIM([.B25]); 1)=&quot;\&quot;; &quot;      \ }&quot;; &quot;&quot;); IF([$Configuration.C12]=&quot;Sub Key    &quot;; &quot;&quot;; IF(AND([$Configuration.B12]=&quot;&quot;;[$Configuration.I12]=&quot;C&quot;); [.C27]; IF([$Configuration.J12]=&quot;N&quot;; [.F27]; &quot;&quot;))))))" office:value-type="string" office:string-value="let g:which_key_map.a = {" calcext:value-type="string">
            <text:p>let g:which_key_map.a = {</text:p>
          </table:table-cell>
          <table:table-cell table:formula="of:=&quot;let g:which_key_map['&quot;&amp;[$Configuration.C12]&amp;&quot;'] = [ '&quot;&amp;[$Configuration.F12]&amp;&quot;', '&quot;&amp;[$Configuration.D12]&amp;&quot;' ]&quot;" office:value-type="string" office:string-value="let g:which_key_map[''] = [ '', 'Name' ]" calcext:value-type="string">
            <text:p>let g:which_key_map[''] = [ '', 'Name' ]</text:p>
          </table:table-cell>
          <table:table-cell table:formula="of:=&quot;let g:which_key_map.&quot;&amp;[$Configuration.B13]&amp;&quot; = {&quot;" office:value-type="string" office:string-value="let g:which_key_map.a = {" calcext:value-type="string">
            <text:p>let g:which_key_map.a = {</text:p>
          </table:table-cell>
          <table:table-cell table:formula="of:=&quot;       \ 'name' : '+&quot;&amp;[$Configuration.E1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]&amp;&quot;' : ['&quot;&amp;[$Configuration.F12]&amp;&quot;', '&quot;&amp;[$Configuration.D12]&amp;&quot;'] ,&quot;" office:value-type="string" office:string-value="       \ '' : ['', 'Name'] ," calcext:value-type="string">
            <text:p><text:s text:c="7"/>\ '' : ['', 'Nam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]=&quot;Name&quot;; [.D28]; IF([$Configuration.D13]=&quot;Description&quot;; [.E28]; IF([$Configuration.J13]=&quot;Y&quot;; IF(LEFT(TRIM([.B26]); 1)=&quot;\&quot;; &quot;      \ }&quot;; &quot;&quot;); IF([$Configuration.C13]=&quot;Sub Key    &quot;; &quot;&quot;; IF(AND([$Configuration.B13]=&quot;&quot;;[$Configuration.I13]=&quot;C&quot;); [.C28]; IF([$Configuration.J13]=&quot;N&quot;; [.F28]; &quot;&quot;))))))" office:value-type="string" office:string-value="       \ 'name' : '+actions' ," calcext:value-type="string">
            <text:p><text:s text:c="7"/>\ 'name' : '+actions' ,</text:p>
          </table:table-cell>
          <table:table-cell table:formula="of:=&quot;let g:which_key_map['&quot;&amp;[$Configuration.C13]&amp;&quot;'] = [ '&quot;&amp;[$Configuration.F13]&amp;&quot;', '&quot;&amp;[$Configuration.D13]&amp;&quot;' ]&quot;" office:value-type="string" office:string-value="let g:which_key_map[''] = [ '', 'Description' ]" calcext:value-type="string">
            <text:p>let g:which_key_map[''] = [ '', 'Description' ]</text:p>
          </table:table-cell>
          <table:table-cell table:formula="of:=&quot;let g:which_key_map.&quot;&amp;[$Configuration.B14]&amp;&quot; = {&quot;" office:value-type="string" office:string-value="let g:which_key_map.a = {" calcext:value-type="string">
            <text:p>let g:which_key_map.a = {</text:p>
          </table:table-cell>
          <table:table-cell table:formula="of:=&quot;       \ 'name' : '+&quot;&amp;[$Configuration.E12]&amp;&quot;' ,&quot;" office:value-type="string" office:string-value="       \ 'name' : '+actions' ," calcext:value-type="string">
            <text:p><text:s text:c="7"/>\ 'name' : '+actions' ,</text:p>
          </table:table-cell>
          <table:table-cell table:formula="of:=&quot;       \ '&quot;&amp;[$Configuration.C13]&amp;&quot;' : ['&quot;&amp;[$Configuration.F13]&amp;&quot;', '&quot;&amp;[$Configuration.D13]&amp;&quot;'] ,&quot;" office:value-type="string" office:string-value="       \ '' : ['', 'Description'] ," calcext:value-type="string">
            <text:p><text:s text:c="7"/>\ '' : ['', 'Descrip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]=&quot;Name&quot;; [.D29]; IF([$Configuration.D14]=&quot;Description&quot;; [.E29]; IF([$Configuration.J14]=&quot;Y&quot;; IF(LEFT(TRIM([.B27]); 1)=&quot;\&quot;; &quot;      \ }&quot;; &quot;&quot;); IF([$Configuration.C14]=&quot;Sub Key    &quot;; &quot;&quot;; IF(AND([$Configuration.B14]=&quot;&quot;;[$Configuration.I14]=&quot;C&quot;); [.C29]; IF([$Configuration.J14]=&quot;N&quot;; [.F29]; &quot;&quot;))))))" office:value-type="string" office:string-value="       \ 'e' : [':CocCommand explorer –toggle –sorces=file+', 'Explorer'] ," calcext:value-type="string">
            <text:p><text:s text:c="7"/>\ 'e' : [':CocCommand explorer –toggle –sorces=file+', 'Explorer'] ,</text:p>
          </table:table-cell>
          <table:table-cell table:formula="of:=&quot;let g:which_key_map['&quot;&amp;[$Configuration.C14]&amp;&quot;'] = [ '&quot;&amp;[$Configuration.F14]&amp;&quot;', '&quot;&amp;[$Configuration.D14]&amp;&quot;' ]&quot;" office:value-type="string" office:string-value="let g:which_key_map['e'] = [ ':CocCommand explorer –toggle –sorces=file+', 'Explorer' ]" calcext:value-type="string">
            <text:p>let g:which_key_map['e'] = [ ':CocCommand explorer –toggle –sorces=file+', 'Explorer' ]</text:p>
          </table:table-cell>
          <table:table-cell table:formula="of:=&quot;let g:which_key_map.&quot;&amp;[$Configuration.B15]&amp;&quot; = {&quot;" office:value-type="string" office:string-value="let g:which_key_map.a = {" calcext:value-type="string">
            <text:p>let g:which_key_map.a = {</text:p>
          </table:table-cell>
          <table:table-cell table:formula="of:=&quot;       \ 'name' : '+&quot;&amp;[$Configuration.E1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]&amp;&quot;' : ['&quot;&amp;[$Configuration.F14]&amp;&quot;', '&quot;&amp;[$Configuration.D14]&amp;&quot;'] ,&quot;" office:value-type="string" office:string-value="       \ 'e' : [':CocCommand explorer –toggle –sorces=file+', 'Explorer'] ," calcext:value-type="string">
            <text:p><text:s text:c="7"/>\ 'e' : [':CocCommand explorer –toggle –sorces=file+', 'Explorer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]=&quot;Name&quot;; [.D30]; IF([$Configuration.D15]=&quot;Description&quot;; [.E30]; IF([$Configuration.J15]=&quot;Y&quot;; IF(LEFT(TRIM([.B28]); 1)=&quot;\&quot;; &quot;      \ }&quot;; &quot;&quot;); IF([$Configuration.C15]=&quot;Sub Key    &quot;; &quot;&quot;; IF(AND([$Configuration.B15]=&quot;&quot;;[$Configuration.I15]=&quot;C&quot;); [.C30]; IF([$Configuration.J15]=&quot;N&quot;; [.F30]; &quot;&quot;))))))" office:value-type="string" office:string-value="       \ 'm' : [':MarkdownPreview', 'Markdown Preview'] ," calcext:value-type="string">
            <text:p><text:s text:c="7"/>\ 'm' : [':MarkdownPreview', 'Markdown Preview'] ,</text:p>
          </table:table-cell>
          <table:table-cell table:formula="of:=&quot;let g:which_key_map['&quot;&amp;[$Configuration.C15]&amp;&quot;'] = [ '&quot;&amp;[$Configuration.F15]&amp;&quot;', '&quot;&amp;[$Configuration.D15]&amp;&quot;' ]&quot;" office:value-type="string" office:string-value="let g:which_key_map['m'] = [ ':MarkdownPreview', 'Markdown Preview' ]" calcext:value-type="string">
            <text:p>let g:which_key_map['m'] = [ ':MarkdownPreview', 'Markdown Preview' ]</text:p>
          </table:table-cell>
          <table:table-cell table:formula="of:=&quot;let g:which_key_map.&quot;&amp;[$Configuration.B16]&amp;&quot; = {&quot;" office:value-type="string" office:string-value="let g:which_key_map.a = {" calcext:value-type="string">
            <text:p>let g:which_key_map.a = {</text:p>
          </table:table-cell>
          <table:table-cell table:formula="of:=&quot;       \ 'name' : '+&quot;&amp;[$Configuration.E1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]&amp;&quot;' : ['&quot;&amp;[$Configuration.F15]&amp;&quot;', '&quot;&amp;[$Configuration.D15]&amp;&quot;'] ,&quot;" office:value-type="string" office:string-value="       \ 'm' : [':MarkdownPreview', 'Markdown Preview'] ," calcext:value-type="string">
            <text:p><text:s text:c="7"/>\ 'm' : [':MarkdownPreview', 'Markdown Preview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]=&quot;Name&quot;; [.D31]; IF([$Configuration.D16]=&quot;Description&quot;; [.E31]; IF([$Configuration.J16]=&quot;Y&quot;; IF(LEFT(TRIM([.B29]); 1)=&quot;\&quot;; &quot;      \ }&quot;; &quot;&quot;); IF([$Configuration.C16]=&quot;Sub Key    &quot;; &quot;&quot;; IF(AND([$Configuration.B16]=&quot;&quot;;[$Configuration.I16]=&quot;C&quot;); [.C31]; IF([$Configuration.J16]=&quot;N&quot;; [.F31]; &quot;&quot;))))))" office:value-type="string" office:string-value="       \ 'M' : [':MarkdownPreviewStop', 'Markdown Preview Stop'] ," calcext:value-type="string">
            <text:p><text:s text:c="7"/>\ 'M' : [':MarkdownPreviewStop', 'Markdown Preview Stop'] ,</text:p>
          </table:table-cell>
          <table:table-cell table:formula="of:=&quot;let g:which_key_map['&quot;&amp;[$Configuration.C16]&amp;&quot;'] = [ '&quot;&amp;[$Configuration.F16]&amp;&quot;', '&quot;&amp;[$Configuration.D16]&amp;&quot;' ]&quot;" office:value-type="string" office:string-value="let g:which_key_map['M'] = [ ':MarkdownPreviewStop', 'Markdown Preview Stop' ]" calcext:value-type="string">
            <text:p>let g:which_key_map['M'] = [ ':MarkdownPreviewStop', 'Markdown Preview Stop' ]</text:p>
          </table:table-cell>
          <table:table-cell table:formula="of:=&quot;let g:which_key_map.&quot;&amp;[$Configuration.B17]&amp;&quot; = {&quot;" office:value-type="string" office:string-value="let g:which_key_map.a = {" calcext:value-type="string">
            <text:p>let g:which_key_map.a = {</text:p>
          </table:table-cell>
          <table:table-cell table:formula="of:=&quot;       \ 'name' : '+&quot;&amp;[$Configuration.E1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]&amp;&quot;' : ['&quot;&amp;[$Configuration.F16]&amp;&quot;', '&quot;&amp;[$Configuration.D16]&amp;&quot;'] ,&quot;" office:value-type="string" office:string-value="       \ 'M' : [':MarkdownPreviewStop', 'Markdown Preview Stop'] ," calcext:value-type="string">
            <text:p><text:s text:c="7"/>\ 'M' : [':MarkdownPreviewStop', 'Markdown Preview Stop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]=&quot;Name&quot;; [.D32]; IF([$Configuration.D17]=&quot;Description&quot;; [.E32]; IF([$Configuration.J17]=&quot;Y&quot;; IF(LEFT(TRIM([.B30]); 1)=&quot;\&quot;; &quot;      \ }&quot;; &quot;&quot;); IF([$Configuration.C17]=&quot;Sub Key    &quot;; &quot;&quot;; IF(AND([$Configuration.B17]=&quot;&quot;;[$Configuration.I17]=&quot;C&quot;); [.C32]; IF([$Configuration.J17]=&quot;N&quot;; [.F32]; &quot;&quot;))))))" office:value-type="string" office:string-value="       \ 's' : [':s/\%V\(.*\)\%V/&quot;\1&quot;/', 'Surround'] ," calcext:value-type="string">
            <text:p><text:s text:c="7"/>\ 's' : [':s/\%V\(.*\)\%V/"\1"/', 'Surround'] ,</text:p>
          </table:table-cell>
          <table:table-cell table:formula="of:=&quot;let g:which_key_map['&quot;&amp;[$Configuration.C17]&amp;&quot;'] = [ '&quot;&amp;[$Configuration.F17]&amp;&quot;', '&quot;&amp;[$Configuration.D17]&amp;&quot;' ]&quot;" office:value-type="string" office:string-value="let g:which_key_map['s'] = [ ':s/\%V\(.*\)\%V/&quot;\1&quot;/', 'Surround' ]" calcext:value-type="string">
            <text:p>let g:which_key_map['s'] = [ ':s/\%V\(.*\)\%V/"\1"/', 'Surround' ]</text:p>
          </table:table-cell>
          <table:table-cell table:formula="of:=&quot;let g:which_key_map.&quot;&amp;[$Configuration.B18]&amp;&quot; = {&quot;" office:value-type="string" office:string-value="let g:which_key_map.a = {" calcext:value-type="string">
            <text:p>let g:which_key_map.a = {</text:p>
          </table:table-cell>
          <table:table-cell table:formula="of:=&quot;       \ 'name' : '+&quot;&amp;[$Configuration.E1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]&amp;&quot;' : ['&quot;&amp;[$Configuration.F17]&amp;&quot;', '&quot;&amp;[$Configuration.D17]&amp;&quot;'] ,&quot;" office:value-type="string" office:string-value="       \ 's' : [':s/\%V\(.*\)\%V/&quot;\1&quot;/', 'Surround'] ," calcext:value-type="string">
            <text:p><text:s text:c="7"/>\ 's' : [':s/\%V\(.*\)\%V/"\1"/', 'Surround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]=&quot;Name&quot;; [.D33]; IF([$Configuration.D18]=&quot;Description&quot;; [.E33]; IF([$Configuration.J18]=&quot;Y&quot;; IF(LEFT(TRIM([.B31]); 1)=&quot;\&quot;; &quot;      \ }&quot;; &quot;&quot;); IF([$Configuration.C18]=&quot;Sub Key    &quot;; &quot;&quot;; IF(AND([$Configuration.B18]=&quot;&quot;;[$Configuration.I18]=&quot;C&quot;); [.C33]; IF([$Configuration.J18]=&quot;N&quot;; [.F33]; &quot;&quot;))))))" office:value-type="string" office:string-value="       \ 'w' : [':StripWhitespace', 'Strip Whitespace'] ," calcext:value-type="string">
            <text:p><text:s text:c="7"/>\ 'w' : [':StripWhitespace', 'Strip Whitespace'] ,</text:p>
          </table:table-cell>
          <table:table-cell table:formula="of:=&quot;let g:which_key_map['&quot;&amp;[$Configuration.C18]&amp;&quot;'] = [ '&quot;&amp;[$Configuration.F18]&amp;&quot;', '&quot;&amp;[$Configuration.D18]&amp;&quot;' ]&quot;" office:value-type="string" office:string-value="let g:which_key_map['w'] = [ ':StripWhitespace', 'Strip Whitespace' ]" calcext:value-type="string">
            <text:p>let g:which_key_map['w'] = [ ':StripWhitespace', 'Strip Whitespace' ]</text:p>
          </table:table-cell>
          <table:table-cell table:formula="of:=&quot;let g:which_key_map.&quot;&amp;[$Configuration.B1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]&amp;&quot;' : ['&quot;&amp;[$Configuration.F18]&amp;&quot;', '&quot;&amp;[$Configuration.D18]&amp;&quot;'] ,&quot;" office:value-type="string" office:string-value="       \ 'w' : [':StripWhitespace', 'Strip Whitespace'] ," calcext:value-type="string">
            <text:p><text:s text:c="7"/>\ 'w' : [':StripWhitespace', 'Strip Whitespac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]=&quot;Name&quot;; [.D34]; IF([$Configuration.D19]=&quot;Description&quot;; [.E34]; IF([$Configuration.J19]=&quot;Y&quot;; IF(LEFT(TRIM([.B32]); 1)=&quot;\&quot;; &quot;      \ }&quot;; &quot;&quot;); IF([$Configuration.C19]=&quot;Sub Key    &quot;; &quot;&quot;; IF(AND([$Configuration.B19]=&quot;&quot;;[$Configuration.I19]=&quot;C&quot;); [.C34]; IF([$Configuration.J19]=&quot;N&quot;; [.F34]; &quot;&quot;))))))" office:value-type="string" office:string-value="      \ }" calcext:value-type="string">
            <text:p><text:s text:c="6"/>\ }</text:p>
          </table:table-cell>
          <table:table-cell table:formula="of:=&quot;let g:which_key_map['&quot;&amp;[$Configuration.C19]&amp;&quot;'] = [ '&quot;&amp;[$Configuration.F19]&amp;&quot;', '&quot;&amp;[$Configuration.D1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]&amp;&quot; = {&quot;" office:value-type="string" office:string-value="let g:which_key_map.Main Key = {" calcext:value-type="string">
            <text:p>let g:which_key_map.Main Key = {</text:p>
          </table:table-cell>
          <table:table-cell table:formula="of:=&quot;       \ 'name' : '+&quot;&amp;[$Configuration.E1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]&amp;&quot;' : ['&quot;&amp;[$Configuration.F19]&amp;&quot;', '&quot;&amp;[$Configuration.D1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]=&quot;Name&quot;; [.D35]; IF([$Configuration.D20]=&quot;Description&quot;; [.E35]; IF([$Configuration.J20]=&quot;Y&quot;; IF(LEFT(TRIM([.B33]); 1)=&quot;\&quot;; &quot;      \ }&quot;; &quot;&quot;); IF([$Configuration.C20]=&quot;Sub Key    &quot;; &quot;&quot;; IF(AND([$Configuration.B20]=&quot;&quot;;[$Configuration.I20]=&quot;C&quot;); [.C35]; IF([$Configuration.J20]=&quot;N&quot;; [.F35]; &quot;&quot;))))))">
            <text:p/>
          </table:table-cell>
          <table:table-cell table:formula="of:=&quot;let g:which_key_map['&quot;&amp;[$Configuration.C20]&amp;&quot;'] = [ '&quot;&amp;[$Configuration.F20]&amp;&quot;', '&quot;&amp;[$Configuration.D20]&amp;&quot;' ]&quot;" office:value-type="string" office:string-value="let g:which_key_map['Sub Key    '] = [ 'Vim Command', 'Here are the keybindings and descriptions for the 'debug' menu triggered with 'd'.' ]" calcext:value-type="string">
            <text:p>let g:which_key_map['Sub Key <text:s text:c="3"/>'] = [ 'Vim Command', 'Here are the keybindings and descriptions for the 'debug' menu triggered with 'd'.' ]</text:p>
          </table:table-cell>
          <table:table-cell table:formula="of:=&quot;let g:which_key_map.&quot;&amp;[$Configuration.B21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1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]&amp;&quot;' : ['&quot;&amp;[$Configuration.F20]&amp;&quot;', '&quot;&amp;[$Configuration.D20]&amp;&quot;'] ,&quot;" office:value-type="string" office:string-value="       \ 'Sub Key    ' : ['Vim Command', 'Here are the keybindings and descriptions for the 'debug' menu triggered with 'd'.'] ," calcext:value-type="string">
            <text:p><text:s text:c="7"/>\ 'Sub Key <text:s text:c="3"/>' : ['Vim Command', 'Here are the keybindings and descriptions for the 'debug' menu triggered with 'd'.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]=&quot;Name&quot;; [.D36]; IF([$Configuration.D21]=&quot;Description&quot;; [.E36]; IF([$Configuration.J21]=&quot;Y&quot;; IF(LEFT(TRIM([.B34]); 1)=&quot;\&quot;; &quot;      \ }&quot;; &quot;&quot;); IF([$Configuration.C21]=&quot;Sub Key    &quot;; &quot;&quot;; IF(AND([$Configuration.B21]=&quot;&quot;;[$Configuration.I21]=&quot;C&quot;); [.C36]; IF([$Configuration.J21]=&quot;N&quot;; [.F36]; &quot;&quot;))))))" office:value-type="string" office:string-value="let g:which_key_map.d = {" calcext:value-type="string">
            <text:p>let g:which_key_map.d = {</text:p>
          </table:table-cell>
          <table:table-cell table:formula="of:=&quot;let g:which_key_map['&quot;&amp;[$Configuration.C21]&amp;&quot;'] = [ '&quot;&amp;[$Configuration.F21]&amp;&quot;', '&quot;&amp;[$Configuration.D21]&amp;&quot;' ]&quot;" office:value-type="string" office:string-value="let g:which_key_map['←Key'] = [ '', 'Name' ]" calcext:value-type="string">
            <text:p>let g:which_key_map['←Key'] = [ '', 'Name' ]</text:p>
          </table:table-cell>
          <table:table-cell table:formula="of:=&quot;let g:which_key_map.&quot;&amp;[$Configuration.B22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]&amp;&quot;' : ['&quot;&amp;[$Configuration.F21]&amp;&quot;', '&quot;&amp;[$Configuration.D21]&amp;&quot;'] ,&quot;" office:value-type="string" office:string-value="       \ '←Key' : ['', 'Name'] ," calcext:value-type="string">
            <text:p><text:s text:c="7"/>\ '←Key' : ['', 'Nam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]=&quot;Name&quot;; [.D37]; IF([$Configuration.D22]=&quot;Description&quot;; [.E37]; IF([$Configuration.J22]=&quot;Y&quot;; IF(LEFT(TRIM([.B35]); 1)=&quot;\&quot;; &quot;      \ }&quot;; &quot;&quot;); IF([$Configuration.C22]=&quot;Sub Key    &quot;; &quot;&quot;; IF(AND([$Configuration.B22]=&quot;&quot;;[$Configuration.I22]=&quot;C&quot;); [.C37]; IF([$Configuration.J22]=&quot;N&quot;; [.F37]; &quot;&quot;))))))" office:value-type="string" office:string-value="       \ 'name' : '+debug' ," calcext:value-type="string">
            <text:p><text:s text:c="7"/>\ 'name' : '+debug' ,</text:p>
          </table:table-cell>
          <table:table-cell table:formula="of:=&quot;let g:which_key_map['&quot;&amp;[$Configuration.C22]&amp;&quot;'] = [ '&quot;&amp;[$Configuration.F22]&amp;&quot;', '&quot;&amp;[$Configuration.D22]&amp;&quot;' ]&quot;" office:value-type="string" office:string-value="let g:which_key_map['d'] = [ 'Vim Command', 'Description' ]" calcext:value-type="string">
            <text:p>let g:which_key_map['d'] = [ 'Vim Command', 'Description' ]</text:p>
          </table:table-cell>
          <table:table-cell table:formula="of:=&quot;let g:which_key_map.&quot;&amp;[$Configuration.B23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1]&amp;&quot;' ,&quot;" office:value-type="string" office:string-value="       \ 'name' : '+debug' ," calcext:value-type="string">
            <text:p><text:s text:c="7"/>\ 'name' : '+debug' ,</text:p>
          </table:table-cell>
          <table:table-cell table:formula="of:=&quot;       \ '&quot;&amp;[$Configuration.C22]&amp;&quot;' : ['&quot;&amp;[$Configuration.F22]&amp;&quot;', '&quot;&amp;[$Configuration.D22]&amp;&quot;'] ,&quot;" office:value-type="string" office:string-value="       \ 'd' : ['Vim Command', 'Description'] ," calcext:value-type="string">
            <text:p><text:s text:c="7"/>\ 'd' : ['Vim Command', 'Descrip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]=&quot;Name&quot;; [.D38]; IF([$Configuration.D23]=&quot;Description&quot;; [.E38]; IF([$Configuration.J23]=&quot;Y&quot;; IF(LEFT(TRIM([.B36]); 1)=&quot;\&quot;; &quot;      \ }&quot;; &quot;&quot;); IF([$Configuration.C23]=&quot;Sub Key    &quot;; &quot;&quot;; IF(AND([$Configuration.B23]=&quot;&quot;;[$Configuration.I23]=&quot;C&quot;); [.C38]; IF([$Configuration.J23]=&quot;N&quot;; [.F38]; &quot;&quot;))))))" office:value-type="string" office:string-value="       \ 'c' : [':call GotoWindow(g:vimspector_session_windows.code)', 'Focus Code Window'] ," calcext:value-type="string">
            <text:p><text:s text:c="7"/>\ 'c' : [':call GotoWindow(g:vimspector_session_windows.code)', 'Focus Code Window'] ,</text:p>
          </table:table-cell>
          <table:table-cell table:formula="of:=&quot;let g:which_key_map['&quot;&amp;[$Configuration.C23]&amp;&quot;'] = [ '&quot;&amp;[$Configuration.F23]&amp;&quot;', '&quot;&amp;[$Configuration.D23]&amp;&quot;' ]&quot;" office:value-type="string" office:string-value="let g:which_key_map['c'] = [ ':call GotoWindow(g:vimspector_session_windows.code)', 'Focus Code Window' ]" calcext:value-type="string">
            <text:p>let g:which_key_map['c'] = [ ':call GotoWindow(g:vimspector_session_windows.code)', 'Focus Code Window' ]</text:p>
          </table:table-cell>
          <table:table-cell table:formula="of:=&quot;let g:which_key_map.&quot;&amp;[$Configuration.B24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]&amp;&quot;' : ['&quot;&amp;[$Configuration.F23]&amp;&quot;', '&quot;&amp;[$Configuration.D23]&amp;&quot;'] ,&quot;" office:value-type="string" office:string-value="       \ 'c' : [':call GotoWindow(g:vimspector_session_windows.code)', 'Focus Code Window'] ," calcext:value-type="string">
            <text:p><text:s text:c="7"/>\ 'c' : [':call GotoWindow(g:vimspector_session_windows.code)', 'Focus Code Window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]=&quot;Name&quot;; [.D39]; IF([$Configuration.D24]=&quot;Description&quot;; [.E39]; IF([$Configuration.J24]=&quot;Y&quot;; IF(LEFT(TRIM([.B37]); 1)=&quot;\&quot;; &quot;      \ }&quot;; &quot;&quot;); IF([$Configuration.C24]=&quot;Sub Key    &quot;; &quot;&quot;; IF(AND([$Configuration.B24]=&quot;&quot;;[$Configuration.I24]=&quot;C&quot;); [.C39]; IF([$Configuration.J24]=&quot;N&quot;; [.F39]; &quot;&quot;))))))" office:value-type="string" office:string-value="       \ 't' : [':call GotoWindow(g:vimspector_session_windows.tagpage)', 'Focus Tagpage Window'] ," calcext:value-type="string">
            <text:p><text:s text:c="7"/>\ 't' : [':call GotoWindow(g:vimspector_session_windows.tagpage)', 'Focus Tagpage Window'] ,</text:p>
          </table:table-cell>
          <table:table-cell table:formula="of:=&quot;let g:which_key_map['&quot;&amp;[$Configuration.C24]&amp;&quot;'] = [ '&quot;&amp;[$Configuration.F24]&amp;&quot;', '&quot;&amp;[$Configuration.D24]&amp;&quot;' ]&quot;" office:value-type="string" office:string-value="let g:which_key_map['t'] = [ ':call GotoWindow(g:vimspector_session_windows.tagpage)', 'Focus Tagpage Window' ]" calcext:value-type="string">
            <text:p>let g:which_key_map['t'] = [ ':call GotoWindow(g:vimspector_session_windows.tagpage)', 'Focus Tagpage Window' ]</text:p>
          </table:table-cell>
          <table:table-cell table:formula="of:=&quot;let g:which_key_map.&quot;&amp;[$Configuration.B25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]&amp;&quot;' : ['&quot;&amp;[$Configuration.F24]&amp;&quot;', '&quot;&amp;[$Configuration.D24]&amp;&quot;'] ,&quot;" office:value-type="string" office:string-value="       \ 't' : [':call GotoWindow(g:vimspector_session_windows.tagpage)', 'Focus Tagpage Window'] ," calcext:value-type="string">
            <text:p><text:s text:c="7"/>\ 't' : [':call GotoWindow(g:vimspector_session_windows.tagpage)', 'Focus Tagpage Window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]=&quot;Name&quot;; [.D40]; IF([$Configuration.D25]=&quot;Description&quot;; [.E40]; IF([$Configuration.J25]=&quot;Y&quot;; IF(LEFT(TRIM([.B38]); 1)=&quot;\&quot;; &quot;      \ }&quot;; &quot;&quot;); IF([$Configuration.C25]=&quot;Sub Key    &quot;; &quot;&quot;; IF(AND([$Configuration.B25]=&quot;&quot;;[$Configuration.I25]=&quot;C&quot;); [.C40]; IF([$Configuration.J25]=&quot;N&quot;; [.F40]; &quot;&quot;))))))" office:value-type="string" office:string-value="       \ 'v' : [':call GotoWindow(g:vimspector_session_windows.variables)', 'Focus Variables Window'] ," calcext:value-type="string">
            <text:p><text:s text:c="7"/>\ 'v' : [':call GotoWindow(g:vimspector_session_windows.variables)', 'Focus Variables Window'] ,</text:p>
          </table:table-cell>
          <table:table-cell table:formula="of:=&quot;let g:which_key_map['&quot;&amp;[$Configuration.C25]&amp;&quot;'] = [ '&quot;&amp;[$Configuration.F25]&amp;&quot;', '&quot;&amp;[$Configuration.D25]&amp;&quot;' ]&quot;" office:value-type="string" office:string-value="let g:which_key_map['v'] = [ ':call GotoWindow(g:vimspector_session_windows.variables)', 'Focus Variables Window' ]" calcext:value-type="string">
            <text:p>let g:which_key_map['v'] = [ ':call GotoWindow(g:vimspector_session_windows.variables)', 'Focus Variables Window' ]</text:p>
          </table:table-cell>
          <table:table-cell table:formula="of:=&quot;let g:which_key_map.&quot;&amp;[$Configuration.B26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]&amp;&quot;' : ['&quot;&amp;[$Configuration.F25]&amp;&quot;', '&quot;&amp;[$Configuration.D25]&amp;&quot;'] ,&quot;" office:value-type="string" office:string-value="       \ 'v' : [':call GotoWindow(g:vimspector_session_windows.variables)', 'Focus Variables Window'] ," calcext:value-type="string">
            <text:p><text:s text:c="7"/>\ 'v' : [':call GotoWindow(g:vimspector_session_windows.variables)', 'Focus Variables Window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]=&quot;Name&quot;; [.D41]; IF([$Configuration.D26]=&quot;Description&quot;; [.E41]; IF([$Configuration.J26]=&quot;Y&quot;; IF(LEFT(TRIM([.B39]); 1)=&quot;\&quot;; &quot;      \ }&quot;; &quot;&quot;); IF([$Configuration.C26]=&quot;Sub Key    &quot;; &quot;&quot;; IF(AND([$Configuration.B26]=&quot;&quot;;[$Configuration.I26]=&quot;C&quot;); [.C41]; IF([$Configuration.J26]=&quot;N&quot;; [.F41]; &quot;&quot;))))))" office:value-type="string" office:string-value="       \ 'w' : [':call GotoWindow(g:vimspector_session_windows.watches)', 'Focus Watches Window'] ," calcext:value-type="string">
            <text:p><text:s text:c="7"/>\ 'w' : [':call GotoWindow(g:vimspector_session_windows.watches)', 'Focus Watches Window'] ,</text:p>
          </table:table-cell>
          <table:table-cell table:formula="of:=&quot;let g:which_key_map['&quot;&amp;[$Configuration.C26]&amp;&quot;'] = [ '&quot;&amp;[$Configuration.F26]&amp;&quot;', '&quot;&amp;[$Configuration.D26]&amp;&quot;' ]&quot;" office:value-type="string" office:string-value="let g:which_key_map['w'] = [ ':call GotoWindow(g:vimspector_session_windows.watches)', 'Focus Watches Window' ]" calcext:value-type="string">
            <text:p>let g:which_key_map['w'] = [ ':call GotoWindow(g:vimspector_session_windows.watches)', 'Focus Watches Window' ]</text:p>
          </table:table-cell>
          <table:table-cell table:formula="of:=&quot;let g:which_key_map.&quot;&amp;[$Configuration.B27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]&amp;&quot;' : ['&quot;&amp;[$Configuration.F26]&amp;&quot;', '&quot;&amp;[$Configuration.D26]&amp;&quot;'] ,&quot;" office:value-type="string" office:string-value="       \ 'w' : [':call GotoWindow(g:vimspector_session_windows.watches)', 'Focus Watches Window'] ," calcext:value-type="string">
            <text:p><text:s text:c="7"/>\ 'w' : [':call GotoWindow(g:vimspector_session_windows.watches)', 'Focus Watches Window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7]=&quot;Name&quot;; [.D42]; IF([$Configuration.D27]=&quot;Description&quot;; [.E42]; IF([$Configuration.J27]=&quot;Y&quot;; IF(LEFT(TRIM([.B40]); 1)=&quot;\&quot;; &quot;      \ }&quot;; &quot;&quot;); IF([$Configuration.C27]=&quot;Sub Key    &quot;; &quot;&quot;; IF(AND([$Configuration.B27]=&quot;&quot;;[$Configuration.I27]=&quot;C&quot;); [.C42]; IF([$Configuration.J27]=&quot;N&quot;; [.F42]; &quot;&quot;))))))" office:value-type="string" office:string-value="       \ 's' : [':call GotoWindow(g:vimspector_session_windows.stack_trace)', 'Focus Stacktrace Window'] ," calcext:value-type="string">
            <text:p><text:s text:c="7"/>\ 's' : [':call GotoWindow(g:vimspector_session_windows.stack_trace)', 'Focus Stacktrace Window'] ,</text:p>
          </table:table-cell>
          <table:table-cell table:formula="of:=&quot;let g:which_key_map['&quot;&amp;[$Configuration.C27]&amp;&quot;'] = [ '&quot;&amp;[$Configuration.F27]&amp;&quot;', '&quot;&amp;[$Configuration.D27]&amp;&quot;' ]&quot;" office:value-type="string" office:string-value="let g:which_key_map['s'] = [ ':call GotoWindow(g:vimspector_session_windows.stack_trace)', 'Focus Stacktrace Window' ]" calcext:value-type="string">
            <text:p>let g:which_key_map['s'] = [ ':call GotoWindow(g:vimspector_session_windows.stack_trace)', 'Focus Stacktrace Window' ]</text:p>
          </table:table-cell>
          <table:table-cell table:formula="of:=&quot;let g:which_key_map.&quot;&amp;[$Configuration.B28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7]&amp;&quot;' : ['&quot;&amp;[$Configuration.F27]&amp;&quot;', '&quot;&amp;[$Configuration.D27]&amp;&quot;'] ,&quot;" office:value-type="string" office:string-value="       \ 's' : [':call GotoWindow(g:vimspector_session_windows.stack_trace)', 'Focus Stacktrace Window'] ," calcext:value-type="string">
            <text:p><text:s text:c="7"/>\ 's' : [':call GotoWindow(g:vimspector_session_windows.stack_trace)', 'Focus Stacktrace Window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8]=&quot;Name&quot;; [.D43]; IF([$Configuration.D28]=&quot;Description&quot;; [.E43]; IF([$Configuration.J28]=&quot;Y&quot;; IF(LEFT(TRIM([.B41]); 1)=&quot;\&quot;; &quot;      \ }&quot;; &quot;&quot;); IF([$Configuration.C28]=&quot;Sub Key    &quot;; &quot;&quot;; IF(AND([$Configuration.B28]=&quot;&quot;;[$Configuration.I28]=&quot;C&quot;); [.C43]; IF([$Configuration.J28]=&quot;N&quot;; [.F43]; &quot;&quot;))))))" office:value-type="string" office:string-value="       \ 'o' : [':call GotoWindow(g:vimspector_session_windows.output)', 'Focus Output Window'] ," calcext:value-type="string">
            <text:p><text:s text:c="7"/>\ 'o' : [':call GotoWindow(g:vimspector_session_windows.output)', 'Focus Output Window'] ,</text:p>
          </table:table-cell>
          <table:table-cell table:formula="of:=&quot;let g:which_key_map['&quot;&amp;[$Configuration.C28]&amp;&quot;'] = [ '&quot;&amp;[$Configuration.F28]&amp;&quot;', '&quot;&amp;[$Configuration.D28]&amp;&quot;' ]&quot;" office:value-type="string" office:string-value="let g:which_key_map['o'] = [ ':call GotoWindow(g:vimspector_session_windows.output)', 'Focus Output Window' ]" calcext:value-type="string">
            <text:p>let g:which_key_map['o'] = [ ':call GotoWindow(g:vimspector_session_windows.output)', 'Focus Output Window' ]</text:p>
          </table:table-cell>
          <table:table-cell table:formula="of:=&quot;let g:which_key_map.&quot;&amp;[$Configuration.B29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8]&amp;&quot;' : ['&quot;&amp;[$Configuration.F28]&amp;&quot;', '&quot;&amp;[$Configuration.D28]&amp;&quot;'] ,&quot;" office:value-type="string" office:string-value="       \ 'o' : [':call GotoWindow(g:vimspector_session_windows.output)', 'Focus Output Window'] ," calcext:value-type="string">
            <text:p><text:s text:c="7"/>\ 'o' : [':call GotoWindow(g:vimspector_session_windows.output)', 'Focus Output Window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9]=&quot;Name&quot;; [.D44]; IF([$Configuration.D29]=&quot;Description&quot;; [.E44]; IF([$Configuration.J29]=&quot;Y&quot;; IF(LEFT(TRIM([.B42]); 1)=&quot;\&quot;; &quot;      \ }&quot;; &quot;&quot;); IF([$Configuration.C29]=&quot;Sub Key    &quot;; &quot;&quot;; IF(AND([$Configuration.B29]=&quot;&quot;;[$Configuration.I29]=&quot;C&quot;); [.C44]; IF([$Configuration.J29]=&quot;N&quot;; [.F44]; &quot;&quot;))))))" office:value-type="string" office:string-value="       \ 'd' : [':call vimspector#Launch()', 'Focus Code Window'] ," calcext:value-type="string">
            <text:p><text:s text:c="7"/>\ 'd' : [':call vimspector#Launch()', 'Focus Code Window'] ,</text:p>
          </table:table-cell>
          <table:table-cell table:formula="of:=&quot;let g:which_key_map['&quot;&amp;[$Configuration.C29]&amp;&quot;'] = [ '&quot;&amp;[$Configuration.F29]&amp;&quot;', '&quot;&amp;[$Configuration.D29]&amp;&quot;' ]&quot;" office:value-type="string" office:string-value="let g:which_key_map['d'] = [ ':call vimspector#Launch()', 'Focus Code Window' ]" calcext:value-type="string">
            <text:p>let g:which_key_map['d'] = [ ':call vimspector#Launch()', 'Focus Code Window' ]</text:p>
          </table:table-cell>
          <table:table-cell table:formula="of:=&quot;let g:which_key_map.&quot;&amp;[$Configuration.B30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9]&amp;&quot;' : ['&quot;&amp;[$Configuration.F29]&amp;&quot;', '&quot;&amp;[$Configuration.D29]&amp;&quot;'] ,&quot;" office:value-type="string" office:string-value="       \ 'd' : [':call vimspector#Launch()', 'Focus Code Window'] ," calcext:value-type="string">
            <text:p><text:s text:c="7"/>\ 'd' : [':call vimspector#Launch()', 'Focus Code Window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0]=&quot;Name&quot;; [.D45]; IF([$Configuration.D30]=&quot;Description&quot;; [.E45]; IF([$Configuration.J30]=&quot;Y&quot;; IF(LEFT(TRIM([.B43]); 1)=&quot;\&quot;; &quot;      \ }&quot;; &quot;&quot;); IF([$Configuration.C30]=&quot;Sub Key    &quot;; &quot;&quot;; IF(AND([$Configuration.B30]=&quot;&quot;;[$Configuration.I30]=&quot;C&quot;); [.C45]; IF([$Configuration.J30]=&quot;N&quot;; [.F45]; &quot;&quot;))))))" office:value-type="string" office:string-value="       \ 'e' : [':call vimspector#Reset()', 'Reset'] ," calcext:value-type="string">
            <text:p><text:s text:c="7"/>\ 'e' : [':call vimspector#Reset()', 'Reset'] ,</text:p>
          </table:table-cell>
          <table:table-cell table:formula="of:=&quot;let g:which_key_map['&quot;&amp;[$Configuration.C30]&amp;&quot;'] = [ '&quot;&amp;[$Configuration.F30]&amp;&quot;', '&quot;&amp;[$Configuration.D30]&amp;&quot;' ]&quot;" office:value-type="string" office:string-value="let g:which_key_map['e'] = [ ':call vimspector#Reset()', 'Reset' ]" calcext:value-type="string">
            <text:p>let g:which_key_map['e'] = [ ':call vimspector#Reset()', 'Reset' ]</text:p>
          </table:table-cell>
          <table:table-cell table:formula="of:=&quot;let g:which_key_map.&quot;&amp;[$Configuration.B31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2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0]&amp;&quot;' : ['&quot;&amp;[$Configuration.F30]&amp;&quot;', '&quot;&amp;[$Configuration.D30]&amp;&quot;'] ,&quot;" office:value-type="string" office:string-value="       \ 'e' : [':call vimspector#Reset()', 'Reset'] ," calcext:value-type="string">
            <text:p><text:s text:c="7"/>\ 'e' : [':call vimspector#Reset()', 'Rese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1]=&quot;Name&quot;; [.D46]; IF([$Configuration.D31]=&quot;Description&quot;; [.E46]; IF([$Configuration.J31]=&quot;Y&quot;; IF(LEFT(TRIM([.B44]); 1)=&quot;\&quot;; &quot;      \ }&quot;; &quot;&quot;); IF([$Configuration.C31]=&quot;Sub Key    &quot;; &quot;&quot;; IF(AND([$Configuration.B31]=&quot;&quot;;[$Configuration.I31]=&quot;C&quot;); [.C46]; IF([$Configuration.J31]=&quot;N&quot;; [.F46]; &quot;&quot;))))))" office:value-type="string" office:string-value="       \ 'l' : ['&lt;Plug&gt;VimspectorStepInto', 'Step Into'] ," calcext:value-type="string">
            <text:p><text:s text:c="7"/>\ 'l' : ['&lt;Plug&gt;VimspectorStepInto', 'Step Into'] ,</text:p>
          </table:table-cell>
          <table:table-cell table:formula="of:=&quot;let g:which_key_map['&quot;&amp;[$Configuration.C31]&amp;&quot;'] = [ '&quot;&amp;[$Configuration.F31]&amp;&quot;', '&quot;&amp;[$Configuration.D31]&amp;&quot;' ]&quot;" office:value-type="string" office:string-value="let g:which_key_map['l'] = [ '&lt;Plug&gt;VimspectorStepInto', 'Step Into' ]" calcext:value-type="string">
            <text:p>let g:which_key_map['l'] = [ '&lt;Plug&gt;VimspectorStepInto', 'Step Into' ]</text:p>
          </table:table-cell>
          <table:table-cell table:formula="of:=&quot;let g:which_key_map.&quot;&amp;[$Configuration.B32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1]&amp;&quot;' : ['&quot;&amp;[$Configuration.F31]&amp;&quot;', '&quot;&amp;[$Configuration.D31]&amp;&quot;'] ,&quot;" office:value-type="string" office:string-value="       \ 'l' : ['&lt;Plug&gt;VimspectorStepInto', 'Step Into'] ," calcext:value-type="string">
            <text:p><text:s text:c="7"/>\ 'l' : ['&lt;Plug&gt;VimspectorStepInto', 'Step Into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2]=&quot;Name&quot;; [.D47]; IF([$Configuration.D32]=&quot;Description&quot;; [.E47]; IF([$Configuration.J32]=&quot;Y&quot;; IF(LEFT(TRIM([.B45]); 1)=&quot;\&quot;; &quot;      \ }&quot;; &quot;&quot;); IF([$Configuration.C32]=&quot;Sub Key    &quot;; &quot;&quot;; IF(AND([$Configuration.B32]=&quot;&quot;;[$Configuration.I32]=&quot;C&quot;); [.C47]; IF([$Configuration.J32]=&quot;N&quot;; [.F47]; &quot;&quot;))))))" office:value-type="string" office:string-value="       \ 'j' : ['&lt;Plug&gt;VimspectorStepOver', 'Step Over'] ," calcext:value-type="string">
            <text:p><text:s text:c="7"/>\ 'j' : ['&lt;Plug&gt;VimspectorStepOver', 'Step Over'] ,</text:p>
          </table:table-cell>
          <table:table-cell table:formula="of:=&quot;let g:which_key_map['&quot;&amp;[$Configuration.C32]&amp;&quot;'] = [ '&quot;&amp;[$Configuration.F32]&amp;&quot;', '&quot;&amp;[$Configuration.D32]&amp;&quot;' ]&quot;" office:value-type="string" office:string-value="let g:which_key_map['j'] = [ '&lt;Plug&gt;VimspectorStepOver', 'Step Over' ]" calcext:value-type="string">
            <text:p>let g:which_key_map['j'] = [ '&lt;Plug&gt;VimspectorStepOver', 'Step Over' ]</text:p>
          </table:table-cell>
          <table:table-cell table:formula="of:=&quot;let g:which_key_map.&quot;&amp;[$Configuration.B33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2]&amp;&quot;' : ['&quot;&amp;[$Configuration.F32]&amp;&quot;', '&quot;&amp;[$Configuration.D32]&amp;&quot;'] ,&quot;" office:value-type="string" office:string-value="       \ 'j' : ['&lt;Plug&gt;VimspectorStepOver', 'Step Over'] ," calcext:value-type="string">
            <text:p><text:s text:c="7"/>\ 'j' : ['&lt;Plug&gt;VimspectorStepOver', 'Step Over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3]=&quot;Name&quot;; [.D48]; IF([$Configuration.D33]=&quot;Description&quot;; [.E48]; IF([$Configuration.J33]=&quot;Y&quot;; IF(LEFT(TRIM([.B46]); 1)=&quot;\&quot;; &quot;      \ }&quot;; &quot;&quot;); IF([$Configuration.C33]=&quot;Sub Key    &quot;; &quot;&quot;; IF(AND([$Configuration.B33]=&quot;&quot;;[$Configuration.I33]=&quot;C&quot;); [.C48]; IF([$Configuration.J33]=&quot;N&quot;; [.F48]; &quot;&quot;))))))" office:value-type="string" office:string-value="       \ 'k' : ['&lt;Plug&gt;VimspectorStepOut', 'Step Out'] ," calcext:value-type="string">
            <text:p><text:s text:c="7"/>\ 'k' : ['&lt;Plug&gt;VimspectorStepOut', 'Step Out'] ,</text:p>
          </table:table-cell>
          <table:table-cell table:formula="of:=&quot;let g:which_key_map['&quot;&amp;[$Configuration.C33]&amp;&quot;'] = [ '&quot;&amp;[$Configuration.F33]&amp;&quot;', '&quot;&amp;[$Configuration.D33]&amp;&quot;' ]&quot;" office:value-type="string" office:string-value="let g:which_key_map['k'] = [ '&lt;Plug&gt;VimspectorStepOut', 'Step Out' ]" calcext:value-type="string">
            <text:p>let g:which_key_map['k'] = [ '&lt;Plug&gt;VimspectorStepOut', 'Step Out' ]</text:p>
          </table:table-cell>
          <table:table-cell table:formula="of:=&quot;let g:which_key_map.&quot;&amp;[$Configuration.B34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3]&amp;&quot;' : ['&quot;&amp;[$Configuration.F33]&amp;&quot;', '&quot;&amp;[$Configuration.D33]&amp;&quot;'] ,&quot;" office:value-type="string" office:string-value="       \ 'k' : ['&lt;Plug&gt;VimspectorStepOut', 'Step Out'] ," calcext:value-type="string">
            <text:p><text:s text:c="7"/>\ 'k' : ['&lt;Plug&gt;VimspectorStepOut', 'Step Ou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4]=&quot;Name&quot;; [.D49]; IF([$Configuration.D34]=&quot;Description&quot;; [.E49]; IF([$Configuration.J34]=&quot;Y&quot;; IF(LEFT(TRIM([.B47]); 1)=&quot;\&quot;; &quot;      \ }&quot;; &quot;&quot;); IF([$Configuration.C34]=&quot;Sub Key    &quot;; &quot;&quot;; IF(AND([$Configuration.B34]=&quot;&quot;;[$Configuration.I34]=&quot;C&quot;); [.C49]; IF([$Configuration.J34]=&quot;N&quot;; [.F49]; &quot;&quot;))))))" office:value-type="string" office:string-value="       \ 'r' : ['&lt;Plug&gt;VimspectorRestart', 'Restart'] ," calcext:value-type="string">
            <text:p><text:s text:c="7"/>\ 'r' : ['&lt;Plug&gt;VimspectorRestart', 'Restart'] ,</text:p>
          </table:table-cell>
          <table:table-cell table:formula="of:=&quot;let g:which_key_map['&quot;&amp;[$Configuration.C34]&amp;&quot;'] = [ '&quot;&amp;[$Configuration.F34]&amp;&quot;', '&quot;&amp;[$Configuration.D34]&amp;&quot;' ]&quot;" office:value-type="string" office:string-value="let g:which_key_map['r'] = [ '&lt;Plug&gt;VimspectorRestart', 'Restart' ]" calcext:value-type="string">
            <text:p>let g:which_key_map['r'] = [ '&lt;Plug&gt;VimspectorRestart', 'Restart' ]</text:p>
          </table:table-cell>
          <table:table-cell table:formula="of:=&quot;let g:which_key_map.&quot;&amp;[$Configuration.B35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4]&amp;&quot;' : ['&quot;&amp;[$Configuration.F34]&amp;&quot;', '&quot;&amp;[$Configuration.D34]&amp;&quot;'] ,&quot;" office:value-type="string" office:string-value="       \ 'r' : ['&lt;Plug&gt;VimspectorRestart', 'Restart'] ," calcext:value-type="string">
            <text:p><text:s text:c="7"/>\ 'r' : ['&lt;Plug&gt;VimspectorRestart', 'Restar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5]=&quot;Name&quot;; [.D50]; IF([$Configuration.D35]=&quot;Description&quot;; [.E50]; IF([$Configuration.J35]=&quot;Y&quot;; IF(LEFT(TRIM([.B48]); 1)=&quot;\&quot;; &quot;      \ }&quot;; &quot;&quot;); IF([$Configuration.C35]=&quot;Sub Key    &quot;; &quot;&quot;; IF(AND([$Configuration.B35]=&quot;&quot;;[$Configuration.I35]=&quot;C&quot;); [.C50]; IF([$Configuration.J35]=&quot;N&quot;; [.F50]; &quot;&quot;))))))" office:value-type="string" office:string-value="       \ '&lt;space&gt;' : [':call vimspector#Continue()', 'Continue'] ," calcext:value-type="string">
            <text:p><text:s text:c="7"/>\ '&lt;space&gt;' : [':call vimspector#Continue()', 'Continue'] ,</text:p>
          </table:table-cell>
          <table:table-cell table:formula="of:=&quot;let g:which_key_map['&quot;&amp;[$Configuration.C35]&amp;&quot;'] = [ '&quot;&amp;[$Configuration.F35]&amp;&quot;', '&quot;&amp;[$Configuration.D35]&amp;&quot;' ]&quot;" office:value-type="string" office:string-value="let g:which_key_map['&lt;space&gt;'] = [ ':call vimspector#Continue()', 'Continue' ]" calcext:value-type="string">
            <text:p>let g:which_key_map['&lt;space&gt;'] = [ ':call vimspector#Continue()', 'Continue' ]</text:p>
          </table:table-cell>
          <table:table-cell table:formula="of:=&quot;let g:which_key_map.&quot;&amp;[$Configuration.B36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5]&amp;&quot;' : ['&quot;&amp;[$Configuration.F35]&amp;&quot;', '&quot;&amp;[$Configuration.D35]&amp;&quot;'] ,&quot;" office:value-type="string" office:string-value="       \ '&lt;space&gt;' : [':call vimspector#Continue()', 'Continue'] ," calcext:value-type="string">
            <text:p><text:s text:c="7"/>\ '&lt;space&gt;' : [':call vimspector#Continue()', 'Continu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6]=&quot;Name&quot;; [.D51]; IF([$Configuration.D36]=&quot;Description&quot;; [.E51]; IF([$Configuration.J36]=&quot;Y&quot;; IF(LEFT(TRIM([.B49]); 1)=&quot;\&quot;; &quot;      \ }&quot;; &quot;&quot;); IF([$Configuration.C36]=&quot;Sub Key    &quot;; &quot;&quot;; IF(AND([$Configuration.B36]=&quot;&quot;;[$Configuration.I36]=&quot;C&quot;); [.C51]; IF([$Configuration.J36]=&quot;N&quot;; [.F51]; &quot;&quot;))))))" office:value-type="string" office:string-value="       \ 'C' : ['&lt;Plug&gt;VimspectorRunToCursor', 'Run to cursor'] ," calcext:value-type="string">
            <text:p><text:s text:c="7"/>\ 'C' : ['&lt;Plug&gt;VimspectorRunToCursor', 'Run to cursor'] ,</text:p>
          </table:table-cell>
          <table:table-cell table:formula="of:=&quot;let g:which_key_map['&quot;&amp;[$Configuration.C36]&amp;&quot;'] = [ '&quot;&amp;[$Configuration.F36]&amp;&quot;', '&quot;&amp;[$Configuration.D36]&amp;&quot;' ]&quot;" office:value-type="string" office:string-value="let g:which_key_map['C'] = [ '&lt;Plug&gt;VimspectorRunToCursor', 'Run to cursor' ]" calcext:value-type="string">
            <text:p>let g:which_key_map['C'] = [ '&lt;Plug&gt;VimspectorRunToCursor', 'Run to cursor' ]</text:p>
          </table:table-cell>
          <table:table-cell table:formula="of:=&quot;let g:which_key_map.&quot;&amp;[$Configuration.B37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6]&amp;&quot;' : ['&quot;&amp;[$Configuration.F36]&amp;&quot;', '&quot;&amp;[$Configuration.D36]&amp;&quot;'] ,&quot;" office:value-type="string" office:string-value="       \ 'C' : ['&lt;Plug&gt;VimspectorRunToCursor', 'Run to cursor'] ," calcext:value-type="string">
            <text:p><text:s text:c="7"/>\ 'C' : ['&lt;Plug&gt;VimspectorRunToCursor', 'Run to cursor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7]=&quot;Name&quot;; [.D52]; IF([$Configuration.D37]=&quot;Description&quot;; [.E52]; IF([$Configuration.J37]=&quot;Y&quot;; IF(LEFT(TRIM([.B50]); 1)=&quot;\&quot;; &quot;      \ }&quot;; &quot;&quot;); IF([$Configuration.C37]=&quot;Sub Key    &quot;; &quot;&quot;; IF(AND([$Configuration.B37]=&quot;&quot;;[$Configuration.I37]=&quot;C&quot;); [.C52]; IF([$Configuration.J37]=&quot;N&quot;; [.F52]; &quot;&quot;))))))" office:value-type="string" office:string-value="       \ 'b' : ['&lt;Plug&gt;VimspectorToggleBreakpoint', 'Toggle Breakpoint'] ," calcext:value-type="string">
            <text:p><text:s text:c="7"/>\ 'b' : ['&lt;Plug&gt;VimspectorToggleBreakpoint', 'Toggle Breakpoint'] ,</text:p>
          </table:table-cell>
          <table:table-cell table:formula="of:=&quot;let g:which_key_map['&quot;&amp;[$Configuration.C37]&amp;&quot;'] = [ '&quot;&amp;[$Configuration.F37]&amp;&quot;', '&quot;&amp;[$Configuration.D37]&amp;&quot;' ]&quot;" office:value-type="string" office:string-value="let g:which_key_map['b'] = [ '&lt;Plug&gt;VimspectorToggleBreakpoint', 'Toggle Breakpoint' ]" calcext:value-type="string">
            <text:p>let g:which_key_map['b'] = [ '&lt;Plug&gt;VimspectorToggleBreakpoint', 'Toggle Breakpoint' ]</text:p>
          </table:table-cell>
          <table:table-cell table:formula="of:=&quot;let g:which_key_map.&quot;&amp;[$Configuration.B38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7]&amp;&quot;' : ['&quot;&amp;[$Configuration.F37]&amp;&quot;', '&quot;&amp;[$Configuration.D37]&amp;&quot;'] ,&quot;" office:value-type="string" office:string-value="       \ 'b' : ['&lt;Plug&gt;VimspectorToggleBreakpoint', 'Toggle Breakpoint'] ," calcext:value-type="string">
            <text:p><text:s text:c="7"/>\ 'b' : ['&lt;Plug&gt;VimspectorToggleBreakpoint', 'Toggle Breakpoin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8]=&quot;Name&quot;; [.D53]; IF([$Configuration.D38]=&quot;Description&quot;; [.E53]; IF([$Configuration.J38]=&quot;Y&quot;; IF(LEFT(TRIM([.B51]); 1)=&quot;\&quot;; &quot;      \ }&quot;; &quot;&quot;); IF([$Configuration.C38]=&quot;Sub Key    &quot;; &quot;&quot;; IF(AND([$Configuration.B38]=&quot;&quot;;[$Configuration.I38]=&quot;C&quot;); [.C53]; IF([$Configuration.J38]=&quot;N&quot;; [.F53]; &quot;&quot;))))))" office:value-type="string" office:string-value="       \ 'B' : ['&lt;Plug&gt;VimspectorToggleConditionalBreakpoint', 'Toggle Conditional Breakpoint'] ," calcext:value-type="string">
            <text:p><text:s text:c="7"/>\ 'B' : ['&lt;Plug&gt;VimspectorToggleConditionalBreakpoint', 'Toggle Conditional Breakpoint'] ,</text:p>
          </table:table-cell>
          <table:table-cell table:formula="of:=&quot;let g:which_key_map['&quot;&amp;[$Configuration.C38]&amp;&quot;'] = [ '&quot;&amp;[$Configuration.F38]&amp;&quot;', '&quot;&amp;[$Configuration.D38]&amp;&quot;' ]&quot;" office:value-type="string" office:string-value="let g:which_key_map['B'] = [ '&lt;Plug&gt;VimspectorToggleConditionalBreakpoint', 'Toggle Conditional Breakpoint' ]" calcext:value-type="string">
            <text:p>let g:which_key_map['B'] = [ '&lt;Plug&gt;VimspectorToggleConditionalBreakpoint', 'Toggle Conditional Breakpoint' ]</text:p>
          </table:table-cell>
          <table:table-cell table:formula="of:=&quot;let g:which_key_map.&quot;&amp;[$Configuration.B39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8]&amp;&quot;' : ['&quot;&amp;[$Configuration.F38]&amp;&quot;', '&quot;&amp;[$Configuration.D38]&amp;&quot;'] ,&quot;" office:value-type="string" office:string-value="       \ 'B' : ['&lt;Plug&gt;VimspectorToggleConditionalBreakpoint', 'Toggle Conditional Breakpoint'] ," calcext:value-type="string">
            <text:p><text:s text:c="7"/>\ 'B' : ['&lt;Plug&gt;VimspectorToggleConditionalBreakpoint', 'Toggle Conditional Breakpoin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39]=&quot;Name&quot;; [.D54]; IF([$Configuration.D39]=&quot;Description&quot;; [.E54]; IF([$Configuration.J39]=&quot;Y&quot;; IF(LEFT(TRIM([.B52]); 1)=&quot;\&quot;; &quot;      \ }&quot;; &quot;&quot;); IF([$Configuration.C39]=&quot;Sub Key    &quot;; &quot;&quot;; IF(AND([$Configuration.B39]=&quot;&quot;;[$Configuration.I39]=&quot;C&quot;); [.C54]; IF([$Configuration.J39]=&quot;N&quot;; [.F54]; &quot;&quot;))))))" office:value-type="string" office:string-value="       \ 'L' : [':call vimspector#CleanLineBreakpoint()', 'Clean Line Breakpoint'] ," calcext:value-type="string">
            <text:p><text:s text:c="7"/>\ 'L' : [':call vimspector#CleanLineBreakpoint()', 'Clean Line Breakpoint'] ,</text:p>
          </table:table-cell>
          <table:table-cell table:formula="of:=&quot;let g:which_key_map['&quot;&amp;[$Configuration.C39]&amp;&quot;'] = [ '&quot;&amp;[$Configuration.F39]&amp;&quot;', '&quot;&amp;[$Configuration.D39]&amp;&quot;' ]&quot;" office:value-type="string" office:string-value="let g:which_key_map['L'] = [ ':call vimspector#CleanLineBreakpoint()', 'Clean Line Breakpoint' ]" calcext:value-type="string">
            <text:p>let g:which_key_map['L'] = [ ':call vimspector#CleanLineBreakpoint()', 'Clean Line Breakpoint' ]</text:p>
          </table:table-cell>
          <table:table-cell table:formula="of:=&quot;let g:which_key_map.&quot;&amp;[$Configuration.B40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39]&amp;&quot;' : ['&quot;&amp;[$Configuration.F39]&amp;&quot;', '&quot;&amp;[$Configuration.D39]&amp;&quot;'] ,&quot;" office:value-type="string" office:string-value="       \ 'L' : [':call vimspector#CleanLineBreakpoint()', 'Clean Line Breakpoint'] ," calcext:value-type="string">
            <text:p><text:s text:c="7"/>\ 'L' : [':call vimspector#CleanLineBreakpoint()', 'Clean Line Breakpoin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0]=&quot;Name&quot;; [.D55]; IF([$Configuration.D40]=&quot;Description&quot;; [.E55]; IF([$Configuration.J40]=&quot;Y&quot;; IF(LEFT(TRIM([.B53]); 1)=&quot;\&quot;; &quot;      \ }&quot;; &quot;&quot;); IF([$Configuration.C40]=&quot;Sub Key    &quot;; &quot;&quot;; IF(AND([$Configuration.B40]=&quot;&quot;;[$Configuration.I40]=&quot;C&quot;); [.C55]; IF([$Configuration.J40]=&quot;N&quot;; [.F55]; &quot;&quot;))))))" office:value-type="string" office:string-value="       \ 'f' : ['&lt;Plug&gt;VimspectorAddFunctionBreakpoint', 'Add Function Breakpoint'] ," calcext:value-type="string">
            <text:p><text:s text:c="7"/>\ 'f' : ['&lt;Plug&gt;VimspectorAddFunctionBreakpoint', 'Add Function Breakpoint'] ,</text:p>
          </table:table-cell>
          <table:table-cell table:formula="of:=&quot;let g:which_key_map['&quot;&amp;[$Configuration.C40]&amp;&quot;'] = [ '&quot;&amp;[$Configuration.F40]&amp;&quot;', '&quot;&amp;[$Configuration.D40]&amp;&quot;' ]&quot;" office:value-type="string" office:string-value="let g:which_key_map['f'] = [ '&lt;Plug&gt;VimspectorAddFunctionBreakpoint', 'Add Function Breakpoint' ]" calcext:value-type="string">
            <text:p>let g:which_key_map['f'] = [ '&lt;Plug&gt;VimspectorAddFunctionBreakpoint', 'Add Function Breakpoint' ]</text:p>
          </table:table-cell>
          <table:table-cell table:formula="of:=&quot;let g:which_key_map.&quot;&amp;[$Configuration.B41]&amp;&quot; = {&quot;" office:value-type="string" office:string-value="let g:which_key_map.d = {" calcext:value-type="string">
            <text:p>let g:which_key_map.d = {</text:p>
          </table:table-cell>
          <table:table-cell table:formula="of:=&quot;       \ 'name' : '+&quot;&amp;[$Configuration.E3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0]&amp;&quot;' : ['&quot;&amp;[$Configuration.F40]&amp;&quot;', '&quot;&amp;[$Configuration.D40]&amp;&quot;'] ,&quot;" office:value-type="string" office:string-value="       \ 'f' : ['&lt;Plug&gt;VimspectorAddFunctionBreakpoint', 'Add Function Breakpoint'] ," calcext:value-type="string">
            <text:p><text:s text:c="7"/>\ 'f' : ['&lt;Plug&gt;VimspectorAddFunctionBreakpoint', 'Add Function Breakpoin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1]=&quot;Name&quot;; [.D56]; IF([$Configuration.D41]=&quot;Description&quot;; [.E56]; IF([$Configuration.J41]=&quot;Y&quot;; IF(LEFT(TRIM([.B54]); 1)=&quot;\&quot;; &quot;      \ }&quot;; &quot;&quot;); IF([$Configuration.C41]=&quot;Sub Key    &quot;; &quot;&quot;; IF(AND([$Configuration.B41]=&quot;&quot;;[$Configuration.I41]=&quot;C&quot;); [.C56]; IF([$Configuration.J41]=&quot;N&quot;; [.F56]; &quot;&quot;))))))" office:value-type="string" office:string-value="       \ 'm' : [':MaximizerToggle', 'Toggle Maximizer'] ," calcext:value-type="string">
            <text:p><text:s text:c="7"/>\ 'm' : [':MaximizerToggle', 'Toggle Maximizer'] ,</text:p>
          </table:table-cell>
          <table:table-cell table:formula="of:=&quot;let g:which_key_map['&quot;&amp;[$Configuration.C41]&amp;&quot;'] = [ '&quot;&amp;[$Configuration.F41]&amp;&quot;', '&quot;&amp;[$Configuration.D41]&amp;&quot;' ]&quot;" office:value-type="string" office:string-value="let g:which_key_map['m'] = [ ':MaximizerToggle', 'Toggle Maximizer' ]" calcext:value-type="string">
            <text:p>let g:which_key_map['m'] = [ ':MaximizerToggle', 'Toggle Maximizer' ]</text:p>
          </table:table-cell>
          <table:table-cell table:formula="of:=&quot;let g:which_key_map.&quot;&amp;[$Configuration.B4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4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1]&amp;&quot;' : ['&quot;&amp;[$Configuration.F41]&amp;&quot;', '&quot;&amp;[$Configuration.D41]&amp;&quot;'] ,&quot;" office:value-type="string" office:string-value="       \ 'm' : [':MaximizerToggle', 'Toggle Maximizer'] ," calcext:value-type="string">
            <text:p><text:s text:c="7"/>\ 'm' : [':MaximizerToggle', 'Toggle Maximizer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2]=&quot;Name&quot;; [.D57]; IF([$Configuration.D42]=&quot;Description&quot;; [.E57]; IF([$Configuration.J42]=&quot;Y&quot;; IF(LEFT(TRIM([.B55]); 1)=&quot;\&quot;; &quot;      \ }&quot;; &quot;&quot;); IF([$Configuration.C42]=&quot;Sub Key    &quot;; &quot;&quot;; IF(AND([$Configuration.B42]=&quot;&quot;;[$Configuration.I42]=&quot;C&quot;); [.C57]; IF([$Configuration.J42]=&quot;N&quot;; [.F57]; &quot;&quot;))))))" office:value-type="string" office:string-value="      \ }" calcext:value-type="string">
            <text:p><text:s text:c="6"/>\ }</text:p>
          </table:table-cell>
          <table:table-cell table:formula="of:=&quot;let g:which_key_map['&quot;&amp;[$Configuration.C42]&amp;&quot;'] = [ '&quot;&amp;[$Configuration.F42]&amp;&quot;', '&quot;&amp;[$Configuration.D4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43]&amp;&quot; = {&quot;" office:value-type="string" office:string-value="let g:which_key_map.Main Key = {" calcext:value-type="string">
            <text:p>let g:which_key_map.Main Key = {</text:p>
          </table:table-cell>
          <table:table-cell table:formula="of:=&quot;       \ 'name' : '+&quot;&amp;[$Configuration.E4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2]&amp;&quot;' : ['&quot;&amp;[$Configuration.F42]&amp;&quot;', '&quot;&amp;[$Configuration.D4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3]=&quot;Name&quot;; [.D58]; IF([$Configuration.D43]=&quot;Description&quot;; [.E58]; IF([$Configuration.J43]=&quot;Y&quot;; IF(LEFT(TRIM([.B56]); 1)=&quot;\&quot;; &quot;      \ }&quot;; &quot;&quot;); IF([$Configuration.C43]=&quot;Sub Key    &quot;; &quot;&quot;; IF(AND([$Configuration.B43]=&quot;&quot;;[$Configuration.I43]=&quot;C&quot;); [.C58]; IF([$Configuration.J43]=&quot;N&quot;; [.F58]; &quot;&quot;))))))">
            <text:p/>
          </table:table-cell>
          <table:table-cell table:formula="of:=&quot;let g:which_key_map['&quot;&amp;[$Configuration.C43]&amp;&quot;'] = [ '&quot;&amp;[$Configuration.F43]&amp;&quot;', '&quot;&amp;[$Configuration.D43]&amp;&quot;' ]&quot;" office:value-type="string" office:string-value="let g:which_key_map['Sub Key    '] = [ 'Vim Command', 'Here are the keybindings and descriptions for the 'git' menu triggered with 'g'.' ]" calcext:value-type="string">
            <text:p>let g:which_key_map['Sub Key <text:s text:c="3"/>'] = [ 'Vim Command', 'Here are the keybindings and descriptions for the 'git' menu triggered with 'g'.' ]</text:p>
          </table:table-cell>
          <table:table-cell table:formula="of:=&quot;let g:which_key_map.&quot;&amp;[$Configuration.B44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4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3]&amp;&quot;' : ['&quot;&amp;[$Configuration.F43]&amp;&quot;', '&quot;&amp;[$Configuration.D43]&amp;&quot;'] ,&quot;" office:value-type="string" office:string-value="       \ 'Sub Key    ' : ['Vim Command', 'Here are the keybindings and descriptions for the 'git' menu triggered with 'g'.'] ," calcext:value-type="string">
            <text:p><text:s text:c="7"/>\ 'Sub Key <text:s text:c="3"/>' : ['Vim Command', 'Here are the keybindings and descriptions for the 'git' menu triggered with 'g'.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4]=&quot;Name&quot;; [.D59]; IF([$Configuration.D44]=&quot;Description&quot;; [.E59]; IF([$Configuration.J44]=&quot;Y&quot;; IF(LEFT(TRIM([.B57]); 1)=&quot;\&quot;; &quot;      \ }&quot;; &quot;&quot;); IF([$Configuration.C44]=&quot;Sub Key    &quot;; &quot;&quot;; IF(AND([$Configuration.B44]=&quot;&quot;;[$Configuration.I44]=&quot;C&quot;); [.C59]; IF([$Configuration.J44]=&quot;N&quot;; [.F59]; &quot;&quot;))))))" office:value-type="string" office:string-value="let g:which_key_map.g = {" calcext:value-type="string">
            <text:p>let g:which_key_map.g = {</text:p>
          </table:table-cell>
          <table:table-cell table:formula="of:=&quot;let g:which_key_map['&quot;&amp;[$Configuration.C44]&amp;&quot;'] = [ '&quot;&amp;[$Configuration.F44]&amp;&quot;', '&quot;&amp;[$Configuration.D44]&amp;&quot;' ]&quot;" office:value-type="string" office:string-value="let g:which_key_map['←Key'] = [ '', 'Name' ]" calcext:value-type="string">
            <text:p>let g:which_key_map['←Key'] = [ '', 'Name' ]</text:p>
          </table:table-cell>
          <table:table-cell table:formula="of:=&quot;let g:which_key_map.&quot;&amp;[$Configuration.B45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4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4]&amp;&quot;' : ['&quot;&amp;[$Configuration.F44]&amp;&quot;', '&quot;&amp;[$Configuration.D44]&amp;&quot;'] ,&quot;" office:value-type="string" office:string-value="       \ '←Key' : ['', 'Name'] ," calcext:value-type="string">
            <text:p><text:s text:c="7"/>\ '←Key' : ['', 'Nam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5]=&quot;Name&quot;; [.D60]; IF([$Configuration.D45]=&quot;Description&quot;; [.E60]; IF([$Configuration.J45]=&quot;Y&quot;; IF(LEFT(TRIM([.B58]); 1)=&quot;\&quot;; &quot;      \ }&quot;; &quot;&quot;); IF([$Configuration.C45]=&quot;Sub Key    &quot;; &quot;&quot;; IF(AND([$Configuration.B45]=&quot;&quot;;[$Configuration.I45]=&quot;C&quot;); [.C60]; IF([$Configuration.J45]=&quot;N&quot;; [.F60]; &quot;&quot;))))))" office:value-type="string" office:string-value="       \ 'name' : '+git' ," calcext:value-type="string">
            <text:p><text:s text:c="7"/>\ 'name' : '+git' ,</text:p>
          </table:table-cell>
          <table:table-cell table:formula="of:=&quot;let g:which_key_map['&quot;&amp;[$Configuration.C45]&amp;&quot;'] = [ '&quot;&amp;[$Configuration.F45]&amp;&quot;', '&quot;&amp;[$Configuration.D45]&amp;&quot;' ]&quot;" office:value-type="string" office:string-value="let g:which_key_map[''] = [ 'Vim Command', 'Description' ]" calcext:value-type="string">
            <text:p>let g:which_key_map[''] = [ 'Vim Command', 'Description' ]</text:p>
          </table:table-cell>
          <table:table-cell table:formula="of:=&quot;let g:which_key_map.&quot;&amp;[$Configuration.B46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44]&amp;&quot;' ,&quot;" office:value-type="string" office:string-value="       \ 'name' : '+git' ," calcext:value-type="string">
            <text:p><text:s text:c="7"/>\ 'name' : '+git' ,</text:p>
          </table:table-cell>
          <table:table-cell table:formula="of:=&quot;       \ '&quot;&amp;[$Configuration.C45]&amp;&quot;' : ['&quot;&amp;[$Configuration.F45]&amp;&quot;', '&quot;&amp;[$Configuration.D45]&amp;&quot;'] ,&quot;" office:value-type="string" office:string-value="       \ '' : ['Vim Command', 'Description'] ," calcext:value-type="string">
            <text:p><text:s text:c="7"/>\ '' : ['Vim Command', 'Descrip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6]=&quot;Name&quot;; [.D61]; IF([$Configuration.D46]=&quot;Description&quot;; [.E61]; IF([$Configuration.J46]=&quot;Y&quot;; IF(LEFT(TRIM([.B59]); 1)=&quot;\&quot;; &quot;      \ }&quot;; &quot;&quot;); IF([$Configuration.C46]=&quot;Sub Key    &quot;; &quot;&quot;; IF(AND([$Configuration.B46]=&quot;&quot;;[$Configuration.I46]=&quot;C&quot;); [.C61]; IF([$Configuration.J46]=&quot;N&quot;; [.F61]; &quot;&quot;))))))" office:value-type="string" office:string-value="       \ 'a' : [':Git add .', 'add all'] ," calcext:value-type="string">
            <text:p><text:s text:c="7"/>\ 'a' : [':Git add .', 'add all'] ,</text:p>
          </table:table-cell>
          <table:table-cell table:formula="of:=&quot;let g:which_key_map['&quot;&amp;[$Configuration.C46]&amp;&quot;'] = [ '&quot;&amp;[$Configuration.F46]&amp;&quot;', '&quot;&amp;[$Configuration.D46]&amp;&quot;' ]&quot;" office:value-type="string" office:string-value="let g:which_key_map['a'] = [ ':Git add .', 'add all' ]" calcext:value-type="string">
            <text:p>let g:which_key_map['a'] = [ ':Git add .', 'add all' ]</text:p>
          </table:table-cell>
          <table:table-cell table:formula="of:=&quot;let g:which_key_map.&quot;&amp;[$Configuration.B47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4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6]&amp;&quot;' : ['&quot;&amp;[$Configuration.F46]&amp;&quot;', '&quot;&amp;[$Configuration.D46]&amp;&quot;'] ,&quot;" office:value-type="string" office:string-value="       \ 'a' : [':Git add .', 'add all'] ," calcext:value-type="string">
            <text:p><text:s text:c="7"/>\ 'a' : [':Git add .', 'add all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7]=&quot;Name&quot;; [.D62]; IF([$Configuration.D47]=&quot;Description&quot;; [.E62]; IF([$Configuration.J47]=&quot;Y&quot;; IF(LEFT(TRIM([.B60]); 1)=&quot;\&quot;; &quot;      \ }&quot;; &quot;&quot;); IF([$Configuration.C47]=&quot;Sub Key    &quot;; &quot;&quot;; IF(AND([$Configuration.B47]=&quot;&quot;;[$Configuration.I47]=&quot;C&quot;); [.C62]; IF([$Configuration.J47]=&quot;N&quot;; [.F62]; &quot;&quot;))))))" office:value-type="string" office:string-value="       \ 'A' : ['CocCommand fzf-preview.GitStatus', 'actions'] ," calcext:value-type="string">
            <text:p><text:s text:c="7"/>\ 'A' : ['CocCommand fzf-preview.GitStatus', 'actions'] ,</text:p>
          </table:table-cell>
          <table:table-cell table:formula="of:=&quot;let g:which_key_map['&quot;&amp;[$Configuration.C47]&amp;&quot;'] = [ '&quot;&amp;[$Configuration.F47]&amp;&quot;', '&quot;&amp;[$Configuration.D47]&amp;&quot;' ]&quot;" office:value-type="string" office:string-value="let g:which_key_map['A'] = [ 'CocCommand fzf-preview.GitStatus', 'actions' ]" calcext:value-type="string">
            <text:p>let g:which_key_map['A'] = [ 'CocCommand fzf-preview.GitStatus', 'actions' ]</text:p>
          </table:table-cell>
          <table:table-cell table:formula="of:=&quot;let g:which_key_map.&quot;&amp;[$Configuration.B48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4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7]&amp;&quot;' : ['&quot;&amp;[$Configuration.F47]&amp;&quot;', '&quot;&amp;[$Configuration.D47]&amp;&quot;'] ,&quot;" office:value-type="string" office:string-value="       \ 'A' : ['CocCommand fzf-preview.GitStatus', 'actions'] ," calcext:value-type="string">
            <text:p><text:s text:c="7"/>\ 'A' : ['CocCommand fzf-preview.GitStatus', 'action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8]=&quot;Name&quot;; [.D63]; IF([$Configuration.D48]=&quot;Description&quot;; [.E63]; IF([$Configuration.J48]=&quot;Y&quot;; IF(LEFT(TRIM([.B61]); 1)=&quot;\&quot;; &quot;      \ }&quot;; &quot;&quot;); IF([$Configuration.C48]=&quot;Sub Key    &quot;; &quot;&quot;; IF(AND([$Configuration.B48]=&quot;&quot;;[$Configuration.I48]=&quot;C&quot;); [.C63]; IF([$Configuration.J48]=&quot;N&quot;; [.F63]; &quot;&quot;))))))" office:value-type="string" office:string-value="       \ 'b' : [':Git blame', 'blame'] ," calcext:value-type="string">
            <text:p><text:s text:c="7"/>\ 'b' : [':Git blame', 'blame'] ,</text:p>
          </table:table-cell>
          <table:table-cell table:formula="of:=&quot;let g:which_key_map['&quot;&amp;[$Configuration.C48]&amp;&quot;'] = [ '&quot;&amp;[$Configuration.F48]&amp;&quot;', '&quot;&amp;[$Configuration.D48]&amp;&quot;' ]&quot;" office:value-type="string" office:string-value="let g:which_key_map['b'] = [ ':Git blame', 'blame' ]" calcext:value-type="string">
            <text:p>let g:which_key_map['b'] = [ ':Git blame', 'blame' ]</text:p>
          </table:table-cell>
          <table:table-cell table:formula="of:=&quot;let g:which_key_map.&quot;&amp;[$Configuration.B49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4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8]&amp;&quot;' : ['&quot;&amp;[$Configuration.F48]&amp;&quot;', '&quot;&amp;[$Configuration.D48]&amp;&quot;'] ,&quot;" office:value-type="string" office:string-value="       \ 'b' : [':Git blame', 'blame'] ," calcext:value-type="string">
            <text:p><text:s text:c="7"/>\ 'b' : [':Git blame', 'blam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49]=&quot;Name&quot;; [.D64]; IF([$Configuration.D49]=&quot;Description&quot;; [.E64]; IF([$Configuration.J49]=&quot;Y&quot;; IF(LEFT(TRIM([.B62]); 1)=&quot;\&quot;; &quot;      \ }&quot;; &quot;&quot;); IF([$Configuration.C49]=&quot;Sub Key    &quot;; &quot;&quot;; IF(AND([$Configuration.B49]=&quot;&quot;;[$Configuration.I49]=&quot;C&quot;); [.C64]; IF([$Configuration.J49]=&quot;N&quot;; [.F64]; &quot;&quot;))))))" office:value-type="string" office:string-value="       \ 'B' : [':Gbrowse', 'browse'] ," calcext:value-type="string">
            <text:p><text:s text:c="7"/>\ 'B' : [':Gbrowse', 'browse'] ,</text:p>
          </table:table-cell>
          <table:table-cell table:formula="of:=&quot;let g:which_key_map['&quot;&amp;[$Configuration.C49]&amp;&quot;'] = [ '&quot;&amp;[$Configuration.F49]&amp;&quot;', '&quot;&amp;[$Configuration.D49]&amp;&quot;' ]&quot;" office:value-type="string" office:string-value="let g:which_key_map['B'] = [ ':Gbrowse', 'browse' ]" calcext:value-type="string">
            <text:p>let g:which_key_map['B'] = [ ':Gbrowse', 'browse' ]</text:p>
          </table:table-cell>
          <table:table-cell table:formula="of:=&quot;let g:which_key_map.&quot;&amp;[$Configuration.B50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4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49]&amp;&quot;' : ['&quot;&amp;[$Configuration.F49]&amp;&quot;', '&quot;&amp;[$Configuration.D49]&amp;&quot;'] ,&quot;" office:value-type="string" office:string-value="       \ 'B' : [':Gbrowse', 'browse'] ," calcext:value-type="string">
            <text:p><text:s text:c="7"/>\ 'B' : [':Gbrowse', 'brows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0]=&quot;Name&quot;; [.D65]; IF([$Configuration.D50]=&quot;Description&quot;; [.E65]; IF([$Configuration.J50]=&quot;Y&quot;; IF(LEFT(TRIM([.B63]); 1)=&quot;\&quot;; &quot;      \ }&quot;; &quot;&quot;); IF([$Configuration.C50]=&quot;Sub Key    &quot;; &quot;&quot;; IF(AND([$Configuration.B50]=&quot;&quot;;[$Configuration.I50]=&quot;C&quot;); [.C65]; IF([$Configuration.J50]=&quot;N&quot;; [.F65]; &quot;&quot;))))))" office:value-type="string" office:string-value="       \ 'c' : [':Git commit', 'commit'] ," calcext:value-type="string">
            <text:p><text:s text:c="7"/>\ 'c' : [':Git commit', 'commit'] ,</text:p>
          </table:table-cell>
          <table:table-cell table:formula="of:=&quot;let g:which_key_map['&quot;&amp;[$Configuration.C50]&amp;&quot;'] = [ '&quot;&amp;[$Configuration.F50]&amp;&quot;', '&quot;&amp;[$Configuration.D50]&amp;&quot;' ]&quot;" office:value-type="string" office:string-value="let g:which_key_map['c'] = [ ':Git commit', 'commit' ]" calcext:value-type="string">
            <text:p>let g:which_key_map['c'] = [ ':Git commit', 'commit' ]</text:p>
          </table:table-cell>
          <table:table-cell table:formula="of:=&quot;let g:which_key_map.&quot;&amp;[$Configuration.B51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4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0]&amp;&quot;' : ['&quot;&amp;[$Configuration.F50]&amp;&quot;', '&quot;&amp;[$Configuration.D50]&amp;&quot;'] ,&quot;" office:value-type="string" office:string-value="       \ 'c' : [':Git commit', 'commit'] ," calcext:value-type="string">
            <text:p><text:s text:c="7"/>\ 'c' : [':Git commit', 'commi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1]=&quot;Name&quot;; [.D66]; IF([$Configuration.D51]=&quot;Description&quot;; [.E66]; IF([$Configuration.J51]=&quot;Y&quot;; IF(LEFT(TRIM([.B64]); 1)=&quot;\&quot;; &quot;      \ }&quot;; &quot;&quot;); IF([$Configuration.C51]=&quot;Sub Key    &quot;; &quot;&quot;; IF(AND([$Configuration.B51]=&quot;&quot;;[$Configuration.I51]=&quot;C&quot;); [.C66]; IF([$Configuration.J51]=&quot;N&quot;; [.F66]; &quot;&quot;))))))" office:value-type="string" office:string-value="       \ 'd' : [':Git diff', 'diff'] ," calcext:value-type="string">
            <text:p><text:s text:c="7"/>\ 'd' : [':Git diff', 'diff'] ,</text:p>
          </table:table-cell>
          <table:table-cell table:formula="of:=&quot;let g:which_key_map['&quot;&amp;[$Configuration.C51]&amp;&quot;'] = [ '&quot;&amp;[$Configuration.F51]&amp;&quot;', '&quot;&amp;[$Configuration.D51]&amp;&quot;' ]&quot;" office:value-type="string" office:string-value="let g:which_key_map['d'] = [ ':Git diff', 'diff' ]" calcext:value-type="string">
            <text:p>let g:which_key_map['d'] = [ ':Git diff', 'diff' ]</text:p>
          </table:table-cell>
          <table:table-cell table:formula="of:=&quot;let g:which_key_map.&quot;&amp;[$Configuration.B52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1]&amp;&quot;' : ['&quot;&amp;[$Configuration.F51]&amp;&quot;', '&quot;&amp;[$Configuration.D51]&amp;&quot;'] ,&quot;" office:value-type="string" office:string-value="       \ 'd' : [':Git diff', 'diff'] ," calcext:value-type="string">
            <text:p><text:s text:c="7"/>\ 'd' : [':Git diff', 'diff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2]=&quot;Name&quot;; [.D67]; IF([$Configuration.D52]=&quot;Description&quot;; [.E67]; IF([$Configuration.J52]=&quot;Y&quot;; IF(LEFT(TRIM([.B65]); 1)=&quot;\&quot;; &quot;      \ }&quot;; &quot;&quot;); IF([$Configuration.C52]=&quot;Sub Key    &quot;; &quot;&quot;; IF(AND([$Configuration.B52]=&quot;&quot;;[$Configuration.I52]=&quot;C&quot;); [.C67]; IF([$Configuration.J52]=&quot;N&quot;; [.F67]; &quot;&quot;))))))" office:value-type="string" office:string-value="       \ 'D' : ['Gdiffsplit', 'diff split'] ," calcext:value-type="string">
            <text:p><text:s text:c="7"/>\ 'D' : ['Gdiffsplit', 'diff split'] ,</text:p>
          </table:table-cell>
          <table:table-cell table:formula="of:=&quot;let g:which_key_map['&quot;&amp;[$Configuration.C52]&amp;&quot;'] = [ '&quot;&amp;[$Configuration.F52]&amp;&quot;', '&quot;&amp;[$Configuration.D52]&amp;&quot;' ]&quot;" office:value-type="string" office:string-value="let g:which_key_map['D'] = [ 'Gdiffsplit', 'diff split' ]" calcext:value-type="string">
            <text:p>let g:which_key_map['D'] = [ 'Gdiffsplit', 'diff split' ]</text:p>
          </table:table-cell>
          <table:table-cell table:formula="of:=&quot;let g:which_key_map.&quot;&amp;[$Configuration.B53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2]&amp;&quot;' : ['&quot;&amp;[$Configuration.F52]&amp;&quot;', '&quot;&amp;[$Configuration.D52]&amp;&quot;'] ,&quot;" office:value-type="string" office:string-value="       \ 'D' : ['Gdiffsplit', 'diff split'] ," calcext:value-type="string">
            <text:p><text:s text:c="7"/>\ 'D' : ['Gdiffsplit', 'diff spli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3]=&quot;Name&quot;; [.D68]; IF([$Configuration.D53]=&quot;Description&quot;; [.E68]; IF([$Configuration.J53]=&quot;Y&quot;; IF(LEFT(TRIM([.B66]); 1)=&quot;\&quot;; &quot;      \ }&quot;; &quot;&quot;); IF([$Configuration.C53]=&quot;Sub Key    &quot;; &quot;&quot;; IF(AND([$Configuration.B53]=&quot;&quot;;[$Configuration.I53]=&quot;C&quot;); [.C68]; IF([$Configuration.J53]=&quot;N&quot;; [.F68]; &quot;&quot;))))))" office:value-type="string" office:string-value="       \ 'g' : [':Ggrep', 'git grep'] ," calcext:value-type="string">
            <text:p><text:s text:c="7"/>\ 'g' : [':Ggrep', 'git grep'] ,</text:p>
          </table:table-cell>
          <table:table-cell table:formula="of:=&quot;let g:which_key_map['&quot;&amp;[$Configuration.C53]&amp;&quot;'] = [ '&quot;&amp;[$Configuration.F53]&amp;&quot;', '&quot;&amp;[$Configuration.D53]&amp;&quot;' ]&quot;" office:value-type="string" office:string-value="let g:which_key_map['g'] = [ ':Ggrep', 'git grep' ]" calcext:value-type="string">
            <text:p>let g:which_key_map['g'] = [ ':Ggrep', 'git grep' ]</text:p>
          </table:table-cell>
          <table:table-cell table:formula="of:=&quot;let g:which_key_map.&quot;&amp;[$Configuration.B54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3]&amp;&quot;' : ['&quot;&amp;[$Configuration.F53]&amp;&quot;', '&quot;&amp;[$Configuration.D53]&amp;&quot;'] ,&quot;" office:value-type="string" office:string-value="       \ 'g' : [':Ggrep', 'git grep'] ," calcext:value-type="string">
            <text:p><text:s text:c="7"/>\ 'g' : [':Ggrep', 'git grep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4]=&quot;Name&quot;; [.D69]; IF([$Configuration.D54]=&quot;Description&quot;; [.E69]; IF([$Configuration.J54]=&quot;Y&quot;; IF(LEFT(TRIM([.B67]); 1)=&quot;\&quot;; &quot;      \ }&quot;; &quot;&quot;); IF([$Configuration.C54]=&quot;Sub Key    &quot;; &quot;&quot;; IF(AND([$Configuration.B54]=&quot;&quot;;[$Configuration.I54]=&quot;C&quot;); [.C69]; IF([$Configuration.J54]=&quot;N&quot;; [.F69]; &quot;&quot;))))))" office:value-type="string" office:string-value="       \ 'G' : [':Gstatus', 'status'] ," calcext:value-type="string">
            <text:p><text:s text:c="7"/>\ 'G' : [':Gstatus', 'status'] ,</text:p>
          </table:table-cell>
          <table:table-cell table:formula="of:=&quot;let g:which_key_map['&quot;&amp;[$Configuration.C54]&amp;&quot;'] = [ '&quot;&amp;[$Configuration.F54]&amp;&quot;', '&quot;&amp;[$Configuration.D54]&amp;&quot;' ]&quot;" office:value-type="string" office:string-value="let g:which_key_map['G'] = [ ':Gstatus', 'status' ]" calcext:value-type="string">
            <text:p>let g:which_key_map['G'] = [ ':Gstatus', 'status' ]</text:p>
          </table:table-cell>
          <table:table-cell table:formula="of:=&quot;let g:which_key_map.&quot;&amp;[$Configuration.B55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4]&amp;&quot;' : ['&quot;&amp;[$Configuration.F54]&amp;&quot;', '&quot;&amp;[$Configuration.D54]&amp;&quot;'] ,&quot;" office:value-type="string" office:string-value="       \ 'G' : [':Gstatus', 'status'] ," calcext:value-type="string">
            <text:p><text:s text:c="7"/>\ 'G' : [':Gstatus', 'statu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5]=&quot;Name&quot;; [.D70]; IF([$Configuration.D55]=&quot;Description&quot;; [.E70]; IF([$Configuration.J55]=&quot;Y&quot;; IF(LEFT(TRIM([.B68]); 1)=&quot;\&quot;; &quot;      \ }&quot;; &quot;&quot;); IF([$Configuration.C55]=&quot;Sub Key    &quot;; &quot;&quot;; IF(AND([$Configuration.B55]=&quot;&quot;;[$Configuration.I55]=&quot;C&quot;); [.C70]; IF([$Configuration.J55]=&quot;N&quot;; [.F70]; &quot;&quot;))))))" office:value-type="string" office:string-value="       \ 'h' : [':GitGutterLineHighlightsToggle', 'highlight hunks'] ," calcext:value-type="string">
            <text:p><text:s text:c="7"/>\ 'h' : [':GitGutterLineHighlightsToggle', 'highlight hunks'] ,</text:p>
          </table:table-cell>
          <table:table-cell table:formula="of:=&quot;let g:which_key_map['&quot;&amp;[$Configuration.C55]&amp;&quot;'] = [ '&quot;&amp;[$Configuration.F55]&amp;&quot;', '&quot;&amp;[$Configuration.D55]&amp;&quot;' ]&quot;" office:value-type="string" office:string-value="let g:which_key_map['h'] = [ ':GitGutterLineHighlightsToggle', 'highlight hunks' ]" calcext:value-type="string">
            <text:p>let g:which_key_map['h'] = [ ':GitGutterLineHighlightsToggle', 'highlight hunks' ]</text:p>
          </table:table-cell>
          <table:table-cell table:formula="of:=&quot;let g:which_key_map.&quot;&amp;[$Configuration.B56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5]&amp;&quot;' : ['&quot;&amp;[$Configuration.F55]&amp;&quot;', '&quot;&amp;[$Configuration.D55]&amp;&quot;'] ,&quot;" office:value-type="string" office:string-value="       \ 'h' : [':GitGutterLineHighlightsToggle', 'highlight hunks'] ," calcext:value-type="string">
            <text:p><text:s text:c="7"/>\ 'h' : [':GitGutterLineHighlightsToggle', 'highlight hunk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6]=&quot;Name&quot;; [.D71]; IF([$Configuration.D56]=&quot;Description&quot;; [.E71]; IF([$Configuration.J56]=&quot;Y&quot;; IF(LEFT(TRIM([.B69]); 1)=&quot;\&quot;; &quot;      \ }&quot;; &quot;&quot;); IF([$Configuration.C56]=&quot;Sub Key    &quot;; &quot;&quot;; IF(AND([$Configuration.B56]=&quot;&quot;;[$Configuration.I56]=&quot;C&quot;); [.C71]; IF([$Configuration.J56]=&quot;N&quot;; [.F71]; &quot;&quot;))))))" office:value-type="string" office:string-value="       \ 'H' : ['&lt;Plug&gt;(GitGutterPreviewHunk)', 'preview hunk'] ," calcext:value-type="string">
            <text:p><text:s text:c="7"/>\ 'H' : ['&lt;Plug&gt;(GitGutterPreviewHunk)', 'preview hunk'] ,</text:p>
          </table:table-cell>
          <table:table-cell table:formula="of:=&quot;let g:which_key_map['&quot;&amp;[$Configuration.C56]&amp;&quot;'] = [ '&quot;&amp;[$Configuration.F56]&amp;&quot;', '&quot;&amp;[$Configuration.D56]&amp;&quot;' ]&quot;" office:value-type="string" office:string-value="let g:which_key_map['H'] = [ '&lt;Plug&gt;(GitGutterPreviewHunk)', 'preview hunk' ]" calcext:value-type="string">
            <text:p>let g:which_key_map['H'] = [ '&lt;Plug&gt;(GitGutterPreviewHunk)', 'preview hunk' ]</text:p>
          </table:table-cell>
          <table:table-cell table:formula="of:=&quot;let g:which_key_map.&quot;&amp;[$Configuration.B57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6]&amp;&quot;' : ['&quot;&amp;[$Configuration.F56]&amp;&quot;', '&quot;&amp;[$Configuration.D56]&amp;&quot;'] ,&quot;" office:value-type="string" office:string-value="       \ 'H' : ['&lt;Plug&gt;(GitGutterPreviewHunk)', 'preview hunk'] ," calcext:value-type="string">
            <text:p><text:s text:c="7"/>\ 'H' : ['&lt;Plug&gt;(GitGutterPreviewHunk)', 'preview hunk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7]=&quot;Name&quot;; [.D72]; IF([$Configuration.D57]=&quot;Description&quot;; [.E72]; IF([$Configuration.J57]=&quot;Y&quot;; IF(LEFT(TRIM([.B70]); 1)=&quot;\&quot;; &quot;      \ }&quot;; &quot;&quot;); IF([$Configuration.C57]=&quot;Sub Key    &quot;; &quot;&quot;; IF(AND([$Configuration.B57]=&quot;&quot;;[$Configuration.I57]=&quot;C&quot;); [.C72]; IF([$Configuration.J57]=&quot;N&quot;; [.F72]; &quot;&quot;))))))" office:value-type="string" office:string-value="       \ 'I' : [':Gist -b', 'next hunk'] ," calcext:value-type="string">
            <text:p><text:s text:c="7"/>\ 'I' : [':Gist -b', 'next hunk'] ,</text:p>
          </table:table-cell>
          <table:table-cell table:formula="of:=&quot;let g:which_key_map['&quot;&amp;[$Configuration.C57]&amp;&quot;'] = [ '&quot;&amp;[$Configuration.F57]&amp;&quot;', '&quot;&amp;[$Configuration.D57]&amp;&quot;' ]&quot;" office:value-type="string" office:string-value="let g:which_key_map['I'] = [ ':Gist -b', 'next hunk' ]" calcext:value-type="string">
            <text:p>let g:which_key_map['I'] = [ ':Gist -b', 'next hunk' ]</text:p>
          </table:table-cell>
          <table:table-cell table:formula="of:=&quot;let g:which_key_map.&quot;&amp;[$Configuration.B58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7]&amp;&quot;' : ['&quot;&amp;[$Configuration.F57]&amp;&quot;', '&quot;&amp;[$Configuration.D57]&amp;&quot;'] ,&quot;" office:value-type="string" office:string-value="       \ 'I' : [':Gist -b', 'next hunk'] ," calcext:value-type="string">
            <text:p><text:s text:c="7"/>\ 'I' : [':Gist -b', 'next hunk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8]=&quot;Name&quot;; [.D73]; IF([$Configuration.D58]=&quot;Description&quot;; [.E73]; IF([$Configuration.J58]=&quot;Y&quot;; IF(LEFT(TRIM([.B71]); 1)=&quot;\&quot;; &quot;      \ }&quot;; &quot;&quot;); IF([$Configuration.C58]=&quot;Sub Key    &quot;; &quot;&quot;; IF(AND([$Configuration.B58]=&quot;&quot;;[$Configuration.I58]=&quot;C&quot;); [.C73]; IF([$Configuration.J58]=&quot;N&quot;; [.F73]; &quot;&quot;))))))" office:value-type="string" office:string-value="       \ 'j' : ['&lt;Plug&gt;GitGutterNextHunk)', 'prev hunk'] ," calcext:value-type="string">
            <text:p><text:s text:c="7"/>\ 'j' : ['&lt;Plug&gt;GitGutterNextHunk)', 'prev hunk'] ,</text:p>
          </table:table-cell>
          <table:table-cell table:formula="of:=&quot;let g:which_key_map['&quot;&amp;[$Configuration.C58]&amp;&quot;'] = [ '&quot;&amp;[$Configuration.F58]&amp;&quot;', '&quot;&amp;[$Configuration.D58]&amp;&quot;' ]&quot;" office:value-type="string" office:string-value="let g:which_key_map['j'] = [ '&lt;Plug&gt;GitGutterNextHunk)', 'prev hunk' ]" calcext:value-type="string">
            <text:p>let g:which_key_map['j'] = [ '&lt;Plug&gt;GitGutterNextHunk)', 'prev hunk' ]</text:p>
          </table:table-cell>
          <table:table-cell table:formula="of:=&quot;let g:which_key_map.&quot;&amp;[$Configuration.B59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8]&amp;&quot;' : ['&quot;&amp;[$Configuration.F58]&amp;&quot;', '&quot;&amp;[$Configuration.D58]&amp;&quot;'] ,&quot;" office:value-type="string" office:string-value="       \ 'j' : ['&lt;Plug&gt;GitGutterNextHunk)', 'prev hunk'] ," calcext:value-type="string">
            <text:p><text:s text:c="7"/>\ 'j' : ['&lt;Plug&gt;GitGutterNextHunk)', 'prev hunk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59]=&quot;Name&quot;; [.D74]; IF([$Configuration.D59]=&quot;Description&quot;; [.E74]; IF([$Configuration.J59]=&quot;Y&quot;; IF(LEFT(TRIM([.B72]); 1)=&quot;\&quot;; &quot;      \ }&quot;; &quot;&quot;); IF([$Configuration.C59]=&quot;Sub Key    &quot;; &quot;&quot;; IF(AND([$Configuration.B59]=&quot;&quot;;[$Configuration.I59]=&quot;C&quot;); [.C74]; IF([$Configuration.J59]=&quot;N&quot;; [.F74]; &quot;&quot;))))))" office:value-type="string" office:string-value="       \ 'k' : ['&lt;Plug&gt;GitGutterPrevHunk)', 'log'] ," calcext:value-type="string">
            <text:p><text:s text:c="7"/>\ 'k' : ['&lt;Plug&gt;GitGutterPrevHunk)', 'log'] ,</text:p>
          </table:table-cell>
          <table:table-cell table:formula="of:=&quot;let g:which_key_map['&quot;&amp;[$Configuration.C59]&amp;&quot;'] = [ '&quot;&amp;[$Configuration.F59]&amp;&quot;', '&quot;&amp;[$Configuration.D59]&amp;&quot;' ]&quot;" office:value-type="string" office:string-value="let g:which_key_map['k'] = [ '&lt;Plug&gt;GitGutterPrevHunk)', 'log' ]" calcext:value-type="string">
            <text:p>let g:which_key_map['k'] = [ '&lt;Plug&gt;GitGutterPrevHunk)', 'log' ]</text:p>
          </table:table-cell>
          <table:table-cell table:formula="of:=&quot;let g:which_key_map.&quot;&amp;[$Configuration.B60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59]&amp;&quot;' : ['&quot;&amp;[$Configuration.F59]&amp;&quot;', '&quot;&amp;[$Configuration.D59]&amp;&quot;'] ,&quot;" office:value-type="string" office:string-value="       \ 'k' : ['&lt;Plug&gt;GitGutterPrevHunk)', 'log'] ," calcext:value-type="string">
            <text:p><text:s text:c="7"/>\ 'k' : ['&lt;Plug&gt;GitGutterPrevHunk)', 'log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0]=&quot;Name&quot;; [.D75]; IF([$Configuration.D60]=&quot;Description&quot;; [.E75]; IF([$Configuration.J60]=&quot;Y&quot;; IF(LEFT(TRIM([.B73]); 1)=&quot;\&quot;; &quot;      \ }&quot;; &quot;&quot;); IF([$Configuration.C60]=&quot;Sub Key    &quot;; &quot;&quot;; IF(AND([$Configuration.B60]=&quot;&quot;;[$Configuration.I60]=&quot;C&quot;); [.C75]; IF([$Configuration.J60]=&quot;N&quot;; [.F75]; &quot;&quot;))))))" office:value-type="string" office:string-value="       \ 'l' : [':Git log', 'post gist'] ," calcext:value-type="string">
            <text:p><text:s text:c="7"/>\ 'l' : [':Git log', 'post gist'] ,</text:p>
          </table:table-cell>
          <table:table-cell table:formula="of:=&quot;let g:which_key_map['&quot;&amp;[$Configuration.C60]&amp;&quot;'] = [ '&quot;&amp;[$Configuration.F60]&amp;&quot;', '&quot;&amp;[$Configuration.D60]&amp;&quot;' ]&quot;" office:value-type="string" office:string-value="let g:which_key_map['l'] = [ ':Git log', 'post gist' ]" calcext:value-type="string">
            <text:p>let g:which_key_map['l'] = [ ':Git log', 'post gist' ]</text:p>
          </table:table-cell>
          <table:table-cell table:formula="of:=&quot;let g:which_key_map.&quot;&amp;[$Configuration.B61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5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0]&amp;&quot;' : ['&quot;&amp;[$Configuration.F60]&amp;&quot;', '&quot;&amp;[$Configuration.D60]&amp;&quot;'] ,&quot;" office:value-type="string" office:string-value="       \ 'l' : [':Git log', 'post gist'] ," calcext:value-type="string">
            <text:p><text:s text:c="7"/>\ 'l' : [':Git log', 'post gis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1]=&quot;Name&quot;; [.D76]; IF([$Configuration.D61]=&quot;Description&quot;; [.E76]; IF([$Configuration.J61]=&quot;Y&quot;; IF(LEFT(TRIM([.B74]); 1)=&quot;\&quot;; &quot;      \ }&quot;; &quot;&quot;); IF([$Configuration.C61]=&quot;Sub Key    &quot;; &quot;&quot;; IF(AND([$Configuration.B61]=&quot;&quot;;[$Configuration.I61]=&quot;C&quot;); [.C76]; IF([$Configuration.J61]=&quot;N&quot;; [.F76]; &quot;&quot;))))))" office:value-type="string" office:string-value="       \ 'm' : ['&lt;Plug&gt;(git-messenger)', 'message'] ," calcext:value-type="string">
            <text:p><text:s text:c="7"/>\ 'm' : ['&lt;Plug&gt;(git-messenger)', 'message'] ,</text:p>
          </table:table-cell>
          <table:table-cell table:formula="of:=&quot;let g:which_key_map['&quot;&amp;[$Configuration.C61]&amp;&quot;'] = [ '&quot;&amp;[$Configuration.F61]&amp;&quot;', '&quot;&amp;[$Configuration.D61]&amp;&quot;' ]&quot;" office:value-type="string" office:string-value="let g:which_key_map['m'] = [ '&lt;Plug&gt;(git-messenger)', 'message' ]" calcext:value-type="string">
            <text:p>let g:which_key_map['m'] = [ '&lt;Plug&gt;(git-messenger)', 'message' ]</text:p>
          </table:table-cell>
          <table:table-cell table:formula="of:=&quot;let g:which_key_map.&quot;&amp;[$Configuration.B62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6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1]&amp;&quot;' : ['&quot;&amp;[$Configuration.F61]&amp;&quot;', '&quot;&amp;[$Configuration.D61]&amp;&quot;'] ,&quot;" office:value-type="string" office:string-value="       \ 'm' : ['&lt;Plug&gt;(git-messenger)', 'message'] ," calcext:value-type="string">
            <text:p><text:s text:c="7"/>\ 'm' : ['&lt;Plug&gt;(git-messenger)', 'messag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2]=&quot;Name&quot;; [.D77]; IF([$Configuration.D62]=&quot;Description&quot;; [.E77]; IF([$Configuration.J62]=&quot;Y&quot;; IF(LEFT(TRIM([.B75]); 1)=&quot;\&quot;; &quot;      \ }&quot;; &quot;&quot;); IF([$Configuration.C62]=&quot;Sub Key    &quot;; &quot;&quot;; IF(AND([$Configuration.B62]=&quot;&quot;;[$Configuration.I62]=&quot;C&quot;); [.C77]; IF([$Configuration.J62]=&quot;N&quot;; [.F77]; &quot;&quot;))))))" office:value-type="string" office:string-value="       \ 'p' : [':Git push', 'push'] ," calcext:value-type="string">
            <text:p><text:s text:c="7"/>\ 'p' : [':Git push', 'push'] ,</text:p>
          </table:table-cell>
          <table:table-cell table:formula="of:=&quot;let g:which_key_map['&quot;&amp;[$Configuration.C62]&amp;&quot;'] = [ '&quot;&amp;[$Configuration.F62]&amp;&quot;', '&quot;&amp;[$Configuration.D62]&amp;&quot;' ]&quot;" office:value-type="string" office:string-value="let g:which_key_map['p'] = [ ':Git push', 'push' ]" calcext:value-type="string">
            <text:p>let g:which_key_map['p'] = [ ':Git push', 'push' ]</text:p>
          </table:table-cell>
          <table:table-cell table:formula="of:=&quot;let g:which_key_map.&quot;&amp;[$Configuration.B63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6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2]&amp;&quot;' : ['&quot;&amp;[$Configuration.F62]&amp;&quot;', '&quot;&amp;[$Configuration.D62]&amp;&quot;'] ,&quot;" office:value-type="string" office:string-value="       \ 'p' : [':Git push', 'push'] ," calcext:value-type="string">
            <text:p><text:s text:c="7"/>\ 'p' : [':Git push', 'push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3]=&quot;Name&quot;; [.D78]; IF([$Configuration.D63]=&quot;Description&quot;; [.E78]; IF([$Configuration.J63]=&quot;Y&quot;; IF(LEFT(TRIM([.B76]); 1)=&quot;\&quot;; &quot;      \ }&quot;; &quot;&quot;); IF([$Configuration.C63]=&quot;Sub Key    &quot;; &quot;&quot;; IF(AND([$Configuration.B63]=&quot;&quot;;[$Configuration.I63]=&quot;C&quot;); [.C78]; IF([$Configuration.J63]=&quot;N&quot;; [.F78]; &quot;&quot;))))))" office:value-type="string" office:string-value="       \ 'P' : [':Git pull', 'pull'] ," calcext:value-type="string">
            <text:p><text:s text:c="7"/>\ 'P' : [':Git pull', 'pull'] ,</text:p>
          </table:table-cell>
          <table:table-cell table:formula="of:=&quot;let g:which_key_map['&quot;&amp;[$Configuration.C63]&amp;&quot;'] = [ '&quot;&amp;[$Configuration.F63]&amp;&quot;', '&quot;&amp;[$Configuration.D63]&amp;&quot;' ]&quot;" office:value-type="string" office:string-value="let g:which_key_map['P'] = [ ':Git pull', 'pull' ]" calcext:value-type="string">
            <text:p>let g:which_key_map['P'] = [ ':Git pull', 'pull' ]</text:p>
          </table:table-cell>
          <table:table-cell table:formula="of:=&quot;let g:which_key_map.&quot;&amp;[$Configuration.B64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6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3]&amp;&quot;' : ['&quot;&amp;[$Configuration.F63]&amp;&quot;', '&quot;&amp;[$Configuration.D63]&amp;&quot;'] ,&quot;" office:value-type="string" office:string-value="       \ 'P' : [':Git pull', 'pull'] ," calcext:value-type="string">
            <text:p><text:s text:c="7"/>\ 'P' : [':Git pull', 'pull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4]=&quot;Name&quot;; [.D79]; IF([$Configuration.D64]=&quot;Description&quot;; [.E79]; IF([$Configuration.J64]=&quot;Y&quot;; IF(LEFT(TRIM([.B77]); 1)=&quot;\&quot;; &quot;      \ }&quot;; &quot;&quot;); IF([$Configuration.C64]=&quot;Sub Key    &quot;; &quot;&quot;; IF(AND([$Configuration.B64]=&quot;&quot;;[$Configuration.I64]=&quot;C&quot;); [.C79]; IF([$Configuration.J64]=&quot;N&quot;; [.F79]; &quot;&quot;))))))" office:value-type="string" office:string-value="       \ 'r' : [':Gremove', 'remove'] ," calcext:value-type="string">
            <text:p><text:s text:c="7"/>\ 'r' : [':Gremove', 'remove'] ,</text:p>
          </table:table-cell>
          <table:table-cell table:formula="of:=&quot;let g:which_key_map['&quot;&amp;[$Configuration.C64]&amp;&quot;'] = [ '&quot;&amp;[$Configuration.F64]&amp;&quot;', '&quot;&amp;[$Configuration.D64]&amp;&quot;' ]&quot;" office:value-type="string" office:string-value="let g:which_key_map['r'] = [ ':Gremove', 'remove' ]" calcext:value-type="string">
            <text:p>let g:which_key_map['r'] = [ ':Gremove', 'remove' ]</text:p>
          </table:table-cell>
          <table:table-cell table:formula="of:=&quot;let g:which_key_map.&quot;&amp;[$Configuration.B65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6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4]&amp;&quot;' : ['&quot;&amp;[$Configuration.F64]&amp;&quot;', '&quot;&amp;[$Configuration.D64]&amp;&quot;'] ,&quot;" office:value-type="string" office:string-value="       \ 'r' : [':Gremove', 'remove'] ," calcext:value-type="string">
            <text:p><text:s text:c="7"/>\ 'r' : [':Gremove', 'remov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5]=&quot;Name&quot;; [.D80]; IF([$Configuration.D65]=&quot;Description&quot;; [.E80]; IF([$Configuration.J65]=&quot;Y&quot;; IF(LEFT(TRIM([.B78]); 1)=&quot;\&quot;; &quot;      \ }&quot;; &quot;&quot;); IF([$Configuration.C65]=&quot;Sub Key    &quot;; &quot;&quot;; IF(AND([$Configuration.B65]=&quot;&quot;;[$Configuration.I65]=&quot;C&quot;); [.C80]; IF([$Configuration.J65]=&quot;N&quot;; [.F80]; &quot;&quot;))))))" office:value-type="string" office:string-value="       \ 's' : ['&lt;Plug&gt;(GitGutterStageHunk)', 'stage hunk'] ," calcext:value-type="string">
            <text:p><text:s text:c="7"/>\ 's' : ['&lt;Plug&gt;(GitGutterStageHunk)', 'stage hunk'] ,</text:p>
          </table:table-cell>
          <table:table-cell table:formula="of:=&quot;let g:which_key_map['&quot;&amp;[$Configuration.C65]&amp;&quot;'] = [ '&quot;&amp;[$Configuration.F65]&amp;&quot;', '&quot;&amp;[$Configuration.D65]&amp;&quot;' ]&quot;" office:value-type="string" office:string-value="let g:which_key_map['s'] = [ '&lt;Plug&gt;(GitGutterStageHunk)', 'stage hunk' ]" calcext:value-type="string">
            <text:p>let g:which_key_map['s'] = [ '&lt;Plug&gt;(GitGutterStageHunk)', 'stage hunk' ]</text:p>
          </table:table-cell>
          <table:table-cell table:formula="of:=&quot;let g:which_key_map.&quot;&amp;[$Configuration.B66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6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5]&amp;&quot;' : ['&quot;&amp;[$Configuration.F65]&amp;&quot;', '&quot;&amp;[$Configuration.D65]&amp;&quot;'] ,&quot;" office:value-type="string" office:string-value="       \ 's' : ['&lt;Plug&gt;(GitGutterStageHunk)', 'stage hunk'] ," calcext:value-type="string">
            <text:p><text:s text:c="7"/>\ 's' : ['&lt;Plug&gt;(GitGutterStageHunk)', 'stage hunk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6]=&quot;Name&quot;; [.D81]; IF([$Configuration.D66]=&quot;Description&quot;; [.E81]; IF([$Configuration.J66]=&quot;Y&quot;; IF(LEFT(TRIM([.B79]); 1)=&quot;\&quot;; &quot;      \ }&quot;; &quot;&quot;); IF([$Configuration.C66]=&quot;Sub Key    &quot;; &quot;&quot;; IF(AND([$Configuration.B66]=&quot;&quot;;[$Configuration.I66]=&quot;C&quot;); [.C81]; IF([$Configuration.J66]=&quot;N&quot;; [.F81]; &quot;&quot;))))))" office:value-type="string" office:string-value="       \ 'S' : [':CocCommand fzf-preview.GitStatus', 'status'] ," calcext:value-type="string">
            <text:p><text:s text:c="7"/>\ 'S' : [':CocCommand fzf-preview.GitStatus', 'status'] ,</text:p>
          </table:table-cell>
          <table:table-cell table:formula="of:=&quot;let g:which_key_map['&quot;&amp;[$Configuration.C66]&amp;&quot;'] = [ '&quot;&amp;[$Configuration.F66]&amp;&quot;', '&quot;&amp;[$Configuration.D66]&amp;&quot;' ]&quot;" office:value-type="string" office:string-value="let g:which_key_map['S'] = [ ':CocCommand fzf-preview.GitStatus', 'status' ]" calcext:value-type="string">
            <text:p>let g:which_key_map['S'] = [ ':CocCommand fzf-preview.GitStatus', 'status' ]</text:p>
          </table:table-cell>
          <table:table-cell table:formula="of:=&quot;let g:which_key_map.&quot;&amp;[$Configuration.B67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6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6]&amp;&quot;' : ['&quot;&amp;[$Configuration.F66]&amp;&quot;', '&quot;&amp;[$Configuration.D66]&amp;&quot;'] ,&quot;" office:value-type="string" office:string-value="       \ 'S' : [':CocCommand fzf-preview.GitStatus', 'status'] ," calcext:value-type="string">
            <text:p><text:s text:c="7"/>\ 'S' : [':CocCommand fzf-preview.GitStatus', 'statu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7]=&quot;Name&quot;; [.D82]; IF([$Configuration.D67]=&quot;Description&quot;; [.E82]; IF([$Configuration.J67]=&quot;Y&quot;; IF(LEFT(TRIM([.B80]); 1)=&quot;\&quot;; &quot;      \ }&quot;; &quot;&quot;); IF([$Configuration.C67]=&quot;Sub Key    &quot;; &quot;&quot;; IF(AND([$Configuration.B67]=&quot;&quot;;[$Configuration.I67]=&quot;C&quot;); [.C82]; IF([$Configuration.J67]=&quot;N&quot;; [.F82]; &quot;&quot;))))))" office:value-type="string" office:string-value="       \ 't' : [':GitGutterSignsToggle', 'toggle signs'] ," calcext:value-type="string">
            <text:p><text:s text:c="7"/>\ 't' : [':GitGutterSignsToggle', 'toggle signs'] ,</text:p>
          </table:table-cell>
          <table:table-cell table:formula="of:=&quot;let g:which_key_map['&quot;&amp;[$Configuration.C67]&amp;&quot;'] = [ '&quot;&amp;[$Configuration.F67]&amp;&quot;', '&quot;&amp;[$Configuration.D67]&amp;&quot;' ]&quot;" office:value-type="string" office:string-value="let g:which_key_map['t'] = [ ':GitGutterSignsToggle', 'toggle signs' ]" calcext:value-type="string">
            <text:p>let g:which_key_map['t'] = [ ':GitGutterSignsToggle', 'toggle signs' ]</text:p>
          </table:table-cell>
          <table:table-cell table:formula="of:=&quot;let g:which_key_map.&quot;&amp;[$Configuration.B68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6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7]&amp;&quot;' : ['&quot;&amp;[$Configuration.F67]&amp;&quot;', '&quot;&amp;[$Configuration.D67]&amp;&quot;'] ,&quot;" office:value-type="string" office:string-value="       \ 't' : [':GitGutterSignsToggle', 'toggle signs'] ," calcext:value-type="string">
            <text:p><text:s text:c="7"/>\ 't' : [':GitGutterSignsToggle', 'toggle sign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8]=&quot;Name&quot;; [.D83]; IF([$Configuration.D68]=&quot;Description&quot;; [.E83]; IF([$Configuration.J68]=&quot;Y&quot;; IF(LEFT(TRIM([.B81]); 1)=&quot;\&quot;; &quot;      \ }&quot;; &quot;&quot;); IF([$Configuration.C68]=&quot;Sub Key    &quot;; &quot;&quot;; IF(AND([$Configuration.B68]=&quot;&quot;;[$Configuration.I68]=&quot;C&quot;); [.C83]; IF([$Configuration.J68]=&quot;N&quot;; [.F83]; &quot;&quot;))))))" office:value-type="string" office:string-value="       \ 'u' : ['&lt;Plug&gt;(GitGutterUndoHunk)', 'undo hunk'] ," calcext:value-type="string">
            <text:p><text:s text:c="7"/>\ 'u' : ['&lt;Plug&gt;(GitGutterUndoHunk)', 'undo hunk'] ,</text:p>
          </table:table-cell>
          <table:table-cell table:formula="of:=&quot;let g:which_key_map['&quot;&amp;[$Configuration.C68]&amp;&quot;'] = [ '&quot;&amp;[$Configuration.F68]&amp;&quot;', '&quot;&amp;[$Configuration.D68]&amp;&quot;' ]&quot;" office:value-type="string" office:string-value="let g:which_key_map['u'] = [ '&lt;Plug&gt;(GitGutterUndoHunk)', 'undo hunk' ]" calcext:value-type="string">
            <text:p>let g:which_key_map['u'] = [ '&lt;Plug&gt;(GitGutterUndoHunk)', 'undo hunk' ]</text:p>
          </table:table-cell>
          <table:table-cell table:formula="of:=&quot;let g:which_key_map.&quot;&amp;[$Configuration.B69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6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8]&amp;&quot;' : ['&quot;&amp;[$Configuration.F68]&amp;&quot;', '&quot;&amp;[$Configuration.D68]&amp;&quot;'] ,&quot;" office:value-type="string" office:string-value="       \ 'u' : ['&lt;Plug&gt;(GitGutterUndoHunk)', 'undo hunk'] ," calcext:value-type="string">
            <text:p><text:s text:c="7"/>\ 'u' : ['&lt;Plug&gt;(GitGutterUndoHunk)', 'undo hunk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69]=&quot;Name&quot;; [.D84]; IF([$Configuration.D69]=&quot;Description&quot;; [.E84]; IF([$Configuration.J69]=&quot;Y&quot;; IF(LEFT(TRIM([.B82]); 1)=&quot;\&quot;; &quot;      \ }&quot;; &quot;&quot;); IF([$Configuration.C69]=&quot;Sub Key    &quot;; &quot;&quot;; IF(AND([$Configuration.B69]=&quot;&quot;;[$Configuration.I69]=&quot;C&quot;); [.C84]; IF([$Configuration.J69]=&quot;N&quot;; [.F84]; &quot;&quot;))))))" office:value-type="string" office:string-value="       \ 'v' : [':GV', 'view commits'] ," calcext:value-type="string">
            <text:p><text:s text:c="7"/>\ 'v' : [':GV', 'view commits'] ,</text:p>
          </table:table-cell>
          <table:table-cell table:formula="of:=&quot;let g:which_key_map['&quot;&amp;[$Configuration.C69]&amp;&quot;'] = [ '&quot;&amp;[$Configuration.F69]&amp;&quot;', '&quot;&amp;[$Configuration.D69]&amp;&quot;' ]&quot;" office:value-type="string" office:string-value="let g:which_key_map['v'] = [ ':GV', 'view commits' ]" calcext:value-type="string">
            <text:p>let g:which_key_map['v'] = [ ':GV', 'view commits' ]</text:p>
          </table:table-cell>
          <table:table-cell table:formula="of:=&quot;let g:which_key_map.&quot;&amp;[$Configuration.B70]&amp;&quot; = {&quot;" office:value-type="string" office:string-value="let g:which_key_map.g = {" calcext:value-type="string">
            <text:p>let g:which_key_map.g = {</text:p>
          </table:table-cell>
          <table:table-cell table:formula="of:=&quot;       \ 'name' : '+&quot;&amp;[$Configuration.E6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69]&amp;&quot;' : ['&quot;&amp;[$Configuration.F69]&amp;&quot;', '&quot;&amp;[$Configuration.D69]&amp;&quot;'] ,&quot;" office:value-type="string" office:string-value="       \ 'v' : [':GV', 'view commits'] ," calcext:value-type="string">
            <text:p><text:s text:c="7"/>\ 'v' : [':GV', 'view commit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0]=&quot;Name&quot;; [.D85]; IF([$Configuration.D70]=&quot;Description&quot;; [.E85]; IF([$Configuration.J70]=&quot;Y&quot;; IF(LEFT(TRIM([.B83]); 1)=&quot;\&quot;; &quot;      \ }&quot;; &quot;&quot;); IF([$Configuration.C70]=&quot;Sub Key    &quot;; &quot;&quot;; IF(AND([$Configuration.B70]=&quot;&quot;;[$Configuration.I70]=&quot;C&quot;); [.C85]; IF([$Configuration.J70]=&quot;N&quot;; [.F85]; &quot;&quot;))))))" office:value-type="string" office:string-value="       \ 'V' : [':GV!', 'view buffer commits'] ," calcext:value-type="string">
            <text:p><text:s text:c="7"/>\ 'V' : [':GV!', 'view buffer commits'] ,</text:p>
          </table:table-cell>
          <table:table-cell table:formula="of:=&quot;let g:which_key_map['&quot;&amp;[$Configuration.C70]&amp;&quot;'] = [ '&quot;&amp;[$Configuration.F70]&amp;&quot;', '&quot;&amp;[$Configuration.D70]&amp;&quot;' ]&quot;" office:value-type="string" office:string-value="let g:which_key_map['V'] = [ ':GV!', 'view buffer commits' ]" calcext:value-type="string">
            <text:p>let g:which_key_map['V'] = [ ':GV!', 'view buffer commits' ]</text:p>
          </table:table-cell>
          <table:table-cell table:formula="of:=&quot;let g:which_key_map.&quot;&amp;[$Configuration.B7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6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0]&amp;&quot;' : ['&quot;&amp;[$Configuration.F70]&amp;&quot;', '&quot;&amp;[$Configuration.D70]&amp;&quot;'] ,&quot;" office:value-type="string" office:string-value="       \ 'V' : [':GV!', 'view buffer commits'] ," calcext:value-type="string">
            <text:p><text:s text:c="7"/>\ 'V' : [':GV!', 'view buffer commit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1]=&quot;Name&quot;; [.D86]; IF([$Configuration.D71]=&quot;Description&quot;; [.E86]; IF([$Configuration.J71]=&quot;Y&quot;; IF(LEFT(TRIM([.B84]); 1)=&quot;\&quot;; &quot;      \ }&quot;; &quot;&quot;); IF([$Configuration.C71]=&quot;Sub Key    &quot;; &quot;&quot;; IF(AND([$Configuration.B71]=&quot;&quot;;[$Configuration.I71]=&quot;C&quot;); [.C86]; IF([$Configuration.J71]=&quot;N&quot;; [.F86]; &quot;&quot;))))))" office:value-type="string" office:string-value="      \ }" calcext:value-type="string">
            <text:p><text:s text:c="6"/>\ }</text:p>
          </table:table-cell>
          <table:table-cell table:formula="of:=&quot;let g:which_key_map['&quot;&amp;[$Configuration.C71]&amp;&quot;'] = [ '&quot;&amp;[$Configuration.F71]&amp;&quot;', '&quot;&amp;[$Configuration.D7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72]&amp;&quot; = {&quot;" office:value-type="string" office:string-value="let g:which_key_map.Main Key = {" calcext:value-type="string">
            <text:p>let g:which_key_map.Main Key = {</text:p>
          </table:table-cell>
          <table:table-cell table:formula="of:=&quot;       \ 'name' : '+&quot;&amp;[$Configuration.E7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1]&amp;&quot;' : ['&quot;&amp;[$Configuration.F71]&amp;&quot;', '&quot;&amp;[$Configuration.D7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2]=&quot;Name&quot;; [.D87]; IF([$Configuration.D72]=&quot;Description&quot;; [.E87]; IF([$Configuration.J72]=&quot;Y&quot;; IF(LEFT(TRIM([.B85]); 1)=&quot;\&quot;; &quot;      \ }&quot;; &quot;&quot;); IF([$Configuration.C72]=&quot;Sub Key    &quot;; &quot;&quot;; IF(AND([$Configuration.B72]=&quot;&quot;;[$Configuration.I72]=&quot;C&quot;); [.C87]; IF([$Configuration.J72]=&quot;N&quot;; [.F87]; &quot;&quot;))))))">
            <text:p/>
          </table:table-cell>
          <table:table-cell table:formula="of:=&quot;let g:which_key_map['&quot;&amp;[$Configuration.C72]&amp;&quot;'] = [ '&quot;&amp;[$Configuration.F72]&amp;&quot;', '&quot;&amp;[$Configuration.D72]&amp;&quot;' ]&quot;" office:value-type="string" office:string-value="let g:which_key_map['Sub Key    '] = [ 'Vim Command', 'Here are the keybindings and descriptions for the 'lsp' menu triggered with 'l'.' ]" calcext:value-type="string">
            <text:p>let g:which_key_map['Sub Key <text:s text:c="3"/>'] = [ 'Vim Command', 'Here are the keybindings and descriptions for the 'lsp' menu triggered with 'l'.' ]</text:p>
          </table:table-cell>
          <table:table-cell table:formula="of:=&quot;let g:which_key_map.&quot;&amp;[$Configuration.B73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7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2]&amp;&quot;' : ['&quot;&amp;[$Configuration.F72]&amp;&quot;', '&quot;&amp;[$Configuration.D72]&amp;&quot;'] ,&quot;" office:value-type="string" office:string-value="       \ 'Sub Key    ' : ['Vim Command', 'Here are the keybindings and descriptions for the 'lsp' menu triggered with 'l'.'] ," calcext:value-type="string">
            <text:p><text:s text:c="7"/>\ 'Sub Key <text:s text:c="3"/>' : ['Vim Command', 'Here are the keybindings and descriptions for the 'lsp' menu triggered with 'l'.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3]=&quot;Name&quot;; [.D88]; IF([$Configuration.D73]=&quot;Description&quot;; [.E88]; IF([$Configuration.J73]=&quot;Y&quot;; IF(LEFT(TRIM([.B86]); 1)=&quot;\&quot;; &quot;      \ }&quot;; &quot;&quot;); IF([$Configuration.C73]=&quot;Sub Key    &quot;; &quot;&quot;; IF(AND([$Configuration.B73]=&quot;&quot;;[$Configuration.I73]=&quot;C&quot;); [.C88]; IF([$Configuration.J73]=&quot;N&quot;; [.F88]; &quot;&quot;))))))" office:value-type="string" office:string-value="let g:which_key_map.l = {" calcext:value-type="string">
            <text:p>let g:which_key_map.l = {</text:p>
          </table:table-cell>
          <table:table-cell table:formula="of:=&quot;let g:which_key_map['&quot;&amp;[$Configuration.C73]&amp;&quot;'] = [ '&quot;&amp;[$Configuration.F73]&amp;&quot;', '&quot;&amp;[$Configuration.D73]&amp;&quot;' ]&quot;" office:value-type="string" office:string-value="let g:which_key_map['←Key'] = [ '', 'Name' ]" calcext:value-type="string">
            <text:p>let g:which_key_map['←Key'] = [ '', 'Name' ]</text:p>
          </table:table-cell>
          <table:table-cell table:formula="of:=&quot;let g:which_key_map.&quot;&amp;[$Configuration.B74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7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3]&amp;&quot;' : ['&quot;&amp;[$Configuration.F73]&amp;&quot;', '&quot;&amp;[$Configuration.D73]&amp;&quot;'] ,&quot;" office:value-type="string" office:string-value="       \ '←Key' : ['', 'Name'] ," calcext:value-type="string">
            <text:p><text:s text:c="7"/>\ '←Key' : ['', 'Nam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4]=&quot;Name&quot;; [.D89]; IF([$Configuration.D74]=&quot;Description&quot;; [.E89]; IF([$Configuration.J74]=&quot;Y&quot;; IF(LEFT(TRIM([.B87]); 1)=&quot;\&quot;; &quot;      \ }&quot;; &quot;&quot;); IF([$Configuration.C74]=&quot;Sub Key    &quot;; &quot;&quot;; IF(AND([$Configuration.B74]=&quot;&quot;;[$Configuration.I74]=&quot;C&quot;); [.C89]; IF([$Configuration.J74]=&quot;N&quot;; [.F89]; &quot;&quot;))))))" office:value-type="string" office:string-value="       \ 'name' : '+lsp' ," calcext:value-type="string">
            <text:p><text:s text:c="7"/>\ 'name' : '+lsp' ,</text:p>
          </table:table-cell>
          <table:table-cell table:formula="of:=&quot;let g:which_key_map['&quot;&amp;[$Configuration.C74]&amp;&quot;'] = [ '&quot;&amp;[$Configuration.F74]&amp;&quot;', '&quot;&amp;[$Configuration.D74]&amp;&quot;' ]&quot;" office:value-type="string" office:string-value="let g:which_key_map[''] = [ '', 'Description' ]" calcext:value-type="string">
            <text:p>let g:which_key_map[''] = [ '', 'Description' ]</text:p>
          </table:table-cell>
          <table:table-cell table:formula="of:=&quot;let g:which_key_map.&quot;&amp;[$Configuration.B75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73]&amp;&quot;' ,&quot;" office:value-type="string" office:string-value="       \ 'name' : '+lsp' ," calcext:value-type="string">
            <text:p><text:s text:c="7"/>\ 'name' : '+lsp' ,</text:p>
          </table:table-cell>
          <table:table-cell table:formula="of:=&quot;       \ '&quot;&amp;[$Configuration.C74]&amp;&quot;' : ['&quot;&amp;[$Configuration.F74]&amp;&quot;', '&quot;&amp;[$Configuration.D74]&amp;&quot;'] ,&quot;" office:value-type="string" office:string-value="       \ '' : ['', 'Description'] ," calcext:value-type="string">
            <text:p><text:s text:c="7"/>\ '' : ['', 'Descrip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5]=&quot;Name&quot;; [.D90]; IF([$Configuration.D75]=&quot;Description&quot;; [.E90]; IF([$Configuration.J75]=&quot;Y&quot;; IF(LEFT(TRIM([.B88]); 1)=&quot;\&quot;; &quot;      \ }&quot;; &quot;&quot;); IF([$Configuration.C75]=&quot;Sub Key    &quot;; &quot;&quot;; IF(AND([$Configuration.B75]=&quot;&quot;;[$Configuration.I75]=&quot;C&quot;); [.C90]; IF([$Configuration.J75]=&quot;N&quot;; [.F90]; &quot;&quot;))))))" office:value-type="string" office:string-value="       \ '.' : [':CocConfig', 'add all'] ," calcext:value-type="string">
            <text:p><text:s text:c="7"/>\ '.' : [':CocConfig', 'add all'] ,</text:p>
          </table:table-cell>
          <table:table-cell table:formula="of:=&quot;let g:which_key_map['&quot;&amp;[$Configuration.C75]&amp;&quot;'] = [ '&quot;&amp;[$Configuration.F75]&amp;&quot;', '&quot;&amp;[$Configuration.D75]&amp;&quot;' ]&quot;" office:value-type="string" office:string-value="let g:which_key_map['.'] = [ ':CocConfig', 'add all' ]" calcext:value-type="string">
            <text:p>let g:which_key_map['.'] = [ ':CocConfig', 'add all' ]</text:p>
          </table:table-cell>
          <table:table-cell table:formula="of:=&quot;let g:which_key_map.&quot;&amp;[$Configuration.B76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7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5]&amp;&quot;' : ['&quot;&amp;[$Configuration.F75]&amp;&quot;', '&quot;&amp;[$Configuration.D75]&amp;&quot;'] ,&quot;" office:value-type="string" office:string-value="       \ '.' : [':CocConfig', 'add all'] ," calcext:value-type="string">
            <text:p><text:s text:c="7"/>\ '.' : [':CocConfig', 'add all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6]=&quot;Name&quot;; [.D91]; IF([$Configuration.D76]=&quot;Description&quot;; [.E91]; IF([$Configuration.J76]=&quot;Y&quot;; IF(LEFT(TRIM([.B89]); 1)=&quot;\&quot;; &quot;      \ }&quot;; &quot;&quot;); IF([$Configuration.C76]=&quot;Sub Key    &quot;; &quot;&quot;; IF(AND([$Configuration.B76]=&quot;&quot;;[$Configuration.I76]=&quot;C&quot;); [.C91]; IF([$Configuration.J76]=&quot;N&quot;; [.F91]; &quot;&quot;))))))" office:value-type="string" office:string-value="       \ ';' : ['&lt;Plug&gt;(coc-refactor)', 'refactor'] ," calcext:value-type="string">
            <text:p><text:s text:c="7"/>\ ';' : ['&lt;Plug&gt;(coc-refactor)', 'refactor'] ,</text:p>
          </table:table-cell>
          <table:table-cell table:formula="of:=&quot;let g:which_key_map['&quot;&amp;[$Configuration.C76]&amp;&quot;'] = [ '&quot;&amp;[$Configuration.F76]&amp;&quot;', '&quot;&amp;[$Configuration.D76]&amp;&quot;' ]&quot;" office:value-type="string" office:string-value="let g:which_key_map[';'] = [ '&lt;Plug&gt;(coc-refactor)', 'refactor' ]" calcext:value-type="string">
            <text:p>let g:which_key_map[';'] = [ '&lt;Plug&gt;(coc-refactor)', 'refactor' ]</text:p>
          </table:table-cell>
          <table:table-cell table:formula="of:=&quot;let g:which_key_map.&quot;&amp;[$Configuration.B77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7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6]&amp;&quot;' : ['&quot;&amp;[$Configuration.F76]&amp;&quot;', '&quot;&amp;[$Configuration.D76]&amp;&quot;'] ,&quot;" office:value-type="string" office:string-value="       \ ';' : ['&lt;Plug&gt;(coc-refactor)', 'refactor'] ," calcext:value-type="string">
            <text:p><text:s text:c="7"/>\ ';' : ['&lt;Plug&gt;(coc-refactor)', 'refactor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7]=&quot;Name&quot;; [.D92]; IF([$Configuration.D77]=&quot;Description&quot;; [.E92]; IF([$Configuration.J77]=&quot;Y&quot;; IF(LEFT(TRIM([.B90]); 1)=&quot;\&quot;; &quot;      \ }&quot;; &quot;&quot;); IF([$Configuration.C77]=&quot;Sub Key    &quot;; &quot;&quot;; IF(AND([$Configuration.B77]=&quot;&quot;;[$Configuration.I77]=&quot;C&quot;); [.C92]; IF([$Configuration.J77]=&quot;N&quot;; [.F92]; &quot;&quot;))))))" office:value-type="string" office:string-value="       \ 'a' : ['&lt;Plug&gt;(coc-codeaction)', 'code action'] ," calcext:value-type="string">
            <text:p><text:s text:c="7"/>\ 'a' : ['&lt;Plug&gt;(coc-codeaction)', 'code action'] ,</text:p>
          </table:table-cell>
          <table:table-cell table:formula="of:=&quot;let g:which_key_map['&quot;&amp;[$Configuration.C77]&amp;&quot;'] = [ '&quot;&amp;[$Configuration.F77]&amp;&quot;', '&quot;&amp;[$Configuration.D77]&amp;&quot;' ]&quot;" office:value-type="string" office:string-value="let g:which_key_map['a'] = [ '&lt;Plug&gt;(coc-codeaction)', 'code action' ]" calcext:value-type="string">
            <text:p>let g:which_key_map['a'] = [ '&lt;Plug&gt;(coc-codeaction)', 'code action' ]</text:p>
          </table:table-cell>
          <table:table-cell table:formula="of:=&quot;let g:which_key_map.&quot;&amp;[$Configuration.B78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7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7]&amp;&quot;' : ['&quot;&amp;[$Configuration.F77]&amp;&quot;', '&quot;&amp;[$Configuration.D77]&amp;&quot;'] ,&quot;" office:value-type="string" office:string-value="       \ 'a' : ['&lt;Plug&gt;(coc-codeaction)', 'code action'] ," calcext:value-type="string">
            <text:p><text:s text:c="7"/>\ 'a' : ['&lt;Plug&gt;(coc-codeaction)', 'code ac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8]=&quot;Name&quot;; [.D93]; IF([$Configuration.D78]=&quot;Description&quot;; [.E93]; IF([$Configuration.J78]=&quot;Y&quot;; IF(LEFT(TRIM([.B91]); 1)=&quot;\&quot;; &quot;      \ }&quot;; &quot;&quot;); IF([$Configuration.C78]=&quot;Sub Key    &quot;; &quot;&quot;; IF(AND([$Configuration.B78]=&quot;&quot;;[$Configuration.I78]=&quot;C&quot;); [.C93]; IF([$Configuration.J78]=&quot;N&quot;; [.F93]; &quot;&quot;))))))" office:value-type="string" office:string-value="       \ 'A' : ['&lt;Plug&gt;(coc-codeaction-selected)', 'selected action'] ," calcext:value-type="string">
            <text:p><text:s text:c="7"/>\ 'A' : ['&lt;Plug&gt;(coc-codeaction-selected)', 'selected action'] ,</text:p>
          </table:table-cell>
          <table:table-cell table:formula="of:=&quot;let g:which_key_map['&quot;&amp;[$Configuration.C78]&amp;&quot;'] = [ '&quot;&amp;[$Configuration.F78]&amp;&quot;', '&quot;&amp;[$Configuration.D78]&amp;&quot;' ]&quot;" office:value-type="string" office:string-value="let g:which_key_map['A'] = [ '&lt;Plug&gt;(coc-codeaction-selected)', 'selected action' ]" calcext:value-type="string">
            <text:p>let g:which_key_map['A'] = [ '&lt;Plug&gt;(coc-codeaction-selected)', 'selected action' ]</text:p>
          </table:table-cell>
          <table:table-cell table:formula="of:=&quot;let g:which_key_map.&quot;&amp;[$Configuration.B79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7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8]&amp;&quot;' : ['&quot;&amp;[$Configuration.F78]&amp;&quot;', '&quot;&amp;[$Configuration.D78]&amp;&quot;'] ,&quot;" office:value-type="string" office:string-value="       \ 'A' : ['&lt;Plug&gt;(coc-codeaction-selected)', 'selected action'] ," calcext:value-type="string">
            <text:p><text:s text:c="7"/>\ 'A' : ['&lt;Plug&gt;(coc-codeaction-selected)', 'selected ac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79]=&quot;Name&quot;; [.D94]; IF([$Configuration.D79]=&quot;Description&quot;; [.E94]; IF([$Configuration.J79]=&quot;Y&quot;; IF(LEFT(TRIM([.B92]); 1)=&quot;\&quot;; &quot;      \ }&quot;; &quot;&quot;); IF([$Configuration.C79]=&quot;Sub Key    &quot;; &quot;&quot;; IF(AND([$Configuration.B79]=&quot;&quot;;[$Configuration.I79]=&quot;C&quot;); [.C94]; IF([$Configuration.J79]=&quot;N&quot;; [.F94]; &quot;&quot;))))))" office:value-type="string" office:string-value="       \ 'b' : [':CocNext', 'next action'] ," calcext:value-type="string">
            <text:p><text:s text:c="7"/>\ 'b' : [':CocNext', 'next action'] ,</text:p>
          </table:table-cell>
          <table:table-cell table:formula="of:=&quot;let g:which_key_map['&quot;&amp;[$Configuration.C79]&amp;&quot;'] = [ '&quot;&amp;[$Configuration.F79]&amp;&quot;', '&quot;&amp;[$Configuration.D79]&amp;&quot;' ]&quot;" office:value-type="string" office:string-value="let g:which_key_map['b'] = [ ':CocNext', 'next action' ]" calcext:value-type="string">
            <text:p>let g:which_key_map['b'] = [ ':CocNext', 'next action' ]</text:p>
          </table:table-cell>
          <table:table-cell table:formula="of:=&quot;let g:which_key_map.&quot;&amp;[$Configuration.B80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7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79]&amp;&quot;' : ['&quot;&amp;[$Configuration.F79]&amp;&quot;', '&quot;&amp;[$Configuration.D79]&amp;&quot;'] ,&quot;" office:value-type="string" office:string-value="       \ 'b' : [':CocNext', 'next action'] ," calcext:value-type="string">
            <text:p><text:s text:c="7"/>\ 'b' : [':CocNext', 'next ac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0]=&quot;Name&quot;; [.D95]; IF([$Configuration.D80]=&quot;Description&quot;; [.E95]; IF([$Configuration.J80]=&quot;Y&quot;; IF(LEFT(TRIM([.B93]); 1)=&quot;\&quot;; &quot;      \ }&quot;; &quot;&quot;); IF([$Configuration.C80]=&quot;Sub Key    &quot;; &quot;&quot;; IF(AND([$Configuration.B80]=&quot;&quot;;[$Configuration.I80]=&quot;C&quot;); [.C95]; IF([$Configuration.J80]=&quot;N&quot;; [.F95]; &quot;&quot;))))))" office:value-type="string" office:string-value="       \ 'B' : [':CocPrev', 'prev action'] ," calcext:value-type="string">
            <text:p><text:s text:c="7"/>\ 'B' : [':CocPrev', 'prev action'] ,</text:p>
          </table:table-cell>
          <table:table-cell table:formula="of:=&quot;let g:which_key_map['&quot;&amp;[$Configuration.C80]&amp;&quot;'] = [ '&quot;&amp;[$Configuration.F80]&amp;&quot;', '&quot;&amp;[$Configuration.D80]&amp;&quot;' ]&quot;" office:value-type="string" office:string-value="let g:which_key_map['B'] = [ ':CocPrev', 'prev action' ]" calcext:value-type="string">
            <text:p>let g:which_key_map['B'] = [ ':CocPrev', 'prev action' ]</text:p>
          </table:table-cell>
          <table:table-cell table:formula="of:=&quot;let g:which_key_map.&quot;&amp;[$Configuration.B81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7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0]&amp;&quot;' : ['&quot;&amp;[$Configuration.F80]&amp;&quot;', '&quot;&amp;[$Configuration.D80]&amp;&quot;'] ,&quot;" office:value-type="string" office:string-value="       \ 'B' : [':CocPrev', 'prev action'] ," calcext:value-type="string">
            <text:p><text:s text:c="7"/>\ 'B' : [':CocPrev', 'prev ac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1]=&quot;Name&quot;; [.D96]; IF([$Configuration.D81]=&quot;Description&quot;; [.E96]; IF([$Configuration.J81]=&quot;Y&quot;; IF(LEFT(TRIM([.B94]); 1)=&quot;\&quot;; &quot;      \ }&quot;; &quot;&quot;); IF([$Configuration.C81]=&quot;Sub Key    &quot;; &quot;&quot;; IF(AND([$Configuration.B81]=&quot;&quot;;[$Configuration.I81]=&quot;C&quot;); [.C96]; IF([$Configuration.J81]=&quot;N&quot;; [.F96]; &quot;&quot;))))))" office:value-type="string" office:string-value="       \ 'c' : [':CocList commands', 'commands'] ," calcext:value-type="string">
            <text:p><text:s text:c="7"/>\ 'c' : [':CocList commands', 'commands'] ,</text:p>
          </table:table-cell>
          <table:table-cell table:formula="of:=&quot;let g:which_key_map['&quot;&amp;[$Configuration.C81]&amp;&quot;'] = [ '&quot;&amp;[$Configuration.F81]&amp;&quot;', '&quot;&amp;[$Configuration.D81]&amp;&quot;' ]&quot;" office:value-type="string" office:string-value="let g:which_key_map['c'] = [ ':CocList commands', 'commands' ]" calcext:value-type="string">
            <text:p>let g:which_key_map['c'] = [ ':CocList commands', 'commands' ]</text:p>
          </table:table-cell>
          <table:table-cell table:formula="of:=&quot;let g:which_key_map.&quot;&amp;[$Configuration.B82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1]&amp;&quot;' : ['&quot;&amp;[$Configuration.F81]&amp;&quot;', '&quot;&amp;[$Configuration.D81]&amp;&quot;'] ,&quot;" office:value-type="string" office:string-value="       \ 'c' : [':CocList commands', 'commands'] ," calcext:value-type="string">
            <text:p><text:s text:c="7"/>\ 'c' : [':CocList commands', 'command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2]=&quot;Name&quot;; [.D97]; IF([$Configuration.D82]=&quot;Description&quot;; [.E97]; IF([$Configuration.J82]=&quot;Y&quot;; IF(LEFT(TRIM([.B95]); 1)=&quot;\&quot;; &quot;      \ }&quot;; &quot;&quot;); IF([$Configuration.C82]=&quot;Sub Key    &quot;; &quot;&quot;; IF(AND([$Configuration.B82]=&quot;&quot;;[$Configuration.I82]=&quot;C&quot;); [.C97]; IF([$Configuration.J82]=&quot;N&quot;; [.F97]; &quot;&quot;))))))" office:value-type="string" office:string-value="       \ 'd' : ['&lt;Plug&gt;(coc-definition)', 'definition'] ," calcext:value-type="string">
            <text:p><text:s text:c="7"/>\ 'd' : ['&lt;Plug&gt;(coc-definition)', 'definition'] ,</text:p>
          </table:table-cell>
          <table:table-cell table:formula="of:=&quot;let g:which_key_map['&quot;&amp;[$Configuration.C82]&amp;&quot;'] = [ '&quot;&amp;[$Configuration.F82]&amp;&quot;', '&quot;&amp;[$Configuration.D82]&amp;&quot;' ]&quot;" office:value-type="string" office:string-value="let g:which_key_map['d'] = [ '&lt;Plug&gt;(coc-definition)', 'definition' ]" calcext:value-type="string">
            <text:p>let g:which_key_map['d'] = [ '&lt;Plug&gt;(coc-definition)', 'definition' ]</text:p>
          </table:table-cell>
          <table:table-cell table:formula="of:=&quot;let g:which_key_map.&quot;&amp;[$Configuration.B83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2]&amp;&quot;' : ['&quot;&amp;[$Configuration.F82]&amp;&quot;', '&quot;&amp;[$Configuration.D82]&amp;&quot;'] ,&quot;" office:value-type="string" office:string-value="       \ 'd' : ['&lt;Plug&gt;(coc-definition)', 'definition'] ," calcext:value-type="string">
            <text:p><text:s text:c="7"/>\ 'd' : ['&lt;Plug&gt;(coc-definition)', 'defini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3]=&quot;Name&quot;; [.D98]; IF([$Configuration.D83]=&quot;Description&quot;; [.E98]; IF([$Configuration.J83]=&quot;Y&quot;; IF(LEFT(TRIM([.B96]); 1)=&quot;\&quot;; &quot;      \ }&quot;; &quot;&quot;); IF([$Configuration.C83]=&quot;Sub Key    &quot;; &quot;&quot;; IF(AND([$Configuration.B83]=&quot;&quot;;[$Configuration.I83]=&quot;C&quot;); [.C98]; IF([$Configuration.J83]=&quot;N&quot;; [.F98]; &quot;&quot;))))))" office:value-type="string" office:string-value="       \ 'D' : ['&lt;Plug&gt;(cod-declaration)', 'decalation'] ," calcext:value-type="string">
            <text:p><text:s text:c="7"/>\ 'D' : ['&lt;Plug&gt;(cod-declaration)', 'decalation'] ,</text:p>
          </table:table-cell>
          <table:table-cell table:formula="of:=&quot;let g:which_key_map['&quot;&amp;[$Configuration.C83]&amp;&quot;'] = [ '&quot;&amp;[$Configuration.F83]&amp;&quot;', '&quot;&amp;[$Configuration.D83]&amp;&quot;' ]&quot;" office:value-type="string" office:string-value="let g:which_key_map['D'] = [ '&lt;Plug&gt;(cod-declaration)', 'decalation' ]" calcext:value-type="string">
            <text:p>let g:which_key_map['D'] = [ '&lt;Plug&gt;(cod-declaration)', 'decalation' ]</text:p>
          </table:table-cell>
          <table:table-cell table:formula="of:=&quot;let g:which_key_map.&quot;&amp;[$Configuration.B84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3]&amp;&quot;' : ['&quot;&amp;[$Configuration.F83]&amp;&quot;', '&quot;&amp;[$Configuration.D83]&amp;&quot;'] ,&quot;" office:value-type="string" office:string-value="       \ 'D' : ['&lt;Plug&gt;(cod-declaration)', 'decalation'] ," calcext:value-type="string">
            <text:p><text:s text:c="7"/>\ 'D' : ['&lt;Plug&gt;(cod-declaration)', 'decala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4]=&quot;Name&quot;; [.D99]; IF([$Configuration.D84]=&quot;Description&quot;; [.E99]; IF([$Configuration.J84]=&quot;Y&quot;; IF(LEFT(TRIM([.B97]); 1)=&quot;\&quot;; &quot;      \ }&quot;; &quot;&quot;); IF([$Configuration.C84]=&quot;Sub Key    &quot;; &quot;&quot;; IF(AND([$Configuration.B84]=&quot;&quot;;[$Configuration.I84]=&quot;C&quot;); [.C99]; IF([$Configuration.J84]=&quot;N&quot;; [.F99]; &quot;&quot;))))))" office:value-type="string" office:string-value="       \ 'e' : [':CocList extension', 'extensions'] ," calcext:value-type="string">
            <text:p><text:s text:c="7"/>\ 'e' : [':CocList extension', 'extensions'] ,</text:p>
          </table:table-cell>
          <table:table-cell table:formula="of:=&quot;let g:which_key_map['&quot;&amp;[$Configuration.C84]&amp;&quot;'] = [ '&quot;&amp;[$Configuration.F84]&amp;&quot;', '&quot;&amp;[$Configuration.D84]&amp;&quot;' ]&quot;" office:value-type="string" office:string-value="let g:which_key_map['e'] = [ ':CocList extension', 'extensions' ]" calcext:value-type="string">
            <text:p>let g:which_key_map['e'] = [ ':CocList extension', 'extensions' ]</text:p>
          </table:table-cell>
          <table:table-cell table:formula="of:=&quot;let g:which_key_map.&quot;&amp;[$Configuration.B85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4]&amp;&quot;' : ['&quot;&amp;[$Configuration.F84]&amp;&quot;', '&quot;&amp;[$Configuration.D84]&amp;&quot;'] ,&quot;" office:value-type="string" office:string-value="       \ 'e' : [':CocList extension', 'extensions'] ," calcext:value-type="string">
            <text:p><text:s text:c="7"/>\ 'e' : [':CocList extension', 'extension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5]=&quot;Name&quot;; [.D100]; IF([$Configuration.D85]=&quot;Description&quot;; [.E100]; IF([$Configuration.J85]=&quot;Y&quot;; IF(LEFT(TRIM([.B98]); 1)=&quot;\&quot;; &quot;      \ }&quot;; &quot;&quot;); IF([$Configuration.C85]=&quot;Sub Key    &quot;; &quot;&quot;; IF(AND([$Configuration.B85]=&quot;&quot;;[$Configuration.I85]=&quot;C&quot;); [.C100]; IF([$Configuration.J85]=&quot;N&quot;; [.F100]; &quot;&quot;))))))" office:value-type="string" office:string-value="       \ 'f' : ['&lt;Plug&gt;(coc-format-selected)', 'format selected'] ," calcext:value-type="string">
            <text:p><text:s text:c="7"/>\ 'f' : ['&lt;Plug&gt;(coc-format-selected)', 'format selected'] ,</text:p>
          </table:table-cell>
          <table:table-cell table:formula="of:=&quot;let g:which_key_map['&quot;&amp;[$Configuration.C85]&amp;&quot;'] = [ '&quot;&amp;[$Configuration.F85]&amp;&quot;', '&quot;&amp;[$Configuration.D85]&amp;&quot;' ]&quot;" office:value-type="string" office:string-value="let g:which_key_map['f'] = [ '&lt;Plug&gt;(coc-format-selected)', 'format selected' ]" calcext:value-type="string">
            <text:p>let g:which_key_map['f'] = [ '&lt;Plug&gt;(coc-format-selected)', 'format selected' ]</text:p>
          </table:table-cell>
          <table:table-cell table:formula="of:=&quot;let g:which_key_map.&quot;&amp;[$Configuration.B86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5]&amp;&quot;' : ['&quot;&amp;[$Configuration.F85]&amp;&quot;', '&quot;&amp;[$Configuration.D85]&amp;&quot;'] ,&quot;" office:value-type="string" office:string-value="       \ 'f' : ['&lt;Plug&gt;(coc-format-selected)', 'format selected'] ," calcext:value-type="string">
            <text:p><text:s text:c="7"/>\ 'f' : ['&lt;Plug&gt;(coc-format-selected)', 'format selected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6]=&quot;Name&quot;; [.D101]; IF([$Configuration.D86]=&quot;Description&quot;; [.E101]; IF([$Configuration.J86]=&quot;Y&quot;; IF(LEFT(TRIM([.B99]); 1)=&quot;\&quot;; &quot;      \ }&quot;; &quot;&quot;); IF([$Configuration.C86]=&quot;Sub Key    &quot;; &quot;&quot;; IF(AND([$Configuration.B86]=&quot;&quot;;[$Configuration.I86]=&quot;C&quot;); [.C101]; IF([$Configuration.J86]=&quot;N&quot;; [.F101]; &quot;&quot;))))))" office:value-type="string" office:string-value="       \ 'F' : ['&lt;Plug&gt;(coc-format)', 'format '] ," calcext:value-type="string">
            <text:p><text:s text:c="7"/>\ 'F' : ['&lt;Plug&gt;(coc-format)', 'format '] ,</text:p>
          </table:table-cell>
          <table:table-cell table:formula="of:=&quot;let g:which_key_map['&quot;&amp;[$Configuration.C86]&amp;&quot;'] = [ '&quot;&amp;[$Configuration.F86]&amp;&quot;', '&quot;&amp;[$Configuration.D86]&amp;&quot;' ]&quot;" office:value-type="string" office:string-value="let g:which_key_map['F'] = [ '&lt;Plug&gt;(coc-format)', 'format ' ]" calcext:value-type="string">
            <text:p>let g:which_key_map['F'] = [ '&lt;Plug&gt;(coc-format)', 'format ' ]</text:p>
          </table:table-cell>
          <table:table-cell table:formula="of:=&quot;let g:which_key_map.&quot;&amp;[$Configuration.B87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6]&amp;&quot;' : ['&quot;&amp;[$Configuration.F86]&amp;&quot;', '&quot;&amp;[$Configuration.D86]&amp;&quot;'] ,&quot;" office:value-type="string" office:string-value="       \ 'F' : ['&lt;Plug&gt;(coc-format)', 'format '] ," calcext:value-type="string">
            <text:p><text:s text:c="7"/>\ 'F' : ['&lt;Plug&gt;(coc-format)', 'format 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7]=&quot;Name&quot;; [.D102]; IF([$Configuration.D87]=&quot;Description&quot;; [.E102]; IF([$Configuration.J87]=&quot;Y&quot;; IF(LEFT(TRIM([.B100]); 1)=&quot;\&quot;; &quot;      \ }&quot;; &quot;&quot;); IF([$Configuration.C87]=&quot;Sub Key    &quot;; &quot;&quot;; IF(AND([$Configuration.B87]=&quot;&quot;;[$Configuration.I87]=&quot;C&quot;); [.C102]; IF([$Configuration.J87]=&quot;N&quot;; [.F102]; &quot;&quot;))))))" office:value-type="string" office:string-value="       \ 'h' : ['&lt;Plug&gt;(coc-float-hide)', 'hide'] ," calcext:value-type="string">
            <text:p><text:s text:c="7"/>\ 'h' : ['&lt;Plug&gt;(coc-float-hide)', 'hide'] ,</text:p>
          </table:table-cell>
          <table:table-cell table:formula="of:=&quot;let g:which_key_map['&quot;&amp;[$Configuration.C87]&amp;&quot;'] = [ '&quot;&amp;[$Configuration.F87]&amp;&quot;', '&quot;&amp;[$Configuration.D87]&amp;&quot;' ]&quot;" office:value-type="string" office:string-value="let g:which_key_map['h'] = [ '&lt;Plug&gt;(coc-float-hide)', 'hide' ]" calcext:value-type="string">
            <text:p>let g:which_key_map['h'] = [ '&lt;Plug&gt;(coc-float-hide)', 'hide' ]</text:p>
          </table:table-cell>
          <table:table-cell table:formula="of:=&quot;let g:which_key_map.&quot;&amp;[$Configuration.B88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7]&amp;&quot;' : ['&quot;&amp;[$Configuration.F87]&amp;&quot;', '&quot;&amp;[$Configuration.D87]&amp;&quot;'] ,&quot;" office:value-type="string" office:string-value="       \ 'h' : ['&lt;Plug&gt;(coc-float-hide)', 'hide'] ," calcext:value-type="string">
            <text:p><text:s text:c="7"/>\ 'h' : ['&lt;Plug&gt;(coc-float-hide)', 'hid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8]=&quot;Name&quot;; [.D103]; IF([$Configuration.D88]=&quot;Description&quot;; [.E103]; IF([$Configuration.J88]=&quot;Y&quot;; IF(LEFT(TRIM([.B101]); 1)=&quot;\&quot;; &quot;      \ }&quot;; &quot;&quot;); IF([$Configuration.C88]=&quot;Sub Key    &quot;; &quot;&quot;; IF(AND([$Configuration.B88]=&quot;&quot;;[$Configuration.I88]=&quot;C&quot;); [.C103]; IF([$Configuration.J88]=&quot;N&quot;; [.F103]; &quot;&quot;))))))" office:value-type="string" office:string-value="       \ 'i' : ['&lt;Plug&gt;(coc-implementations)', 'implementation'] ," calcext:value-type="string">
            <text:p><text:s text:c="7"/>\ 'i' : ['&lt;Plug&gt;(coc-implementations)', 'implementation'] ,</text:p>
          </table:table-cell>
          <table:table-cell table:formula="of:=&quot;let g:which_key_map['&quot;&amp;[$Configuration.C88]&amp;&quot;'] = [ '&quot;&amp;[$Configuration.F88]&amp;&quot;', '&quot;&amp;[$Configuration.D88]&amp;&quot;' ]&quot;" office:value-type="string" office:string-value="let g:which_key_map['i'] = [ '&lt;Plug&gt;(coc-implementations)', 'implementation' ]" calcext:value-type="string">
            <text:p>let g:which_key_map['i'] = [ '&lt;Plug&gt;(coc-implementations)', 'implementation' ]</text:p>
          </table:table-cell>
          <table:table-cell table:formula="of:=&quot;let g:which_key_map.&quot;&amp;[$Configuration.B89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8]&amp;&quot;' : ['&quot;&amp;[$Configuration.F88]&amp;&quot;', '&quot;&amp;[$Configuration.D88]&amp;&quot;'] ,&quot;" office:value-type="string" office:string-value="       \ 'i' : ['&lt;Plug&gt;(coc-implementations)', 'implementation'] ," calcext:value-type="string">
            <text:p><text:s text:c="7"/>\ 'i' : ['&lt;Plug&gt;(coc-implementations)', 'implementa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89]=&quot;Name&quot;; [.D104]; IF([$Configuration.D89]=&quot;Description&quot;; [.E104]; IF([$Configuration.J89]=&quot;Y&quot;; IF(LEFT(TRIM([.B102]); 1)=&quot;\&quot;; &quot;      \ }&quot;; &quot;&quot;); IF([$Configuration.C89]=&quot;Sub Key    &quot;; &quot;&quot;; IF(AND([$Configuration.B89]=&quot;&quot;;[$Configuration.I89]=&quot;C&quot;); [.C104]; IF([$Configuration.J89]=&quot;N&quot;; [.F104]; &quot;&quot;))))))" office:value-type="string" office:string-value="       \ 'I' : [':CocList diagnostics', 'diagnostics'] ," calcext:value-type="string">
            <text:p><text:s text:c="7"/>\ 'I' : [':CocList diagnostics', 'diagnostics'] ,</text:p>
          </table:table-cell>
          <table:table-cell table:formula="of:=&quot;let g:which_key_map['&quot;&amp;[$Configuration.C89]&amp;&quot;'] = [ '&quot;&amp;[$Configuration.F89]&amp;&quot;', '&quot;&amp;[$Configuration.D89]&amp;&quot;' ]&quot;" office:value-type="string" office:string-value="let g:which_key_map['I'] = [ ':CocList diagnostics', 'diagnostics' ]" calcext:value-type="string">
            <text:p>let g:which_key_map['I'] = [ ':CocList diagnostics', 'diagnostics' ]</text:p>
          </table:table-cell>
          <table:table-cell table:formula="of:=&quot;let g:which_key_map.&quot;&amp;[$Configuration.B90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89]&amp;&quot;' : ['&quot;&amp;[$Configuration.F89]&amp;&quot;', '&quot;&amp;[$Configuration.D89]&amp;&quot;'] ,&quot;" office:value-type="string" office:string-value="       \ 'I' : [':CocList diagnostics', 'diagnostics'] ," calcext:value-type="string">
            <text:p><text:s text:c="7"/>\ 'I' : [':CocList diagnostics', 'diagnostic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0]=&quot;Name&quot;; [.D105]; IF([$Configuration.D90]=&quot;Description&quot;; [.E105]; IF([$Configuration.J90]=&quot;Y&quot;; IF(LEFT(TRIM([.B103]); 1)=&quot;\&quot;; &quot;      \ }&quot;; &quot;&quot;); IF([$Configuration.C90]=&quot;Sub Key    &quot;; &quot;&quot;; IF(AND([$Configuration.B90]=&quot;&quot;;[$Configuration.I90]=&quot;C&quot;); [.C105]; IF([$Configuration.J90]=&quot;N&quot;; [.F105]; &quot;&quot;))))))" office:value-type="string" office:string-value="       \ 'j' : ['&lt;Plug&gt;(coc-float-jump)', 'float jump'] ," calcext:value-type="string">
            <text:p><text:s text:c="7"/>\ 'j' : ['&lt;Plug&gt;(coc-float-jump)', 'float jump'] ,</text:p>
          </table:table-cell>
          <table:table-cell table:formula="of:=&quot;let g:which_key_map['&quot;&amp;[$Configuration.C90]&amp;&quot;'] = [ '&quot;&amp;[$Configuration.F90]&amp;&quot;', '&quot;&amp;[$Configuration.D90]&amp;&quot;' ]&quot;" office:value-type="string" office:string-value="let g:which_key_map['j'] = [ '&lt;Plug&gt;(coc-float-jump)', 'float jump' ]" calcext:value-type="string">
            <text:p>let g:which_key_map['j'] = [ '&lt;Plug&gt;(coc-float-jump)', 'float jump' ]</text:p>
          </table:table-cell>
          <table:table-cell table:formula="of:=&quot;let g:which_key_map.&quot;&amp;[$Configuration.B91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8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0]&amp;&quot;' : ['&quot;&amp;[$Configuration.F90]&amp;&quot;', '&quot;&amp;[$Configuration.D90]&amp;&quot;'] ,&quot;" office:value-type="string" office:string-value="       \ 'j' : ['&lt;Plug&gt;(coc-float-jump)', 'float jump'] ," calcext:value-type="string">
            <text:p><text:s text:c="7"/>\ 'j' : ['&lt;Plug&gt;(coc-float-jump)', 'float jump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1]=&quot;Name&quot;; [.D106]; IF([$Configuration.D91]=&quot;Description&quot;; [.E106]; IF([$Configuration.J91]=&quot;Y&quot;; IF(LEFT(TRIM([.B104]); 1)=&quot;\&quot;; &quot;      \ }&quot;; &quot;&quot;); IF([$Configuration.C91]=&quot;Sub Key    &quot;; &quot;&quot;; IF(AND([$Configuration.B91]=&quot;&quot;;[$Configuration.I91]=&quot;C&quot;); [.C106]; IF([$Configuration.J91]=&quot;N&quot;; [.F106]; &quot;&quot;))))))" office:value-type="string" office:string-value="       \ 'l' : ['&lt;Plug&gt;(coc-codelens-action)', 'code lens'] ," calcext:value-type="string">
            <text:p><text:s text:c="7"/>\ 'l' : ['&lt;Plug&gt;(coc-codelens-action)', 'code lens'] ,</text:p>
          </table:table-cell>
          <table:table-cell table:formula="of:=&quot;let g:which_key_map['&quot;&amp;[$Configuration.C91]&amp;&quot;'] = [ '&quot;&amp;[$Configuration.F91]&amp;&quot;', '&quot;&amp;[$Configuration.D91]&amp;&quot;' ]&quot;" office:value-type="string" office:string-value="let g:which_key_map['l'] = [ '&lt;Plug&gt;(coc-codelens-action)', 'code lens' ]" calcext:value-type="string">
            <text:p>let g:which_key_map['l'] = [ '&lt;Plug&gt;(coc-codelens-action)', 'code lens' ]</text:p>
          </table:table-cell>
          <table:table-cell table:formula="of:=&quot;let g:which_key_map.&quot;&amp;[$Configuration.B92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1]&amp;&quot;' : ['&quot;&amp;[$Configuration.F91]&amp;&quot;', '&quot;&amp;[$Configuration.D91]&amp;&quot;'] ,&quot;" office:value-type="string" office:string-value="       \ 'l' : ['&lt;Plug&gt;(coc-codelens-action)', 'code lens'] ," calcext:value-type="string">
            <text:p><text:s text:c="7"/>\ 'l' : ['&lt;Plug&gt;(coc-codelens-action)', 'code len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2]=&quot;Name&quot;; [.D107]; IF([$Configuration.D92]=&quot;Description&quot;; [.E107]; IF([$Configuration.J92]=&quot;Y&quot;; IF(LEFT(TRIM([.B105]); 1)=&quot;\&quot;; &quot;      \ }&quot;; &quot;&quot;); IF([$Configuration.C92]=&quot;Sub Key    &quot;; &quot;&quot;; IF(AND([$Configuration.B92]=&quot;&quot;;[$Configuration.I92]=&quot;C&quot;); [.C107]; IF([$Configuration.J92]=&quot;N&quot;; [.F107]; &quot;&quot;))))))" office:value-type="string" office:string-value="       \ 'n' : ['&lt;Plug&gt;(coc-diagnostic-next)', 'next diagnostic'] ," calcext:value-type="string">
            <text:p><text:s text:c="7"/>\ 'n' : ['&lt;Plug&gt;(coc-diagnostic-next)', 'next diagnostic'] ,</text:p>
          </table:table-cell>
          <table:table-cell table:formula="of:=&quot;let g:which_key_map['&quot;&amp;[$Configuration.C92]&amp;&quot;'] = [ '&quot;&amp;[$Configuration.F92]&amp;&quot;', '&quot;&amp;[$Configuration.D92]&amp;&quot;' ]&quot;" office:value-type="string" office:string-value="let g:which_key_map['n'] = [ '&lt;Plug&gt;(coc-diagnostic-next)', 'next diagnostic' ]" calcext:value-type="string">
            <text:p>let g:which_key_map['n'] = [ '&lt;Plug&gt;(coc-diagnostic-next)', 'next diagnostic' ]</text:p>
          </table:table-cell>
          <table:table-cell table:formula="of:=&quot;let g:which_key_map.&quot;&amp;[$Configuration.B93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2]&amp;&quot;' : ['&quot;&amp;[$Configuration.F92]&amp;&quot;', '&quot;&amp;[$Configuration.D92]&amp;&quot;'] ,&quot;" office:value-type="string" office:string-value="       \ 'n' : ['&lt;Plug&gt;(coc-diagnostic-next)', 'next diagnostic'] ," calcext:value-type="string">
            <text:p><text:s text:c="7"/>\ 'n' : ['&lt;Plug&gt;(coc-diagnostic-next)', 'next diagnostic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3]=&quot;Name&quot;; [.D108]; IF([$Configuration.D93]=&quot;Description&quot;; [.E108]; IF([$Configuration.J93]=&quot;Y&quot;; IF(LEFT(TRIM([.B106]); 1)=&quot;\&quot;; &quot;      \ }&quot;; &quot;&quot;); IF([$Configuration.C93]=&quot;Sub Key    &quot;; &quot;&quot;; IF(AND([$Configuration.B93]=&quot;&quot;;[$Configuration.I93]=&quot;C&quot;); [.C108]; IF([$Configuration.J93]=&quot;N&quot;; [.F108]; &quot;&quot;))))))" office:value-type="string" office:string-value="       \ 'N' : ['&lt;Plug&gt;(cod-diagnostic-next-error)', 'next error'] ," calcext:value-type="string">
            <text:p><text:s text:c="7"/>\ 'N' : ['&lt;Plug&gt;(cod-diagnostic-next-error)', 'next error'] ,</text:p>
          </table:table-cell>
          <table:table-cell table:formula="of:=&quot;let g:which_key_map['&quot;&amp;[$Configuration.C93]&amp;&quot;'] = [ '&quot;&amp;[$Configuration.F93]&amp;&quot;', '&quot;&amp;[$Configuration.D93]&amp;&quot;' ]&quot;" office:value-type="string" office:string-value="let g:which_key_map['N'] = [ '&lt;Plug&gt;(cod-diagnostic-next-error)', 'next error' ]" calcext:value-type="string">
            <text:p>let g:which_key_map['N'] = [ '&lt;Plug&gt;(cod-diagnostic-next-error)', 'next error' ]</text:p>
          </table:table-cell>
          <table:table-cell table:formula="of:=&quot;let g:which_key_map.&quot;&amp;[$Configuration.B94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3]&amp;&quot;' : ['&quot;&amp;[$Configuration.F93]&amp;&quot;', '&quot;&amp;[$Configuration.D93]&amp;&quot;'] ,&quot;" office:value-type="string" office:string-value="       \ 'N' : ['&lt;Plug&gt;(cod-diagnostic-next-error)', 'next error'] ," calcext:value-type="string">
            <text:p><text:s text:c="7"/>\ 'N' : ['&lt;Plug&gt;(cod-diagnostic-next-error)', 'next error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4]=&quot;Name&quot;; [.D109]; IF([$Configuration.D94]=&quot;Description&quot;; [.E109]; IF([$Configuration.J94]=&quot;Y&quot;; IF(LEFT(TRIM([.B107]); 1)=&quot;\&quot;; &quot;      \ }&quot;; &quot;&quot;); IF([$Configuration.C94]=&quot;Sub Key    &quot;; &quot;&quot;; IF(AND([$Configuration.B94]=&quot;&quot;;[$Configuration.I94]=&quot;C&quot;); [.C109]; IF([$Configuration.J94]=&quot;N&quot;; [.F109]; &quot;&quot;))))))" office:value-type="string" office:string-value="       \ 'o' : [':Vist!!', 'outline'] ," calcext:value-type="string">
            <text:p><text:s text:c="7"/>\ 'o' : [':Vist!!', 'outline'] ,</text:p>
          </table:table-cell>
          <table:table-cell table:formula="of:=&quot;let g:which_key_map['&quot;&amp;[$Configuration.C94]&amp;&quot;'] = [ '&quot;&amp;[$Configuration.F94]&amp;&quot;', '&quot;&amp;[$Configuration.D94]&amp;&quot;' ]&quot;" office:value-type="string" office:string-value="let g:which_key_map['o'] = [ ':Vist!!', 'outline' ]" calcext:value-type="string">
            <text:p>let g:which_key_map['o'] = [ ':Vist!!', 'outline' ]</text:p>
          </table:table-cell>
          <table:table-cell table:formula="of:=&quot;let g:which_key_map.&quot;&amp;[$Configuration.B95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4]&amp;&quot;' : ['&quot;&amp;[$Configuration.F94]&amp;&quot;', '&quot;&amp;[$Configuration.D94]&amp;&quot;'] ,&quot;" office:value-type="string" office:string-value="       \ 'o' : [':Vist!!', 'outline'] ," calcext:value-type="string">
            <text:p><text:s text:c="7"/>\ 'o' : [':Vist!!', 'outlin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5]=&quot;Name&quot;; [.D110]; IF([$Configuration.D95]=&quot;Description&quot;; [.E110]; IF([$Configuration.J95]=&quot;Y&quot;; IF(LEFT(TRIM([.B108]); 1)=&quot;\&quot;; &quot;      \ }&quot;; &quot;&quot;); IF([$Configuration.C95]=&quot;Sub Key    &quot;; &quot;&quot;; IF(AND([$Configuration.B95]=&quot;&quot;;[$Configuration.I95]=&quot;C&quot;); [.C110]; IF([$Configuration.J95]=&quot;N&quot;; [.F110]; &quot;&quot;))))))" office:value-type="string" office:string-value="       \ 'O' : [':CocList outline', 'search outline'] ," calcext:value-type="string">
            <text:p><text:s text:c="7"/>\ 'O' : [':CocList outline', 'search outline'] ,</text:p>
          </table:table-cell>
          <table:table-cell table:formula="of:=&quot;let g:which_key_map['&quot;&amp;[$Configuration.C95]&amp;&quot;'] = [ '&quot;&amp;[$Configuration.F95]&amp;&quot;', '&quot;&amp;[$Configuration.D95]&amp;&quot;' ]&quot;" office:value-type="string" office:string-value="let g:which_key_map['O'] = [ ':CocList outline', 'search outline' ]" calcext:value-type="string">
            <text:p>let g:which_key_map['O'] = [ ':CocList outline', 'search outline' ]</text:p>
          </table:table-cell>
          <table:table-cell table:formula="of:=&quot;let g:which_key_map.&quot;&amp;[$Configuration.B96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5]&amp;&quot;' : ['&quot;&amp;[$Configuration.F95]&amp;&quot;', '&quot;&amp;[$Configuration.D95]&amp;&quot;'] ,&quot;" office:value-type="string" office:string-value="       \ 'O' : [':CocList outline', 'search outline'] ," calcext:value-type="string">
            <text:p><text:s text:c="7"/>\ 'O' : [':CocList outline', 'search outlin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6]=&quot;Name&quot;; [.D111]; IF([$Configuration.D96]=&quot;Description&quot;; [.E111]; IF([$Configuration.J96]=&quot;Y&quot;; IF(LEFT(TRIM([.B109]); 1)=&quot;\&quot;; &quot;      \ }&quot;; &quot;&quot;); IF([$Configuration.C96]=&quot;Sub Key    &quot;; &quot;&quot;; IF(AND([$Configuration.B96]=&quot;&quot;;[$Configuration.I96]=&quot;C&quot;); [.C111]; IF([$Configuration.J96]=&quot;N&quot;; [.F111]; &quot;&quot;))))))" office:value-type="string" office:string-value="       \ 'p' : ['&lt;Plug&gt;(coc-diagnostic-prev)', 'prev diagnostic'] ," calcext:value-type="string">
            <text:p><text:s text:c="7"/>\ 'p' : ['&lt;Plug&gt;(coc-diagnostic-prev)', 'prev diagnostic'] ,</text:p>
          </table:table-cell>
          <table:table-cell table:formula="of:=&quot;let g:which_key_map['&quot;&amp;[$Configuration.C96]&amp;&quot;'] = [ '&quot;&amp;[$Configuration.F96]&amp;&quot;', '&quot;&amp;[$Configuration.D96]&amp;&quot;' ]&quot;" office:value-type="string" office:string-value="let g:which_key_map['p'] = [ '&lt;Plug&gt;(coc-diagnostic-prev)', 'prev diagnostic' ]" calcext:value-type="string">
            <text:p>let g:which_key_map['p'] = [ '&lt;Plug&gt;(coc-diagnostic-prev)', 'prev diagnostic' ]</text:p>
          </table:table-cell>
          <table:table-cell table:formula="of:=&quot;let g:which_key_map.&quot;&amp;[$Configuration.B97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6]&amp;&quot;' : ['&quot;&amp;[$Configuration.F96]&amp;&quot;', '&quot;&amp;[$Configuration.D96]&amp;&quot;'] ,&quot;" office:value-type="string" office:string-value="       \ 'p' : ['&lt;Plug&gt;(coc-diagnostic-prev)', 'prev diagnostic'] ," calcext:value-type="string">
            <text:p><text:s text:c="7"/>\ 'p' : ['&lt;Plug&gt;(coc-diagnostic-prev)', 'prev diagnostic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7]=&quot;Name&quot;; [.D112]; IF([$Configuration.D97]=&quot;Description&quot;; [.E112]; IF([$Configuration.J97]=&quot;Y&quot;; IF(LEFT(TRIM([.B110]); 1)=&quot;\&quot;; &quot;      \ }&quot;; &quot;&quot;); IF([$Configuration.C97]=&quot;Sub Key    &quot;; &quot;&quot;; IF(AND([$Configuration.B97]=&quot;&quot;;[$Configuration.I97]=&quot;C&quot;); [.C112]; IF([$Configuration.J97]=&quot;N&quot;; [.F112]; &quot;&quot;))))))" office:value-type="string" office:string-value="       \ 'P' : ['&lt;Plug&gt;(coc-diagnostic-prev-error)', 'prev error'] ," calcext:value-type="string">
            <text:p><text:s text:c="7"/>\ 'P' : ['&lt;Plug&gt;(coc-diagnostic-prev-error)', 'prev error'] ,</text:p>
          </table:table-cell>
          <table:table-cell table:formula="of:=&quot;let g:which_key_map['&quot;&amp;[$Configuration.C97]&amp;&quot;'] = [ '&quot;&amp;[$Configuration.F97]&amp;&quot;', '&quot;&amp;[$Configuration.D97]&amp;&quot;' ]&quot;" office:value-type="string" office:string-value="let g:which_key_map['P'] = [ '&lt;Plug&gt;(coc-diagnostic-prev-error)', 'prev error' ]" calcext:value-type="string">
            <text:p>let g:which_key_map['P'] = [ '&lt;Plug&gt;(coc-diagnostic-prev-error)', 'prev error' ]</text:p>
          </table:table-cell>
          <table:table-cell table:formula="of:=&quot;let g:which_key_map.&quot;&amp;[$Configuration.B98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7]&amp;&quot;' : ['&quot;&amp;[$Configuration.F97]&amp;&quot;', '&quot;&amp;[$Configuration.D97]&amp;&quot;'] ,&quot;" office:value-type="string" office:string-value="       \ 'P' : ['&lt;Plug&gt;(coc-diagnostic-prev-error)', 'prev error'] ," calcext:value-type="string">
            <text:p><text:s text:c="7"/>\ 'P' : ['&lt;Plug&gt;(coc-diagnostic-prev-error)', 'prev error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8]=&quot;Name&quot;; [.D113]; IF([$Configuration.D98]=&quot;Description&quot;; [.E113]; IF([$Configuration.J98]=&quot;Y&quot;; IF(LEFT(TRIM([.B111]); 1)=&quot;\&quot;; &quot;      \ }&quot;; &quot;&quot;); IF([$Configuration.C98]=&quot;Sub Key    &quot;; &quot;&quot;; IF(AND([$Configuration.B98]=&quot;&quot;;[$Configuration.I98]=&quot;C&quot;); [.C113]; IF([$Configuration.J98]=&quot;N&quot;; [.F113]; &quot;&quot;))))))" office:value-type="string" office:string-value="       \ 'q' : ['&lt;Plug&gt;(coc-fix-current)', 'quickfix'] ," calcext:value-type="string">
            <text:p><text:s text:c="7"/>\ 'q' : ['&lt;Plug&gt;(coc-fix-current)', 'quickfix'] ,</text:p>
          </table:table-cell>
          <table:table-cell table:formula="of:=&quot;let g:which_key_map['&quot;&amp;[$Configuration.C98]&amp;&quot;'] = [ '&quot;&amp;[$Configuration.F98]&amp;&quot;', '&quot;&amp;[$Configuration.D98]&amp;&quot;' ]&quot;" office:value-type="string" office:string-value="let g:which_key_map['q'] = [ '&lt;Plug&gt;(coc-fix-current)', 'quickfix' ]" calcext:value-type="string">
            <text:p>let g:which_key_map['q'] = [ '&lt;Plug&gt;(coc-fix-current)', 'quickfix' ]</text:p>
          </table:table-cell>
          <table:table-cell table:formula="of:=&quot;let g:which_key_map.&quot;&amp;[$Configuration.B99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8]&amp;&quot;' : ['&quot;&amp;[$Configuration.F98]&amp;&quot;', '&quot;&amp;[$Configuration.D98]&amp;&quot;'] ,&quot;" office:value-type="string" office:string-value="       \ 'q' : ['&lt;Plug&gt;(coc-fix-current)', 'quickfix'] ," calcext:value-type="string">
            <text:p><text:s text:c="7"/>\ 'q' : ['&lt;Plug&gt;(coc-fix-current)', 'quickfix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99]=&quot;Name&quot;; [.D114]; IF([$Configuration.D99]=&quot;Description&quot;; [.E114]; IF([$Configuration.J99]=&quot;Y&quot;; IF(LEFT(TRIM([.B112]); 1)=&quot;\&quot;; &quot;      \ }&quot;; &quot;&quot;); IF([$Configuration.C99]=&quot;Sub Key    &quot;; &quot;&quot;; IF(AND([$Configuration.B99]=&quot;&quot;;[$Configuration.I99]=&quot;C&quot;); [.C114]; IF([$Configuration.J99]=&quot;N&quot;; [.F114]; &quot;&quot;))))))" office:value-type="string" office:string-value="       \ 'r' : ['&lt;Plug&gt;(coc-references)', 'references'] ," calcext:value-type="string">
            <text:p><text:s text:c="7"/>\ 'r' : ['&lt;Plug&gt;(coc-references)', 'references'] ,</text:p>
          </table:table-cell>
          <table:table-cell table:formula="of:=&quot;let g:which_key_map['&quot;&amp;[$Configuration.C99]&amp;&quot;'] = [ '&quot;&amp;[$Configuration.F99]&amp;&quot;', '&quot;&amp;[$Configuration.D99]&amp;&quot;' ]&quot;" office:value-type="string" office:string-value="let g:which_key_map['r'] = [ '&lt;Plug&gt;(coc-references)', 'references' ]" calcext:value-type="string">
            <text:p>let g:which_key_map['r'] = [ '&lt;Plug&gt;(coc-references)', 'references' ]</text:p>
          </table:table-cell>
          <table:table-cell table:formula="of:=&quot;let g:which_key_map.&quot;&amp;[$Configuration.B100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99]&amp;&quot;' : ['&quot;&amp;[$Configuration.F99]&amp;&quot;', '&quot;&amp;[$Configuration.D99]&amp;&quot;'] ,&quot;" office:value-type="string" office:string-value="       \ 'r' : ['&lt;Plug&gt;(coc-references)', 'references'] ," calcext:value-type="string">
            <text:p><text:s text:c="7"/>\ 'r' : ['&lt;Plug&gt;(coc-references)', 'reference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0]=&quot;Name&quot;; [.D115]; IF([$Configuration.D100]=&quot;Description&quot;; [.E115]; IF([$Configuration.J100]=&quot;Y&quot;; IF(LEFT(TRIM([.B113]); 1)=&quot;\&quot;; &quot;      \ }&quot;; &quot;&quot;); IF([$Configuration.C100]=&quot;Sub Key    &quot;; &quot;&quot;; IF(AND([$Configuration.B100]=&quot;&quot;;[$Configuration.I100]=&quot;C&quot;); [.C115]; IF([$Configuration.J100]=&quot;N&quot;; [.F115]; &quot;&quot;))))))" office:value-type="string" office:string-value="       \ 'R' : ['&lt;Plug&gt;(coc-rename)', 'rename'] ," calcext:value-type="string">
            <text:p><text:s text:c="7"/>\ 'R' : ['&lt;Plug&gt;(coc-rename)', 'rename'] ,</text:p>
          </table:table-cell>
          <table:table-cell table:formula="of:=&quot;let g:which_key_map['&quot;&amp;[$Configuration.C100]&amp;&quot;'] = [ '&quot;&amp;[$Configuration.F100]&amp;&quot;', '&quot;&amp;[$Configuration.D100]&amp;&quot;' ]&quot;" office:value-type="string" office:string-value="let g:which_key_map['R'] = [ '&lt;Plug&gt;(coc-rename)', 'rename' ]" calcext:value-type="string">
            <text:p>let g:which_key_map['R'] = [ '&lt;Plug&gt;(coc-rename)', 'rename' ]</text:p>
          </table:table-cell>
          <table:table-cell table:formula="of:=&quot;let g:which_key_map.&quot;&amp;[$Configuration.B101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9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0]&amp;&quot;' : ['&quot;&amp;[$Configuration.F100]&amp;&quot;', '&quot;&amp;[$Configuration.D100]&amp;&quot;'] ,&quot;" office:value-type="string" office:string-value="       \ 'R' : ['&lt;Plug&gt;(coc-rename)', 'rename'] ," calcext:value-type="string">
            <text:p><text:s text:c="7"/>\ 'R' : ['&lt;Plug&gt;(coc-rename)', 'renam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1]=&quot;Name&quot;; [.D116]; IF([$Configuration.D101]=&quot;Description&quot;; [.E116]; IF([$Configuration.J101]=&quot;Y&quot;; IF(LEFT(TRIM([.B114]); 1)=&quot;\&quot;; &quot;      \ }&quot;; &quot;&quot;); IF([$Configuration.C101]=&quot;Sub Key    &quot;; &quot;&quot;; IF(AND([$Configuration.B101]=&quot;&quot;;[$Configuration.I101]=&quot;C&quot;); [.C116]; IF([$Configuration.J101]=&quot;N&quot;; [.F116]; &quot;&quot;))))))" office:value-type="string" office:string-value="       \ 's' : [':CocList -I symbols', 'references'] ," calcext:value-type="string">
            <text:p><text:s text:c="7"/>\ 's' : [':CocList -I symbols', 'references'] ,</text:p>
          </table:table-cell>
          <table:table-cell table:formula="of:=&quot;let g:which_key_map['&quot;&amp;[$Configuration.C101]&amp;&quot;'] = [ '&quot;&amp;[$Configuration.F101]&amp;&quot;', '&quot;&amp;[$Configuration.D101]&amp;&quot;' ]&quot;" office:value-type="string" office:string-value="let g:which_key_map['s'] = [ ':CocList -I symbols', 'references' ]" calcext:value-type="string">
            <text:p>let g:which_key_map['s'] = [ ':CocList -I symbols', 'references' ]</text:p>
          </table:table-cell>
          <table:table-cell table:formula="of:=&quot;let g:which_key_map.&quot;&amp;[$Configuration.B102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10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1]&amp;&quot;' : ['&quot;&amp;[$Configuration.F101]&amp;&quot;', '&quot;&amp;[$Configuration.D101]&amp;&quot;'] ,&quot;" office:value-type="string" office:string-value="       \ 's' : [':CocList -I symbols', 'references'] ," calcext:value-type="string">
            <text:p><text:s text:c="7"/>\ 's' : [':CocList -I symbols', 'reference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2]=&quot;Name&quot;; [.D117]; IF([$Configuration.D102]=&quot;Description&quot;; [.E117]; IF([$Configuration.J102]=&quot;Y&quot;; IF(LEFT(TRIM([.B115]); 1)=&quot;\&quot;; &quot;      \ }&quot;; &quot;&quot;); IF([$Configuration.C102]=&quot;Sub Key    &quot;; &quot;&quot;; IF(AND([$Configuration.B102]=&quot;&quot;;[$Configuration.I102]=&quot;C&quot;); [.C117]; IF([$Configuration.J102]=&quot;N&quot;; [.F117]; &quot;&quot;))))))" office:value-type="string" office:string-value="       \ 'S' : [':CocList snippets', 'snippets'] ," calcext:value-type="string">
            <text:p><text:s text:c="7"/>\ 'S' : [':CocList snippets', 'snippets'] ,</text:p>
          </table:table-cell>
          <table:table-cell table:formula="of:=&quot;let g:which_key_map['&quot;&amp;[$Configuration.C102]&amp;&quot;'] = [ '&quot;&amp;[$Configuration.F102]&amp;&quot;', '&quot;&amp;[$Configuration.D102]&amp;&quot;' ]&quot;" office:value-type="string" office:string-value="let g:which_key_map['S'] = [ ':CocList snippets', 'snippets' ]" calcext:value-type="string">
            <text:p>let g:which_key_map['S'] = [ ':CocList snippets', 'snippets' ]</text:p>
          </table:table-cell>
          <table:table-cell table:formula="of:=&quot;let g:which_key_map.&quot;&amp;[$Configuration.B103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10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2]&amp;&quot;' : ['&quot;&amp;[$Configuration.F102]&amp;&quot;', '&quot;&amp;[$Configuration.D102]&amp;&quot;'] ,&quot;" office:value-type="string" office:string-value="       \ 'S' : [':CocList snippets', 'snippets'] ," calcext:value-type="string">
            <text:p><text:s text:c="7"/>\ 'S' : [':CocList snippets', 'snippets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3]=&quot;Name&quot;; [.D118]; IF([$Configuration.D103]=&quot;Description&quot;; [.E118]; IF([$Configuration.J103]=&quot;Y&quot;; IF(LEFT(TRIM([.B116]); 1)=&quot;\&quot;; &quot;      \ }&quot;; &quot;&quot;); IF([$Configuration.C103]=&quot;Sub Key    &quot;; &quot;&quot;; IF(AND([$Configuration.B103]=&quot;&quot;;[$Configuration.I103]=&quot;C&quot;); [.C118]; IF([$Configuration.J103]=&quot;N&quot;; [.F118]; &quot;&quot;))))))" office:value-type="string" office:string-value="       \ 't' : ['&lt;Plug&gt;(coc-type-definition)', 'type definition'] ," calcext:value-type="string">
            <text:p><text:s text:c="7"/>\ 't' : ['&lt;Plug&gt;(coc-type-definition)', 'type definition'] ,</text:p>
          </table:table-cell>
          <table:table-cell table:formula="of:=&quot;let g:which_key_map['&quot;&amp;[$Configuration.C103]&amp;&quot;'] = [ '&quot;&amp;[$Configuration.F103]&amp;&quot;', '&quot;&amp;[$Configuration.D103]&amp;&quot;' ]&quot;" office:value-type="string" office:string-value="let g:which_key_map['t'] = [ '&lt;Plug&gt;(coc-type-definition)', 'type definition' ]" calcext:value-type="string">
            <text:p>let g:which_key_map['t'] = [ '&lt;Plug&gt;(coc-type-definition)', 'type definition' ]</text:p>
          </table:table-cell>
          <table:table-cell table:formula="of:=&quot;let g:which_key_map.&quot;&amp;[$Configuration.B104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10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3]&amp;&quot;' : ['&quot;&amp;[$Configuration.F103]&amp;&quot;', '&quot;&amp;[$Configuration.D103]&amp;&quot;'] ,&quot;" office:value-type="string" office:string-value="       \ 't' : ['&lt;Plug&gt;(coc-type-definition)', 'type definition'] ," calcext:value-type="string">
            <text:p><text:s text:c="7"/>\ 't' : ['&lt;Plug&gt;(coc-type-definition)', 'type defini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4]=&quot;Name&quot;; [.D119]; IF([$Configuration.D104]=&quot;Description&quot;; [.E119]; IF([$Configuration.J104]=&quot;Y&quot;; IF(LEFT(TRIM([.B117]); 1)=&quot;\&quot;; &quot;      \ }&quot;; &quot;&quot;); IF([$Configuration.C104]=&quot;Sub Key    &quot;; &quot;&quot;; IF(AND([$Configuration.B104]=&quot;&quot;;[$Configuration.I104]=&quot;C&quot;); [.C119]; IF([$Configuration.J104]=&quot;N&quot;; [.F119]; &quot;&quot;))))))" office:value-type="string" office:string-value="       \ 'u' : [':CocListResume', 'resume list'] ," calcext:value-type="string">
            <text:p><text:s text:c="7"/>\ 'u' : [':CocListResume', 'resume list'] ,</text:p>
          </table:table-cell>
          <table:table-cell table:formula="of:=&quot;let g:which_key_map['&quot;&amp;[$Configuration.C104]&amp;&quot;'] = [ '&quot;&amp;[$Configuration.F104]&amp;&quot;', '&quot;&amp;[$Configuration.D104]&amp;&quot;' ]&quot;" office:value-type="string" office:string-value="let g:which_key_map['u'] = [ ':CocListResume', 'resume list' ]" calcext:value-type="string">
            <text:p>let g:which_key_map['u'] = [ ':CocListResume', 'resume list' ]</text:p>
          </table:table-cell>
          <table:table-cell table:formula="of:=&quot;let g:which_key_map.&quot;&amp;[$Configuration.B105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10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4]&amp;&quot;' : ['&quot;&amp;[$Configuration.F104]&amp;&quot;', '&quot;&amp;[$Configuration.D104]&amp;&quot;'] ,&quot;" office:value-type="string" office:string-value="       \ 'u' : [':CocListResume', 'resume list'] ," calcext:value-type="string">
            <text:p><text:s text:c="7"/>\ 'u' : [':CocListResume', 'resume list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5]=&quot;Name&quot;; [.D120]; IF([$Configuration.D105]=&quot;Description&quot;; [.E120]; IF([$Configuration.J105]=&quot;Y&quot;; IF(LEFT(TRIM([.B118]); 1)=&quot;\&quot;; &quot;      \ }&quot;; &quot;&quot;); IF([$Configuration.C105]=&quot;Sub Key    &quot;; &quot;&quot;; IF(AND([$Configuration.B105]=&quot;&quot;;[$Configuration.I105]=&quot;C&quot;); [.C120]; IF([$Configuration.J105]=&quot;N&quot;; [.F120]; &quot;&quot;))))))" office:value-type="string" office:string-value="       \ 'U' : [':CocUpdate', 'update CoC'] ," calcext:value-type="string">
            <text:p><text:s text:c="7"/>\ 'U' : [':CocUpdate', 'update CoC'] ,</text:p>
          </table:table-cell>
          <table:table-cell table:formula="of:=&quot;let g:which_key_map['&quot;&amp;[$Configuration.C105]&amp;&quot;'] = [ '&quot;&amp;[$Configuration.F105]&amp;&quot;', '&quot;&amp;[$Configuration.D105]&amp;&quot;' ]&quot;" office:value-type="string" office:string-value="let g:which_key_map['U'] = [ ':CocUpdate', 'update CoC' ]" calcext:value-type="string">
            <text:p>let g:which_key_map['U'] = [ ':CocUpdate', 'update CoC' ]</text:p>
          </table:table-cell>
          <table:table-cell table:formula="of:=&quot;let g:which_key_map.&quot;&amp;[$Configuration.B106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10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5]&amp;&quot;' : ['&quot;&amp;[$Configuration.F105]&amp;&quot;', '&quot;&amp;[$Configuration.D105]&amp;&quot;'] ,&quot;" office:value-type="string" office:string-value="       \ 'U' : [':CocUpdate', 'update CoC'] ," calcext:value-type="string">
            <text:p><text:s text:c="7"/>\ 'U' : [':CocUpdate', 'update CoC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6]=&quot;Name&quot;; [.D121]; IF([$Configuration.D106]=&quot;Description&quot;; [.E121]; IF([$Configuration.J106]=&quot;Y&quot;; IF(LEFT(TRIM([.B119]); 1)=&quot;\&quot;; &quot;      \ }&quot;; &quot;&quot;); IF([$Configuration.C106]=&quot;Sub Key    &quot;; &quot;&quot;; IF(AND([$Configuration.B106]=&quot;&quot;;[$Configuration.I106]=&quot;C&quot;); [.C121]; IF([$Configuration.J106]=&quot;N&quot;; [.F121]; &quot;&quot;))))))" office:value-type="string" office:string-value="       \ 'z' : [':CocDisable', 'disable CoC'] ," calcext:value-type="string">
            <text:p><text:s text:c="7"/>\ 'z' : [':CocDisable', 'disable CoC'] ,</text:p>
          </table:table-cell>
          <table:table-cell table:formula="of:=&quot;let g:which_key_map['&quot;&amp;[$Configuration.C106]&amp;&quot;'] = [ '&quot;&amp;[$Configuration.F106]&amp;&quot;', '&quot;&amp;[$Configuration.D106]&amp;&quot;' ]&quot;" office:value-type="string" office:string-value="let g:which_key_map['z'] = [ ':CocDisable', 'disable CoC' ]" calcext:value-type="string">
            <text:p>let g:which_key_map['z'] = [ ':CocDisable', 'disable CoC' ]</text:p>
          </table:table-cell>
          <table:table-cell table:formula="of:=&quot;let g:which_key_map.&quot;&amp;[$Configuration.B107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10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6]&amp;&quot;' : ['&quot;&amp;[$Configuration.F106]&amp;&quot;', '&quot;&amp;[$Configuration.D106]&amp;&quot;'] ,&quot;" office:value-type="string" office:string-value="       \ 'z' : [':CocDisable', 'disable CoC'] ," calcext:value-type="string">
            <text:p><text:s text:c="7"/>\ 'z' : [':CocDisable', 'disable CoC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7]=&quot;Name&quot;; [.D122]; IF([$Configuration.D107]=&quot;Description&quot;; [.E122]; IF([$Configuration.J107]=&quot;Y&quot;; IF(LEFT(TRIM([.B120]); 1)=&quot;\&quot;; &quot;      \ }&quot;; &quot;&quot;); IF([$Configuration.C107]=&quot;Sub Key    &quot;; &quot;&quot;; IF(AND([$Configuration.B107]=&quot;&quot;;[$Configuration.I107]=&quot;C&quot;); [.C122]; IF([$Configuration.J107]=&quot;N&quot;; [.F122]; &quot;&quot;))))))" office:value-type="string" office:string-value="       \ 'Z' : [':CocEnable', 'enable CoC'] ," calcext:value-type="string">
            <text:p><text:s text:c="7"/>\ 'Z' : [':CocEnable', 'enable CoC'] ,</text:p>
          </table:table-cell>
          <table:table-cell table:formula="of:=&quot;let g:which_key_map['&quot;&amp;[$Configuration.C107]&amp;&quot;'] = [ '&quot;&amp;[$Configuration.F107]&amp;&quot;', '&quot;&amp;[$Configuration.D107]&amp;&quot;' ]&quot;" office:value-type="string" office:string-value="let g:which_key_map['Z'] = [ ':CocEnable', 'enable CoC' ]" calcext:value-type="string">
            <text:p>let g:which_key_map['Z'] = [ ':CocEnable', 'enable CoC' ]</text:p>
          </table:table-cell>
          <table:table-cell table:formula="of:=&quot;let g:which_key_map.&quot;&amp;[$Configuration.B10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0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7]&amp;&quot;' : ['&quot;&amp;[$Configuration.F107]&amp;&quot;', '&quot;&amp;[$Configuration.D107]&amp;&quot;'] ,&quot;" office:value-type="string" office:string-value="       \ 'Z' : [':CocEnable', 'enable CoC'] ," calcext:value-type="string">
            <text:p><text:s text:c="7"/>\ 'Z' : [':CocEnable', 'enable CoC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8]=&quot;Name&quot;; [.D123]; IF([$Configuration.D108]=&quot;Description&quot;; [.E123]; IF([$Configuration.J108]=&quot;Y&quot;; IF(LEFT(TRIM([.B121]); 1)=&quot;\&quot;; &quot;      \ }&quot;; &quot;&quot;); IF([$Configuration.C108]=&quot;Sub Key    &quot;; &quot;&quot;; IF(AND([$Configuration.B108]=&quot;&quot;;[$Configuration.I108]=&quot;C&quot;); [.C123]; IF([$Configuration.J108]=&quot;N&quot;; [.F123]; &quot;&quot;))))))" office:value-type="string" office:string-value="      \ }" calcext:value-type="string">
            <text:p><text:s text:c="6"/>\ }</text:p>
          </table:table-cell>
          <table:table-cell table:formula="of:=&quot;let g:which_key_map['&quot;&amp;[$Configuration.C108]&amp;&quot;'] = [ '&quot;&amp;[$Configuration.F108]&amp;&quot;', '&quot;&amp;[$Configuration.D10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09]&amp;&quot; = {&quot;" office:value-type="string" office:string-value="let g:which_key_map.Main Key = {" calcext:value-type="string">
            <text:p>let g:which_key_map.Main Key = {</text:p>
          </table:table-cell>
          <table:table-cell table:formula="of:=&quot;       \ 'name' : '+&quot;&amp;[$Configuration.E10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8]&amp;&quot;' : ['&quot;&amp;[$Configuration.F108]&amp;&quot;', '&quot;&amp;[$Configuration.D10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09]=&quot;Name&quot;; [.D124]; IF([$Configuration.D109]=&quot;Description&quot;; [.E124]; IF([$Configuration.J109]=&quot;Y&quot;; IF(LEFT(TRIM([.B122]); 1)=&quot;\&quot;; &quot;      \ }&quot;; &quot;&quot;); IF([$Configuration.C109]=&quot;Sub Key    &quot;; &quot;&quot;; IF(AND([$Configuration.B109]=&quot;&quot;;[$Configuration.I109]=&quot;C&quot;); [.C124]; IF([$Configuration.J109]=&quot;N&quot;; [.F124]; &quot;&quot;))))))">
            <text:p/>
          </table:table-cell>
          <table:table-cell table:formula="of:=&quot;let g:which_key_map['&quot;&amp;[$Configuration.C109]&amp;&quot;'] = [ '&quot;&amp;[$Configuration.F109]&amp;&quot;', '&quot;&amp;[$Configuration.D109]&amp;&quot;' ]&quot;" office:value-type="string" office:string-value="let g:which_key_map['Sub Key    '] = [ 'Vim Command', 'Here are the keybindings and descriptions for the 'term' menu triggered with 'l'.' ]" calcext:value-type="string">
            <text:p>let g:which_key_map['Sub Key <text:s text:c="3"/>'] = [ 'Vim Command', 'Here are the keybindings and descriptions for the 'term' menu triggered with 'l'.' ]</text:p>
          </table:table-cell>
          <table:table-cell table:formula="of:=&quot;let g:which_key_map.&quot;&amp;[$Configuration.B110]&amp;&quot; = {&quot;" office:value-type="string" office:string-value="let g:which_key_map.l = {" calcext:value-type="string">
            <text:p>let g:which_key_map.l = {</text:p>
          </table:table-cell>
          <table:table-cell table:formula="of:=&quot;       \ 'name' : '+&quot;&amp;[$Configuration.E10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09]&amp;&quot;' : ['&quot;&amp;[$Configuration.F109]&amp;&quot;', '&quot;&amp;[$Configuration.D109]&amp;&quot;'] ,&quot;" office:value-type="string" office:string-value="       \ 'Sub Key    ' : ['Vim Command', 'Here are the keybindings and descriptions for the 'term' menu triggered with 'l'.'] ," calcext:value-type="string">
            <text:p><text:s text:c="7"/>\ 'Sub Key <text:s text:c="3"/>' : ['Vim Command', 'Here are the keybindings and descriptions for the 'term' menu triggered with 'l'.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0]=&quot;Name&quot;; [.D125]; IF([$Configuration.D110]=&quot;Description&quot;; [.E125]; IF([$Configuration.J110]=&quot;Y&quot;; IF(LEFT(TRIM([.B123]); 1)=&quot;\&quot;; &quot;      \ }&quot;; &quot;&quot;); IF([$Configuration.C110]=&quot;Sub Key    &quot;; &quot;&quot;; IF(AND([$Configuration.B110]=&quot;&quot;;[$Configuration.I110]=&quot;C&quot;); [.C125]; IF([$Configuration.J110]=&quot;N&quot;; [.F125]; &quot;&quot;))))))" office:value-type="string" office:string-value="let g:which_key_map.t = {" calcext:value-type="string">
            <text:p>let g:which_key_map.t = {</text:p>
          </table:table-cell>
          <table:table-cell table:formula="of:=&quot;let g:which_key_map['&quot;&amp;[$Configuration.C110]&amp;&quot;'] = [ '&quot;&amp;[$Configuration.F110]&amp;&quot;', '&quot;&amp;[$Configuration.D110]&amp;&quot;' ]&quot;" office:value-type="string" office:string-value="let g:which_key_map['←Key'] = [ '', 'Name' ]" calcext:value-type="string">
            <text:p>let g:which_key_map['←Key'] = [ '', 'Name' ]</text:p>
          </table:table-cell>
          <table:table-cell table:formula="of:=&quot;let g:which_key_map.&quot;&amp;[$Configuration.B111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0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0]&amp;&quot;' : ['&quot;&amp;[$Configuration.F110]&amp;&quot;', '&quot;&amp;[$Configuration.D110]&amp;&quot;'] ,&quot;" office:value-type="string" office:string-value="       \ '←Key' : ['', 'Name'] ," calcext:value-type="string">
            <text:p><text:s text:c="7"/>\ '←Key' : ['', 'Nam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1]=&quot;Name&quot;; [.D126]; IF([$Configuration.D111]=&quot;Description&quot;; [.E126]; IF([$Configuration.J111]=&quot;Y&quot;; IF(LEFT(TRIM([.B124]); 1)=&quot;\&quot;; &quot;      \ }&quot;; &quot;&quot;); IF([$Configuration.C111]=&quot;Sub Key    &quot;; &quot;&quot;; IF(AND([$Configuration.B111]=&quot;&quot;;[$Configuration.I111]=&quot;C&quot;); [.C126]; IF([$Configuration.J111]=&quot;N&quot;; [.F126]; &quot;&quot;))))))" office:value-type="string" office:string-value="       \ 'name' : '+term' ," calcext:value-type="string">
            <text:p><text:s text:c="7"/>\ 'name' : '+term' ,</text:p>
          </table:table-cell>
          <table:table-cell table:formula="of:=&quot;let g:which_key_map['&quot;&amp;[$Configuration.C111]&amp;&quot;'] = [ '&quot;&amp;[$Configuration.F111]&amp;&quot;', '&quot;&amp;[$Configuration.D111]&amp;&quot;' ]&quot;" office:value-type="string" office:string-value="let g:which_key_map[''] = [ '', 'Description' ]" calcext:value-type="string">
            <text:p>let g:which_key_map[''] = [ '', 'Description' ]</text:p>
          </table:table-cell>
          <table:table-cell table:formula="of:=&quot;let g:which_key_map.&quot;&amp;[$Configuration.B112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10]&amp;&quot;' ,&quot;" office:value-type="string" office:string-value="       \ 'name' : '+term' ," calcext:value-type="string">
            <text:p><text:s text:c="7"/>\ 'name' : '+term' ,</text:p>
          </table:table-cell>
          <table:table-cell table:formula="of:=&quot;       \ '&quot;&amp;[$Configuration.C111]&amp;&quot;' : ['&quot;&amp;[$Configuration.F111]&amp;&quot;', '&quot;&amp;[$Configuration.D111]&amp;&quot;'] ,&quot;" office:value-type="string" office:string-value="       \ '' : ['', 'Description'] ," calcext:value-type="string">
            <text:p><text:s text:c="7"/>\ '' : ['', 'Descripti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2]=&quot;Name&quot;; [.D127]; IF([$Configuration.D112]=&quot;Description&quot;; [.E127]; IF([$Configuration.J112]=&quot;Y&quot;; IF(LEFT(TRIM([.B125]); 1)=&quot;\&quot;; &quot;      \ }&quot;; &quot;&quot;); IF([$Configuration.C112]=&quot;Sub Key    &quot;; &quot;&quot;; IF(AND([$Configuration.B112]=&quot;&quot;;[$Configuration.I112]=&quot;C&quot;); [.C127]; IF([$Configuration.J112]=&quot;N&quot;; [.F127]; &quot;&quot;))))))" office:value-type="string" office:string-value="       \ ';' : [':FloatermNew –wintype=normal –height=6', 'terminal'] ," calcext:value-type="string">
            <text:p><text:s text:c="7"/>\ ';' : [':FloatermNew –wintype=normal –height=6', 'terminal'] ,</text:p>
          </table:table-cell>
          <table:table-cell table:formula="of:=&quot;let g:which_key_map['&quot;&amp;[$Configuration.C112]&amp;&quot;'] = [ '&quot;&amp;[$Configuration.F112]&amp;&quot;', '&quot;&amp;[$Configuration.D112]&amp;&quot;' ]&quot;" office:value-type="string" office:string-value="let g:which_key_map[';'] = [ ':FloatermNew –wintype=normal –height=6', 'terminal' ]" calcext:value-type="string">
            <text:p>let g:which_key_map[';'] = [ ':FloatermNew –wintype=normal –height=6', 'terminal' ]</text:p>
          </table:table-cell>
          <table:table-cell table:formula="of:=&quot;let g:which_key_map.&quot;&amp;[$Configuration.B113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1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2]&amp;&quot;' : ['&quot;&amp;[$Configuration.F112]&amp;&quot;', '&quot;&amp;[$Configuration.D112]&amp;&quot;'] ,&quot;" office:value-type="string" office:string-value="       \ ';' : [':FloatermNew –wintype=normal –height=6', 'terminal'] ," calcext:value-type="string">
            <text:p><text:s text:c="7"/>\ ';' : [':FloatermNew –wintype=normal –height=6', 'terminal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3]=&quot;Name&quot;; [.D128]; IF([$Configuration.D113]=&quot;Description&quot;; [.E128]; IF([$Configuration.J113]=&quot;Y&quot;; IF(LEFT(TRIM([.B126]); 1)=&quot;\&quot;; &quot;      \ }&quot;; &quot;&quot;); IF([$Configuration.C113]=&quot;Sub Key    &quot;; &quot;&quot;; IF(AND([$Configuration.B113]=&quot;&quot;;[$Configuration.I113]=&quot;C&quot;); [.C128]; IF([$Configuration.J113]=&quot;N&quot;; [.F128]; &quot;&quot;))))))" office:value-type="string" office:string-value="       \ 'f' : [':FloattermNew fzf', 'fzf'] ," calcext:value-type="string">
            <text:p><text:s text:c="7"/>\ 'f' : [':FloattermNew fzf', 'fzf'] ,</text:p>
          </table:table-cell>
          <table:table-cell table:formula="of:=&quot;let g:which_key_map['&quot;&amp;[$Configuration.C113]&amp;&quot;'] = [ '&quot;&amp;[$Configuration.F113]&amp;&quot;', '&quot;&amp;[$Configuration.D113]&amp;&quot;' ]&quot;" office:value-type="string" office:string-value="let g:which_key_map['f'] = [ ':FloattermNew fzf', 'fzf' ]" calcext:value-type="string">
            <text:p>let g:which_key_map['f'] = [ ':FloattermNew fzf', 'fzf' ]</text:p>
          </table:table-cell>
          <table:table-cell table:formula="of:=&quot;let g:which_key_map.&quot;&amp;[$Configuration.B114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1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3]&amp;&quot;' : ['&quot;&amp;[$Configuration.F113]&amp;&quot;', '&quot;&amp;[$Configuration.D113]&amp;&quot;'] ,&quot;" office:value-type="string" office:string-value="       \ 'f' : [':FloattermNew fzf', 'fzf'] ," calcext:value-type="string">
            <text:p><text:s text:c="7"/>\ 'f' : [':FloattermNew fzf', 'fzf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4]=&quot;Name&quot;; [.D129]; IF([$Configuration.D114]=&quot;Description&quot;; [.E129]; IF([$Configuration.J114]=&quot;Y&quot;; IF(LEFT(TRIM([.B127]); 1)=&quot;\&quot;; &quot;      \ }&quot;; &quot;&quot;); IF([$Configuration.C114]=&quot;Sub Key    &quot;; &quot;&quot;; IF(AND([$Configuration.B114]=&quot;&quot;;[$Configuration.I114]=&quot;C&quot;); [.C129]; IF([$Configuration.J114]=&quot;N&quot;; [.F129]; &quot;&quot;))))))" office:value-type="string" office:string-value="       \ 'g' : [':FloatermNew lazygit', 'git grep'] ," calcext:value-type="string">
            <text:p><text:s text:c="7"/>\ 'g' : [':FloatermNew lazygit', 'git grep'] ,</text:p>
          </table:table-cell>
          <table:table-cell table:formula="of:=&quot;let g:which_key_map['&quot;&amp;[$Configuration.C114]&amp;&quot;'] = [ '&quot;&amp;[$Configuration.F114]&amp;&quot;', '&quot;&amp;[$Configuration.D114]&amp;&quot;' ]&quot;" office:value-type="string" office:string-value="let g:which_key_map['g'] = [ ':FloatermNew lazygit', 'git grep' ]" calcext:value-type="string">
            <text:p>let g:which_key_map['g'] = [ ':FloatermNew lazygit', 'git grep' ]</text:p>
          </table:table-cell>
          <table:table-cell table:formula="of:=&quot;let g:which_key_map.&quot;&amp;[$Configuration.B115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1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4]&amp;&quot;' : ['&quot;&amp;[$Configuration.F114]&amp;&quot;', '&quot;&amp;[$Configuration.D114]&amp;&quot;'] ,&quot;" office:value-type="string" office:string-value="       \ 'g' : [':FloatermNew lazygit', 'git grep'] ," calcext:value-type="string">
            <text:p><text:s text:c="7"/>\ 'g' : [':FloatermNew lazygit', 'git grep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5]=&quot;Name&quot;; [.D130]; IF([$Configuration.D115]=&quot;Description&quot;; [.E130]; IF([$Configuration.J115]=&quot;Y&quot;; IF(LEFT(TRIM([.B128]); 1)=&quot;\&quot;; &quot;      \ }&quot;; &quot;&quot;); IF([$Configuration.C115]=&quot;Sub Key    &quot;; &quot;&quot;; IF(AND([$Configuration.B115]=&quot;&quot;;[$Configuration.I115]=&quot;C&quot;); [.C130]; IF([$Configuration.J115]=&quot;N&quot;; [.F130]; &quot;&quot;))))))" office:value-type="string" office:string-value="       \ 'd' : [':FloattermNew lazydocker', 'docker'] ," calcext:value-type="string">
            <text:p><text:s text:c="7"/>\ 'd' : [':FloattermNew lazydocker', 'docker'] ,</text:p>
          </table:table-cell>
          <table:table-cell table:formula="of:=&quot;let g:which_key_map['&quot;&amp;[$Configuration.C115]&amp;&quot;'] = [ '&quot;&amp;[$Configuration.F115]&amp;&quot;', '&quot;&amp;[$Configuration.D115]&amp;&quot;' ]&quot;" office:value-type="string" office:string-value="let g:which_key_map['d'] = [ ':FloattermNew lazydocker', 'docker' ]" calcext:value-type="string">
            <text:p>let g:which_key_map['d'] = [ ':FloattermNew lazydocker', 'docker' ]</text:p>
          </table:table-cell>
          <table:table-cell table:formula="of:=&quot;let g:which_key_map.&quot;&amp;[$Configuration.B116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1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5]&amp;&quot;' : ['&quot;&amp;[$Configuration.F115]&amp;&quot;', '&quot;&amp;[$Configuration.D115]&amp;&quot;'] ,&quot;" office:value-type="string" office:string-value="       \ 'd' : [':FloattermNew lazydocker', 'docker'] ," calcext:value-type="string">
            <text:p><text:s text:c="7"/>\ 'd' : [':FloattermNew lazydocker', 'docker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6]=&quot;Name&quot;; [.D131]; IF([$Configuration.D116]=&quot;Description&quot;; [.E131]; IF([$Configuration.J116]=&quot;Y&quot;; IF(LEFT(TRIM([.B129]); 1)=&quot;\&quot;; &quot;      \ }&quot;; &quot;&quot;); IF([$Configuration.C116]=&quot;Sub Key    &quot;; &quot;&quot;; IF(AND([$Configuration.B116]=&quot;&quot;;[$Configuration.I116]=&quot;C&quot;); [.C131]; IF([$Configuration.J116]=&quot;N&quot;; [.F131]; &quot;&quot;))))))" office:value-type="string" office:string-value="       \ 'n' : [':FloattermNew node', 'node'] ," calcext:value-type="string">
            <text:p><text:s text:c="7"/>\ 'n' : [':FloattermNew node', 'node'] ,</text:p>
          </table:table-cell>
          <table:table-cell table:formula="of:=&quot;let g:which_key_map['&quot;&amp;[$Configuration.C116]&amp;&quot;'] = [ '&quot;&amp;[$Configuration.F116]&amp;&quot;', '&quot;&amp;[$Configuration.D116]&amp;&quot;' ]&quot;" office:value-type="string" office:string-value="let g:which_key_map['n'] = [ ':FloattermNew node', 'node' ]" calcext:value-type="string">
            <text:p>let g:which_key_map['n'] = [ ':FloattermNew node', 'node' ]</text:p>
          </table:table-cell>
          <table:table-cell table:formula="of:=&quot;let g:which_key_map.&quot;&amp;[$Configuration.B117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1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6]&amp;&quot;' : ['&quot;&amp;[$Configuration.F116]&amp;&quot;', '&quot;&amp;[$Configuration.D116]&amp;&quot;'] ,&quot;" office:value-type="string" office:string-value="       \ 'n' : [':FloattermNew node', 'node'] ," calcext:value-type="string">
            <text:p><text:s text:c="7"/>\ 'n' : [':FloattermNew node', 'nod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7]=&quot;Name&quot;; [.D132]; IF([$Configuration.D117]=&quot;Description&quot;; [.E132]; IF([$Configuration.J117]=&quot;Y&quot;; IF(LEFT(TRIM([.B130]); 1)=&quot;\&quot;; &quot;      \ }&quot;; &quot;&quot;); IF([$Configuration.C117]=&quot;Sub Key    &quot;; &quot;&quot;; IF(AND([$Configuration.B117]=&quot;&quot;;[$Configuration.I117]=&quot;C&quot;); [.C132]; IF([$Configuration.J117]=&quot;N&quot;; [.F132]; &quot;&quot;))))))" office:value-type="string" office:string-value="       \ 'p' : [':FloattermNew python', 'python'] ," calcext:value-type="string">
            <text:p><text:s text:c="7"/>\ 'p' : [':FloattermNew python', 'python'] ,</text:p>
          </table:table-cell>
          <table:table-cell table:formula="of:=&quot;let g:which_key_map['&quot;&amp;[$Configuration.C117]&amp;&quot;'] = [ '&quot;&amp;[$Configuration.F117]&amp;&quot;', '&quot;&amp;[$Configuration.D117]&amp;&quot;' ]&quot;" office:value-type="string" office:string-value="let g:which_key_map['p'] = [ ':FloattermNew python', 'python' ]" calcext:value-type="string">
            <text:p>let g:which_key_map['p'] = [ ':FloattermNew python', 'python' ]</text:p>
          </table:table-cell>
          <table:table-cell table:formula="of:=&quot;let g:which_key_map.&quot;&amp;[$Configuration.B118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1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7]&amp;&quot;' : ['&quot;&amp;[$Configuration.F117]&amp;&quot;', '&quot;&amp;[$Configuration.D117]&amp;&quot;'] ,&quot;" office:value-type="string" office:string-value="       \ 'p' : [':FloattermNew python', 'python'] ," calcext:value-type="string">
            <text:p><text:s text:c="7"/>\ 'p' : [':FloattermNew python', 'python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8]=&quot;Name&quot;; [.D133]; IF([$Configuration.D118]=&quot;Description&quot;; [.E133]; IF([$Configuration.J118]=&quot;Y&quot;; IF(LEFT(TRIM([.B131]); 1)=&quot;\&quot;; &quot;      \ }&quot;; &quot;&quot;); IF([$Configuration.C118]=&quot;Sub Key    &quot;; &quot;&quot;; IF(AND([$Configuration.B118]=&quot;&quot;;[$Configuration.I118]=&quot;C&quot;); [.C133]; IF([$Configuration.J118]=&quot;N&quot;; [.F133]; &quot;&quot;))))))" office:value-type="string" office:string-value="       \ 'm' : [':FloattermNew lazynpm', 'npm'] ," calcext:value-type="string">
            <text:p><text:s text:c="7"/>\ 'm' : [':FloattermNew lazynpm', 'npm'] ,</text:p>
          </table:table-cell>
          <table:table-cell table:formula="of:=&quot;let g:which_key_map['&quot;&amp;[$Configuration.C118]&amp;&quot;'] = [ '&quot;&amp;[$Configuration.F118]&amp;&quot;', '&quot;&amp;[$Configuration.D118]&amp;&quot;' ]&quot;" office:value-type="string" office:string-value="let g:which_key_map['m'] = [ ':FloattermNew lazynpm', 'npm' ]" calcext:value-type="string">
            <text:p>let g:which_key_map['m'] = [ ':FloattermNew lazynpm', 'npm' ]</text:p>
          </table:table-cell>
          <table:table-cell table:formula="of:=&quot;let g:which_key_map.&quot;&amp;[$Configuration.B119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1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8]&amp;&quot;' : ['&quot;&amp;[$Configuration.F118]&amp;&quot;', '&quot;&amp;[$Configuration.D118]&amp;&quot;'] ,&quot;" office:value-type="string" office:string-value="       \ 'm' : [':FloattermNew lazynpm', 'npm'] ," calcext:value-type="string">
            <text:p><text:s text:c="7"/>\ 'm' : [':FloattermNew lazynpm', 'npm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19]=&quot;Name&quot;; [.D134]; IF([$Configuration.D119]=&quot;Description&quot;; [.E134]; IF([$Configuration.J119]=&quot;Y&quot;; IF(LEFT(TRIM([.B132]); 1)=&quot;\&quot;; &quot;      \ }&quot;; &quot;&quot;); IF([$Configuration.C119]=&quot;Sub Key    &quot;; &quot;&quot;; IF(AND([$Configuration.B119]=&quot;&quot;;[$Configuration.I119]=&quot;C&quot;); [.C134]; IF([$Configuration.J119]=&quot;N&quot;; [.F134]; &quot;&quot;))))))" office:value-type="string" office:string-value="       \ 'r' : [':FloattermNew ranger', 'ranger'] ," calcext:value-type="string">
            <text:p><text:s text:c="7"/>\ 'r' : [':FloattermNew ranger', 'ranger'] ,</text:p>
          </table:table-cell>
          <table:table-cell table:formula="of:=&quot;let g:which_key_map['&quot;&amp;[$Configuration.C119]&amp;&quot;'] = [ '&quot;&amp;[$Configuration.F119]&amp;&quot;', '&quot;&amp;[$Configuration.D119]&amp;&quot;' ]&quot;" office:value-type="string" office:string-value="let g:which_key_map['r'] = [ ':FloattermNew ranger', 'ranger' ]" calcext:value-type="string">
            <text:p>let g:which_key_map['r'] = [ ':FloattermNew ranger', 'ranger' ]</text:p>
          </table:table-cell>
          <table:table-cell table:formula="of:=&quot;let g:which_key_map.&quot;&amp;[$Configuration.B120]&amp;&quot; = {&quot;" office:value-type="string" office:string-value="let g:which_key_map.t = {" calcext:value-type="string">
            <text:p>let g:which_key_map.t = {</text:p>
          </table:table-cell>
          <table:table-cell table:formula="of:=&quot;       \ 'name' : '+&quot;&amp;[$Configuration.E11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19]&amp;&quot;' : ['&quot;&amp;[$Configuration.F119]&amp;&quot;', '&quot;&amp;[$Configuration.D119]&amp;&quot;'] ,&quot;" office:value-type="string" office:string-value="       \ 'r' : [':FloattermNew ranger', 'ranger'] ," calcext:value-type="string">
            <text:p><text:s text:c="7"/>\ 'r' : [':FloattermNew ranger', 'ranger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0]=&quot;Name&quot;; [.D135]; IF([$Configuration.D120]=&quot;Description&quot;; [.E135]; IF([$Configuration.J120]=&quot;Y&quot;; IF(LEFT(TRIM([.B133]); 1)=&quot;\&quot;; &quot;      \ }&quot;; &quot;&quot;); IF([$Configuration.C120]=&quot;Sub Key    &quot;; &quot;&quot;; IF(AND([$Configuration.B120]=&quot;&quot;;[$Configuration.I120]=&quot;C&quot;); [.C135]; IF([$Configuration.J120]=&quot;N&quot;; [.F135]; &quot;&quot;))))))" office:value-type="string" office:string-value="       \ 't' : [':FloatermToggle', 'toggle'] ," calcext:value-type="string">
            <text:p><text:s text:c="7"/>\ 't' : [':FloatermToggle', 'toggle'] ,</text:p>
          </table:table-cell>
          <table:table-cell table:formula="of:=&quot;let g:which_key_map['&quot;&amp;[$Configuration.C120]&amp;&quot;'] = [ '&quot;&amp;[$Configuration.F120]&amp;&quot;', '&quot;&amp;[$Configuration.D120]&amp;&quot;' ]&quot;" office:value-type="string" office:string-value="let g:which_key_map['t'] = [ ':FloatermToggle', 'toggle' ]" calcext:value-type="string">
            <text:p>let g:which_key_map['t'] = [ ':FloatermToggle', 'toggle' ]</text:p>
          </table:table-cell>
          <table:table-cell table:formula="of:=&quot;let g:which_key_map.&quot;&amp;[$Configuration.B12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1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0]&amp;&quot;' : ['&quot;&amp;[$Configuration.F120]&amp;&quot;', '&quot;&amp;[$Configuration.D120]&amp;&quot;'] ,&quot;" office:value-type="string" office:string-value="       \ 't' : [':FloatermToggle', 'toggle'] ," calcext:value-type="string">
            <text:p><text:s text:c="7"/>\ 't' : [':FloatermToggle', 'toggle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1]=&quot;Name&quot;; [.D136]; IF([$Configuration.D121]=&quot;Description&quot;; [.E136]; IF([$Configuration.J121]=&quot;Y&quot;; IF(LEFT(TRIM([.B134]); 1)=&quot;\&quot;; &quot;      \ }&quot;; &quot;&quot;); IF([$Configuration.C121]=&quot;Sub Key    &quot;; &quot;&quot;; IF(AND([$Configuration.B121]=&quot;&quot;;[$Configuration.I121]=&quot;C&quot;); [.C136]; IF([$Configuration.J121]=&quot;N&quot;; [.F136]; &quot;&quot;))))))" office:value-type="string" office:string-value="      \ }" calcext:value-type="string">
            <text:p><text:s text:c="6"/>\ }</text:p>
          </table:table-cell>
          <table:table-cell table:formula="of:=&quot;let g:which_key_map['&quot;&amp;[$Configuration.C121]&amp;&quot;'] = [ '&quot;&amp;[$Configuration.F121]&amp;&quot;', '&quot;&amp;[$Configuration.D12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2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1]&amp;&quot;' : ['&quot;&amp;[$Configuration.F121]&amp;&quot;', '&quot;&amp;[$Configuration.D12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2]=&quot;Name&quot;; [.D137]; IF([$Configuration.D122]=&quot;Description&quot;; [.E137]; IF([$Configuration.J122]=&quot;Y&quot;; IF(LEFT(TRIM([.B135]); 1)=&quot;\&quot;; &quot;      \ }&quot;; &quot;&quot;); IF([$Configuration.C122]=&quot;Sub Key    &quot;; &quot;&quot;; IF(AND([$Configuration.B122]=&quot;&quot;;[$Configuration.I122]=&quot;C&quot;); [.C137]; IF([$Configuration.J122]=&quot;N&quot;; [.F137]; &quot;&quot;))))))">
            <text:p/>
          </table:table-cell>
          <table:table-cell table:formula="of:=&quot;let g:which_key_map['&quot;&amp;[$Configuration.C122]&amp;&quot;'] = [ '&quot;&amp;[$Configuration.F122]&amp;&quot;', '&quot;&amp;[$Configuration.D12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2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2]&amp;&quot;' : ['&quot;&amp;[$Configuration.F122]&amp;&quot;', '&quot;&amp;[$Configuration.D12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3]=&quot;Name&quot;; [.D138]; IF([$Configuration.D123]=&quot;Description&quot;; [.E138]; IF([$Configuration.J123]=&quot;Y&quot;; IF(LEFT(TRIM([.B136]); 1)=&quot;\&quot;; &quot;      \ }&quot;; &quot;&quot;); IF([$Configuration.C123]=&quot;Sub Key    &quot;; &quot;&quot;; IF(AND([$Configuration.B123]=&quot;&quot;;[$Configuration.I123]=&quot;C&quot;); [.C138]; IF([$Configuration.J123]=&quot;N&quot;; [.F138]; &quot;&quot;))))))">
            <text:p/>
          </table:table-cell>
          <table:table-cell table:formula="of:=&quot;let g:which_key_map['&quot;&amp;[$Configuration.C123]&amp;&quot;'] = [ '&quot;&amp;[$Configuration.F123]&amp;&quot;', '&quot;&amp;[$Configuration.D12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2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3]&amp;&quot;' : ['&quot;&amp;[$Configuration.F123]&amp;&quot;', '&quot;&amp;[$Configuration.D12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4]=&quot;Name&quot;; [.D139]; IF([$Configuration.D124]=&quot;Description&quot;; [.E139]; IF([$Configuration.J124]=&quot;Y&quot;; IF(LEFT(TRIM([.B137]); 1)=&quot;\&quot;; &quot;      \ }&quot;; &quot;&quot;); IF([$Configuration.C124]=&quot;Sub Key    &quot;; &quot;&quot;; IF(AND([$Configuration.B124]=&quot;&quot;;[$Configuration.I124]=&quot;C&quot;); [.C139]; IF([$Configuration.J124]=&quot;N&quot;; [.F139]; &quot;&quot;))))))">
            <text:p/>
          </table:table-cell>
          <table:table-cell table:formula="of:=&quot;let g:which_key_map['&quot;&amp;[$Configuration.C124]&amp;&quot;'] = [ '&quot;&amp;[$Configuration.F124]&amp;&quot;', '&quot;&amp;[$Configuration.D12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2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4]&amp;&quot;' : ['&quot;&amp;[$Configuration.F124]&amp;&quot;', '&quot;&amp;[$Configuration.D12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5]=&quot;Name&quot;; [.D140]; IF([$Configuration.D125]=&quot;Description&quot;; [.E140]; IF([$Configuration.J125]=&quot;Y&quot;; IF(LEFT(TRIM([.B138]); 1)=&quot;\&quot;; &quot;      \ }&quot;; &quot;&quot;); IF([$Configuration.C125]=&quot;Sub Key    &quot;; &quot;&quot;; IF(AND([$Configuration.B125]=&quot;&quot;;[$Configuration.I125]=&quot;C&quot;); [.C140]; IF([$Configuration.J125]=&quot;N&quot;; [.F140]; &quot;&quot;))))))">
            <text:p/>
          </table:table-cell>
          <table:table-cell table:formula="of:=&quot;let g:which_key_map['&quot;&amp;[$Configuration.C125]&amp;&quot;'] = [ '&quot;&amp;[$Configuration.F125]&amp;&quot;', '&quot;&amp;[$Configuration.D12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2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5]&amp;&quot;' : ['&quot;&amp;[$Configuration.F125]&amp;&quot;', '&quot;&amp;[$Configuration.D12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6]=&quot;Name&quot;; [.D141]; IF([$Configuration.D126]=&quot;Description&quot;; [.E141]; IF([$Configuration.J126]=&quot;Y&quot;; IF(LEFT(TRIM([.B139]); 1)=&quot;\&quot;; &quot;      \ }&quot;; &quot;&quot;); IF([$Configuration.C126]=&quot;Sub Key    &quot;; &quot;&quot;; IF(AND([$Configuration.B126]=&quot;&quot;;[$Configuration.I126]=&quot;C&quot;); [.C141]; IF([$Configuration.J126]=&quot;N&quot;; [.F141]; &quot;&quot;))))))">
            <text:p/>
          </table:table-cell>
          <table:table-cell table:formula="of:=&quot;let g:which_key_map['&quot;&amp;[$Configuration.C126]&amp;&quot;'] = [ '&quot;&amp;[$Configuration.F126]&amp;&quot;', '&quot;&amp;[$Configuration.D12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2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6]&amp;&quot;' : ['&quot;&amp;[$Configuration.F126]&amp;&quot;', '&quot;&amp;[$Configuration.D12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7]=&quot;Name&quot;; [.D142]; IF([$Configuration.D127]=&quot;Description&quot;; [.E142]; IF([$Configuration.J127]=&quot;Y&quot;; IF(LEFT(TRIM([.B140]); 1)=&quot;\&quot;; &quot;      \ }&quot;; &quot;&quot;); IF([$Configuration.C127]=&quot;Sub Key    &quot;; &quot;&quot;; IF(AND([$Configuration.B127]=&quot;&quot;;[$Configuration.I127]=&quot;C&quot;); [.C142]; IF([$Configuration.J127]=&quot;N&quot;; [.F142]; &quot;&quot;))))))">
            <text:p/>
          </table:table-cell>
          <table:table-cell table:formula="of:=&quot;let g:which_key_map['&quot;&amp;[$Configuration.C127]&amp;&quot;'] = [ '&quot;&amp;[$Configuration.F127]&amp;&quot;', '&quot;&amp;[$Configuration.D12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2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7]&amp;&quot;' : ['&quot;&amp;[$Configuration.F127]&amp;&quot;', '&quot;&amp;[$Configuration.D12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8]=&quot;Name&quot;; [.D143]; IF([$Configuration.D128]=&quot;Description&quot;; [.E143]; IF([$Configuration.J128]=&quot;Y&quot;; IF(LEFT(TRIM([.B141]); 1)=&quot;\&quot;; &quot;      \ }&quot;; &quot;&quot;); IF([$Configuration.C128]=&quot;Sub Key    &quot;; &quot;&quot;; IF(AND([$Configuration.B128]=&quot;&quot;;[$Configuration.I128]=&quot;C&quot;); [.C143]; IF([$Configuration.J128]=&quot;N&quot;; [.F143]; &quot;&quot;))))))">
            <text:p/>
          </table:table-cell>
          <table:table-cell table:formula="of:=&quot;let g:which_key_map['&quot;&amp;[$Configuration.C128]&amp;&quot;'] = [ '&quot;&amp;[$Configuration.F128]&amp;&quot;', '&quot;&amp;[$Configuration.D12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2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8]&amp;&quot;' : ['&quot;&amp;[$Configuration.F128]&amp;&quot;', '&quot;&amp;[$Configuration.D12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29]=&quot;Name&quot;; [.D144]; IF([$Configuration.D129]=&quot;Description&quot;; [.E144]; IF([$Configuration.J129]=&quot;Y&quot;; IF(LEFT(TRIM([.B142]); 1)=&quot;\&quot;; &quot;      \ }&quot;; &quot;&quot;); IF([$Configuration.C129]=&quot;Sub Key    &quot;; &quot;&quot;; IF(AND([$Configuration.B129]=&quot;&quot;;[$Configuration.I129]=&quot;C&quot;); [.C144]; IF([$Configuration.J129]=&quot;N&quot;; [.F144]; &quot;&quot;))))))">
            <text:p/>
          </table:table-cell>
          <table:table-cell table:formula="of:=&quot;let g:which_key_map['&quot;&amp;[$Configuration.C129]&amp;&quot;'] = [ '&quot;&amp;[$Configuration.F129]&amp;&quot;', '&quot;&amp;[$Configuration.D12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29]&amp;&quot;' : ['&quot;&amp;[$Configuration.F129]&amp;&quot;', '&quot;&amp;[$Configuration.D12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0]=&quot;Name&quot;; [.D145]; IF([$Configuration.D130]=&quot;Description&quot;; [.E145]; IF([$Configuration.J130]=&quot;Y&quot;; IF(LEFT(TRIM([.B143]); 1)=&quot;\&quot;; &quot;      \ }&quot;; &quot;&quot;); IF([$Configuration.C130]=&quot;Sub Key    &quot;; &quot;&quot;; IF(AND([$Configuration.B130]=&quot;&quot;;[$Configuration.I130]=&quot;C&quot;); [.C145]; IF([$Configuration.J130]=&quot;N&quot;; [.F145]; &quot;&quot;))))))">
            <text:p/>
          </table:table-cell>
          <table:table-cell table:formula="of:=&quot;let g:which_key_map['&quot;&amp;[$Configuration.C130]&amp;&quot;'] = [ '&quot;&amp;[$Configuration.F130]&amp;&quot;', '&quot;&amp;[$Configuration.D13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2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0]&amp;&quot;' : ['&quot;&amp;[$Configuration.F130]&amp;&quot;', '&quot;&amp;[$Configuration.D13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1]=&quot;Name&quot;; [.D146]; IF([$Configuration.D131]=&quot;Description&quot;; [.E146]; IF([$Configuration.J131]=&quot;Y&quot;; IF(LEFT(TRIM([.B144]); 1)=&quot;\&quot;; &quot;      \ }&quot;; &quot;&quot;); IF([$Configuration.C131]=&quot;Sub Key    &quot;; &quot;&quot;; IF(AND([$Configuration.B131]=&quot;&quot;;[$Configuration.I131]=&quot;C&quot;); [.C146]; IF([$Configuration.J131]=&quot;N&quot;; [.F146]; &quot;&quot;))))))">
            <text:p/>
          </table:table-cell>
          <table:table-cell table:formula="of:=&quot;let g:which_key_map['&quot;&amp;[$Configuration.C131]&amp;&quot;'] = [ '&quot;&amp;[$Configuration.F131]&amp;&quot;', '&quot;&amp;[$Configuration.D13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1]&amp;&quot;' : ['&quot;&amp;[$Configuration.F131]&amp;&quot;', '&quot;&amp;[$Configuration.D13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2]=&quot;Name&quot;; [.D147]; IF([$Configuration.D132]=&quot;Description&quot;; [.E147]; IF([$Configuration.J132]=&quot;Y&quot;; IF(LEFT(TRIM([.B145]); 1)=&quot;\&quot;; &quot;      \ }&quot;; &quot;&quot;); IF([$Configuration.C132]=&quot;Sub Key    &quot;; &quot;&quot;; IF(AND([$Configuration.B132]=&quot;&quot;;[$Configuration.I132]=&quot;C&quot;); [.C147]; IF([$Configuration.J132]=&quot;N&quot;; [.F147]; &quot;&quot;))))))">
            <text:p/>
          </table:table-cell>
          <table:table-cell table:formula="of:=&quot;let g:which_key_map['&quot;&amp;[$Configuration.C132]&amp;&quot;'] = [ '&quot;&amp;[$Configuration.F132]&amp;&quot;', '&quot;&amp;[$Configuration.D13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2]&amp;&quot;' : ['&quot;&amp;[$Configuration.F132]&amp;&quot;', '&quot;&amp;[$Configuration.D13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3]=&quot;Name&quot;; [.D148]; IF([$Configuration.D133]=&quot;Description&quot;; [.E148]; IF([$Configuration.J133]=&quot;Y&quot;; IF(LEFT(TRIM([.B146]); 1)=&quot;\&quot;; &quot;      \ }&quot;; &quot;&quot;); IF([$Configuration.C133]=&quot;Sub Key    &quot;; &quot;&quot;; IF(AND([$Configuration.B133]=&quot;&quot;;[$Configuration.I133]=&quot;C&quot;); [.C148]; IF([$Configuration.J133]=&quot;N&quot;; [.F148]; &quot;&quot;))))))">
            <text:p/>
          </table:table-cell>
          <table:table-cell table:formula="of:=&quot;let g:which_key_map['&quot;&amp;[$Configuration.C133]&amp;&quot;'] = [ '&quot;&amp;[$Configuration.F133]&amp;&quot;', '&quot;&amp;[$Configuration.D13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3]&amp;&quot;' : ['&quot;&amp;[$Configuration.F133]&amp;&quot;', '&quot;&amp;[$Configuration.D13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4]=&quot;Name&quot;; [.D149]; IF([$Configuration.D134]=&quot;Description&quot;; [.E149]; IF([$Configuration.J134]=&quot;Y&quot;; IF(LEFT(TRIM([.B147]); 1)=&quot;\&quot;; &quot;      \ }&quot;; &quot;&quot;); IF([$Configuration.C134]=&quot;Sub Key    &quot;; &quot;&quot;; IF(AND([$Configuration.B134]=&quot;&quot;;[$Configuration.I134]=&quot;C&quot;); [.C149]; IF([$Configuration.J134]=&quot;N&quot;; [.F149]; &quot;&quot;))))))">
            <text:p/>
          </table:table-cell>
          <table:table-cell table:formula="of:=&quot;let g:which_key_map['&quot;&amp;[$Configuration.C134]&amp;&quot;'] = [ '&quot;&amp;[$Configuration.F134]&amp;&quot;', '&quot;&amp;[$Configuration.D13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4]&amp;&quot;' : ['&quot;&amp;[$Configuration.F134]&amp;&quot;', '&quot;&amp;[$Configuration.D13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5]=&quot;Name&quot;; [.D150]; IF([$Configuration.D135]=&quot;Description&quot;; [.E150]; IF([$Configuration.J135]=&quot;Y&quot;; IF(LEFT(TRIM([.B148]); 1)=&quot;\&quot;; &quot;      \ }&quot;; &quot;&quot;); IF([$Configuration.C135]=&quot;Sub Key    &quot;; &quot;&quot;; IF(AND([$Configuration.B135]=&quot;&quot;;[$Configuration.I135]=&quot;C&quot;); [.C150]; IF([$Configuration.J135]=&quot;N&quot;; [.F150]; &quot;&quot;))))))">
            <text:p/>
          </table:table-cell>
          <table:table-cell table:formula="of:=&quot;let g:which_key_map['&quot;&amp;[$Configuration.C135]&amp;&quot;'] = [ '&quot;&amp;[$Configuration.F135]&amp;&quot;', '&quot;&amp;[$Configuration.D13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5]&amp;&quot;' : ['&quot;&amp;[$Configuration.F135]&amp;&quot;', '&quot;&amp;[$Configuration.D13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6]=&quot;Name&quot;; [.D151]; IF([$Configuration.D136]=&quot;Description&quot;; [.E151]; IF([$Configuration.J136]=&quot;Y&quot;; IF(LEFT(TRIM([.B149]); 1)=&quot;\&quot;; &quot;      \ }&quot;; &quot;&quot;); IF([$Configuration.C136]=&quot;Sub Key    &quot;; &quot;&quot;; IF(AND([$Configuration.B136]=&quot;&quot;;[$Configuration.I136]=&quot;C&quot;); [.C151]; IF([$Configuration.J136]=&quot;N&quot;; [.F151]; &quot;&quot;))))))">
            <text:p/>
          </table:table-cell>
          <table:table-cell table:formula="of:=&quot;let g:which_key_map['&quot;&amp;[$Configuration.C136]&amp;&quot;'] = [ '&quot;&amp;[$Configuration.F136]&amp;&quot;', '&quot;&amp;[$Configuration.D13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6]&amp;&quot;' : ['&quot;&amp;[$Configuration.F136]&amp;&quot;', '&quot;&amp;[$Configuration.D13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7]=&quot;Name&quot;; [.D152]; IF([$Configuration.D137]=&quot;Description&quot;; [.E152]; IF([$Configuration.J137]=&quot;Y&quot;; IF(LEFT(TRIM([.B150]); 1)=&quot;\&quot;; &quot;      \ }&quot;; &quot;&quot;); IF([$Configuration.C137]=&quot;Sub Key    &quot;; &quot;&quot;; IF(AND([$Configuration.B137]=&quot;&quot;;[$Configuration.I137]=&quot;C&quot;); [.C152]; IF([$Configuration.J137]=&quot;N&quot;; [.F152]; &quot;&quot;))))))">
            <text:p/>
          </table:table-cell>
          <table:table-cell table:formula="of:=&quot;let g:which_key_map['&quot;&amp;[$Configuration.C137]&amp;&quot;'] = [ '&quot;&amp;[$Configuration.F137]&amp;&quot;', '&quot;&amp;[$Configuration.D13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7]&amp;&quot;' : ['&quot;&amp;[$Configuration.F137]&amp;&quot;', '&quot;&amp;[$Configuration.D13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8]=&quot;Name&quot;; [.D153]; IF([$Configuration.D138]=&quot;Description&quot;; [.E153]; IF([$Configuration.J138]=&quot;Y&quot;; IF(LEFT(TRIM([.B151]); 1)=&quot;\&quot;; &quot;      \ }&quot;; &quot;&quot;); IF([$Configuration.C138]=&quot;Sub Key    &quot;; &quot;&quot;; IF(AND([$Configuration.B138]=&quot;&quot;;[$Configuration.I138]=&quot;C&quot;); [.C153]; IF([$Configuration.J138]=&quot;N&quot;; [.F153]; &quot;&quot;))))))">
            <text:p/>
          </table:table-cell>
          <table:table-cell table:formula="of:=&quot;let g:which_key_map['&quot;&amp;[$Configuration.C138]&amp;&quot;'] = [ '&quot;&amp;[$Configuration.F138]&amp;&quot;', '&quot;&amp;[$Configuration.D13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3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8]&amp;&quot;' : ['&quot;&amp;[$Configuration.F138]&amp;&quot;', '&quot;&amp;[$Configuration.D13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39]=&quot;Name&quot;; [.D154]; IF([$Configuration.D139]=&quot;Description&quot;; [.E154]; IF([$Configuration.J139]=&quot;Y&quot;; IF(LEFT(TRIM([.B152]); 1)=&quot;\&quot;; &quot;      \ }&quot;; &quot;&quot;); IF([$Configuration.C139]=&quot;Sub Key    &quot;; &quot;&quot;; IF(AND([$Configuration.B139]=&quot;&quot;;[$Configuration.I139]=&quot;C&quot;); [.C154]; IF([$Configuration.J139]=&quot;N&quot;; [.F154]; &quot;&quot;))))))">
            <text:p/>
          </table:table-cell>
          <table:table-cell table:formula="of:=&quot;let g:which_key_map['&quot;&amp;[$Configuration.C139]&amp;&quot;'] = [ '&quot;&amp;[$Configuration.F139]&amp;&quot;', '&quot;&amp;[$Configuration.D13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39]&amp;&quot;' : ['&quot;&amp;[$Configuration.F139]&amp;&quot;', '&quot;&amp;[$Configuration.D13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0]=&quot;Name&quot;; [.D155]; IF([$Configuration.D140]=&quot;Description&quot;; [.E155]; IF([$Configuration.J140]=&quot;Y&quot;; IF(LEFT(TRIM([.B153]); 1)=&quot;\&quot;; &quot;      \ }&quot;; &quot;&quot;); IF([$Configuration.C140]=&quot;Sub Key    &quot;; &quot;&quot;; IF(AND([$Configuration.B140]=&quot;&quot;;[$Configuration.I140]=&quot;C&quot;); [.C155]; IF([$Configuration.J140]=&quot;N&quot;; [.F155]; &quot;&quot;))))))">
            <text:p/>
          </table:table-cell>
          <table:table-cell table:formula="of:=&quot;let g:which_key_map['&quot;&amp;[$Configuration.C140]&amp;&quot;'] = [ '&quot;&amp;[$Configuration.F140]&amp;&quot;', '&quot;&amp;[$Configuration.D14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3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0]&amp;&quot;' : ['&quot;&amp;[$Configuration.F140]&amp;&quot;', '&quot;&amp;[$Configuration.D14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1]=&quot;Name&quot;; [.D156]; IF([$Configuration.D141]=&quot;Description&quot;; [.E156]; IF([$Configuration.J141]=&quot;Y&quot;; IF(LEFT(TRIM([.B154]); 1)=&quot;\&quot;; &quot;      \ }&quot;; &quot;&quot;); IF([$Configuration.C141]=&quot;Sub Key    &quot;; &quot;&quot;; IF(AND([$Configuration.B141]=&quot;&quot;;[$Configuration.I141]=&quot;C&quot;); [.C156]; IF([$Configuration.J141]=&quot;N&quot;; [.F156]; &quot;&quot;))))))">
            <text:p/>
          </table:table-cell>
          <table:table-cell table:formula="of:=&quot;let g:which_key_map['&quot;&amp;[$Configuration.C141]&amp;&quot;'] = [ '&quot;&amp;[$Configuration.F141]&amp;&quot;', '&quot;&amp;[$Configuration.D14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1]&amp;&quot;' : ['&quot;&amp;[$Configuration.F141]&amp;&quot;', '&quot;&amp;[$Configuration.D14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2]=&quot;Name&quot;; [.D157]; IF([$Configuration.D142]=&quot;Description&quot;; [.E157]; IF([$Configuration.J142]=&quot;Y&quot;; IF(LEFT(TRIM([.B155]); 1)=&quot;\&quot;; &quot;      \ }&quot;; &quot;&quot;); IF([$Configuration.C142]=&quot;Sub Key    &quot;; &quot;&quot;; IF(AND([$Configuration.B142]=&quot;&quot;;[$Configuration.I142]=&quot;C&quot;); [.C157]; IF([$Configuration.J142]=&quot;N&quot;; [.F157]; &quot;&quot;))))))">
            <text:p/>
          </table:table-cell>
          <table:table-cell table:formula="of:=&quot;let g:which_key_map['&quot;&amp;[$Configuration.C142]&amp;&quot;'] = [ '&quot;&amp;[$Configuration.F142]&amp;&quot;', '&quot;&amp;[$Configuration.D14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2]&amp;&quot;' : ['&quot;&amp;[$Configuration.F142]&amp;&quot;', '&quot;&amp;[$Configuration.D14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3]=&quot;Name&quot;; [.D158]; IF([$Configuration.D143]=&quot;Description&quot;; [.E158]; IF([$Configuration.J143]=&quot;Y&quot;; IF(LEFT(TRIM([.B156]); 1)=&quot;\&quot;; &quot;      \ }&quot;; &quot;&quot;); IF([$Configuration.C143]=&quot;Sub Key    &quot;; &quot;&quot;; IF(AND([$Configuration.B143]=&quot;&quot;;[$Configuration.I143]=&quot;C&quot;); [.C158]; IF([$Configuration.J143]=&quot;N&quot;; [.F158]; &quot;&quot;))))))">
            <text:p/>
          </table:table-cell>
          <table:table-cell table:formula="of:=&quot;let g:which_key_map['&quot;&amp;[$Configuration.C143]&amp;&quot;'] = [ '&quot;&amp;[$Configuration.F143]&amp;&quot;', '&quot;&amp;[$Configuration.D14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3]&amp;&quot;' : ['&quot;&amp;[$Configuration.F143]&amp;&quot;', '&quot;&amp;[$Configuration.D14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4]=&quot;Name&quot;; [.D159]; IF([$Configuration.D144]=&quot;Description&quot;; [.E159]; IF([$Configuration.J144]=&quot;Y&quot;; IF(LEFT(TRIM([.B157]); 1)=&quot;\&quot;; &quot;      \ }&quot;; &quot;&quot;); IF([$Configuration.C144]=&quot;Sub Key    &quot;; &quot;&quot;; IF(AND([$Configuration.B144]=&quot;&quot;;[$Configuration.I144]=&quot;C&quot;); [.C159]; IF([$Configuration.J144]=&quot;N&quot;; [.F159]; &quot;&quot;))))))">
            <text:p/>
          </table:table-cell>
          <table:table-cell table:formula="of:=&quot;let g:which_key_map['&quot;&amp;[$Configuration.C144]&amp;&quot;'] = [ '&quot;&amp;[$Configuration.F144]&amp;&quot;', '&quot;&amp;[$Configuration.D14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4]&amp;&quot;' : ['&quot;&amp;[$Configuration.F144]&amp;&quot;', '&quot;&amp;[$Configuration.D14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5]=&quot;Name&quot;; [.D160]; IF([$Configuration.D145]=&quot;Description&quot;; [.E160]; IF([$Configuration.J145]=&quot;Y&quot;; IF(LEFT(TRIM([.B158]); 1)=&quot;\&quot;; &quot;      \ }&quot;; &quot;&quot;); IF([$Configuration.C145]=&quot;Sub Key    &quot;; &quot;&quot;; IF(AND([$Configuration.B145]=&quot;&quot;;[$Configuration.I145]=&quot;C&quot;); [.C160]; IF([$Configuration.J145]=&quot;N&quot;; [.F160]; &quot;&quot;))))))">
            <text:p/>
          </table:table-cell>
          <table:table-cell table:formula="of:=&quot;let g:which_key_map['&quot;&amp;[$Configuration.C145]&amp;&quot;'] = [ '&quot;&amp;[$Configuration.F145]&amp;&quot;', '&quot;&amp;[$Configuration.D14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5]&amp;&quot;' : ['&quot;&amp;[$Configuration.F145]&amp;&quot;', '&quot;&amp;[$Configuration.D14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6]=&quot;Name&quot;; [.D161]; IF([$Configuration.D146]=&quot;Description&quot;; [.E161]; IF([$Configuration.J146]=&quot;Y&quot;; IF(LEFT(TRIM([.B159]); 1)=&quot;\&quot;; &quot;      \ }&quot;; &quot;&quot;); IF([$Configuration.C146]=&quot;Sub Key    &quot;; &quot;&quot;; IF(AND([$Configuration.B146]=&quot;&quot;;[$Configuration.I146]=&quot;C&quot;); [.C161]; IF([$Configuration.J146]=&quot;N&quot;; [.F161]; &quot;&quot;))))))">
            <text:p/>
          </table:table-cell>
          <table:table-cell table:formula="of:=&quot;let g:which_key_map['&quot;&amp;[$Configuration.C146]&amp;&quot;'] = [ '&quot;&amp;[$Configuration.F146]&amp;&quot;', '&quot;&amp;[$Configuration.D14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6]&amp;&quot;' : ['&quot;&amp;[$Configuration.F146]&amp;&quot;', '&quot;&amp;[$Configuration.D14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7]=&quot;Name&quot;; [.D162]; IF([$Configuration.D147]=&quot;Description&quot;; [.E162]; IF([$Configuration.J147]=&quot;Y&quot;; IF(LEFT(TRIM([.B160]); 1)=&quot;\&quot;; &quot;      \ }&quot;; &quot;&quot;); IF([$Configuration.C147]=&quot;Sub Key    &quot;; &quot;&quot;; IF(AND([$Configuration.B147]=&quot;&quot;;[$Configuration.I147]=&quot;C&quot;); [.C162]; IF([$Configuration.J147]=&quot;N&quot;; [.F162]; &quot;&quot;))))))">
            <text:p/>
          </table:table-cell>
          <table:table-cell table:formula="of:=&quot;let g:which_key_map['&quot;&amp;[$Configuration.C147]&amp;&quot;'] = [ '&quot;&amp;[$Configuration.F147]&amp;&quot;', '&quot;&amp;[$Configuration.D14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7]&amp;&quot;' : ['&quot;&amp;[$Configuration.F147]&amp;&quot;', '&quot;&amp;[$Configuration.D14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8]=&quot;Name&quot;; [.D163]; IF([$Configuration.D148]=&quot;Description&quot;; [.E163]; IF([$Configuration.J148]=&quot;Y&quot;; IF(LEFT(TRIM([.B161]); 1)=&quot;\&quot;; &quot;      \ }&quot;; &quot;&quot;); IF([$Configuration.C148]=&quot;Sub Key    &quot;; &quot;&quot;; IF(AND([$Configuration.B148]=&quot;&quot;;[$Configuration.I148]=&quot;C&quot;); [.C163]; IF([$Configuration.J148]=&quot;N&quot;; [.F163]; &quot;&quot;))))))">
            <text:p/>
          </table:table-cell>
          <table:table-cell table:formula="of:=&quot;let g:which_key_map['&quot;&amp;[$Configuration.C148]&amp;&quot;'] = [ '&quot;&amp;[$Configuration.F148]&amp;&quot;', '&quot;&amp;[$Configuration.D14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4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8]&amp;&quot;' : ['&quot;&amp;[$Configuration.F148]&amp;&quot;', '&quot;&amp;[$Configuration.D14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49]=&quot;Name&quot;; [.D164]; IF([$Configuration.D149]=&quot;Description&quot;; [.E164]; IF([$Configuration.J149]=&quot;Y&quot;; IF(LEFT(TRIM([.B162]); 1)=&quot;\&quot;; &quot;      \ }&quot;; &quot;&quot;); IF([$Configuration.C149]=&quot;Sub Key    &quot;; &quot;&quot;; IF(AND([$Configuration.B149]=&quot;&quot;;[$Configuration.I149]=&quot;C&quot;); [.C164]; IF([$Configuration.J149]=&quot;N&quot;; [.F164]; &quot;&quot;))))))">
            <text:p/>
          </table:table-cell>
          <table:table-cell table:formula="of:=&quot;let g:which_key_map['&quot;&amp;[$Configuration.C149]&amp;&quot;'] = [ '&quot;&amp;[$Configuration.F149]&amp;&quot;', '&quot;&amp;[$Configuration.D14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49]&amp;&quot;' : ['&quot;&amp;[$Configuration.F149]&amp;&quot;', '&quot;&amp;[$Configuration.D14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0]=&quot;Name&quot;; [.D165]; IF([$Configuration.D150]=&quot;Description&quot;; [.E165]; IF([$Configuration.J150]=&quot;Y&quot;; IF(LEFT(TRIM([.B163]); 1)=&quot;\&quot;; &quot;      \ }&quot;; &quot;&quot;); IF([$Configuration.C150]=&quot;Sub Key    &quot;; &quot;&quot;; IF(AND([$Configuration.B150]=&quot;&quot;;[$Configuration.I150]=&quot;C&quot;); [.C165]; IF([$Configuration.J150]=&quot;N&quot;; [.F165]; &quot;&quot;))))))">
            <text:p/>
          </table:table-cell>
          <table:table-cell table:formula="of:=&quot;let g:which_key_map['&quot;&amp;[$Configuration.C150]&amp;&quot;'] = [ '&quot;&amp;[$Configuration.F150]&amp;&quot;', '&quot;&amp;[$Configuration.D15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4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0]&amp;&quot;' : ['&quot;&amp;[$Configuration.F150]&amp;&quot;', '&quot;&amp;[$Configuration.D15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1]=&quot;Name&quot;; [.D166]; IF([$Configuration.D151]=&quot;Description&quot;; [.E166]; IF([$Configuration.J151]=&quot;Y&quot;; IF(LEFT(TRIM([.B164]); 1)=&quot;\&quot;; &quot;      \ }&quot;; &quot;&quot;); IF([$Configuration.C151]=&quot;Sub Key    &quot;; &quot;&quot;; IF(AND([$Configuration.B151]=&quot;&quot;;[$Configuration.I151]=&quot;C&quot;); [.C166]; IF([$Configuration.J151]=&quot;N&quot;; [.F166]; &quot;&quot;))))))">
            <text:p/>
          </table:table-cell>
          <table:table-cell table:formula="of:=&quot;let g:which_key_map['&quot;&amp;[$Configuration.C151]&amp;&quot;'] = [ '&quot;&amp;[$Configuration.F151]&amp;&quot;', '&quot;&amp;[$Configuration.D15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1]&amp;&quot;' : ['&quot;&amp;[$Configuration.F151]&amp;&quot;', '&quot;&amp;[$Configuration.D15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2]=&quot;Name&quot;; [.D167]; IF([$Configuration.D152]=&quot;Description&quot;; [.E167]; IF([$Configuration.J152]=&quot;Y&quot;; IF(LEFT(TRIM([.B165]); 1)=&quot;\&quot;; &quot;      \ }&quot;; &quot;&quot;); IF([$Configuration.C152]=&quot;Sub Key    &quot;; &quot;&quot;; IF(AND([$Configuration.B152]=&quot;&quot;;[$Configuration.I152]=&quot;C&quot;); [.C167]; IF([$Configuration.J152]=&quot;N&quot;; [.F167]; &quot;&quot;))))))">
            <text:p/>
          </table:table-cell>
          <table:table-cell table:formula="of:=&quot;let g:which_key_map['&quot;&amp;[$Configuration.C152]&amp;&quot;'] = [ '&quot;&amp;[$Configuration.F152]&amp;&quot;', '&quot;&amp;[$Configuration.D15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2]&amp;&quot;' : ['&quot;&amp;[$Configuration.F152]&amp;&quot;', '&quot;&amp;[$Configuration.D15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3]=&quot;Name&quot;; [.D168]; IF([$Configuration.D153]=&quot;Description&quot;; [.E168]; IF([$Configuration.J153]=&quot;Y&quot;; IF(LEFT(TRIM([.B166]); 1)=&quot;\&quot;; &quot;      \ }&quot;; &quot;&quot;); IF([$Configuration.C153]=&quot;Sub Key    &quot;; &quot;&quot;; IF(AND([$Configuration.B153]=&quot;&quot;;[$Configuration.I153]=&quot;C&quot;); [.C168]; IF([$Configuration.J153]=&quot;N&quot;; [.F168]; &quot;&quot;))))))">
            <text:p/>
          </table:table-cell>
          <table:table-cell table:formula="of:=&quot;let g:which_key_map['&quot;&amp;[$Configuration.C153]&amp;&quot;'] = [ '&quot;&amp;[$Configuration.F153]&amp;&quot;', '&quot;&amp;[$Configuration.D15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3]&amp;&quot;' : ['&quot;&amp;[$Configuration.F153]&amp;&quot;', '&quot;&amp;[$Configuration.D15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4]=&quot;Name&quot;; [.D169]; IF([$Configuration.D154]=&quot;Description&quot;; [.E169]; IF([$Configuration.J154]=&quot;Y&quot;; IF(LEFT(TRIM([.B167]); 1)=&quot;\&quot;; &quot;      \ }&quot;; &quot;&quot;); IF([$Configuration.C154]=&quot;Sub Key    &quot;; &quot;&quot;; IF(AND([$Configuration.B154]=&quot;&quot;;[$Configuration.I154]=&quot;C&quot;); [.C169]; IF([$Configuration.J154]=&quot;N&quot;; [.F169]; &quot;&quot;))))))">
            <text:p/>
          </table:table-cell>
          <table:table-cell table:formula="of:=&quot;let g:which_key_map['&quot;&amp;[$Configuration.C154]&amp;&quot;'] = [ '&quot;&amp;[$Configuration.F154]&amp;&quot;', '&quot;&amp;[$Configuration.D15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4]&amp;&quot;' : ['&quot;&amp;[$Configuration.F154]&amp;&quot;', '&quot;&amp;[$Configuration.D15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5]=&quot;Name&quot;; [.D170]; IF([$Configuration.D155]=&quot;Description&quot;; [.E170]; IF([$Configuration.J155]=&quot;Y&quot;; IF(LEFT(TRIM([.B168]); 1)=&quot;\&quot;; &quot;      \ }&quot;; &quot;&quot;); IF([$Configuration.C155]=&quot;Sub Key    &quot;; &quot;&quot;; IF(AND([$Configuration.B155]=&quot;&quot;;[$Configuration.I155]=&quot;C&quot;); [.C170]; IF([$Configuration.J155]=&quot;N&quot;; [.F170]; &quot;&quot;))))))">
            <text:p/>
          </table:table-cell>
          <table:table-cell table:formula="of:=&quot;let g:which_key_map['&quot;&amp;[$Configuration.C155]&amp;&quot;'] = [ '&quot;&amp;[$Configuration.F155]&amp;&quot;', '&quot;&amp;[$Configuration.D15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5]&amp;&quot;' : ['&quot;&amp;[$Configuration.F155]&amp;&quot;', '&quot;&amp;[$Configuration.D15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6]=&quot;Name&quot;; [.D171]; IF([$Configuration.D156]=&quot;Description&quot;; [.E171]; IF([$Configuration.J156]=&quot;Y&quot;; IF(LEFT(TRIM([.B169]); 1)=&quot;\&quot;; &quot;      \ }&quot;; &quot;&quot;); IF([$Configuration.C156]=&quot;Sub Key    &quot;; &quot;&quot;; IF(AND([$Configuration.B156]=&quot;&quot;;[$Configuration.I156]=&quot;C&quot;); [.C171]; IF([$Configuration.J156]=&quot;N&quot;; [.F171]; &quot;&quot;))))))">
            <text:p/>
          </table:table-cell>
          <table:table-cell table:formula="of:=&quot;let g:which_key_map['&quot;&amp;[$Configuration.C156]&amp;&quot;'] = [ '&quot;&amp;[$Configuration.F156]&amp;&quot;', '&quot;&amp;[$Configuration.D15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6]&amp;&quot;' : ['&quot;&amp;[$Configuration.F156]&amp;&quot;', '&quot;&amp;[$Configuration.D15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7]=&quot;Name&quot;; [.D172]; IF([$Configuration.D157]=&quot;Description&quot;; [.E172]; IF([$Configuration.J157]=&quot;Y&quot;; IF(LEFT(TRIM([.B170]); 1)=&quot;\&quot;; &quot;      \ }&quot;; &quot;&quot;); IF([$Configuration.C157]=&quot;Sub Key    &quot;; &quot;&quot;; IF(AND([$Configuration.B157]=&quot;&quot;;[$Configuration.I157]=&quot;C&quot;); [.C172]; IF([$Configuration.J157]=&quot;N&quot;; [.F172]; &quot;&quot;))))))">
            <text:p/>
          </table:table-cell>
          <table:table-cell table:formula="of:=&quot;let g:which_key_map['&quot;&amp;[$Configuration.C157]&amp;&quot;'] = [ '&quot;&amp;[$Configuration.F157]&amp;&quot;', '&quot;&amp;[$Configuration.D15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7]&amp;&quot;' : ['&quot;&amp;[$Configuration.F157]&amp;&quot;', '&quot;&amp;[$Configuration.D15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8]=&quot;Name&quot;; [.D173]; IF([$Configuration.D158]=&quot;Description&quot;; [.E173]; IF([$Configuration.J158]=&quot;Y&quot;; IF(LEFT(TRIM([.B171]); 1)=&quot;\&quot;; &quot;      \ }&quot;; &quot;&quot;); IF([$Configuration.C158]=&quot;Sub Key    &quot;; &quot;&quot;; IF(AND([$Configuration.B158]=&quot;&quot;;[$Configuration.I158]=&quot;C&quot;); [.C173]; IF([$Configuration.J158]=&quot;N&quot;; [.F173]; &quot;&quot;))))))">
            <text:p/>
          </table:table-cell>
          <table:table-cell table:formula="of:=&quot;let g:which_key_map['&quot;&amp;[$Configuration.C158]&amp;&quot;'] = [ '&quot;&amp;[$Configuration.F158]&amp;&quot;', '&quot;&amp;[$Configuration.D15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5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8]&amp;&quot;' : ['&quot;&amp;[$Configuration.F158]&amp;&quot;', '&quot;&amp;[$Configuration.D15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59]=&quot;Name&quot;; [.D174]; IF([$Configuration.D159]=&quot;Description&quot;; [.E174]; IF([$Configuration.J159]=&quot;Y&quot;; IF(LEFT(TRIM([.B172]); 1)=&quot;\&quot;; &quot;      \ }&quot;; &quot;&quot;); IF([$Configuration.C159]=&quot;Sub Key    &quot;; &quot;&quot;; IF(AND([$Configuration.B159]=&quot;&quot;;[$Configuration.I159]=&quot;C&quot;); [.C174]; IF([$Configuration.J159]=&quot;N&quot;; [.F174]; &quot;&quot;))))))">
            <text:p/>
          </table:table-cell>
          <table:table-cell table:formula="of:=&quot;let g:which_key_map['&quot;&amp;[$Configuration.C159]&amp;&quot;'] = [ '&quot;&amp;[$Configuration.F159]&amp;&quot;', '&quot;&amp;[$Configuration.D15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59]&amp;&quot;' : ['&quot;&amp;[$Configuration.F159]&amp;&quot;', '&quot;&amp;[$Configuration.D15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0]=&quot;Name&quot;; [.D175]; IF([$Configuration.D160]=&quot;Description&quot;; [.E175]; IF([$Configuration.J160]=&quot;Y&quot;; IF(LEFT(TRIM([.B173]); 1)=&quot;\&quot;; &quot;      \ }&quot;; &quot;&quot;); IF([$Configuration.C160]=&quot;Sub Key    &quot;; &quot;&quot;; IF(AND([$Configuration.B160]=&quot;&quot;;[$Configuration.I160]=&quot;C&quot;); [.C175]; IF([$Configuration.J160]=&quot;N&quot;; [.F175]; &quot;&quot;))))))">
            <text:p/>
          </table:table-cell>
          <table:table-cell table:formula="of:=&quot;let g:which_key_map['&quot;&amp;[$Configuration.C160]&amp;&quot;'] = [ '&quot;&amp;[$Configuration.F160]&amp;&quot;', '&quot;&amp;[$Configuration.D16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5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0]&amp;&quot;' : ['&quot;&amp;[$Configuration.F160]&amp;&quot;', '&quot;&amp;[$Configuration.D16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1]=&quot;Name&quot;; [.D176]; IF([$Configuration.D161]=&quot;Description&quot;; [.E176]; IF([$Configuration.J161]=&quot;Y&quot;; IF(LEFT(TRIM([.B174]); 1)=&quot;\&quot;; &quot;      \ }&quot;; &quot;&quot;); IF([$Configuration.C161]=&quot;Sub Key    &quot;; &quot;&quot;; IF(AND([$Configuration.B161]=&quot;&quot;;[$Configuration.I161]=&quot;C&quot;); [.C176]; IF([$Configuration.J161]=&quot;N&quot;; [.F176]; &quot;&quot;))))))">
            <text:p/>
          </table:table-cell>
          <table:table-cell table:formula="of:=&quot;let g:which_key_map['&quot;&amp;[$Configuration.C161]&amp;&quot;'] = [ '&quot;&amp;[$Configuration.F161]&amp;&quot;', '&quot;&amp;[$Configuration.D16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1]&amp;&quot;' : ['&quot;&amp;[$Configuration.F161]&amp;&quot;', '&quot;&amp;[$Configuration.D16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2]=&quot;Name&quot;; [.D177]; IF([$Configuration.D162]=&quot;Description&quot;; [.E177]; IF([$Configuration.J162]=&quot;Y&quot;; IF(LEFT(TRIM([.B175]); 1)=&quot;\&quot;; &quot;      \ }&quot;; &quot;&quot;); IF([$Configuration.C162]=&quot;Sub Key    &quot;; &quot;&quot;; IF(AND([$Configuration.B162]=&quot;&quot;;[$Configuration.I162]=&quot;C&quot;); [.C177]; IF([$Configuration.J162]=&quot;N&quot;; [.F177]; &quot;&quot;))))))">
            <text:p/>
          </table:table-cell>
          <table:table-cell table:formula="of:=&quot;let g:which_key_map['&quot;&amp;[$Configuration.C162]&amp;&quot;'] = [ '&quot;&amp;[$Configuration.F162]&amp;&quot;', '&quot;&amp;[$Configuration.D16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2]&amp;&quot;' : ['&quot;&amp;[$Configuration.F162]&amp;&quot;', '&quot;&amp;[$Configuration.D16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3]=&quot;Name&quot;; [.D178]; IF([$Configuration.D163]=&quot;Description&quot;; [.E178]; IF([$Configuration.J163]=&quot;Y&quot;; IF(LEFT(TRIM([.B176]); 1)=&quot;\&quot;; &quot;      \ }&quot;; &quot;&quot;); IF([$Configuration.C163]=&quot;Sub Key    &quot;; &quot;&quot;; IF(AND([$Configuration.B163]=&quot;&quot;;[$Configuration.I163]=&quot;C&quot;); [.C178]; IF([$Configuration.J163]=&quot;N&quot;; [.F178]; &quot;&quot;))))))">
            <text:p/>
          </table:table-cell>
          <table:table-cell table:formula="of:=&quot;let g:which_key_map['&quot;&amp;[$Configuration.C163]&amp;&quot;'] = [ '&quot;&amp;[$Configuration.F163]&amp;&quot;', '&quot;&amp;[$Configuration.D16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3]&amp;&quot;' : ['&quot;&amp;[$Configuration.F163]&amp;&quot;', '&quot;&amp;[$Configuration.D16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4]=&quot;Name&quot;; [.D179]; IF([$Configuration.D164]=&quot;Description&quot;; [.E179]; IF([$Configuration.J164]=&quot;Y&quot;; IF(LEFT(TRIM([.B177]); 1)=&quot;\&quot;; &quot;      \ }&quot;; &quot;&quot;); IF([$Configuration.C164]=&quot;Sub Key    &quot;; &quot;&quot;; IF(AND([$Configuration.B164]=&quot;&quot;;[$Configuration.I164]=&quot;C&quot;); [.C179]; IF([$Configuration.J164]=&quot;N&quot;; [.F179]; &quot;&quot;))))))">
            <text:p/>
          </table:table-cell>
          <table:table-cell table:formula="of:=&quot;let g:which_key_map['&quot;&amp;[$Configuration.C164]&amp;&quot;'] = [ '&quot;&amp;[$Configuration.F164]&amp;&quot;', '&quot;&amp;[$Configuration.D16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4]&amp;&quot;' : ['&quot;&amp;[$Configuration.F164]&amp;&quot;', '&quot;&amp;[$Configuration.D16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5]=&quot;Name&quot;; [.D180]; IF([$Configuration.D165]=&quot;Description&quot;; [.E180]; IF([$Configuration.J165]=&quot;Y&quot;; IF(LEFT(TRIM([.B178]); 1)=&quot;\&quot;; &quot;      \ }&quot;; &quot;&quot;); IF([$Configuration.C165]=&quot;Sub Key    &quot;; &quot;&quot;; IF(AND([$Configuration.B165]=&quot;&quot;;[$Configuration.I165]=&quot;C&quot;); [.C180]; IF([$Configuration.J165]=&quot;N&quot;; [.F180]; &quot;&quot;))))))">
            <text:p/>
          </table:table-cell>
          <table:table-cell table:formula="of:=&quot;let g:which_key_map['&quot;&amp;[$Configuration.C165]&amp;&quot;'] = [ '&quot;&amp;[$Configuration.F165]&amp;&quot;', '&quot;&amp;[$Configuration.D16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5]&amp;&quot;' : ['&quot;&amp;[$Configuration.F165]&amp;&quot;', '&quot;&amp;[$Configuration.D16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6]=&quot;Name&quot;; [.D181]; IF([$Configuration.D166]=&quot;Description&quot;; [.E181]; IF([$Configuration.J166]=&quot;Y&quot;; IF(LEFT(TRIM([.B179]); 1)=&quot;\&quot;; &quot;      \ }&quot;; &quot;&quot;); IF([$Configuration.C166]=&quot;Sub Key    &quot;; &quot;&quot;; IF(AND([$Configuration.B166]=&quot;&quot;;[$Configuration.I166]=&quot;C&quot;); [.C181]; IF([$Configuration.J166]=&quot;N&quot;; [.F181]; &quot;&quot;))))))">
            <text:p/>
          </table:table-cell>
          <table:table-cell table:formula="of:=&quot;let g:which_key_map['&quot;&amp;[$Configuration.C166]&amp;&quot;'] = [ '&quot;&amp;[$Configuration.F166]&amp;&quot;', '&quot;&amp;[$Configuration.D16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6]&amp;&quot;' : ['&quot;&amp;[$Configuration.F166]&amp;&quot;', '&quot;&amp;[$Configuration.D16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7]=&quot;Name&quot;; [.D182]; IF([$Configuration.D167]=&quot;Description&quot;; [.E182]; IF([$Configuration.J167]=&quot;Y&quot;; IF(LEFT(TRIM([.B180]); 1)=&quot;\&quot;; &quot;      \ }&quot;; &quot;&quot;); IF([$Configuration.C167]=&quot;Sub Key    &quot;; &quot;&quot;; IF(AND([$Configuration.B167]=&quot;&quot;;[$Configuration.I167]=&quot;C&quot;); [.C182]; IF([$Configuration.J167]=&quot;N&quot;; [.F182]; &quot;&quot;))))))">
            <text:p/>
          </table:table-cell>
          <table:table-cell table:formula="of:=&quot;let g:which_key_map['&quot;&amp;[$Configuration.C167]&amp;&quot;'] = [ '&quot;&amp;[$Configuration.F167]&amp;&quot;', '&quot;&amp;[$Configuration.D16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7]&amp;&quot;' : ['&quot;&amp;[$Configuration.F167]&amp;&quot;', '&quot;&amp;[$Configuration.D16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8]=&quot;Name&quot;; [.D183]; IF([$Configuration.D168]=&quot;Description&quot;; [.E183]; IF([$Configuration.J168]=&quot;Y&quot;; IF(LEFT(TRIM([.B181]); 1)=&quot;\&quot;; &quot;      \ }&quot;; &quot;&quot;); IF([$Configuration.C168]=&quot;Sub Key    &quot;; &quot;&quot;; IF(AND([$Configuration.B168]=&quot;&quot;;[$Configuration.I168]=&quot;C&quot;); [.C183]; IF([$Configuration.J168]=&quot;N&quot;; [.F183]; &quot;&quot;))))))">
            <text:p/>
          </table:table-cell>
          <table:table-cell table:formula="of:=&quot;let g:which_key_map['&quot;&amp;[$Configuration.C168]&amp;&quot;'] = [ '&quot;&amp;[$Configuration.F168]&amp;&quot;', '&quot;&amp;[$Configuration.D16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6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8]&amp;&quot;' : ['&quot;&amp;[$Configuration.F168]&amp;&quot;', '&quot;&amp;[$Configuration.D16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69]=&quot;Name&quot;; [.D184]; IF([$Configuration.D169]=&quot;Description&quot;; [.E184]; IF([$Configuration.J169]=&quot;Y&quot;; IF(LEFT(TRIM([.B182]); 1)=&quot;\&quot;; &quot;      \ }&quot;; &quot;&quot;); IF([$Configuration.C169]=&quot;Sub Key    &quot;; &quot;&quot;; IF(AND([$Configuration.B169]=&quot;&quot;;[$Configuration.I169]=&quot;C&quot;); [.C184]; IF([$Configuration.J169]=&quot;N&quot;; [.F184]; &quot;&quot;))))))">
            <text:p/>
          </table:table-cell>
          <table:table-cell table:formula="of:=&quot;let g:which_key_map['&quot;&amp;[$Configuration.C169]&amp;&quot;'] = [ '&quot;&amp;[$Configuration.F169]&amp;&quot;', '&quot;&amp;[$Configuration.D16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69]&amp;&quot;' : ['&quot;&amp;[$Configuration.F169]&amp;&quot;', '&quot;&amp;[$Configuration.D16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0]=&quot;Name&quot;; [.D185]; IF([$Configuration.D170]=&quot;Description&quot;; [.E185]; IF([$Configuration.J170]=&quot;Y&quot;; IF(LEFT(TRIM([.B183]); 1)=&quot;\&quot;; &quot;      \ }&quot;; &quot;&quot;); IF([$Configuration.C170]=&quot;Sub Key    &quot;; &quot;&quot;; IF(AND([$Configuration.B170]=&quot;&quot;;[$Configuration.I170]=&quot;C&quot;); [.C185]; IF([$Configuration.J170]=&quot;N&quot;; [.F185]; &quot;&quot;))))))">
            <text:p/>
          </table:table-cell>
          <table:table-cell table:formula="of:=&quot;let g:which_key_map['&quot;&amp;[$Configuration.C170]&amp;&quot;'] = [ '&quot;&amp;[$Configuration.F170]&amp;&quot;', '&quot;&amp;[$Configuration.D17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6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0]&amp;&quot;' : ['&quot;&amp;[$Configuration.F170]&amp;&quot;', '&quot;&amp;[$Configuration.D17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1]=&quot;Name&quot;; [.D186]; IF([$Configuration.D171]=&quot;Description&quot;; [.E186]; IF([$Configuration.J171]=&quot;Y&quot;; IF(LEFT(TRIM([.B184]); 1)=&quot;\&quot;; &quot;      \ }&quot;; &quot;&quot;); IF([$Configuration.C171]=&quot;Sub Key    &quot;; &quot;&quot;; IF(AND([$Configuration.B171]=&quot;&quot;;[$Configuration.I171]=&quot;C&quot;); [.C186]; IF([$Configuration.J171]=&quot;N&quot;; [.F186]; &quot;&quot;))))))">
            <text:p/>
          </table:table-cell>
          <table:table-cell table:formula="of:=&quot;let g:which_key_map['&quot;&amp;[$Configuration.C171]&amp;&quot;'] = [ '&quot;&amp;[$Configuration.F171]&amp;&quot;', '&quot;&amp;[$Configuration.D17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1]&amp;&quot;' : ['&quot;&amp;[$Configuration.F171]&amp;&quot;', '&quot;&amp;[$Configuration.D17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2]=&quot;Name&quot;; [.D187]; IF([$Configuration.D172]=&quot;Description&quot;; [.E187]; IF([$Configuration.J172]=&quot;Y&quot;; IF(LEFT(TRIM([.B185]); 1)=&quot;\&quot;; &quot;      \ }&quot;; &quot;&quot;); IF([$Configuration.C172]=&quot;Sub Key    &quot;; &quot;&quot;; IF(AND([$Configuration.B172]=&quot;&quot;;[$Configuration.I172]=&quot;C&quot;); [.C187]; IF([$Configuration.J172]=&quot;N&quot;; [.F187]; &quot;&quot;))))))">
            <text:p/>
          </table:table-cell>
          <table:table-cell table:formula="of:=&quot;let g:which_key_map['&quot;&amp;[$Configuration.C172]&amp;&quot;'] = [ '&quot;&amp;[$Configuration.F172]&amp;&quot;', '&quot;&amp;[$Configuration.D17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2]&amp;&quot;' : ['&quot;&amp;[$Configuration.F172]&amp;&quot;', '&quot;&amp;[$Configuration.D17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3]=&quot;Name&quot;; [.D188]; IF([$Configuration.D173]=&quot;Description&quot;; [.E188]; IF([$Configuration.J173]=&quot;Y&quot;; IF(LEFT(TRIM([.B186]); 1)=&quot;\&quot;; &quot;      \ }&quot;; &quot;&quot;); IF([$Configuration.C173]=&quot;Sub Key    &quot;; &quot;&quot;; IF(AND([$Configuration.B173]=&quot;&quot;;[$Configuration.I173]=&quot;C&quot;); [.C188]; IF([$Configuration.J173]=&quot;N&quot;; [.F188]; &quot;&quot;))))))">
            <text:p/>
          </table:table-cell>
          <table:table-cell table:formula="of:=&quot;let g:which_key_map['&quot;&amp;[$Configuration.C173]&amp;&quot;'] = [ '&quot;&amp;[$Configuration.F173]&amp;&quot;', '&quot;&amp;[$Configuration.D17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3]&amp;&quot;' : ['&quot;&amp;[$Configuration.F173]&amp;&quot;', '&quot;&amp;[$Configuration.D17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4]=&quot;Name&quot;; [.D189]; IF([$Configuration.D174]=&quot;Description&quot;; [.E189]; IF([$Configuration.J174]=&quot;Y&quot;; IF(LEFT(TRIM([.B187]); 1)=&quot;\&quot;; &quot;      \ }&quot;; &quot;&quot;); IF([$Configuration.C174]=&quot;Sub Key    &quot;; &quot;&quot;; IF(AND([$Configuration.B174]=&quot;&quot;;[$Configuration.I174]=&quot;C&quot;); [.C189]; IF([$Configuration.J174]=&quot;N&quot;; [.F189]; &quot;&quot;))))))">
            <text:p/>
          </table:table-cell>
          <table:table-cell table:formula="of:=&quot;let g:which_key_map['&quot;&amp;[$Configuration.C174]&amp;&quot;'] = [ '&quot;&amp;[$Configuration.F174]&amp;&quot;', '&quot;&amp;[$Configuration.D17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4]&amp;&quot;' : ['&quot;&amp;[$Configuration.F174]&amp;&quot;', '&quot;&amp;[$Configuration.D17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5]=&quot;Name&quot;; [.D190]; IF([$Configuration.D175]=&quot;Description&quot;; [.E190]; IF([$Configuration.J175]=&quot;Y&quot;; IF(LEFT(TRIM([.B188]); 1)=&quot;\&quot;; &quot;      \ }&quot;; &quot;&quot;); IF([$Configuration.C175]=&quot;Sub Key    &quot;; &quot;&quot;; IF(AND([$Configuration.B175]=&quot;&quot;;[$Configuration.I175]=&quot;C&quot;); [.C190]; IF([$Configuration.J175]=&quot;N&quot;; [.F190]; &quot;&quot;))))))">
            <text:p/>
          </table:table-cell>
          <table:table-cell table:formula="of:=&quot;let g:which_key_map['&quot;&amp;[$Configuration.C175]&amp;&quot;'] = [ '&quot;&amp;[$Configuration.F175]&amp;&quot;', '&quot;&amp;[$Configuration.D17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5]&amp;&quot;' : ['&quot;&amp;[$Configuration.F175]&amp;&quot;', '&quot;&amp;[$Configuration.D17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6]=&quot;Name&quot;; [.D191]; IF([$Configuration.D176]=&quot;Description&quot;; [.E191]; IF([$Configuration.J176]=&quot;Y&quot;; IF(LEFT(TRIM([.B189]); 1)=&quot;\&quot;; &quot;      \ }&quot;; &quot;&quot;); IF([$Configuration.C176]=&quot;Sub Key    &quot;; &quot;&quot;; IF(AND([$Configuration.B176]=&quot;&quot;;[$Configuration.I176]=&quot;C&quot;); [.C191]; IF([$Configuration.J176]=&quot;N&quot;; [.F191]; &quot;&quot;))))))">
            <text:p/>
          </table:table-cell>
          <table:table-cell table:formula="of:=&quot;let g:which_key_map['&quot;&amp;[$Configuration.C176]&amp;&quot;'] = [ '&quot;&amp;[$Configuration.F176]&amp;&quot;', '&quot;&amp;[$Configuration.D17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6]&amp;&quot;' : ['&quot;&amp;[$Configuration.F176]&amp;&quot;', '&quot;&amp;[$Configuration.D17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7]=&quot;Name&quot;; [.D192]; IF([$Configuration.D177]=&quot;Description&quot;; [.E192]; IF([$Configuration.J177]=&quot;Y&quot;; IF(LEFT(TRIM([.B190]); 1)=&quot;\&quot;; &quot;      \ }&quot;; &quot;&quot;); IF([$Configuration.C177]=&quot;Sub Key    &quot;; &quot;&quot;; IF(AND([$Configuration.B177]=&quot;&quot;;[$Configuration.I177]=&quot;C&quot;); [.C192]; IF([$Configuration.J177]=&quot;N&quot;; [.F192]; &quot;&quot;))))))">
            <text:p/>
          </table:table-cell>
          <table:table-cell table:formula="of:=&quot;let g:which_key_map['&quot;&amp;[$Configuration.C177]&amp;&quot;'] = [ '&quot;&amp;[$Configuration.F177]&amp;&quot;', '&quot;&amp;[$Configuration.D17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7]&amp;&quot;' : ['&quot;&amp;[$Configuration.F177]&amp;&quot;', '&quot;&amp;[$Configuration.D17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8]=&quot;Name&quot;; [.D193]; IF([$Configuration.D178]=&quot;Description&quot;; [.E193]; IF([$Configuration.J178]=&quot;Y&quot;; IF(LEFT(TRIM([.B191]); 1)=&quot;\&quot;; &quot;      \ }&quot;; &quot;&quot;); IF([$Configuration.C178]=&quot;Sub Key    &quot;; &quot;&quot;; IF(AND([$Configuration.B178]=&quot;&quot;;[$Configuration.I178]=&quot;C&quot;); [.C193]; IF([$Configuration.J178]=&quot;N&quot;; [.F193]; &quot;&quot;))))))">
            <text:p/>
          </table:table-cell>
          <table:table-cell table:formula="of:=&quot;let g:which_key_map['&quot;&amp;[$Configuration.C178]&amp;&quot;'] = [ '&quot;&amp;[$Configuration.F178]&amp;&quot;', '&quot;&amp;[$Configuration.D17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7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8]&amp;&quot;' : ['&quot;&amp;[$Configuration.F178]&amp;&quot;', '&quot;&amp;[$Configuration.D17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79]=&quot;Name&quot;; [.D194]; IF([$Configuration.D179]=&quot;Description&quot;; [.E194]; IF([$Configuration.J179]=&quot;Y&quot;; IF(LEFT(TRIM([.B192]); 1)=&quot;\&quot;; &quot;      \ }&quot;; &quot;&quot;); IF([$Configuration.C179]=&quot;Sub Key    &quot;; &quot;&quot;; IF(AND([$Configuration.B179]=&quot;&quot;;[$Configuration.I179]=&quot;C&quot;); [.C194]; IF([$Configuration.J179]=&quot;N&quot;; [.F194]; &quot;&quot;))))))">
            <text:p/>
          </table:table-cell>
          <table:table-cell table:formula="of:=&quot;let g:which_key_map['&quot;&amp;[$Configuration.C179]&amp;&quot;'] = [ '&quot;&amp;[$Configuration.F179]&amp;&quot;', '&quot;&amp;[$Configuration.D17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79]&amp;&quot;' : ['&quot;&amp;[$Configuration.F179]&amp;&quot;', '&quot;&amp;[$Configuration.D17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0]=&quot;Name&quot;; [.D195]; IF([$Configuration.D180]=&quot;Description&quot;; [.E195]; IF([$Configuration.J180]=&quot;Y&quot;; IF(LEFT(TRIM([.B193]); 1)=&quot;\&quot;; &quot;      \ }&quot;; &quot;&quot;); IF([$Configuration.C180]=&quot;Sub Key    &quot;; &quot;&quot;; IF(AND([$Configuration.B180]=&quot;&quot;;[$Configuration.I180]=&quot;C&quot;); [.C195]; IF([$Configuration.J180]=&quot;N&quot;; [.F195]; &quot;&quot;))))))">
            <text:p/>
          </table:table-cell>
          <table:table-cell table:formula="of:=&quot;let g:which_key_map['&quot;&amp;[$Configuration.C180]&amp;&quot;'] = [ '&quot;&amp;[$Configuration.F180]&amp;&quot;', '&quot;&amp;[$Configuration.D18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7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0]&amp;&quot;' : ['&quot;&amp;[$Configuration.F180]&amp;&quot;', '&quot;&amp;[$Configuration.D18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1]=&quot;Name&quot;; [.D196]; IF([$Configuration.D181]=&quot;Description&quot;; [.E196]; IF([$Configuration.J181]=&quot;Y&quot;; IF(LEFT(TRIM([.B194]); 1)=&quot;\&quot;; &quot;      \ }&quot;; &quot;&quot;); IF([$Configuration.C181]=&quot;Sub Key    &quot;; &quot;&quot;; IF(AND([$Configuration.B181]=&quot;&quot;;[$Configuration.I181]=&quot;C&quot;); [.C196]; IF([$Configuration.J181]=&quot;N&quot;; [.F196]; &quot;&quot;))))))">
            <text:p/>
          </table:table-cell>
          <table:table-cell table:formula="of:=&quot;let g:which_key_map['&quot;&amp;[$Configuration.C181]&amp;&quot;'] = [ '&quot;&amp;[$Configuration.F181]&amp;&quot;', '&quot;&amp;[$Configuration.D18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1]&amp;&quot;' : ['&quot;&amp;[$Configuration.F181]&amp;&quot;', '&quot;&amp;[$Configuration.D18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2]=&quot;Name&quot;; [.D197]; IF([$Configuration.D182]=&quot;Description&quot;; [.E197]; IF([$Configuration.J182]=&quot;Y&quot;; IF(LEFT(TRIM([.B195]); 1)=&quot;\&quot;; &quot;      \ }&quot;; &quot;&quot;); IF([$Configuration.C182]=&quot;Sub Key    &quot;; &quot;&quot;; IF(AND([$Configuration.B182]=&quot;&quot;;[$Configuration.I182]=&quot;C&quot;); [.C197]; IF([$Configuration.J182]=&quot;N&quot;; [.F197]; &quot;&quot;))))))">
            <text:p/>
          </table:table-cell>
          <table:table-cell table:formula="of:=&quot;let g:which_key_map['&quot;&amp;[$Configuration.C182]&amp;&quot;'] = [ '&quot;&amp;[$Configuration.F182]&amp;&quot;', '&quot;&amp;[$Configuration.D18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2]&amp;&quot;' : ['&quot;&amp;[$Configuration.F182]&amp;&quot;', '&quot;&amp;[$Configuration.D18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3]=&quot;Name&quot;; [.D198]; IF([$Configuration.D183]=&quot;Description&quot;; [.E198]; IF([$Configuration.J183]=&quot;Y&quot;; IF(LEFT(TRIM([.B196]); 1)=&quot;\&quot;; &quot;      \ }&quot;; &quot;&quot;); IF([$Configuration.C183]=&quot;Sub Key    &quot;; &quot;&quot;; IF(AND([$Configuration.B183]=&quot;&quot;;[$Configuration.I183]=&quot;C&quot;); [.C198]; IF([$Configuration.J183]=&quot;N&quot;; [.F198]; &quot;&quot;))))))">
            <text:p/>
          </table:table-cell>
          <table:table-cell table:formula="of:=&quot;let g:which_key_map['&quot;&amp;[$Configuration.C183]&amp;&quot;'] = [ '&quot;&amp;[$Configuration.F183]&amp;&quot;', '&quot;&amp;[$Configuration.D18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3]&amp;&quot;' : ['&quot;&amp;[$Configuration.F183]&amp;&quot;', '&quot;&amp;[$Configuration.D18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4]=&quot;Name&quot;; [.D199]; IF([$Configuration.D184]=&quot;Description&quot;; [.E199]; IF([$Configuration.J184]=&quot;Y&quot;; IF(LEFT(TRIM([.B197]); 1)=&quot;\&quot;; &quot;      \ }&quot;; &quot;&quot;); IF([$Configuration.C184]=&quot;Sub Key    &quot;; &quot;&quot;; IF(AND([$Configuration.B184]=&quot;&quot;;[$Configuration.I184]=&quot;C&quot;); [.C199]; IF([$Configuration.J184]=&quot;N&quot;; [.F199]; &quot;&quot;))))))">
            <text:p/>
          </table:table-cell>
          <table:table-cell table:formula="of:=&quot;let g:which_key_map['&quot;&amp;[$Configuration.C184]&amp;&quot;'] = [ '&quot;&amp;[$Configuration.F184]&amp;&quot;', '&quot;&amp;[$Configuration.D18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4]&amp;&quot;' : ['&quot;&amp;[$Configuration.F184]&amp;&quot;', '&quot;&amp;[$Configuration.D18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5]=&quot;Name&quot;; [.D200]; IF([$Configuration.D185]=&quot;Description&quot;; [.E200]; IF([$Configuration.J185]=&quot;Y&quot;; IF(LEFT(TRIM([.B198]); 1)=&quot;\&quot;; &quot;      \ }&quot;; &quot;&quot;); IF([$Configuration.C185]=&quot;Sub Key    &quot;; &quot;&quot;; IF(AND([$Configuration.B185]=&quot;&quot;;[$Configuration.I185]=&quot;C&quot;); [.C200]; IF([$Configuration.J185]=&quot;N&quot;; [.F200]; &quot;&quot;))))))">
            <text:p/>
          </table:table-cell>
          <table:table-cell table:formula="of:=&quot;let g:which_key_map['&quot;&amp;[$Configuration.C185]&amp;&quot;'] = [ '&quot;&amp;[$Configuration.F185]&amp;&quot;', '&quot;&amp;[$Configuration.D18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5]&amp;&quot;' : ['&quot;&amp;[$Configuration.F185]&amp;&quot;', '&quot;&amp;[$Configuration.D18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6]=&quot;Name&quot;; [.D201]; IF([$Configuration.D186]=&quot;Description&quot;; [.E201]; IF([$Configuration.J186]=&quot;Y&quot;; IF(LEFT(TRIM([.B199]); 1)=&quot;\&quot;; &quot;      \ }&quot;; &quot;&quot;); IF([$Configuration.C186]=&quot;Sub Key    &quot;; &quot;&quot;; IF(AND([$Configuration.B186]=&quot;&quot;;[$Configuration.I186]=&quot;C&quot;); [.C201]; IF([$Configuration.J186]=&quot;N&quot;; [.F201]; &quot;&quot;))))))">
            <text:p/>
          </table:table-cell>
          <table:table-cell table:formula="of:=&quot;let g:which_key_map['&quot;&amp;[$Configuration.C186]&amp;&quot;'] = [ '&quot;&amp;[$Configuration.F186]&amp;&quot;', '&quot;&amp;[$Configuration.D18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6]&amp;&quot;' : ['&quot;&amp;[$Configuration.F186]&amp;&quot;', '&quot;&amp;[$Configuration.D18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7]=&quot;Name&quot;; [.D202]; IF([$Configuration.D187]=&quot;Description&quot;; [.E202]; IF([$Configuration.J187]=&quot;Y&quot;; IF(LEFT(TRIM([.B200]); 1)=&quot;\&quot;; &quot;      \ }&quot;; &quot;&quot;); IF([$Configuration.C187]=&quot;Sub Key    &quot;; &quot;&quot;; IF(AND([$Configuration.B187]=&quot;&quot;;[$Configuration.I187]=&quot;C&quot;); [.C202]; IF([$Configuration.J187]=&quot;N&quot;; [.F202]; &quot;&quot;))))))">
            <text:p/>
          </table:table-cell>
          <table:table-cell table:formula="of:=&quot;let g:which_key_map['&quot;&amp;[$Configuration.C187]&amp;&quot;'] = [ '&quot;&amp;[$Configuration.F187]&amp;&quot;', '&quot;&amp;[$Configuration.D18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7]&amp;&quot;' : ['&quot;&amp;[$Configuration.F187]&amp;&quot;', '&quot;&amp;[$Configuration.D18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8]=&quot;Name&quot;; [.D203]; IF([$Configuration.D188]=&quot;Description&quot;; [.E203]; IF([$Configuration.J188]=&quot;Y&quot;; IF(LEFT(TRIM([.B201]); 1)=&quot;\&quot;; &quot;      \ }&quot;; &quot;&quot;); IF([$Configuration.C188]=&quot;Sub Key    &quot;; &quot;&quot;; IF(AND([$Configuration.B188]=&quot;&quot;;[$Configuration.I188]=&quot;C&quot;); [.C203]; IF([$Configuration.J188]=&quot;N&quot;; [.F203]; &quot;&quot;))))))">
            <text:p/>
          </table:table-cell>
          <table:table-cell table:formula="of:=&quot;let g:which_key_map['&quot;&amp;[$Configuration.C188]&amp;&quot;'] = [ '&quot;&amp;[$Configuration.F188]&amp;&quot;', '&quot;&amp;[$Configuration.D18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8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8]&amp;&quot;' : ['&quot;&amp;[$Configuration.F188]&amp;&quot;', '&quot;&amp;[$Configuration.D18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89]=&quot;Name&quot;; [.D204]; IF([$Configuration.D189]=&quot;Description&quot;; [.E204]; IF([$Configuration.J189]=&quot;Y&quot;; IF(LEFT(TRIM([.B202]); 1)=&quot;\&quot;; &quot;      \ }&quot;; &quot;&quot;); IF([$Configuration.C189]=&quot;Sub Key    &quot;; &quot;&quot;; IF(AND([$Configuration.B189]=&quot;&quot;;[$Configuration.I189]=&quot;C&quot;); [.C204]; IF([$Configuration.J189]=&quot;N&quot;; [.F204]; &quot;&quot;))))))">
            <text:p/>
          </table:table-cell>
          <table:table-cell table:formula="of:=&quot;let g:which_key_map['&quot;&amp;[$Configuration.C189]&amp;&quot;'] = [ '&quot;&amp;[$Configuration.F189]&amp;&quot;', '&quot;&amp;[$Configuration.D18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89]&amp;&quot;' : ['&quot;&amp;[$Configuration.F189]&amp;&quot;', '&quot;&amp;[$Configuration.D18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0]=&quot;Name&quot;; [.D205]; IF([$Configuration.D190]=&quot;Description&quot;; [.E205]; IF([$Configuration.J190]=&quot;Y&quot;; IF(LEFT(TRIM([.B203]); 1)=&quot;\&quot;; &quot;      \ }&quot;; &quot;&quot;); IF([$Configuration.C190]=&quot;Sub Key    &quot;; &quot;&quot;; IF(AND([$Configuration.B190]=&quot;&quot;;[$Configuration.I190]=&quot;C&quot;); [.C205]; IF([$Configuration.J190]=&quot;N&quot;; [.F205]; &quot;&quot;))))))">
            <text:p/>
          </table:table-cell>
          <table:table-cell table:formula="of:=&quot;let g:which_key_map['&quot;&amp;[$Configuration.C190]&amp;&quot;'] = [ '&quot;&amp;[$Configuration.F190]&amp;&quot;', '&quot;&amp;[$Configuration.D19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8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0]&amp;&quot;' : ['&quot;&amp;[$Configuration.F190]&amp;&quot;', '&quot;&amp;[$Configuration.D19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1]=&quot;Name&quot;; [.D206]; IF([$Configuration.D191]=&quot;Description&quot;; [.E206]; IF([$Configuration.J191]=&quot;Y&quot;; IF(LEFT(TRIM([.B204]); 1)=&quot;\&quot;; &quot;      \ }&quot;; &quot;&quot;); IF([$Configuration.C191]=&quot;Sub Key    &quot;; &quot;&quot;; IF(AND([$Configuration.B191]=&quot;&quot;;[$Configuration.I191]=&quot;C&quot;); [.C206]; IF([$Configuration.J191]=&quot;N&quot;; [.F206]; &quot;&quot;))))))">
            <text:p/>
          </table:table-cell>
          <table:table-cell table:formula="of:=&quot;let g:which_key_map['&quot;&amp;[$Configuration.C191]&amp;&quot;'] = [ '&quot;&amp;[$Configuration.F191]&amp;&quot;', '&quot;&amp;[$Configuration.D19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1]&amp;&quot;' : ['&quot;&amp;[$Configuration.F191]&amp;&quot;', '&quot;&amp;[$Configuration.D19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2]=&quot;Name&quot;; [.D207]; IF([$Configuration.D192]=&quot;Description&quot;; [.E207]; IF([$Configuration.J192]=&quot;Y&quot;; IF(LEFT(TRIM([.B205]); 1)=&quot;\&quot;; &quot;      \ }&quot;; &quot;&quot;); IF([$Configuration.C192]=&quot;Sub Key    &quot;; &quot;&quot;; IF(AND([$Configuration.B192]=&quot;&quot;;[$Configuration.I192]=&quot;C&quot;); [.C207]; IF([$Configuration.J192]=&quot;N&quot;; [.F207]; &quot;&quot;))))))">
            <text:p/>
          </table:table-cell>
          <table:table-cell table:formula="of:=&quot;let g:which_key_map['&quot;&amp;[$Configuration.C192]&amp;&quot;'] = [ '&quot;&amp;[$Configuration.F192]&amp;&quot;', '&quot;&amp;[$Configuration.D19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2]&amp;&quot;' : ['&quot;&amp;[$Configuration.F192]&amp;&quot;', '&quot;&amp;[$Configuration.D19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3]=&quot;Name&quot;; [.D208]; IF([$Configuration.D193]=&quot;Description&quot;; [.E208]; IF([$Configuration.J193]=&quot;Y&quot;; IF(LEFT(TRIM([.B206]); 1)=&quot;\&quot;; &quot;      \ }&quot;; &quot;&quot;); IF([$Configuration.C193]=&quot;Sub Key    &quot;; &quot;&quot;; IF(AND([$Configuration.B193]=&quot;&quot;;[$Configuration.I193]=&quot;C&quot;); [.C208]; IF([$Configuration.J193]=&quot;N&quot;; [.F208]; &quot;&quot;))))))">
            <text:p/>
          </table:table-cell>
          <table:table-cell table:formula="of:=&quot;let g:which_key_map['&quot;&amp;[$Configuration.C193]&amp;&quot;'] = [ '&quot;&amp;[$Configuration.F193]&amp;&quot;', '&quot;&amp;[$Configuration.D19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3]&amp;&quot;' : ['&quot;&amp;[$Configuration.F193]&amp;&quot;', '&quot;&amp;[$Configuration.D19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4]=&quot;Name&quot;; [.D209]; IF([$Configuration.D194]=&quot;Description&quot;; [.E209]; IF([$Configuration.J194]=&quot;Y&quot;; IF(LEFT(TRIM([.B207]); 1)=&quot;\&quot;; &quot;      \ }&quot;; &quot;&quot;); IF([$Configuration.C194]=&quot;Sub Key    &quot;; &quot;&quot;; IF(AND([$Configuration.B194]=&quot;&quot;;[$Configuration.I194]=&quot;C&quot;); [.C209]; IF([$Configuration.J194]=&quot;N&quot;; [.F209]; &quot;&quot;))))))">
            <text:p/>
          </table:table-cell>
          <table:table-cell table:formula="of:=&quot;let g:which_key_map['&quot;&amp;[$Configuration.C194]&amp;&quot;'] = [ '&quot;&amp;[$Configuration.F194]&amp;&quot;', '&quot;&amp;[$Configuration.D19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4]&amp;&quot;' : ['&quot;&amp;[$Configuration.F194]&amp;&quot;', '&quot;&amp;[$Configuration.D19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5]=&quot;Name&quot;; [.D210]; IF([$Configuration.D195]=&quot;Description&quot;; [.E210]; IF([$Configuration.J195]=&quot;Y&quot;; IF(LEFT(TRIM([.B208]); 1)=&quot;\&quot;; &quot;      \ }&quot;; &quot;&quot;); IF([$Configuration.C195]=&quot;Sub Key    &quot;; &quot;&quot;; IF(AND([$Configuration.B195]=&quot;&quot;;[$Configuration.I195]=&quot;C&quot;); [.C210]; IF([$Configuration.J195]=&quot;N&quot;; [.F210]; &quot;&quot;))))))">
            <text:p/>
          </table:table-cell>
          <table:table-cell table:formula="of:=&quot;let g:which_key_map['&quot;&amp;[$Configuration.C195]&amp;&quot;'] = [ '&quot;&amp;[$Configuration.F195]&amp;&quot;', '&quot;&amp;[$Configuration.D19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5]&amp;&quot;' : ['&quot;&amp;[$Configuration.F195]&amp;&quot;', '&quot;&amp;[$Configuration.D19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6]=&quot;Name&quot;; [.D211]; IF([$Configuration.D196]=&quot;Description&quot;; [.E211]; IF([$Configuration.J196]=&quot;Y&quot;; IF(LEFT(TRIM([.B209]); 1)=&quot;\&quot;; &quot;      \ }&quot;; &quot;&quot;); IF([$Configuration.C196]=&quot;Sub Key    &quot;; &quot;&quot;; IF(AND([$Configuration.B196]=&quot;&quot;;[$Configuration.I196]=&quot;C&quot;); [.C211]; IF([$Configuration.J196]=&quot;N&quot;; [.F211]; &quot;&quot;))))))">
            <text:p/>
          </table:table-cell>
          <table:table-cell table:formula="of:=&quot;let g:which_key_map['&quot;&amp;[$Configuration.C196]&amp;&quot;'] = [ '&quot;&amp;[$Configuration.F196]&amp;&quot;', '&quot;&amp;[$Configuration.D19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6]&amp;&quot;' : ['&quot;&amp;[$Configuration.F196]&amp;&quot;', '&quot;&amp;[$Configuration.D19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7]=&quot;Name&quot;; [.D212]; IF([$Configuration.D197]=&quot;Description&quot;; [.E212]; IF([$Configuration.J197]=&quot;Y&quot;; IF(LEFT(TRIM([.B210]); 1)=&quot;\&quot;; &quot;      \ }&quot;; &quot;&quot;); IF([$Configuration.C197]=&quot;Sub Key    &quot;; &quot;&quot;; IF(AND([$Configuration.B197]=&quot;&quot;;[$Configuration.I197]=&quot;C&quot;); [.C212]; IF([$Configuration.J197]=&quot;N&quot;; [.F212]; &quot;&quot;))))))">
            <text:p/>
          </table:table-cell>
          <table:table-cell table:formula="of:=&quot;let g:which_key_map['&quot;&amp;[$Configuration.C197]&amp;&quot;'] = [ '&quot;&amp;[$Configuration.F197]&amp;&quot;', '&quot;&amp;[$Configuration.D19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7]&amp;&quot;' : ['&quot;&amp;[$Configuration.F197]&amp;&quot;', '&quot;&amp;[$Configuration.D19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8]=&quot;Name&quot;; [.D213]; IF([$Configuration.D198]=&quot;Description&quot;; [.E213]; IF([$Configuration.J198]=&quot;Y&quot;; IF(LEFT(TRIM([.B211]); 1)=&quot;\&quot;; &quot;      \ }&quot;; &quot;&quot;); IF([$Configuration.C198]=&quot;Sub Key    &quot;; &quot;&quot;; IF(AND([$Configuration.B198]=&quot;&quot;;[$Configuration.I198]=&quot;C&quot;); [.C213]; IF([$Configuration.J198]=&quot;N&quot;; [.F213]; &quot;&quot;))))))">
            <text:p/>
          </table:table-cell>
          <table:table-cell table:formula="of:=&quot;let g:which_key_map['&quot;&amp;[$Configuration.C198]&amp;&quot;'] = [ '&quot;&amp;[$Configuration.F198]&amp;&quot;', '&quot;&amp;[$Configuration.D19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19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8]&amp;&quot;' : ['&quot;&amp;[$Configuration.F198]&amp;&quot;', '&quot;&amp;[$Configuration.D19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199]=&quot;Name&quot;; [.D214]; IF([$Configuration.D199]=&quot;Description&quot;; [.E214]; IF([$Configuration.J199]=&quot;Y&quot;; IF(LEFT(TRIM([.B212]); 1)=&quot;\&quot;; &quot;      \ }&quot;; &quot;&quot;); IF([$Configuration.C199]=&quot;Sub Key    &quot;; &quot;&quot;; IF(AND([$Configuration.B199]=&quot;&quot;;[$Configuration.I199]=&quot;C&quot;); [.C214]; IF([$Configuration.J199]=&quot;N&quot;; [.F214]; &quot;&quot;))))))">
            <text:p/>
          </table:table-cell>
          <table:table-cell table:formula="of:=&quot;let g:which_key_map['&quot;&amp;[$Configuration.C199]&amp;&quot;'] = [ '&quot;&amp;[$Configuration.F199]&amp;&quot;', '&quot;&amp;[$Configuration.D19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199]&amp;&quot;' : ['&quot;&amp;[$Configuration.F199]&amp;&quot;', '&quot;&amp;[$Configuration.D19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0]=&quot;Name&quot;; [.D215]; IF([$Configuration.D200]=&quot;Description&quot;; [.E215]; IF([$Configuration.J200]=&quot;Y&quot;; IF(LEFT(TRIM([.B213]); 1)=&quot;\&quot;; &quot;      \ }&quot;; &quot;&quot;); IF([$Configuration.C200]=&quot;Sub Key    &quot;; &quot;&quot;; IF(AND([$Configuration.B200]=&quot;&quot;;[$Configuration.I200]=&quot;C&quot;); [.C215]; IF([$Configuration.J200]=&quot;N&quot;; [.F215]; &quot;&quot;))))))">
            <text:p/>
          </table:table-cell>
          <table:table-cell table:formula="of:=&quot;let g:which_key_map['&quot;&amp;[$Configuration.C200]&amp;&quot;'] = [ '&quot;&amp;[$Configuration.F200]&amp;&quot;', '&quot;&amp;[$Configuration.D20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19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0]&amp;&quot;' : ['&quot;&amp;[$Configuration.F200]&amp;&quot;', '&quot;&amp;[$Configuration.D20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1]=&quot;Name&quot;; [.D216]; IF([$Configuration.D201]=&quot;Description&quot;; [.E216]; IF([$Configuration.J201]=&quot;Y&quot;; IF(LEFT(TRIM([.B214]); 1)=&quot;\&quot;; &quot;      \ }&quot;; &quot;&quot;); IF([$Configuration.C201]=&quot;Sub Key    &quot;; &quot;&quot;; IF(AND([$Configuration.B201]=&quot;&quot;;[$Configuration.I201]=&quot;C&quot;); [.C216]; IF([$Configuration.J201]=&quot;N&quot;; [.F216]; &quot;&quot;))))))">
            <text:p/>
          </table:table-cell>
          <table:table-cell table:formula="of:=&quot;let g:which_key_map['&quot;&amp;[$Configuration.C201]&amp;&quot;'] = [ '&quot;&amp;[$Configuration.F201]&amp;&quot;', '&quot;&amp;[$Configuration.D20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1]&amp;&quot;' : ['&quot;&amp;[$Configuration.F201]&amp;&quot;', '&quot;&amp;[$Configuration.D20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2]=&quot;Name&quot;; [.D217]; IF([$Configuration.D202]=&quot;Description&quot;; [.E217]; IF([$Configuration.J202]=&quot;Y&quot;; IF(LEFT(TRIM([.B215]); 1)=&quot;\&quot;; &quot;      \ }&quot;; &quot;&quot;); IF([$Configuration.C202]=&quot;Sub Key    &quot;; &quot;&quot;; IF(AND([$Configuration.B202]=&quot;&quot;;[$Configuration.I202]=&quot;C&quot;); [.C217]; IF([$Configuration.J202]=&quot;N&quot;; [.F217]; &quot;&quot;))))))">
            <text:p/>
          </table:table-cell>
          <table:table-cell table:formula="of:=&quot;let g:which_key_map['&quot;&amp;[$Configuration.C202]&amp;&quot;'] = [ '&quot;&amp;[$Configuration.F202]&amp;&quot;', '&quot;&amp;[$Configuration.D20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2]&amp;&quot;' : ['&quot;&amp;[$Configuration.F202]&amp;&quot;', '&quot;&amp;[$Configuration.D20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3]=&quot;Name&quot;; [.D218]; IF([$Configuration.D203]=&quot;Description&quot;; [.E218]; IF([$Configuration.J203]=&quot;Y&quot;; IF(LEFT(TRIM([.B216]); 1)=&quot;\&quot;; &quot;      \ }&quot;; &quot;&quot;); IF([$Configuration.C203]=&quot;Sub Key    &quot;; &quot;&quot;; IF(AND([$Configuration.B203]=&quot;&quot;;[$Configuration.I203]=&quot;C&quot;); [.C218]; IF([$Configuration.J203]=&quot;N&quot;; [.F218]; &quot;&quot;))))))">
            <text:p/>
          </table:table-cell>
          <table:table-cell table:formula="of:=&quot;let g:which_key_map['&quot;&amp;[$Configuration.C203]&amp;&quot;'] = [ '&quot;&amp;[$Configuration.F203]&amp;&quot;', '&quot;&amp;[$Configuration.D20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3]&amp;&quot;' : ['&quot;&amp;[$Configuration.F203]&amp;&quot;', '&quot;&amp;[$Configuration.D20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4]=&quot;Name&quot;; [.D219]; IF([$Configuration.D204]=&quot;Description&quot;; [.E219]; IF([$Configuration.J204]=&quot;Y&quot;; IF(LEFT(TRIM([.B217]); 1)=&quot;\&quot;; &quot;      \ }&quot;; &quot;&quot;); IF([$Configuration.C204]=&quot;Sub Key    &quot;; &quot;&quot;; IF(AND([$Configuration.B204]=&quot;&quot;;[$Configuration.I204]=&quot;C&quot;); [.C219]; IF([$Configuration.J204]=&quot;N&quot;; [.F219]; &quot;&quot;))))))">
            <text:p/>
          </table:table-cell>
          <table:table-cell table:formula="of:=&quot;let g:which_key_map['&quot;&amp;[$Configuration.C204]&amp;&quot;'] = [ '&quot;&amp;[$Configuration.F204]&amp;&quot;', '&quot;&amp;[$Configuration.D20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4]&amp;&quot;' : ['&quot;&amp;[$Configuration.F204]&amp;&quot;', '&quot;&amp;[$Configuration.D20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5]=&quot;Name&quot;; [.D220]; IF([$Configuration.D205]=&quot;Description&quot;; [.E220]; IF([$Configuration.J205]=&quot;Y&quot;; IF(LEFT(TRIM([.B218]); 1)=&quot;\&quot;; &quot;      \ }&quot;; &quot;&quot;); IF([$Configuration.C205]=&quot;Sub Key    &quot;; &quot;&quot;; IF(AND([$Configuration.B205]=&quot;&quot;;[$Configuration.I205]=&quot;C&quot;); [.C220]; IF([$Configuration.J205]=&quot;N&quot;; [.F220]; &quot;&quot;))))))">
            <text:p/>
          </table:table-cell>
          <table:table-cell table:formula="of:=&quot;let g:which_key_map['&quot;&amp;[$Configuration.C205]&amp;&quot;'] = [ '&quot;&amp;[$Configuration.F205]&amp;&quot;', '&quot;&amp;[$Configuration.D20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5]&amp;&quot;' : ['&quot;&amp;[$Configuration.F205]&amp;&quot;', '&quot;&amp;[$Configuration.D20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6]=&quot;Name&quot;; [.D221]; IF([$Configuration.D206]=&quot;Description&quot;; [.E221]; IF([$Configuration.J206]=&quot;Y&quot;; IF(LEFT(TRIM([.B219]); 1)=&quot;\&quot;; &quot;      \ }&quot;; &quot;&quot;); IF([$Configuration.C206]=&quot;Sub Key    &quot;; &quot;&quot;; IF(AND([$Configuration.B206]=&quot;&quot;;[$Configuration.I206]=&quot;C&quot;); [.C221]; IF([$Configuration.J206]=&quot;N&quot;; [.F221]; &quot;&quot;))))))">
            <text:p/>
          </table:table-cell>
          <table:table-cell table:formula="of:=&quot;let g:which_key_map['&quot;&amp;[$Configuration.C206]&amp;&quot;'] = [ '&quot;&amp;[$Configuration.F206]&amp;&quot;', '&quot;&amp;[$Configuration.D20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6]&amp;&quot;' : ['&quot;&amp;[$Configuration.F206]&amp;&quot;', '&quot;&amp;[$Configuration.D20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7]=&quot;Name&quot;; [.D222]; IF([$Configuration.D207]=&quot;Description&quot;; [.E222]; IF([$Configuration.J207]=&quot;Y&quot;; IF(LEFT(TRIM([.B220]); 1)=&quot;\&quot;; &quot;      \ }&quot;; &quot;&quot;); IF([$Configuration.C207]=&quot;Sub Key    &quot;; &quot;&quot;; IF(AND([$Configuration.B207]=&quot;&quot;;[$Configuration.I207]=&quot;C&quot;); [.C222]; IF([$Configuration.J207]=&quot;N&quot;; [.F222]; &quot;&quot;))))))">
            <text:p/>
          </table:table-cell>
          <table:table-cell table:formula="of:=&quot;let g:which_key_map['&quot;&amp;[$Configuration.C207]&amp;&quot;'] = [ '&quot;&amp;[$Configuration.F207]&amp;&quot;', '&quot;&amp;[$Configuration.D20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7]&amp;&quot;' : ['&quot;&amp;[$Configuration.F207]&amp;&quot;', '&quot;&amp;[$Configuration.D20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8]=&quot;Name&quot;; [.D223]; IF([$Configuration.D208]=&quot;Description&quot;; [.E223]; IF([$Configuration.J208]=&quot;Y&quot;; IF(LEFT(TRIM([.B221]); 1)=&quot;\&quot;; &quot;      \ }&quot;; &quot;&quot;); IF([$Configuration.C208]=&quot;Sub Key    &quot;; &quot;&quot;; IF(AND([$Configuration.B208]=&quot;&quot;;[$Configuration.I208]=&quot;C&quot;); [.C223]; IF([$Configuration.J208]=&quot;N&quot;; [.F223]; &quot;&quot;))))))">
            <text:p/>
          </table:table-cell>
          <table:table-cell table:formula="of:=&quot;let g:which_key_map['&quot;&amp;[$Configuration.C208]&amp;&quot;'] = [ '&quot;&amp;[$Configuration.F208]&amp;&quot;', '&quot;&amp;[$Configuration.D20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0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8]&amp;&quot;' : ['&quot;&amp;[$Configuration.F208]&amp;&quot;', '&quot;&amp;[$Configuration.D20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09]=&quot;Name&quot;; [.D224]; IF([$Configuration.D209]=&quot;Description&quot;; [.E224]; IF([$Configuration.J209]=&quot;Y&quot;; IF(LEFT(TRIM([.B222]); 1)=&quot;\&quot;; &quot;      \ }&quot;; &quot;&quot;); IF([$Configuration.C209]=&quot;Sub Key    &quot;; &quot;&quot;; IF(AND([$Configuration.B209]=&quot;&quot;;[$Configuration.I209]=&quot;C&quot;); [.C224]; IF([$Configuration.J209]=&quot;N&quot;; [.F224]; &quot;&quot;))))))">
            <text:p/>
          </table:table-cell>
          <table:table-cell table:formula="of:=&quot;let g:which_key_map['&quot;&amp;[$Configuration.C209]&amp;&quot;'] = [ '&quot;&amp;[$Configuration.F209]&amp;&quot;', '&quot;&amp;[$Configuration.D20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09]&amp;&quot;' : ['&quot;&amp;[$Configuration.F209]&amp;&quot;', '&quot;&amp;[$Configuration.D20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0]=&quot;Name&quot;; [.D225]; IF([$Configuration.D210]=&quot;Description&quot;; [.E225]; IF([$Configuration.J210]=&quot;Y&quot;; IF(LEFT(TRIM([.B223]); 1)=&quot;\&quot;; &quot;      \ }&quot;; &quot;&quot;); IF([$Configuration.C210]=&quot;Sub Key    &quot;; &quot;&quot;; IF(AND([$Configuration.B210]=&quot;&quot;;[$Configuration.I210]=&quot;C&quot;); [.C225]; IF([$Configuration.J210]=&quot;N&quot;; [.F225]; &quot;&quot;))))))">
            <text:p/>
          </table:table-cell>
          <table:table-cell table:formula="of:=&quot;let g:which_key_map['&quot;&amp;[$Configuration.C210]&amp;&quot;'] = [ '&quot;&amp;[$Configuration.F210]&amp;&quot;', '&quot;&amp;[$Configuration.D21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0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0]&amp;&quot;' : ['&quot;&amp;[$Configuration.F210]&amp;&quot;', '&quot;&amp;[$Configuration.D21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1]=&quot;Name&quot;; [.D226]; IF([$Configuration.D211]=&quot;Description&quot;; [.E226]; IF([$Configuration.J211]=&quot;Y&quot;; IF(LEFT(TRIM([.B224]); 1)=&quot;\&quot;; &quot;      \ }&quot;; &quot;&quot;); IF([$Configuration.C211]=&quot;Sub Key    &quot;; &quot;&quot;; IF(AND([$Configuration.B211]=&quot;&quot;;[$Configuration.I211]=&quot;C&quot;); [.C226]; IF([$Configuration.J211]=&quot;N&quot;; [.F226]; &quot;&quot;))))))">
            <text:p/>
          </table:table-cell>
          <table:table-cell table:formula="of:=&quot;let g:which_key_map['&quot;&amp;[$Configuration.C211]&amp;&quot;'] = [ '&quot;&amp;[$Configuration.F211]&amp;&quot;', '&quot;&amp;[$Configuration.D21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1]&amp;&quot;' : ['&quot;&amp;[$Configuration.F211]&amp;&quot;', '&quot;&amp;[$Configuration.D21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2]=&quot;Name&quot;; [.D227]; IF([$Configuration.D212]=&quot;Description&quot;; [.E227]; IF([$Configuration.J212]=&quot;Y&quot;; IF(LEFT(TRIM([.B225]); 1)=&quot;\&quot;; &quot;      \ }&quot;; &quot;&quot;); IF([$Configuration.C212]=&quot;Sub Key    &quot;; &quot;&quot;; IF(AND([$Configuration.B212]=&quot;&quot;;[$Configuration.I212]=&quot;C&quot;); [.C227]; IF([$Configuration.J212]=&quot;N&quot;; [.F227]; &quot;&quot;))))))">
            <text:p/>
          </table:table-cell>
          <table:table-cell table:formula="of:=&quot;let g:which_key_map['&quot;&amp;[$Configuration.C212]&amp;&quot;'] = [ '&quot;&amp;[$Configuration.F212]&amp;&quot;', '&quot;&amp;[$Configuration.D21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2]&amp;&quot;' : ['&quot;&amp;[$Configuration.F212]&amp;&quot;', '&quot;&amp;[$Configuration.D21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3]=&quot;Name&quot;; [.D228]; IF([$Configuration.D213]=&quot;Description&quot;; [.E228]; IF([$Configuration.J213]=&quot;Y&quot;; IF(LEFT(TRIM([.B226]); 1)=&quot;\&quot;; &quot;      \ }&quot;; &quot;&quot;); IF([$Configuration.C213]=&quot;Sub Key    &quot;; &quot;&quot;; IF(AND([$Configuration.B213]=&quot;&quot;;[$Configuration.I213]=&quot;C&quot;); [.C228]; IF([$Configuration.J213]=&quot;N&quot;; [.F228]; &quot;&quot;))))))">
            <text:p/>
          </table:table-cell>
          <table:table-cell table:formula="of:=&quot;let g:which_key_map['&quot;&amp;[$Configuration.C213]&amp;&quot;'] = [ '&quot;&amp;[$Configuration.F213]&amp;&quot;', '&quot;&amp;[$Configuration.D21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3]&amp;&quot;' : ['&quot;&amp;[$Configuration.F213]&amp;&quot;', '&quot;&amp;[$Configuration.D21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4]=&quot;Name&quot;; [.D229]; IF([$Configuration.D214]=&quot;Description&quot;; [.E229]; IF([$Configuration.J214]=&quot;Y&quot;; IF(LEFT(TRIM([.B227]); 1)=&quot;\&quot;; &quot;      \ }&quot;; &quot;&quot;); IF([$Configuration.C214]=&quot;Sub Key    &quot;; &quot;&quot;; IF(AND([$Configuration.B214]=&quot;&quot;;[$Configuration.I214]=&quot;C&quot;); [.C229]; IF([$Configuration.J214]=&quot;N&quot;; [.F229]; &quot;&quot;))))))">
            <text:p/>
          </table:table-cell>
          <table:table-cell table:formula="of:=&quot;let g:which_key_map['&quot;&amp;[$Configuration.C214]&amp;&quot;'] = [ '&quot;&amp;[$Configuration.F214]&amp;&quot;', '&quot;&amp;[$Configuration.D21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4]&amp;&quot;' : ['&quot;&amp;[$Configuration.F214]&amp;&quot;', '&quot;&amp;[$Configuration.D21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5]=&quot;Name&quot;; [.D230]; IF([$Configuration.D215]=&quot;Description&quot;; [.E230]; IF([$Configuration.J215]=&quot;Y&quot;; IF(LEFT(TRIM([.B228]); 1)=&quot;\&quot;; &quot;      \ }&quot;; &quot;&quot;); IF([$Configuration.C215]=&quot;Sub Key    &quot;; &quot;&quot;; IF(AND([$Configuration.B215]=&quot;&quot;;[$Configuration.I215]=&quot;C&quot;); [.C230]; IF([$Configuration.J215]=&quot;N&quot;; [.F230]; &quot;&quot;))))))">
            <text:p/>
          </table:table-cell>
          <table:table-cell table:formula="of:=&quot;let g:which_key_map['&quot;&amp;[$Configuration.C215]&amp;&quot;'] = [ '&quot;&amp;[$Configuration.F215]&amp;&quot;', '&quot;&amp;[$Configuration.D21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5]&amp;&quot;' : ['&quot;&amp;[$Configuration.F215]&amp;&quot;', '&quot;&amp;[$Configuration.D21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6]=&quot;Name&quot;; [.D231]; IF([$Configuration.D216]=&quot;Description&quot;; [.E231]; IF([$Configuration.J216]=&quot;Y&quot;; IF(LEFT(TRIM([.B229]); 1)=&quot;\&quot;; &quot;      \ }&quot;; &quot;&quot;); IF([$Configuration.C216]=&quot;Sub Key    &quot;; &quot;&quot;; IF(AND([$Configuration.B216]=&quot;&quot;;[$Configuration.I216]=&quot;C&quot;); [.C231]; IF([$Configuration.J216]=&quot;N&quot;; [.F231]; &quot;&quot;))))))">
            <text:p/>
          </table:table-cell>
          <table:table-cell table:formula="of:=&quot;let g:which_key_map['&quot;&amp;[$Configuration.C216]&amp;&quot;'] = [ '&quot;&amp;[$Configuration.F216]&amp;&quot;', '&quot;&amp;[$Configuration.D21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6]&amp;&quot;' : ['&quot;&amp;[$Configuration.F216]&amp;&quot;', '&quot;&amp;[$Configuration.D21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7]=&quot;Name&quot;; [.D232]; IF([$Configuration.D217]=&quot;Description&quot;; [.E232]; IF([$Configuration.J217]=&quot;Y&quot;; IF(LEFT(TRIM([.B230]); 1)=&quot;\&quot;; &quot;      \ }&quot;; &quot;&quot;); IF([$Configuration.C217]=&quot;Sub Key    &quot;; &quot;&quot;; IF(AND([$Configuration.B217]=&quot;&quot;;[$Configuration.I217]=&quot;C&quot;); [.C232]; IF([$Configuration.J217]=&quot;N&quot;; [.F232]; &quot;&quot;))))))">
            <text:p/>
          </table:table-cell>
          <table:table-cell table:formula="of:=&quot;let g:which_key_map['&quot;&amp;[$Configuration.C217]&amp;&quot;'] = [ '&quot;&amp;[$Configuration.F217]&amp;&quot;', '&quot;&amp;[$Configuration.D21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7]&amp;&quot;' : ['&quot;&amp;[$Configuration.F217]&amp;&quot;', '&quot;&amp;[$Configuration.D21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8]=&quot;Name&quot;; [.D233]; IF([$Configuration.D218]=&quot;Description&quot;; [.E233]; IF([$Configuration.J218]=&quot;Y&quot;; IF(LEFT(TRIM([.B231]); 1)=&quot;\&quot;; &quot;      \ }&quot;; &quot;&quot;); IF([$Configuration.C218]=&quot;Sub Key    &quot;; &quot;&quot;; IF(AND([$Configuration.B218]=&quot;&quot;;[$Configuration.I218]=&quot;C&quot;); [.C233]; IF([$Configuration.J218]=&quot;N&quot;; [.F233]; &quot;&quot;))))))">
            <text:p/>
          </table:table-cell>
          <table:table-cell table:formula="of:=&quot;let g:which_key_map['&quot;&amp;[$Configuration.C218]&amp;&quot;'] = [ '&quot;&amp;[$Configuration.F218]&amp;&quot;', '&quot;&amp;[$Configuration.D21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1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8]&amp;&quot;' : ['&quot;&amp;[$Configuration.F218]&amp;&quot;', '&quot;&amp;[$Configuration.D21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19]=&quot;Name&quot;; [.D234]; IF([$Configuration.D219]=&quot;Description&quot;; [.E234]; IF([$Configuration.J219]=&quot;Y&quot;; IF(LEFT(TRIM([.B232]); 1)=&quot;\&quot;; &quot;      \ }&quot;; &quot;&quot;); IF([$Configuration.C219]=&quot;Sub Key    &quot;; &quot;&quot;; IF(AND([$Configuration.B219]=&quot;&quot;;[$Configuration.I219]=&quot;C&quot;); [.C234]; IF([$Configuration.J219]=&quot;N&quot;; [.F234]; &quot;&quot;))))))">
            <text:p/>
          </table:table-cell>
          <table:table-cell table:formula="of:=&quot;let g:which_key_map['&quot;&amp;[$Configuration.C219]&amp;&quot;'] = [ '&quot;&amp;[$Configuration.F219]&amp;&quot;', '&quot;&amp;[$Configuration.D21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19]&amp;&quot;' : ['&quot;&amp;[$Configuration.F219]&amp;&quot;', '&quot;&amp;[$Configuration.D21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0]=&quot;Name&quot;; [.D235]; IF([$Configuration.D220]=&quot;Description&quot;; [.E235]; IF([$Configuration.J220]=&quot;Y&quot;; IF(LEFT(TRIM([.B233]); 1)=&quot;\&quot;; &quot;      \ }&quot;; &quot;&quot;); IF([$Configuration.C220]=&quot;Sub Key    &quot;; &quot;&quot;; IF(AND([$Configuration.B220]=&quot;&quot;;[$Configuration.I220]=&quot;C&quot;); [.C235]; IF([$Configuration.J220]=&quot;N&quot;; [.F235]; &quot;&quot;))))))">
            <text:p/>
          </table:table-cell>
          <table:table-cell table:formula="of:=&quot;let g:which_key_map['&quot;&amp;[$Configuration.C220]&amp;&quot;'] = [ '&quot;&amp;[$Configuration.F220]&amp;&quot;', '&quot;&amp;[$Configuration.D22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1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0]&amp;&quot;' : ['&quot;&amp;[$Configuration.F220]&amp;&quot;', '&quot;&amp;[$Configuration.D22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1]=&quot;Name&quot;; [.D236]; IF([$Configuration.D221]=&quot;Description&quot;; [.E236]; IF([$Configuration.J221]=&quot;Y&quot;; IF(LEFT(TRIM([.B234]); 1)=&quot;\&quot;; &quot;      \ }&quot;; &quot;&quot;); IF([$Configuration.C221]=&quot;Sub Key    &quot;; &quot;&quot;; IF(AND([$Configuration.B221]=&quot;&quot;;[$Configuration.I221]=&quot;C&quot;); [.C236]; IF([$Configuration.J221]=&quot;N&quot;; [.F236]; &quot;&quot;))))))">
            <text:p/>
          </table:table-cell>
          <table:table-cell table:formula="of:=&quot;let g:which_key_map['&quot;&amp;[$Configuration.C221]&amp;&quot;'] = [ '&quot;&amp;[$Configuration.F221]&amp;&quot;', '&quot;&amp;[$Configuration.D22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1]&amp;&quot;' : ['&quot;&amp;[$Configuration.F221]&amp;&quot;', '&quot;&amp;[$Configuration.D22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2]=&quot;Name&quot;; [.D237]; IF([$Configuration.D222]=&quot;Description&quot;; [.E237]; IF([$Configuration.J222]=&quot;Y&quot;; IF(LEFT(TRIM([.B235]); 1)=&quot;\&quot;; &quot;      \ }&quot;; &quot;&quot;); IF([$Configuration.C222]=&quot;Sub Key    &quot;; &quot;&quot;; IF(AND([$Configuration.B222]=&quot;&quot;;[$Configuration.I222]=&quot;C&quot;); [.C237]; IF([$Configuration.J222]=&quot;N&quot;; [.F237]; &quot;&quot;))))))">
            <text:p/>
          </table:table-cell>
          <table:table-cell table:formula="of:=&quot;let g:which_key_map['&quot;&amp;[$Configuration.C222]&amp;&quot;'] = [ '&quot;&amp;[$Configuration.F222]&amp;&quot;', '&quot;&amp;[$Configuration.D22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2]&amp;&quot;' : ['&quot;&amp;[$Configuration.F222]&amp;&quot;', '&quot;&amp;[$Configuration.D22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3]=&quot;Name&quot;; [.D238]; IF([$Configuration.D223]=&quot;Description&quot;; [.E238]; IF([$Configuration.J223]=&quot;Y&quot;; IF(LEFT(TRIM([.B236]); 1)=&quot;\&quot;; &quot;      \ }&quot;; &quot;&quot;); IF([$Configuration.C223]=&quot;Sub Key    &quot;; &quot;&quot;; IF(AND([$Configuration.B223]=&quot;&quot;;[$Configuration.I223]=&quot;C&quot;); [.C238]; IF([$Configuration.J223]=&quot;N&quot;; [.F238]; &quot;&quot;))))))">
            <text:p/>
          </table:table-cell>
          <table:table-cell table:formula="of:=&quot;let g:which_key_map['&quot;&amp;[$Configuration.C223]&amp;&quot;'] = [ '&quot;&amp;[$Configuration.F223]&amp;&quot;', '&quot;&amp;[$Configuration.D22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3]&amp;&quot;' : ['&quot;&amp;[$Configuration.F223]&amp;&quot;', '&quot;&amp;[$Configuration.D22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4]=&quot;Name&quot;; [.D239]; IF([$Configuration.D224]=&quot;Description&quot;; [.E239]; IF([$Configuration.J224]=&quot;Y&quot;; IF(LEFT(TRIM([.B237]); 1)=&quot;\&quot;; &quot;      \ }&quot;; &quot;&quot;); IF([$Configuration.C224]=&quot;Sub Key    &quot;; &quot;&quot;; IF(AND([$Configuration.B224]=&quot;&quot;;[$Configuration.I224]=&quot;C&quot;); [.C239]; IF([$Configuration.J224]=&quot;N&quot;; [.F239]; &quot;&quot;))))))">
            <text:p/>
          </table:table-cell>
          <table:table-cell table:formula="of:=&quot;let g:which_key_map['&quot;&amp;[$Configuration.C224]&amp;&quot;'] = [ '&quot;&amp;[$Configuration.F224]&amp;&quot;', '&quot;&amp;[$Configuration.D22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4]&amp;&quot;' : ['&quot;&amp;[$Configuration.F224]&amp;&quot;', '&quot;&amp;[$Configuration.D22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5]=&quot;Name&quot;; [.D240]; IF([$Configuration.D225]=&quot;Description&quot;; [.E240]; IF([$Configuration.J225]=&quot;Y&quot;; IF(LEFT(TRIM([.B238]); 1)=&quot;\&quot;; &quot;      \ }&quot;; &quot;&quot;); IF([$Configuration.C225]=&quot;Sub Key    &quot;; &quot;&quot;; IF(AND([$Configuration.B225]=&quot;&quot;;[$Configuration.I225]=&quot;C&quot;); [.C240]; IF([$Configuration.J225]=&quot;N&quot;; [.F240]; &quot;&quot;))))))">
            <text:p/>
          </table:table-cell>
          <table:table-cell table:formula="of:=&quot;let g:which_key_map['&quot;&amp;[$Configuration.C225]&amp;&quot;'] = [ '&quot;&amp;[$Configuration.F225]&amp;&quot;', '&quot;&amp;[$Configuration.D22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5]&amp;&quot;' : ['&quot;&amp;[$Configuration.F225]&amp;&quot;', '&quot;&amp;[$Configuration.D22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6]=&quot;Name&quot;; [.D241]; IF([$Configuration.D226]=&quot;Description&quot;; [.E241]; IF([$Configuration.J226]=&quot;Y&quot;; IF(LEFT(TRIM([.B239]); 1)=&quot;\&quot;; &quot;      \ }&quot;; &quot;&quot;); IF([$Configuration.C226]=&quot;Sub Key    &quot;; &quot;&quot;; IF(AND([$Configuration.B226]=&quot;&quot;;[$Configuration.I226]=&quot;C&quot;); [.C241]; IF([$Configuration.J226]=&quot;N&quot;; [.F241]; &quot;&quot;))))))">
            <text:p/>
          </table:table-cell>
          <table:table-cell table:formula="of:=&quot;let g:which_key_map['&quot;&amp;[$Configuration.C226]&amp;&quot;'] = [ '&quot;&amp;[$Configuration.F226]&amp;&quot;', '&quot;&amp;[$Configuration.D22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6]&amp;&quot;' : ['&quot;&amp;[$Configuration.F226]&amp;&quot;', '&quot;&amp;[$Configuration.D22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7]=&quot;Name&quot;; [.D242]; IF([$Configuration.D227]=&quot;Description&quot;; [.E242]; IF([$Configuration.J227]=&quot;Y&quot;; IF(LEFT(TRIM([.B240]); 1)=&quot;\&quot;; &quot;      \ }&quot;; &quot;&quot;); IF([$Configuration.C227]=&quot;Sub Key    &quot;; &quot;&quot;; IF(AND([$Configuration.B227]=&quot;&quot;;[$Configuration.I227]=&quot;C&quot;); [.C242]; IF([$Configuration.J227]=&quot;N&quot;; [.F242]; &quot;&quot;))))))">
            <text:p/>
          </table:table-cell>
          <table:table-cell table:formula="of:=&quot;let g:which_key_map['&quot;&amp;[$Configuration.C227]&amp;&quot;'] = [ '&quot;&amp;[$Configuration.F227]&amp;&quot;', '&quot;&amp;[$Configuration.D22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7]&amp;&quot;' : ['&quot;&amp;[$Configuration.F227]&amp;&quot;', '&quot;&amp;[$Configuration.D22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8]=&quot;Name&quot;; [.D243]; IF([$Configuration.D228]=&quot;Description&quot;; [.E243]; IF([$Configuration.J228]=&quot;Y&quot;; IF(LEFT(TRIM([.B241]); 1)=&quot;\&quot;; &quot;      \ }&quot;; &quot;&quot;); IF([$Configuration.C228]=&quot;Sub Key    &quot;; &quot;&quot;; IF(AND([$Configuration.B228]=&quot;&quot;;[$Configuration.I228]=&quot;C&quot;); [.C243]; IF([$Configuration.J228]=&quot;N&quot;; [.F243]; &quot;&quot;))))))">
            <text:p/>
          </table:table-cell>
          <table:table-cell table:formula="of:=&quot;let g:which_key_map['&quot;&amp;[$Configuration.C228]&amp;&quot;'] = [ '&quot;&amp;[$Configuration.F228]&amp;&quot;', '&quot;&amp;[$Configuration.D22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2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8]&amp;&quot;' : ['&quot;&amp;[$Configuration.F228]&amp;&quot;', '&quot;&amp;[$Configuration.D22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29]=&quot;Name&quot;; [.D244]; IF([$Configuration.D229]=&quot;Description&quot;; [.E244]; IF([$Configuration.J229]=&quot;Y&quot;; IF(LEFT(TRIM([.B242]); 1)=&quot;\&quot;; &quot;      \ }&quot;; &quot;&quot;); IF([$Configuration.C229]=&quot;Sub Key    &quot;; &quot;&quot;; IF(AND([$Configuration.B229]=&quot;&quot;;[$Configuration.I229]=&quot;C&quot;); [.C244]; IF([$Configuration.J229]=&quot;N&quot;; [.F244]; &quot;&quot;))))))">
            <text:p/>
          </table:table-cell>
          <table:table-cell table:formula="of:=&quot;let g:which_key_map['&quot;&amp;[$Configuration.C229]&amp;&quot;'] = [ '&quot;&amp;[$Configuration.F229]&amp;&quot;', '&quot;&amp;[$Configuration.D22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29]&amp;&quot;' : ['&quot;&amp;[$Configuration.F229]&amp;&quot;', '&quot;&amp;[$Configuration.D22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0]=&quot;Name&quot;; [.D245]; IF([$Configuration.D230]=&quot;Description&quot;; [.E245]; IF([$Configuration.J230]=&quot;Y&quot;; IF(LEFT(TRIM([.B243]); 1)=&quot;\&quot;; &quot;      \ }&quot;; &quot;&quot;); IF([$Configuration.C230]=&quot;Sub Key    &quot;; &quot;&quot;; IF(AND([$Configuration.B230]=&quot;&quot;;[$Configuration.I230]=&quot;C&quot;); [.C245]; IF([$Configuration.J230]=&quot;N&quot;; [.F245]; &quot;&quot;))))))">
            <text:p/>
          </table:table-cell>
          <table:table-cell table:formula="of:=&quot;let g:which_key_map['&quot;&amp;[$Configuration.C230]&amp;&quot;'] = [ '&quot;&amp;[$Configuration.F230]&amp;&quot;', '&quot;&amp;[$Configuration.D23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2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0]&amp;&quot;' : ['&quot;&amp;[$Configuration.F230]&amp;&quot;', '&quot;&amp;[$Configuration.D23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1]=&quot;Name&quot;; [.D246]; IF([$Configuration.D231]=&quot;Description&quot;; [.E246]; IF([$Configuration.J231]=&quot;Y&quot;; IF(LEFT(TRIM([.B244]); 1)=&quot;\&quot;; &quot;      \ }&quot;; &quot;&quot;); IF([$Configuration.C231]=&quot;Sub Key    &quot;; &quot;&quot;; IF(AND([$Configuration.B231]=&quot;&quot;;[$Configuration.I231]=&quot;C&quot;); [.C246]; IF([$Configuration.J231]=&quot;N&quot;; [.F246]; &quot;&quot;))))))">
            <text:p/>
          </table:table-cell>
          <table:table-cell table:formula="of:=&quot;let g:which_key_map['&quot;&amp;[$Configuration.C231]&amp;&quot;'] = [ '&quot;&amp;[$Configuration.F231]&amp;&quot;', '&quot;&amp;[$Configuration.D23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1]&amp;&quot;' : ['&quot;&amp;[$Configuration.F231]&amp;&quot;', '&quot;&amp;[$Configuration.D23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2]=&quot;Name&quot;; [.D247]; IF([$Configuration.D232]=&quot;Description&quot;; [.E247]; IF([$Configuration.J232]=&quot;Y&quot;; IF(LEFT(TRIM([.B245]); 1)=&quot;\&quot;; &quot;      \ }&quot;; &quot;&quot;); IF([$Configuration.C232]=&quot;Sub Key    &quot;; &quot;&quot;; IF(AND([$Configuration.B232]=&quot;&quot;;[$Configuration.I232]=&quot;C&quot;); [.C247]; IF([$Configuration.J232]=&quot;N&quot;; [.F247]; &quot;&quot;))))))">
            <text:p/>
          </table:table-cell>
          <table:table-cell table:formula="of:=&quot;let g:which_key_map['&quot;&amp;[$Configuration.C232]&amp;&quot;'] = [ '&quot;&amp;[$Configuration.F232]&amp;&quot;', '&quot;&amp;[$Configuration.D23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2]&amp;&quot;' : ['&quot;&amp;[$Configuration.F232]&amp;&quot;', '&quot;&amp;[$Configuration.D23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3]=&quot;Name&quot;; [.D248]; IF([$Configuration.D233]=&quot;Description&quot;; [.E248]; IF([$Configuration.J233]=&quot;Y&quot;; IF(LEFT(TRIM([.B246]); 1)=&quot;\&quot;; &quot;      \ }&quot;; &quot;&quot;); IF([$Configuration.C233]=&quot;Sub Key    &quot;; &quot;&quot;; IF(AND([$Configuration.B233]=&quot;&quot;;[$Configuration.I233]=&quot;C&quot;); [.C248]; IF([$Configuration.J233]=&quot;N&quot;; [.F248]; &quot;&quot;))))))">
            <text:p/>
          </table:table-cell>
          <table:table-cell table:formula="of:=&quot;let g:which_key_map['&quot;&amp;[$Configuration.C233]&amp;&quot;'] = [ '&quot;&amp;[$Configuration.F233]&amp;&quot;', '&quot;&amp;[$Configuration.D23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3]&amp;&quot;' : ['&quot;&amp;[$Configuration.F233]&amp;&quot;', '&quot;&amp;[$Configuration.D23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4]=&quot;Name&quot;; [.D249]; IF([$Configuration.D234]=&quot;Description&quot;; [.E249]; IF([$Configuration.J234]=&quot;Y&quot;; IF(LEFT(TRIM([.B247]); 1)=&quot;\&quot;; &quot;      \ }&quot;; &quot;&quot;); IF([$Configuration.C234]=&quot;Sub Key    &quot;; &quot;&quot;; IF(AND([$Configuration.B234]=&quot;&quot;;[$Configuration.I234]=&quot;C&quot;); [.C249]; IF([$Configuration.J234]=&quot;N&quot;; [.F249]; &quot;&quot;))))))">
            <text:p/>
          </table:table-cell>
          <table:table-cell table:formula="of:=&quot;let g:which_key_map['&quot;&amp;[$Configuration.C234]&amp;&quot;'] = [ '&quot;&amp;[$Configuration.F234]&amp;&quot;', '&quot;&amp;[$Configuration.D23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4]&amp;&quot;' : ['&quot;&amp;[$Configuration.F234]&amp;&quot;', '&quot;&amp;[$Configuration.D23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5]=&quot;Name&quot;; [.D250]; IF([$Configuration.D235]=&quot;Description&quot;; [.E250]; IF([$Configuration.J235]=&quot;Y&quot;; IF(LEFT(TRIM([.B248]); 1)=&quot;\&quot;; &quot;      \ }&quot;; &quot;&quot;); IF([$Configuration.C235]=&quot;Sub Key    &quot;; &quot;&quot;; IF(AND([$Configuration.B235]=&quot;&quot;;[$Configuration.I235]=&quot;C&quot;); [.C250]; IF([$Configuration.J235]=&quot;N&quot;; [.F250]; &quot;&quot;))))))">
            <text:p/>
          </table:table-cell>
          <table:table-cell table:formula="of:=&quot;let g:which_key_map['&quot;&amp;[$Configuration.C235]&amp;&quot;'] = [ '&quot;&amp;[$Configuration.F235]&amp;&quot;', '&quot;&amp;[$Configuration.D23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5]&amp;&quot;' : ['&quot;&amp;[$Configuration.F235]&amp;&quot;', '&quot;&amp;[$Configuration.D23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6]=&quot;Name&quot;; [.D251]; IF([$Configuration.D236]=&quot;Description&quot;; [.E251]; IF([$Configuration.J236]=&quot;Y&quot;; IF(LEFT(TRIM([.B249]); 1)=&quot;\&quot;; &quot;      \ }&quot;; &quot;&quot;); IF([$Configuration.C236]=&quot;Sub Key    &quot;; &quot;&quot;; IF(AND([$Configuration.B236]=&quot;&quot;;[$Configuration.I236]=&quot;C&quot;); [.C251]; IF([$Configuration.J236]=&quot;N&quot;; [.F251]; &quot;&quot;))))))">
            <text:p/>
          </table:table-cell>
          <table:table-cell table:formula="of:=&quot;let g:which_key_map['&quot;&amp;[$Configuration.C236]&amp;&quot;'] = [ '&quot;&amp;[$Configuration.F236]&amp;&quot;', '&quot;&amp;[$Configuration.D23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6]&amp;&quot;' : ['&quot;&amp;[$Configuration.F236]&amp;&quot;', '&quot;&amp;[$Configuration.D23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7]=&quot;Name&quot;; [.D252]; IF([$Configuration.D237]=&quot;Description&quot;; [.E252]; IF([$Configuration.J237]=&quot;Y&quot;; IF(LEFT(TRIM([.B250]); 1)=&quot;\&quot;; &quot;      \ }&quot;; &quot;&quot;); IF([$Configuration.C237]=&quot;Sub Key    &quot;; &quot;&quot;; IF(AND([$Configuration.B237]=&quot;&quot;;[$Configuration.I237]=&quot;C&quot;); [.C252]; IF([$Configuration.J237]=&quot;N&quot;; [.F252]; &quot;&quot;))))))">
            <text:p/>
          </table:table-cell>
          <table:table-cell table:formula="of:=&quot;let g:which_key_map['&quot;&amp;[$Configuration.C237]&amp;&quot;'] = [ '&quot;&amp;[$Configuration.F237]&amp;&quot;', '&quot;&amp;[$Configuration.D23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7]&amp;&quot;' : ['&quot;&amp;[$Configuration.F237]&amp;&quot;', '&quot;&amp;[$Configuration.D23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8]=&quot;Name&quot;; [.D253]; IF([$Configuration.D238]=&quot;Description&quot;; [.E253]; IF([$Configuration.J238]=&quot;Y&quot;; IF(LEFT(TRIM([.B251]); 1)=&quot;\&quot;; &quot;      \ }&quot;; &quot;&quot;); IF([$Configuration.C238]=&quot;Sub Key    &quot;; &quot;&quot;; IF(AND([$Configuration.B238]=&quot;&quot;;[$Configuration.I238]=&quot;C&quot;); [.C253]; IF([$Configuration.J238]=&quot;N&quot;; [.F253]; &quot;&quot;))))))">
            <text:p/>
          </table:table-cell>
          <table:table-cell table:formula="of:=&quot;let g:which_key_map['&quot;&amp;[$Configuration.C238]&amp;&quot;'] = [ '&quot;&amp;[$Configuration.F238]&amp;&quot;', '&quot;&amp;[$Configuration.D23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3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8]&amp;&quot;' : ['&quot;&amp;[$Configuration.F238]&amp;&quot;', '&quot;&amp;[$Configuration.D23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39]=&quot;Name&quot;; [.D254]; IF([$Configuration.D239]=&quot;Description&quot;; [.E254]; IF([$Configuration.J239]=&quot;Y&quot;; IF(LEFT(TRIM([.B252]); 1)=&quot;\&quot;; &quot;      \ }&quot;; &quot;&quot;); IF([$Configuration.C239]=&quot;Sub Key    &quot;; &quot;&quot;; IF(AND([$Configuration.B239]=&quot;&quot;;[$Configuration.I239]=&quot;C&quot;); [.C254]; IF([$Configuration.J239]=&quot;N&quot;; [.F254]; &quot;&quot;))))))">
            <text:p/>
          </table:table-cell>
          <table:table-cell table:formula="of:=&quot;let g:which_key_map['&quot;&amp;[$Configuration.C239]&amp;&quot;'] = [ '&quot;&amp;[$Configuration.F239]&amp;&quot;', '&quot;&amp;[$Configuration.D23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39]&amp;&quot;' : ['&quot;&amp;[$Configuration.F239]&amp;&quot;', '&quot;&amp;[$Configuration.D23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0]=&quot;Name&quot;; [.D255]; IF([$Configuration.D240]=&quot;Description&quot;; [.E255]; IF([$Configuration.J240]=&quot;Y&quot;; IF(LEFT(TRIM([.B253]); 1)=&quot;\&quot;; &quot;      \ }&quot;; &quot;&quot;); IF([$Configuration.C240]=&quot;Sub Key    &quot;; &quot;&quot;; IF(AND([$Configuration.B240]=&quot;&quot;;[$Configuration.I240]=&quot;C&quot;); [.C255]; IF([$Configuration.J240]=&quot;N&quot;; [.F255]; &quot;&quot;))))))">
            <text:p/>
          </table:table-cell>
          <table:table-cell table:formula="of:=&quot;let g:which_key_map['&quot;&amp;[$Configuration.C240]&amp;&quot;'] = [ '&quot;&amp;[$Configuration.F240]&amp;&quot;', '&quot;&amp;[$Configuration.D24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3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0]&amp;&quot;' : ['&quot;&amp;[$Configuration.F240]&amp;&quot;', '&quot;&amp;[$Configuration.D24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1]=&quot;Name&quot;; [.D256]; IF([$Configuration.D241]=&quot;Description&quot;; [.E256]; IF([$Configuration.J241]=&quot;Y&quot;; IF(LEFT(TRIM([.B254]); 1)=&quot;\&quot;; &quot;      \ }&quot;; &quot;&quot;); IF([$Configuration.C241]=&quot;Sub Key    &quot;; &quot;&quot;; IF(AND([$Configuration.B241]=&quot;&quot;;[$Configuration.I241]=&quot;C&quot;); [.C256]; IF([$Configuration.J241]=&quot;N&quot;; [.F256]; &quot;&quot;))))))">
            <text:p/>
          </table:table-cell>
          <table:table-cell table:formula="of:=&quot;let g:which_key_map['&quot;&amp;[$Configuration.C241]&amp;&quot;'] = [ '&quot;&amp;[$Configuration.F241]&amp;&quot;', '&quot;&amp;[$Configuration.D24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1]&amp;&quot;' : ['&quot;&amp;[$Configuration.F241]&amp;&quot;', '&quot;&amp;[$Configuration.D24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2]=&quot;Name&quot;; [.D257]; IF([$Configuration.D242]=&quot;Description&quot;; [.E257]; IF([$Configuration.J242]=&quot;Y&quot;; IF(LEFT(TRIM([.B255]); 1)=&quot;\&quot;; &quot;      \ }&quot;; &quot;&quot;); IF([$Configuration.C242]=&quot;Sub Key    &quot;; &quot;&quot;; IF(AND([$Configuration.B242]=&quot;&quot;;[$Configuration.I242]=&quot;C&quot;); [.C257]; IF([$Configuration.J242]=&quot;N&quot;; [.F257]; &quot;&quot;))))))">
            <text:p/>
          </table:table-cell>
          <table:table-cell table:formula="of:=&quot;let g:which_key_map['&quot;&amp;[$Configuration.C242]&amp;&quot;'] = [ '&quot;&amp;[$Configuration.F242]&amp;&quot;', '&quot;&amp;[$Configuration.D24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2]&amp;&quot;' : ['&quot;&amp;[$Configuration.F242]&amp;&quot;', '&quot;&amp;[$Configuration.D24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3]=&quot;Name&quot;; [.D258]; IF([$Configuration.D243]=&quot;Description&quot;; [.E258]; IF([$Configuration.J243]=&quot;Y&quot;; IF(LEFT(TRIM([.B256]); 1)=&quot;\&quot;; &quot;      \ }&quot;; &quot;&quot;); IF([$Configuration.C243]=&quot;Sub Key    &quot;; &quot;&quot;; IF(AND([$Configuration.B243]=&quot;&quot;;[$Configuration.I243]=&quot;C&quot;); [.C258]; IF([$Configuration.J243]=&quot;N&quot;; [.F258]; &quot;&quot;))))))">
            <text:p/>
          </table:table-cell>
          <table:table-cell table:formula="of:=&quot;let g:which_key_map['&quot;&amp;[$Configuration.C243]&amp;&quot;'] = [ '&quot;&amp;[$Configuration.F243]&amp;&quot;', '&quot;&amp;[$Configuration.D24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3]&amp;&quot;' : ['&quot;&amp;[$Configuration.F243]&amp;&quot;', '&quot;&amp;[$Configuration.D24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4]=&quot;Name&quot;; [.D259]; IF([$Configuration.D244]=&quot;Description&quot;; [.E259]; IF([$Configuration.J244]=&quot;Y&quot;; IF(LEFT(TRIM([.B257]); 1)=&quot;\&quot;; &quot;      \ }&quot;; &quot;&quot;); IF([$Configuration.C244]=&quot;Sub Key    &quot;; &quot;&quot;; IF(AND([$Configuration.B244]=&quot;&quot;;[$Configuration.I244]=&quot;C&quot;); [.C259]; IF([$Configuration.J244]=&quot;N&quot;; [.F259]; &quot;&quot;))))))">
            <text:p/>
          </table:table-cell>
          <table:table-cell table:formula="of:=&quot;let g:which_key_map['&quot;&amp;[$Configuration.C244]&amp;&quot;'] = [ '&quot;&amp;[$Configuration.F244]&amp;&quot;', '&quot;&amp;[$Configuration.D24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4]&amp;&quot;' : ['&quot;&amp;[$Configuration.F244]&amp;&quot;', '&quot;&amp;[$Configuration.D24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5]=&quot;Name&quot;; [.D260]; IF([$Configuration.D245]=&quot;Description&quot;; [.E260]; IF([$Configuration.J245]=&quot;Y&quot;; IF(LEFT(TRIM([.B258]); 1)=&quot;\&quot;; &quot;      \ }&quot;; &quot;&quot;); IF([$Configuration.C245]=&quot;Sub Key    &quot;; &quot;&quot;; IF(AND([$Configuration.B245]=&quot;&quot;;[$Configuration.I245]=&quot;C&quot;); [.C260]; IF([$Configuration.J245]=&quot;N&quot;; [.F260]; &quot;&quot;))))))">
            <text:p/>
          </table:table-cell>
          <table:table-cell table:formula="of:=&quot;let g:which_key_map['&quot;&amp;[$Configuration.C245]&amp;&quot;'] = [ '&quot;&amp;[$Configuration.F245]&amp;&quot;', '&quot;&amp;[$Configuration.D24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5]&amp;&quot;' : ['&quot;&amp;[$Configuration.F245]&amp;&quot;', '&quot;&amp;[$Configuration.D24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6]=&quot;Name&quot;; [.D261]; IF([$Configuration.D246]=&quot;Description&quot;; [.E261]; IF([$Configuration.J246]=&quot;Y&quot;; IF(LEFT(TRIM([.B259]); 1)=&quot;\&quot;; &quot;      \ }&quot;; &quot;&quot;); IF([$Configuration.C246]=&quot;Sub Key    &quot;; &quot;&quot;; IF(AND([$Configuration.B246]=&quot;&quot;;[$Configuration.I246]=&quot;C&quot;); [.C261]; IF([$Configuration.J246]=&quot;N&quot;; [.F261]; &quot;&quot;))))))">
            <text:p/>
          </table:table-cell>
          <table:table-cell table:formula="of:=&quot;let g:which_key_map['&quot;&amp;[$Configuration.C246]&amp;&quot;'] = [ '&quot;&amp;[$Configuration.F246]&amp;&quot;', '&quot;&amp;[$Configuration.D24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6]&amp;&quot;' : ['&quot;&amp;[$Configuration.F246]&amp;&quot;', '&quot;&amp;[$Configuration.D24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7]=&quot;Name&quot;; [.D262]; IF([$Configuration.D247]=&quot;Description&quot;; [.E262]; IF([$Configuration.J247]=&quot;Y&quot;; IF(LEFT(TRIM([.B260]); 1)=&quot;\&quot;; &quot;      \ }&quot;; &quot;&quot;); IF([$Configuration.C247]=&quot;Sub Key    &quot;; &quot;&quot;; IF(AND([$Configuration.B247]=&quot;&quot;;[$Configuration.I247]=&quot;C&quot;); [.C262]; IF([$Configuration.J247]=&quot;N&quot;; [.F262]; &quot;&quot;))))))">
            <text:p/>
          </table:table-cell>
          <table:table-cell table:formula="of:=&quot;let g:which_key_map['&quot;&amp;[$Configuration.C247]&amp;&quot;'] = [ '&quot;&amp;[$Configuration.F247]&amp;&quot;', '&quot;&amp;[$Configuration.D24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7]&amp;&quot;' : ['&quot;&amp;[$Configuration.F247]&amp;&quot;', '&quot;&amp;[$Configuration.D24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8]=&quot;Name&quot;; [.D263]; IF([$Configuration.D248]=&quot;Description&quot;; [.E263]; IF([$Configuration.J248]=&quot;Y&quot;; IF(LEFT(TRIM([.B261]); 1)=&quot;\&quot;; &quot;      \ }&quot;; &quot;&quot;); IF([$Configuration.C248]=&quot;Sub Key    &quot;; &quot;&quot;; IF(AND([$Configuration.B248]=&quot;&quot;;[$Configuration.I248]=&quot;C&quot;); [.C263]; IF([$Configuration.J248]=&quot;N&quot;; [.F263]; &quot;&quot;))))))">
            <text:p/>
          </table:table-cell>
          <table:table-cell table:formula="of:=&quot;let g:which_key_map['&quot;&amp;[$Configuration.C248]&amp;&quot;'] = [ '&quot;&amp;[$Configuration.F248]&amp;&quot;', '&quot;&amp;[$Configuration.D24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4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8]&amp;&quot;' : ['&quot;&amp;[$Configuration.F248]&amp;&quot;', '&quot;&amp;[$Configuration.D24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49]=&quot;Name&quot;; [.D264]; IF([$Configuration.D249]=&quot;Description&quot;; [.E264]; IF([$Configuration.J249]=&quot;Y&quot;; IF(LEFT(TRIM([.B262]); 1)=&quot;\&quot;; &quot;      \ }&quot;; &quot;&quot;); IF([$Configuration.C249]=&quot;Sub Key    &quot;; &quot;&quot;; IF(AND([$Configuration.B249]=&quot;&quot;;[$Configuration.I249]=&quot;C&quot;); [.C264]; IF([$Configuration.J249]=&quot;N&quot;; [.F264]; &quot;&quot;))))))">
            <text:p/>
          </table:table-cell>
          <table:table-cell table:formula="of:=&quot;let g:which_key_map['&quot;&amp;[$Configuration.C249]&amp;&quot;'] = [ '&quot;&amp;[$Configuration.F249]&amp;&quot;', '&quot;&amp;[$Configuration.D24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49]&amp;&quot;' : ['&quot;&amp;[$Configuration.F249]&amp;&quot;', '&quot;&amp;[$Configuration.D24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0]=&quot;Name&quot;; [.D265]; IF([$Configuration.D250]=&quot;Description&quot;; [.E265]; IF([$Configuration.J250]=&quot;Y&quot;; IF(LEFT(TRIM([.B263]); 1)=&quot;\&quot;; &quot;      \ }&quot;; &quot;&quot;); IF([$Configuration.C250]=&quot;Sub Key    &quot;; &quot;&quot;; IF(AND([$Configuration.B250]=&quot;&quot;;[$Configuration.I250]=&quot;C&quot;); [.C265]; IF([$Configuration.J250]=&quot;N&quot;; [.F265]; &quot;&quot;))))))">
            <text:p/>
          </table:table-cell>
          <table:table-cell table:formula="of:=&quot;let g:which_key_map['&quot;&amp;[$Configuration.C250]&amp;&quot;'] = [ '&quot;&amp;[$Configuration.F250]&amp;&quot;', '&quot;&amp;[$Configuration.D25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4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0]&amp;&quot;' : ['&quot;&amp;[$Configuration.F250]&amp;&quot;', '&quot;&amp;[$Configuration.D25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1]=&quot;Name&quot;; [.D266]; IF([$Configuration.D251]=&quot;Description&quot;; [.E266]; IF([$Configuration.J251]=&quot;Y&quot;; IF(LEFT(TRIM([.B264]); 1)=&quot;\&quot;; &quot;      \ }&quot;; &quot;&quot;); IF([$Configuration.C251]=&quot;Sub Key    &quot;; &quot;&quot;; IF(AND([$Configuration.B251]=&quot;&quot;;[$Configuration.I251]=&quot;C&quot;); [.C266]; IF([$Configuration.J251]=&quot;N&quot;; [.F266]; &quot;&quot;))))))">
            <text:p/>
          </table:table-cell>
          <table:table-cell table:formula="of:=&quot;let g:which_key_map['&quot;&amp;[$Configuration.C251]&amp;&quot;'] = [ '&quot;&amp;[$Configuration.F251]&amp;&quot;', '&quot;&amp;[$Configuration.D25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1]&amp;&quot;' : ['&quot;&amp;[$Configuration.F251]&amp;&quot;', '&quot;&amp;[$Configuration.D25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2]=&quot;Name&quot;; [.D267]; IF([$Configuration.D252]=&quot;Description&quot;; [.E267]; IF([$Configuration.J252]=&quot;Y&quot;; IF(LEFT(TRIM([.B265]); 1)=&quot;\&quot;; &quot;      \ }&quot;; &quot;&quot;); IF([$Configuration.C252]=&quot;Sub Key    &quot;; &quot;&quot;; IF(AND([$Configuration.B252]=&quot;&quot;;[$Configuration.I252]=&quot;C&quot;); [.C267]; IF([$Configuration.J252]=&quot;N&quot;; [.F267]; &quot;&quot;))))))">
            <text:p/>
          </table:table-cell>
          <table:table-cell table:formula="of:=&quot;let g:which_key_map['&quot;&amp;[$Configuration.C252]&amp;&quot;'] = [ '&quot;&amp;[$Configuration.F252]&amp;&quot;', '&quot;&amp;[$Configuration.D25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2]&amp;&quot;' : ['&quot;&amp;[$Configuration.F252]&amp;&quot;', '&quot;&amp;[$Configuration.D25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3]=&quot;Name&quot;; [.D268]; IF([$Configuration.D253]=&quot;Description&quot;; [.E268]; IF([$Configuration.J253]=&quot;Y&quot;; IF(LEFT(TRIM([.B266]); 1)=&quot;\&quot;; &quot;      \ }&quot;; &quot;&quot;); IF([$Configuration.C253]=&quot;Sub Key    &quot;; &quot;&quot;; IF(AND([$Configuration.B253]=&quot;&quot;;[$Configuration.I253]=&quot;C&quot;); [.C268]; IF([$Configuration.J253]=&quot;N&quot;; [.F268]; &quot;&quot;))))))">
            <text:p/>
          </table:table-cell>
          <table:table-cell table:formula="of:=&quot;let g:which_key_map['&quot;&amp;[$Configuration.C253]&amp;&quot;'] = [ '&quot;&amp;[$Configuration.F253]&amp;&quot;', '&quot;&amp;[$Configuration.D25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3]&amp;&quot;' : ['&quot;&amp;[$Configuration.F253]&amp;&quot;', '&quot;&amp;[$Configuration.D25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4]=&quot;Name&quot;; [.D269]; IF([$Configuration.D254]=&quot;Description&quot;; [.E269]; IF([$Configuration.J254]=&quot;Y&quot;; IF(LEFT(TRIM([.B267]); 1)=&quot;\&quot;; &quot;      \ }&quot;; &quot;&quot;); IF([$Configuration.C254]=&quot;Sub Key    &quot;; &quot;&quot;; IF(AND([$Configuration.B254]=&quot;&quot;;[$Configuration.I254]=&quot;C&quot;); [.C269]; IF([$Configuration.J254]=&quot;N&quot;; [.F269]; &quot;&quot;))))))">
            <text:p/>
          </table:table-cell>
          <table:table-cell table:formula="of:=&quot;let g:which_key_map['&quot;&amp;[$Configuration.C254]&amp;&quot;'] = [ '&quot;&amp;[$Configuration.F254]&amp;&quot;', '&quot;&amp;[$Configuration.D25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4]&amp;&quot;' : ['&quot;&amp;[$Configuration.F254]&amp;&quot;', '&quot;&amp;[$Configuration.D25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5]=&quot;Name&quot;; [.D270]; IF([$Configuration.D255]=&quot;Description&quot;; [.E270]; IF([$Configuration.J255]=&quot;Y&quot;; IF(LEFT(TRIM([.B268]); 1)=&quot;\&quot;; &quot;      \ }&quot;; &quot;&quot;); IF([$Configuration.C255]=&quot;Sub Key    &quot;; &quot;&quot;; IF(AND([$Configuration.B255]=&quot;&quot;;[$Configuration.I255]=&quot;C&quot;); [.C270]; IF([$Configuration.J255]=&quot;N&quot;; [.F270]; &quot;&quot;))))))">
            <text:p/>
          </table:table-cell>
          <table:table-cell table:formula="of:=&quot;let g:which_key_map['&quot;&amp;[$Configuration.C255]&amp;&quot;'] = [ '&quot;&amp;[$Configuration.F255]&amp;&quot;', '&quot;&amp;[$Configuration.D25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5]&amp;&quot;' : ['&quot;&amp;[$Configuration.F255]&amp;&quot;', '&quot;&amp;[$Configuration.D25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6]=&quot;Name&quot;; [.D271]; IF([$Configuration.D256]=&quot;Description&quot;; [.E271]; IF([$Configuration.J256]=&quot;Y&quot;; IF(LEFT(TRIM([.B269]); 1)=&quot;\&quot;; &quot;      \ }&quot;; &quot;&quot;); IF([$Configuration.C256]=&quot;Sub Key    &quot;; &quot;&quot;; IF(AND([$Configuration.B256]=&quot;&quot;;[$Configuration.I256]=&quot;C&quot;); [.C271]; IF([$Configuration.J256]=&quot;N&quot;; [.F271]; &quot;&quot;))))))">
            <text:p/>
          </table:table-cell>
          <table:table-cell table:formula="of:=&quot;let g:which_key_map['&quot;&amp;[$Configuration.C256]&amp;&quot;'] = [ '&quot;&amp;[$Configuration.F256]&amp;&quot;', '&quot;&amp;[$Configuration.D25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6]&amp;&quot;' : ['&quot;&amp;[$Configuration.F256]&amp;&quot;', '&quot;&amp;[$Configuration.D25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7]=&quot;Name&quot;; [.D272]; IF([$Configuration.D257]=&quot;Description&quot;; [.E272]; IF([$Configuration.J257]=&quot;Y&quot;; IF(LEFT(TRIM([.B270]); 1)=&quot;\&quot;; &quot;      \ }&quot;; &quot;&quot;); IF([$Configuration.C257]=&quot;Sub Key    &quot;; &quot;&quot;; IF(AND([$Configuration.B257]=&quot;&quot;;[$Configuration.I257]=&quot;C&quot;); [.C272]; IF([$Configuration.J257]=&quot;N&quot;; [.F272]; &quot;&quot;))))))">
            <text:p/>
          </table:table-cell>
          <table:table-cell table:formula="of:=&quot;let g:which_key_map['&quot;&amp;[$Configuration.C257]&amp;&quot;'] = [ '&quot;&amp;[$Configuration.F257]&amp;&quot;', '&quot;&amp;[$Configuration.D25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7]&amp;&quot;' : ['&quot;&amp;[$Configuration.F257]&amp;&quot;', '&quot;&amp;[$Configuration.D25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8]=&quot;Name&quot;; [.D273]; IF([$Configuration.D258]=&quot;Description&quot;; [.E273]; IF([$Configuration.J258]=&quot;Y&quot;; IF(LEFT(TRIM([.B271]); 1)=&quot;\&quot;; &quot;      \ }&quot;; &quot;&quot;); IF([$Configuration.C258]=&quot;Sub Key    &quot;; &quot;&quot;; IF(AND([$Configuration.B258]=&quot;&quot;;[$Configuration.I258]=&quot;C&quot;); [.C273]; IF([$Configuration.J258]=&quot;N&quot;; [.F273]; &quot;&quot;))))))">
            <text:p/>
          </table:table-cell>
          <table:table-cell table:formula="of:=&quot;let g:which_key_map['&quot;&amp;[$Configuration.C258]&amp;&quot;'] = [ '&quot;&amp;[$Configuration.F258]&amp;&quot;', '&quot;&amp;[$Configuration.D25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5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8]&amp;&quot;' : ['&quot;&amp;[$Configuration.F258]&amp;&quot;', '&quot;&amp;[$Configuration.D25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59]=&quot;Name&quot;; [.D274]; IF([$Configuration.D259]=&quot;Description&quot;; [.E274]; IF([$Configuration.J259]=&quot;Y&quot;; IF(LEFT(TRIM([.B272]); 1)=&quot;\&quot;; &quot;      \ }&quot;; &quot;&quot;); IF([$Configuration.C259]=&quot;Sub Key    &quot;; &quot;&quot;; IF(AND([$Configuration.B259]=&quot;&quot;;[$Configuration.I259]=&quot;C&quot;); [.C274]; IF([$Configuration.J259]=&quot;N&quot;; [.F274]; &quot;&quot;))))))">
            <text:p/>
          </table:table-cell>
          <table:table-cell table:formula="of:=&quot;let g:which_key_map['&quot;&amp;[$Configuration.C259]&amp;&quot;'] = [ '&quot;&amp;[$Configuration.F259]&amp;&quot;', '&quot;&amp;[$Configuration.D25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59]&amp;&quot;' : ['&quot;&amp;[$Configuration.F259]&amp;&quot;', '&quot;&amp;[$Configuration.D25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0]=&quot;Name&quot;; [.D275]; IF([$Configuration.D260]=&quot;Description&quot;; [.E275]; IF([$Configuration.J260]=&quot;Y&quot;; IF(LEFT(TRIM([.B273]); 1)=&quot;\&quot;; &quot;      \ }&quot;; &quot;&quot;); IF([$Configuration.C260]=&quot;Sub Key    &quot;; &quot;&quot;; IF(AND([$Configuration.B260]=&quot;&quot;;[$Configuration.I260]=&quot;C&quot;); [.C275]; IF([$Configuration.J260]=&quot;N&quot;; [.F275]; &quot;&quot;))))))">
            <text:p/>
          </table:table-cell>
          <table:table-cell table:formula="of:=&quot;let g:which_key_map['&quot;&amp;[$Configuration.C260]&amp;&quot;'] = [ '&quot;&amp;[$Configuration.F260]&amp;&quot;', '&quot;&amp;[$Configuration.D26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5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0]&amp;&quot;' : ['&quot;&amp;[$Configuration.F260]&amp;&quot;', '&quot;&amp;[$Configuration.D26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1]=&quot;Name&quot;; [.D276]; IF([$Configuration.D261]=&quot;Description&quot;; [.E276]; IF([$Configuration.J261]=&quot;Y&quot;; IF(LEFT(TRIM([.B274]); 1)=&quot;\&quot;; &quot;      \ }&quot;; &quot;&quot;); IF([$Configuration.C261]=&quot;Sub Key    &quot;; &quot;&quot;; IF(AND([$Configuration.B261]=&quot;&quot;;[$Configuration.I261]=&quot;C&quot;); [.C276]; IF([$Configuration.J261]=&quot;N&quot;; [.F276]; &quot;&quot;))))))">
            <text:p/>
          </table:table-cell>
          <table:table-cell table:formula="of:=&quot;let g:which_key_map['&quot;&amp;[$Configuration.C261]&amp;&quot;'] = [ '&quot;&amp;[$Configuration.F261]&amp;&quot;', '&quot;&amp;[$Configuration.D26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1]&amp;&quot;' : ['&quot;&amp;[$Configuration.F261]&amp;&quot;', '&quot;&amp;[$Configuration.D26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2]=&quot;Name&quot;; [.D277]; IF([$Configuration.D262]=&quot;Description&quot;; [.E277]; IF([$Configuration.J262]=&quot;Y&quot;; IF(LEFT(TRIM([.B275]); 1)=&quot;\&quot;; &quot;      \ }&quot;; &quot;&quot;); IF([$Configuration.C262]=&quot;Sub Key    &quot;; &quot;&quot;; IF(AND([$Configuration.B262]=&quot;&quot;;[$Configuration.I262]=&quot;C&quot;); [.C277]; IF([$Configuration.J262]=&quot;N&quot;; [.F277]; &quot;&quot;))))))">
            <text:p/>
          </table:table-cell>
          <table:table-cell table:formula="of:=&quot;let g:which_key_map['&quot;&amp;[$Configuration.C262]&amp;&quot;'] = [ '&quot;&amp;[$Configuration.F262]&amp;&quot;', '&quot;&amp;[$Configuration.D26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2]&amp;&quot;' : ['&quot;&amp;[$Configuration.F262]&amp;&quot;', '&quot;&amp;[$Configuration.D26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3]=&quot;Name&quot;; [.D278]; IF([$Configuration.D263]=&quot;Description&quot;; [.E278]; IF([$Configuration.J263]=&quot;Y&quot;; IF(LEFT(TRIM([.B276]); 1)=&quot;\&quot;; &quot;      \ }&quot;; &quot;&quot;); IF([$Configuration.C263]=&quot;Sub Key    &quot;; &quot;&quot;; IF(AND([$Configuration.B263]=&quot;&quot;;[$Configuration.I263]=&quot;C&quot;); [.C278]; IF([$Configuration.J263]=&quot;N&quot;; [.F278]; &quot;&quot;))))))">
            <text:p/>
          </table:table-cell>
          <table:table-cell table:formula="of:=&quot;let g:which_key_map['&quot;&amp;[$Configuration.C263]&amp;&quot;'] = [ '&quot;&amp;[$Configuration.F263]&amp;&quot;', '&quot;&amp;[$Configuration.D26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3]&amp;&quot;' : ['&quot;&amp;[$Configuration.F263]&amp;&quot;', '&quot;&amp;[$Configuration.D26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4]=&quot;Name&quot;; [.D279]; IF([$Configuration.D264]=&quot;Description&quot;; [.E279]; IF([$Configuration.J264]=&quot;Y&quot;; IF(LEFT(TRIM([.B277]); 1)=&quot;\&quot;; &quot;      \ }&quot;; &quot;&quot;); IF([$Configuration.C264]=&quot;Sub Key    &quot;; &quot;&quot;; IF(AND([$Configuration.B264]=&quot;&quot;;[$Configuration.I264]=&quot;C&quot;); [.C279]; IF([$Configuration.J264]=&quot;N&quot;; [.F279]; &quot;&quot;))))))">
            <text:p/>
          </table:table-cell>
          <table:table-cell table:formula="of:=&quot;let g:which_key_map['&quot;&amp;[$Configuration.C264]&amp;&quot;'] = [ '&quot;&amp;[$Configuration.F264]&amp;&quot;', '&quot;&amp;[$Configuration.D26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4]&amp;&quot;' : ['&quot;&amp;[$Configuration.F264]&amp;&quot;', '&quot;&amp;[$Configuration.D26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5]=&quot;Name&quot;; [.D280]; IF([$Configuration.D265]=&quot;Description&quot;; [.E280]; IF([$Configuration.J265]=&quot;Y&quot;; IF(LEFT(TRIM([.B278]); 1)=&quot;\&quot;; &quot;      \ }&quot;; &quot;&quot;); IF([$Configuration.C265]=&quot;Sub Key    &quot;; &quot;&quot;; IF(AND([$Configuration.B265]=&quot;&quot;;[$Configuration.I265]=&quot;C&quot;); [.C280]; IF([$Configuration.J265]=&quot;N&quot;; [.F280]; &quot;&quot;))))))">
            <text:p/>
          </table:table-cell>
          <table:table-cell table:formula="of:=&quot;let g:which_key_map['&quot;&amp;[$Configuration.C265]&amp;&quot;'] = [ '&quot;&amp;[$Configuration.F265]&amp;&quot;', '&quot;&amp;[$Configuration.D26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5]&amp;&quot;' : ['&quot;&amp;[$Configuration.F265]&amp;&quot;', '&quot;&amp;[$Configuration.D26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6]=&quot;Name&quot;; [.D281]; IF([$Configuration.D266]=&quot;Description&quot;; [.E281]; IF([$Configuration.J266]=&quot;Y&quot;; IF(LEFT(TRIM([.B279]); 1)=&quot;\&quot;; &quot;      \ }&quot;; &quot;&quot;); IF([$Configuration.C266]=&quot;Sub Key    &quot;; &quot;&quot;; IF(AND([$Configuration.B266]=&quot;&quot;;[$Configuration.I266]=&quot;C&quot;); [.C281]; IF([$Configuration.J266]=&quot;N&quot;; [.F281]; &quot;&quot;))))))">
            <text:p/>
          </table:table-cell>
          <table:table-cell table:formula="of:=&quot;let g:which_key_map['&quot;&amp;[$Configuration.C266]&amp;&quot;'] = [ '&quot;&amp;[$Configuration.F266]&amp;&quot;', '&quot;&amp;[$Configuration.D26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6]&amp;&quot;' : ['&quot;&amp;[$Configuration.F266]&amp;&quot;', '&quot;&amp;[$Configuration.D26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7]=&quot;Name&quot;; [.D282]; IF([$Configuration.D267]=&quot;Description&quot;; [.E282]; IF([$Configuration.J267]=&quot;Y&quot;; IF(LEFT(TRIM([.B280]); 1)=&quot;\&quot;; &quot;      \ }&quot;; &quot;&quot;); IF([$Configuration.C267]=&quot;Sub Key    &quot;; &quot;&quot;; IF(AND([$Configuration.B267]=&quot;&quot;;[$Configuration.I267]=&quot;C&quot;); [.C282]; IF([$Configuration.J267]=&quot;N&quot;; [.F282]; &quot;&quot;))))))">
            <text:p/>
          </table:table-cell>
          <table:table-cell table:formula="of:=&quot;let g:which_key_map['&quot;&amp;[$Configuration.C267]&amp;&quot;'] = [ '&quot;&amp;[$Configuration.F267]&amp;&quot;', '&quot;&amp;[$Configuration.D267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8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6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7]&amp;&quot;' : ['&quot;&amp;[$Configuration.F267]&amp;&quot;', '&quot;&amp;[$Configuration.D267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8]=&quot;Name&quot;; [.D283]; IF([$Configuration.D268]=&quot;Description&quot;; [.E283]; IF([$Configuration.J268]=&quot;Y&quot;; IF(LEFT(TRIM([.B281]); 1)=&quot;\&quot;; &quot;      \ }&quot;; &quot;&quot;); IF([$Configuration.C268]=&quot;Sub Key    &quot;; &quot;&quot;; IF(AND([$Configuration.B268]=&quot;&quot;;[$Configuration.I268]=&quot;C&quot;); [.C283]; IF([$Configuration.J268]=&quot;N&quot;; [.F283]; &quot;&quot;))))))">
            <text:p/>
          </table:table-cell>
          <table:table-cell table:formula="of:=&quot;let g:which_key_map['&quot;&amp;[$Configuration.C268]&amp;&quot;'] = [ '&quot;&amp;[$Configuration.F268]&amp;&quot;', '&quot;&amp;[$Configuration.D268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69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7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8]&amp;&quot;' : ['&quot;&amp;[$Configuration.F268]&amp;&quot;', '&quot;&amp;[$Configuration.D268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69]=&quot;Name&quot;; [.D284]; IF([$Configuration.D269]=&quot;Description&quot;; [.E284]; IF([$Configuration.J269]=&quot;Y&quot;; IF(LEFT(TRIM([.B282]); 1)=&quot;\&quot;; &quot;      \ }&quot;; &quot;&quot;); IF([$Configuration.C269]=&quot;Sub Key    &quot;; &quot;&quot;; IF(AND([$Configuration.B269]=&quot;&quot;;[$Configuration.I269]=&quot;C&quot;); [.C284]; IF([$Configuration.J269]=&quot;N&quot;; [.F284]; &quot;&quot;))))))">
            <text:p/>
          </table:table-cell>
          <table:table-cell table:formula="of:=&quot;let g:which_key_map['&quot;&amp;[$Configuration.C269]&amp;&quot;'] = [ '&quot;&amp;[$Configuration.F269]&amp;&quot;', '&quot;&amp;[$Configuration.D269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70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8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69]&amp;&quot;' : ['&quot;&amp;[$Configuration.F269]&amp;&quot;', '&quot;&amp;[$Configuration.D269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70]=&quot;Name&quot;; [.D285]; IF([$Configuration.D270]=&quot;Description&quot;; [.E285]; IF([$Configuration.J270]=&quot;Y&quot;; IF(LEFT(TRIM([.B283]); 1)=&quot;\&quot;; &quot;      \ }&quot;; &quot;&quot;); IF([$Configuration.C270]=&quot;Sub Key    &quot;; &quot;&quot;; IF(AND([$Configuration.B270]=&quot;&quot;;[$Configuration.I270]=&quot;C&quot;); [.C285]; IF([$Configuration.J270]=&quot;N&quot;; [.F285]; &quot;&quot;))))))">
            <text:p/>
          </table:table-cell>
          <table:table-cell table:formula="of:=&quot;let g:which_key_map['&quot;&amp;[$Configuration.C270]&amp;&quot;'] = [ '&quot;&amp;[$Configuration.F270]&amp;&quot;', '&quot;&amp;[$Configuration.D270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71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69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70]&amp;&quot;' : ['&quot;&amp;[$Configuration.F270]&amp;&quot;', '&quot;&amp;[$Configuration.D270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71]=&quot;Name&quot;; [.D286]; IF([$Configuration.D271]=&quot;Description&quot;; [.E286]; IF([$Configuration.J271]=&quot;Y&quot;; IF(LEFT(TRIM([.B284]); 1)=&quot;\&quot;; &quot;      \ }&quot;; &quot;&quot;); IF([$Configuration.C271]=&quot;Sub Key    &quot;; &quot;&quot;; IF(AND([$Configuration.B271]=&quot;&quot;;[$Configuration.I271]=&quot;C&quot;); [.C286]; IF([$Configuration.J271]=&quot;N&quot;; [.F286]; &quot;&quot;))))))">
            <text:p/>
          </table:table-cell>
          <table:table-cell table:formula="of:=&quot;let g:which_key_map['&quot;&amp;[$Configuration.C271]&amp;&quot;'] = [ '&quot;&amp;[$Configuration.F271]&amp;&quot;', '&quot;&amp;[$Configuration.D271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72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70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71]&amp;&quot;' : ['&quot;&amp;[$Configuration.F271]&amp;&quot;', '&quot;&amp;[$Configuration.D271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72]=&quot;Name&quot;; [.D287]; IF([$Configuration.D272]=&quot;Description&quot;; [.E287]; IF([$Configuration.J272]=&quot;Y&quot;; IF(LEFT(TRIM([.B285]); 1)=&quot;\&quot;; &quot;      \ }&quot;; &quot;&quot;); IF([$Configuration.C272]=&quot;Sub Key    &quot;; &quot;&quot;; IF(AND([$Configuration.B272]=&quot;&quot;;[$Configuration.I272]=&quot;C&quot;); [.C287]; IF([$Configuration.J272]=&quot;N&quot;; [.F287]; &quot;&quot;))))))">
            <text:p/>
          </table:table-cell>
          <table:table-cell table:formula="of:=&quot;let g:which_key_map['&quot;&amp;[$Configuration.C272]&amp;&quot;'] = [ '&quot;&amp;[$Configuration.F272]&amp;&quot;', '&quot;&amp;[$Configuration.D272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73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71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72]&amp;&quot;' : ['&quot;&amp;[$Configuration.F272]&amp;&quot;', '&quot;&amp;[$Configuration.D272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73]=&quot;Name&quot;; [.D288]; IF([$Configuration.D273]=&quot;Description&quot;; [.E288]; IF([$Configuration.J273]=&quot;Y&quot;; IF(LEFT(TRIM([.B286]); 1)=&quot;\&quot;; &quot;      \ }&quot;; &quot;&quot;); IF([$Configuration.C273]=&quot;Sub Key    &quot;; &quot;&quot;; IF(AND([$Configuration.B273]=&quot;&quot;;[$Configuration.I273]=&quot;C&quot;); [.C288]; IF([$Configuration.J273]=&quot;N&quot;; [.F288]; &quot;&quot;))))))">
            <text:p/>
          </table:table-cell>
          <table:table-cell table:formula="of:=&quot;let g:which_key_map['&quot;&amp;[$Configuration.C273]&amp;&quot;'] = [ '&quot;&amp;[$Configuration.F273]&amp;&quot;', '&quot;&amp;[$Configuration.D273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74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72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73]&amp;&quot;' : ['&quot;&amp;[$Configuration.F273]&amp;&quot;', '&quot;&amp;[$Configuration.D273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74]=&quot;Name&quot;; [.D289]; IF([$Configuration.D274]=&quot;Description&quot;; [.E289]; IF([$Configuration.J274]=&quot;Y&quot;; IF(LEFT(TRIM([.B287]); 1)=&quot;\&quot;; &quot;      \ }&quot;; &quot;&quot;); IF([$Configuration.C274]=&quot;Sub Key    &quot;; &quot;&quot;; IF(AND([$Configuration.B274]=&quot;&quot;;[$Configuration.I274]=&quot;C&quot;); [.C289]; IF([$Configuration.J274]=&quot;N&quot;; [.F289]; &quot;&quot;))))))">
            <text:p/>
          </table:table-cell>
          <table:table-cell table:formula="of:=&quot;let g:which_key_map['&quot;&amp;[$Configuration.C274]&amp;&quot;'] = [ '&quot;&amp;[$Configuration.F274]&amp;&quot;', '&quot;&amp;[$Configuration.D274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75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73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74]&amp;&quot;' : ['&quot;&amp;[$Configuration.F274]&amp;&quot;', '&quot;&amp;[$Configuration.D274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75]=&quot;Name&quot;; [.D290]; IF([$Configuration.D275]=&quot;Description&quot;; [.E290]; IF([$Configuration.J275]=&quot;Y&quot;; IF(LEFT(TRIM([.B288]); 1)=&quot;\&quot;; &quot;      \ }&quot;; &quot;&quot;); IF([$Configuration.C275]=&quot;Sub Key    &quot;; &quot;&quot;; IF(AND([$Configuration.B275]=&quot;&quot;;[$Configuration.I275]=&quot;C&quot;); [.C290]; IF([$Configuration.J275]=&quot;N&quot;; [.F290]; &quot;&quot;))))))">
            <text:p/>
          </table:table-cell>
          <table:table-cell table:formula="of:=&quot;let g:which_key_map['&quot;&amp;[$Configuration.C275]&amp;&quot;'] = [ '&quot;&amp;[$Configuration.F275]&amp;&quot;', '&quot;&amp;[$Configuration.D275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76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74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75]&amp;&quot;' : ['&quot;&amp;[$Configuration.F275]&amp;&quot;', '&quot;&amp;[$Configuration.D275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>
          <table:table-cell/>
          <table:table-cell table:formula="of:=IF([$Configuration.D276]=&quot;Name&quot;; [.D291]; IF([$Configuration.D276]=&quot;Description&quot;; [.E291]; IF([$Configuration.J276]=&quot;Y&quot;; IF(LEFT(TRIM([.B289]); 1)=&quot;\&quot;; &quot;      \ }&quot;; &quot;&quot;); IF([$Configuration.C276]=&quot;Sub Key    &quot;; &quot;&quot;; IF(AND([$Configuration.B276]=&quot;&quot;;[$Configuration.I276]=&quot;C&quot;); [.C291]; IF([$Configuration.J276]=&quot;N&quot;; [.F291]; &quot;&quot;))))))">
            <text:p/>
          </table:table-cell>
          <table:table-cell table:formula="of:=&quot;let g:which_key_map['&quot;&amp;[$Configuration.C276]&amp;&quot;'] = [ '&quot;&amp;[$Configuration.F276]&amp;&quot;', '&quot;&amp;[$Configuration.D276]&amp;&quot;' ]&quot;" office:value-type="string" office:string-value="let g:which_key_map[''] = [ '', '' ]" calcext:value-type="string">
            <text:p>let g:which_key_map[''] = [ '', '' ]</text:p>
          </table:table-cell>
          <table:table-cell table:formula="of:=&quot;let g:which_key_map.&quot;&amp;[$Configuration.B277]&amp;&quot; = {&quot;" office:value-type="string" office:string-value="let g:which_key_map. = {" calcext:value-type="string">
            <text:p>let g:which_key_map. = {</text:p>
          </table:table-cell>
          <table:table-cell table:formula="of:=&quot;       \ 'name' : '+&quot;&amp;[$Configuration.E275]&amp;&quot;' ,&quot;" office:value-type="string" office:string-value="       \ 'name' : '+' ," calcext:value-type="string">
            <text:p><text:s text:c="7"/>\ 'name' : '+' ,</text:p>
          </table:table-cell>
          <table:table-cell table:formula="of:=&quot;       \ '&quot;&amp;[$Configuration.C276]&amp;&quot;' : ['&quot;&amp;[$Configuration.F276]&amp;&quot;', '&quot;&amp;[$Configuration.D276]&amp;&quot;'] ,&quot;" office:value-type="string" office:string-value="       \ '' : ['', ''] ," calcext:value-type="string">
            <text:p><text:s text:c="7"/>\ '' : ['', ''] ,</text:p>
          </table:table-cell>
          <table:table-cell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s.vim" table:style-name="ta1">
        <table:table-column table:style-name="co18" table:default-cell-style-name="ce17"/>
        <table:table-column table:style-name="co19" table:default-cell-style-name="ce17"/>
        <table:table-column table:style-name="co11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8" table:number-columns-repeated="1018" table:default-cell-style-name="ce17"/>
        <table:table-row table:style-name="ro1">
          <table:table-cell/>
          <table:table-cell table:style-name="ce18" office:value-type="string" calcext:value-type="string">
            <text:p>"Key headers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let mapleader=' '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let g:camelcasemotion_key = '&lt;leader&gt;'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map &lt;silent&gt;w &lt;Plug&gt;CamelCaseMotion_w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map &lt;silent&gt;b &lt;Plug&gt;CamelCaseMotion_b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map &lt;silent&gt;e &lt;Plug&gt;CamelCaseMotion_e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map &lt;silent&gt;ge &lt;Plug&gt;CamelCaseMotion_ge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sunmap w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sunmap b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sunmap e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sunmap ge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omap &lt;silent&gt;iw &lt;Plug&gt;CamelCaseMotion_iw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xmap &lt;silent&gt;iw &lt;Plug&gt;CamelCaseMotion_iw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omap &lt;silent&gt;ib &lt;Plug&gt;CamelCaseMotion_ib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xmap &lt;silent&gt;ib &lt;Plug&gt;CamelCaseMotion_ib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omap &lt;silent&gt;ie &lt;Plug&gt;CamelCaseMotion_ie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xmap &lt;silent&gt;ie &lt;Plug&gt;CamelCaseMotion_ie 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23"/>
          <table:table-cell table:number-columns-repeated="1022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"Generated keymap from Configuration tab starts here</text:p>
          </table:table-cell>
          <table:table-cell table:number-columns-repeated="1022"/>
        </table:table-row>
        <table:table-row table:style-name="ro1">
          <table:table-cell/>
          <table:table-cell table:formula="of:=IF(AND([$Configuration.I3]=&quot;C&quot;;RIGHT([.D25];5)&lt;&gt;&quot;←Key &quot;); IF(IFERROR(FIND(&quot;:&quot;;TRIM([$Configuration.F3])); 0)=1; [.C25];[.D25]); &quot;&quot;)" office:value-type="string" office:string-value="nnoremap &lt;leader&gt;/ :call Comment()&lt;CR&gt;" calcext:value-type="string">
            <text:p>nnoremap &lt;leader&gt;/ :call Comment()&lt;CR&gt;</text:p>
          </table:table-cell>
          <table:table-cell table:formula="of:=&quot;nnoremap &lt;leader&gt;&quot;&amp;[$Configuration.B3]&amp;[$Configuration.C3]&amp;&quot; &quot;&amp;[$Configuration.F3]&amp;&quot;&lt;CR&gt;&quot;" office:value-type="string" office:string-value="nnoremap &lt;leader&gt;/ :call Comment()&lt;CR&gt;" calcext:value-type="string">
            <text:p>nnoremap &lt;leader&gt;/ :call Comment()&lt;CR&gt;</text:p>
          </table:table-cell>
          <table:table-cell table:formula="of:=&quot;nmap &lt;leader&gt;&quot;&amp;[$Configuration.B3]&amp;[$Configuration.C3]&amp;&quot; &quot;&amp;[$Configuration.F3]" office:value-type="string" office:string-value="nmap &lt;leader&gt;/ :call Comment()" calcext:value-type="string">
            <text:p>nmap &lt;leader&gt;/ :call Comment(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]=&quot;C&quot;;RIGHT([.D26];5)&lt;&gt;&quot;←Key &quot;); IF(IFERROR(FIND(&quot;:&quot;;TRIM([$Configuration.F4])); 0)=1; [.C26];[.D26]); &quot;&quot;)" office:value-type="string" office:string-value="nnoremap &lt;leader&gt;. :e $MYVIMRC&lt;CR&gt;" calcext:value-type="string">
            <text:p>nnoremap &lt;leader&gt;. :e $MYVIMRC&lt;CR&gt;</text:p>
          </table:table-cell>
          <table:table-cell table:formula="of:=&quot;nnoremap &lt;leader&gt;&quot;&amp;[$Configuration.B4]&amp;[$Configuration.C4]&amp;&quot; &quot;&amp;[$Configuration.F4]&amp;&quot;&lt;CR&gt;&quot;" office:value-type="string" office:string-value="nnoremap &lt;leader&gt;. :e $MYVIMRC&lt;CR&gt;" calcext:value-type="string">
            <text:p>nnoremap &lt;leader&gt;. :e $MYVIMRC&lt;CR&gt;</text:p>
          </table:table-cell>
          <table:table-cell table:formula="of:=&quot;nmap &lt;leader&gt;&quot;&amp;[$Configuration.B4]&amp;[$Configuration.C4]&amp;&quot; &quot;&amp;[$Configuration.F4]" office:value-type="string" office:string-value="nmap &lt;leader&gt;. :e $MYVIMRC" calcext:value-type="string">
            <text:p>nmap &lt;leader&gt;. :e $MYVIMRC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]=&quot;C&quot;;RIGHT([.D27];5)&lt;&gt;&quot;←Key &quot;); IF(IFERROR(FIND(&quot;:&quot;;TRIM([$Configuration.F5])); 0)=1; [.C27];[.D27]); &quot;&quot;)" office:value-type="string" office:string-value="nmap &lt;leader&gt;w &lt;Plug&gt;CamelCaseMotion_w" calcext:value-type="string">
            <text:p>nmap &lt;leader&gt;w &lt;Plug&gt;CamelCaseMotion_w</text:p>
          </table:table-cell>
          <table:table-cell table:formula="of:=&quot;nnoremap &lt;leader&gt;&quot;&amp;[$Configuration.B5]&amp;[$Configuration.C5]&amp;&quot; &quot;&amp;[$Configuration.F5]&amp;&quot;&lt;CR&gt;&quot;" office:value-type="string" office:string-value="nnoremap &lt;leader&gt;w &lt;Plug&gt;CamelCaseMotion_w&lt;CR&gt;" calcext:value-type="string">
            <text:p>nnoremap &lt;leader&gt;w &lt;Plug&gt;CamelCaseMotion_w&lt;CR&gt;</text:p>
          </table:table-cell>
          <table:table-cell table:formula="of:=&quot;nmap &lt;leader&gt;&quot;&amp;[$Configuration.B5]&amp;[$Configuration.C5]&amp;&quot; &quot;&amp;[$Configuration.F5]" office:value-type="string" office:string-value="nmap &lt;leader&gt;w &lt;Plug&gt;CamelCaseMotion_w" calcext:value-type="string">
            <text:p>nmap &lt;leader&gt;w &lt;Plug&gt;CamelCaseMotion_w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]=&quot;C&quot;;RIGHT([.D28];5)&lt;&gt;&quot;←Key &quot;); IF(IFERROR(FIND(&quot;:&quot;;TRIM([$Configuration.F6])); 0)=1; [.C28];[.D28]); &quot;&quot;)" office:value-type="string" office:string-value="nmap &lt;leader&gt;b &lt;Plug&gt;CamelCaseMotion_b" calcext:value-type="string">
            <text:p>nmap &lt;leader&gt;b &lt;Plug&gt;CamelCaseMotion_b</text:p>
          </table:table-cell>
          <table:table-cell table:formula="of:=&quot;nnoremap &lt;leader&gt;&quot;&amp;[$Configuration.B6]&amp;[$Configuration.C6]&amp;&quot; &quot;&amp;[$Configuration.F6]&amp;&quot;&lt;CR&gt;&quot;" office:value-type="string" office:string-value="nnoremap &lt;leader&gt;b &lt;Plug&gt;CamelCaseMotion_b&lt;CR&gt;" calcext:value-type="string">
            <text:p>nnoremap &lt;leader&gt;b &lt;Plug&gt;CamelCaseMotion_b&lt;CR&gt;</text:p>
          </table:table-cell>
          <table:table-cell table:formula="of:=&quot;nmap &lt;leader&gt;&quot;&amp;[$Configuration.B6]&amp;[$Configuration.C6]&amp;&quot; &quot;&amp;[$Configuration.F6]" office:value-type="string" office:string-value="nmap &lt;leader&gt;b &lt;Plug&gt;CamelCaseMotion_b" calcext:value-type="string">
            <text:p>nmap &lt;leader&gt;b &lt;Plug&gt;CamelCaseMotion_b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]=&quot;C&quot;;RIGHT([.D29];5)&lt;&gt;&quot;←Key &quot;); IF(IFERROR(FIND(&quot;:&quot;;TRIM([$Configuration.F7])); 0)=1; [.C29];[.D29]); &quot;&quot;)" office:value-type="string" office:string-value="nmap &lt;leader&gt;e &lt;Plug&gt;CamelCaseMotion_e" calcext:value-type="string">
            <text:p>nmap &lt;leader&gt;e &lt;Plug&gt;CamelCaseMotion_e</text:p>
          </table:table-cell>
          <table:table-cell table:formula="of:=&quot;nnoremap &lt;leader&gt;&quot;&amp;[$Configuration.B7]&amp;[$Configuration.C7]&amp;&quot; &quot;&amp;[$Configuration.F7]&amp;&quot;&lt;CR&gt;&quot;" office:value-type="string" office:string-value="nnoremap &lt;leader&gt;e &lt;Plug&gt;CamelCaseMotion_e&lt;CR&gt;" calcext:value-type="string">
            <text:p>nnoremap &lt;leader&gt;e &lt;Plug&gt;CamelCaseMotion_e&lt;CR&gt;</text:p>
          </table:table-cell>
          <table:table-cell table:formula="of:=&quot;nmap &lt;leader&gt;&quot;&amp;[$Configuration.B7]&amp;[$Configuration.C7]&amp;&quot; &quot;&amp;[$Configuration.F7]" office:value-type="string" office:string-value="nmap &lt;leader&gt;e &lt;Plug&gt;CamelCaseMotion_e" calcext:value-type="string">
            <text:p>nmap &lt;leader&gt;e &lt;Plug&gt;CamelCaseMotion_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]=&quot;C&quot;;RIGHT([.D30];5)&lt;&gt;&quot;←Key &quot;); IF(IFERROR(FIND(&quot;:&quot;;TRIM([$Configuration.F8])); 0)=1; [.C30];[.D30]); &quot;&quot;)" office:value-type="string" office:string-value="nnoremap &lt;leader&gt;n :let @/ = “”&lt;CR&gt;" calcext:value-type="string">
            <text:p>nnoremap &lt;leader&gt;n :let @/ = “”&lt;CR&gt;</text:p>
          </table:table-cell>
          <table:table-cell table:formula="of:=&quot;nnoremap &lt;leader&gt;&quot;&amp;[$Configuration.B8]&amp;[$Configuration.C8]&amp;&quot; &quot;&amp;[$Configuration.F8]&amp;&quot;&lt;CR&gt;&quot;" office:value-type="string" office:string-value="nnoremap &lt;leader&gt;n :let @/ = “”&lt;CR&gt;" calcext:value-type="string">
            <text:p>nnoremap &lt;leader&gt;n :let @/ = “”&lt;CR&gt;</text:p>
          </table:table-cell>
          <table:table-cell table:formula="of:=&quot;nmap &lt;leader&gt;&quot;&amp;[$Configuration.B8]&amp;[$Configuration.C8]&amp;&quot; &quot;&amp;[$Configuration.F8]" office:value-type="string" office:string-value="nmap &lt;leader&gt;n :let @/ = “”" calcext:value-type="string">
            <text:p>nmap &lt;leader&gt;n :let @/ = “”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]=&quot;C&quot;;RIGHT([.D31];5)&lt;&gt;&quot;←Key &quot;); IF(IFERROR(FIND(&quot;:&quot;;TRIM([$Configuration.F9])); 0)=1; [.C31];[.D31]); &quot;&quot;)" office:value-type="string" office:string-value="nmap &lt;leader&gt;q &lt;Plug&gt;(cod-fix-current)" calcext:value-type="string">
            <text:p>nmap &lt;leader&gt;q &lt;Plug&gt;(cod-fix-current)</text:p>
          </table:table-cell>
          <table:table-cell table:formula="of:=&quot;nnoremap &lt;leader&gt;&quot;&amp;[$Configuration.B9]&amp;[$Configuration.C9]&amp;&quot; &quot;&amp;[$Configuration.F9]&amp;&quot;&lt;CR&gt;&quot;" office:value-type="string" office:string-value="nnoremap &lt;leader&gt;q &lt;Plug&gt;(cod-fix-current)&lt;CR&gt;" calcext:value-type="string">
            <text:p>nnoremap &lt;leader&gt;q &lt;Plug&gt;(cod-fix-current)&lt;CR&gt;</text:p>
          </table:table-cell>
          <table:table-cell table:formula="of:=&quot;nmap &lt;leader&gt;&quot;&amp;[$Configuration.B9]&amp;[$Configuration.C9]&amp;&quot; &quot;&amp;[$Configuration.F9]" office:value-type="string" office:string-value="nmap &lt;leader&gt;q &lt;Plug&gt;(cod-fix-current)" calcext:value-type="string">
            <text:p>nmap &lt;leader&gt;q &lt;Plug&gt;(cod-fix-current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]=&quot;C&quot;;RIGHT([.D32];5)&lt;&gt;&quot;←Key &quot;); IF(IFERROR(FIND(&quot;:&quot;;TRIM([$Configuration.F10])); 0)=1; [.C32];[.D32]); &quot;&quot;)">
            <text:p/>
          </table:table-cell>
          <table:table-cell table:formula="of:=&quot;nnoremap &lt;leader&gt;&quot;&amp;[$Configuration.B10]&amp;[$Configuration.C10]&amp;&quot; &quot;&amp;[$Configuration.F1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0]&amp;[$Configuration.C10]&amp;&quot; &quot;&amp;[$Configuration.F1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]=&quot;C&quot;;RIGHT([.D33];5)&lt;&gt;&quot;←Key &quot;); IF(IFERROR(FIND(&quot;:&quot;;TRIM([$Configuration.F11])); 0)=1; [.C33];[.D33]); &quot;&quot;)">
            <text:p/>
          </table:table-cell>
          <table:table-cell table:formula="of:=&quot;nnoremap &lt;leader&gt;&quot;&amp;[$Configuration.B11]&amp;[$Configuration.C11]&amp;&quot; &quot;&amp;[$Configuration.F11]&amp;&quot;&lt;CR&gt;&quot;" office:value-type="string" office:string-value="nnoremap &lt;leader&gt;Main KeySub Key     Vim Command&lt;CR&gt;" calcext:value-type="string">
            <text:p>nnoremap &lt;leader&gt;Main KeySub Key <text:s text:c="4"/>Vim Command&lt;CR&gt;</text:p>
          </table:table-cell>
          <table:table-cell table:formula="of:=&quot;nmap &lt;leader&gt;&quot;&amp;[$Configuration.B11]&amp;[$Configuration.C11]&amp;&quot; &quot;&amp;[$Configuration.F11]" office:value-type="string" office:string-value="nmap &lt;leader&gt;Main KeySub Key     Vim Command" calcext:value-type="string">
            <text:p>nmap &lt;leader&gt;Main KeySub Key <text:s text:c="4"/>Vim Command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]=&quot;C&quot;;RIGHT([.D34];5)&lt;&gt;&quot;←Key &quot;); IF(IFERROR(FIND(&quot;:&quot;;TRIM([$Configuration.F12])); 0)=1; [.C34];[.D34]); &quot;&quot;)">
            <text:p/>
          </table:table-cell>
          <table:table-cell table:formula="of:=&quot;nnoremap &lt;leader&gt;&quot;&amp;[$Configuration.B12]&amp;[$Configuration.C12]&amp;&quot; &quot;&amp;[$Configuration.F1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]&amp;[$Configuration.C12]&amp;&quot; &quot;&amp;[$Configuration.F1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]=&quot;C&quot;;RIGHT([.D35];5)&lt;&gt;&quot;←Key &quot;); IF(IFERROR(FIND(&quot;:&quot;;TRIM([$Configuration.F13])); 0)=1; [.C35];[.D35]); &quot;&quot;)">
            <text:p/>
          </table:table-cell>
          <table:table-cell table:formula="of:=&quot;nnoremap &lt;leader&gt;&quot;&amp;[$Configuration.B13]&amp;[$Configuration.C13]&amp;&quot; &quot;&amp;[$Configuration.F13]&amp;&quot;&lt;CR&gt;&quot;" office:value-type="string" office:string-value="nnoremap &lt;leader&gt;a &lt;CR&gt;" calcext:value-type="string">
            <text:p>nnoremap &lt;leader&gt;a &lt;CR&gt;</text:p>
          </table:table-cell>
          <table:table-cell table:formula="of:=&quot;nmap &lt;leader&gt;&quot;&amp;[$Configuration.B13]&amp;[$Configuration.C13]&amp;&quot; &quot;&amp;[$Configuration.F13]" office:value-type="string" office:string-value="nmap &lt;leader&gt;a " calcext:value-type="string">
            <text:p>nmap &lt;leader&gt;a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]=&quot;C&quot;;RIGHT([.D36];5)&lt;&gt;&quot;←Key &quot;); IF(IFERROR(FIND(&quot;:&quot;;TRIM([$Configuration.F14])); 0)=1; [.C36];[.D36]); &quot;&quot;)" office:value-type="string" office:string-value="nnoremap &lt;leader&gt;ae :CocCommand explorer –toggle –sorces=file+&lt;CR&gt;" calcext:value-type="string">
            <text:p>nnoremap &lt;leader&gt;ae :CocCommand explorer –toggle –sorces=file+&lt;CR&gt;</text:p>
          </table:table-cell>
          <table:table-cell table:formula="of:=&quot;nnoremap &lt;leader&gt;&quot;&amp;[$Configuration.B14]&amp;[$Configuration.C14]&amp;&quot; &quot;&amp;[$Configuration.F14]&amp;&quot;&lt;CR&gt;&quot;" office:value-type="string" office:string-value="nnoremap &lt;leader&gt;ae :CocCommand explorer –toggle –sorces=file+&lt;CR&gt;" calcext:value-type="string">
            <text:p>nnoremap &lt;leader&gt;ae :CocCommand explorer –toggle –sorces=file+&lt;CR&gt;</text:p>
          </table:table-cell>
          <table:table-cell table:formula="of:=&quot;nmap &lt;leader&gt;&quot;&amp;[$Configuration.B14]&amp;[$Configuration.C14]&amp;&quot; &quot;&amp;[$Configuration.F14]" office:value-type="string" office:string-value="nmap &lt;leader&gt;ae :CocCommand explorer –toggle –sorces=file+" calcext:value-type="string">
            <text:p>nmap &lt;leader&gt;ae :CocCommand explorer –toggle –sorces=file+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]=&quot;C&quot;;RIGHT([.D37];5)&lt;&gt;&quot;←Key &quot;); IF(IFERROR(FIND(&quot;:&quot;;TRIM([$Configuration.F15])); 0)=1; [.C37];[.D37]); &quot;&quot;)" office:value-type="string" office:string-value="nnoremap &lt;leader&gt;am :MarkdownPreview&lt;CR&gt;" calcext:value-type="string">
            <text:p>nnoremap &lt;leader&gt;am :MarkdownPreview&lt;CR&gt;</text:p>
          </table:table-cell>
          <table:table-cell table:formula="of:=&quot;nnoremap &lt;leader&gt;&quot;&amp;[$Configuration.B15]&amp;[$Configuration.C15]&amp;&quot; &quot;&amp;[$Configuration.F15]&amp;&quot;&lt;CR&gt;&quot;" office:value-type="string" office:string-value="nnoremap &lt;leader&gt;am :MarkdownPreview&lt;CR&gt;" calcext:value-type="string">
            <text:p>nnoremap &lt;leader&gt;am :MarkdownPreview&lt;CR&gt;</text:p>
          </table:table-cell>
          <table:table-cell table:formula="of:=&quot;nmap &lt;leader&gt;&quot;&amp;[$Configuration.B15]&amp;[$Configuration.C15]&amp;&quot; &quot;&amp;[$Configuration.F15]" office:value-type="string" office:string-value="nmap &lt;leader&gt;am :MarkdownPreview" calcext:value-type="string">
            <text:p>nmap &lt;leader&gt;am :MarkdownPreview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]=&quot;C&quot;;RIGHT([.D38];5)&lt;&gt;&quot;←Key &quot;); IF(IFERROR(FIND(&quot;:&quot;;TRIM([$Configuration.F16])); 0)=1; [.C38];[.D38]); &quot;&quot;)" office:value-type="string" office:string-value="nnoremap &lt;leader&gt;aM :MarkdownPreviewStop&lt;CR&gt;" calcext:value-type="string">
            <text:p>nnoremap &lt;leader&gt;aM :MarkdownPreviewStop&lt;CR&gt;</text:p>
          </table:table-cell>
          <table:table-cell table:formula="of:=&quot;nnoremap &lt;leader&gt;&quot;&amp;[$Configuration.B16]&amp;[$Configuration.C16]&amp;&quot; &quot;&amp;[$Configuration.F16]&amp;&quot;&lt;CR&gt;&quot;" office:value-type="string" office:string-value="nnoremap &lt;leader&gt;aM :MarkdownPreviewStop&lt;CR&gt;" calcext:value-type="string">
            <text:p>nnoremap &lt;leader&gt;aM :MarkdownPreviewStop&lt;CR&gt;</text:p>
          </table:table-cell>
          <table:table-cell table:formula="of:=&quot;nmap &lt;leader&gt;&quot;&amp;[$Configuration.B16]&amp;[$Configuration.C16]&amp;&quot; &quot;&amp;[$Configuration.F16]" office:value-type="string" office:string-value="nmap &lt;leader&gt;aM :MarkdownPreviewStop" calcext:value-type="string">
            <text:p>nmap &lt;leader&gt;aM :MarkdownPreviewStop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]=&quot;C&quot;;RIGHT([.D39];5)&lt;&gt;&quot;←Key &quot;); IF(IFERROR(FIND(&quot;:&quot;;TRIM([$Configuration.F17])); 0)=1; [.C39];[.D39]); &quot;&quot;)" office:value-type="string" office:string-value="nnoremap &lt;leader&gt;as :s/\%V\(.*\)\%V/&quot;\1&quot;/&lt;CR&gt;" calcext:value-type="string">
            <text:p>nnoremap &lt;leader&gt;as :s/\%V\(.*\)\%V/"\1"/&lt;CR&gt;</text:p>
          </table:table-cell>
          <table:table-cell table:formula="of:=&quot;nnoremap &lt;leader&gt;&quot;&amp;[$Configuration.B17]&amp;[$Configuration.C17]&amp;&quot; &quot;&amp;[$Configuration.F17]&amp;&quot;&lt;CR&gt;&quot;" office:value-type="string" office:string-value="nnoremap &lt;leader&gt;as :s/\%V\(.*\)\%V/&quot;\1&quot;/&lt;CR&gt;" calcext:value-type="string">
            <text:p>nnoremap &lt;leader&gt;as :s/\%V\(.*\)\%V/"\1"/&lt;CR&gt;</text:p>
          </table:table-cell>
          <table:table-cell table:formula="of:=&quot;nmap &lt;leader&gt;&quot;&amp;[$Configuration.B17]&amp;[$Configuration.C17]&amp;&quot; &quot;&amp;[$Configuration.F17]" office:value-type="string" office:string-value="nmap &lt;leader&gt;as :s/\%V\(.*\)\%V/&quot;\1&quot;/" calcext:value-type="string">
            <text:p>nmap &lt;leader&gt;as :s/\%V\(.*\)\%V/"\1"/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]=&quot;C&quot;;RIGHT([.D40];5)&lt;&gt;&quot;←Key &quot;); IF(IFERROR(FIND(&quot;:&quot;;TRIM([$Configuration.F18])); 0)=1; [.C40];[.D40]); &quot;&quot;)" office:value-type="string" office:string-value="nnoremap &lt;leader&gt;aw :StripWhitespace&lt;CR&gt;" calcext:value-type="string">
            <text:p>nnoremap &lt;leader&gt;aw :StripWhitespace&lt;CR&gt;</text:p>
          </table:table-cell>
          <table:table-cell table:formula="of:=&quot;nnoremap &lt;leader&gt;&quot;&amp;[$Configuration.B18]&amp;[$Configuration.C18]&amp;&quot; &quot;&amp;[$Configuration.F18]&amp;&quot;&lt;CR&gt;&quot;" office:value-type="string" office:string-value="nnoremap &lt;leader&gt;aw :StripWhitespace&lt;CR&gt;" calcext:value-type="string">
            <text:p>nnoremap &lt;leader&gt;aw :StripWhitespace&lt;CR&gt;</text:p>
          </table:table-cell>
          <table:table-cell table:formula="of:=&quot;nmap &lt;leader&gt;&quot;&amp;[$Configuration.B18]&amp;[$Configuration.C18]&amp;&quot; &quot;&amp;[$Configuration.F18]" office:value-type="string" office:string-value="nmap &lt;leader&gt;aw :StripWhitespace" calcext:value-type="string">
            <text:p>nmap &lt;leader&gt;aw :StripWhitespac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]=&quot;C&quot;;RIGHT([.D41];5)&lt;&gt;&quot;←Key &quot;); IF(IFERROR(FIND(&quot;:&quot;;TRIM([$Configuration.F19])); 0)=1; [.C41];[.D41]); &quot;&quot;)">
            <text:p/>
          </table:table-cell>
          <table:table-cell table:formula="of:=&quot;nnoremap &lt;leader&gt;&quot;&amp;[$Configuration.B19]&amp;[$Configuration.C19]&amp;&quot; &quot;&amp;[$Configuration.F1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]&amp;[$Configuration.C19]&amp;&quot; &quot;&amp;[$Configuration.F1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]=&quot;C&quot;;RIGHT([.D42];5)&lt;&gt;&quot;←Key &quot;); IF(IFERROR(FIND(&quot;:&quot;;TRIM([$Configuration.F20])); 0)=1; [.C42];[.D42]); &quot;&quot;)">
            <text:p/>
          </table:table-cell>
          <table:table-cell table:formula="of:=&quot;nnoremap &lt;leader&gt;&quot;&amp;[$Configuration.B20]&amp;[$Configuration.C20]&amp;&quot; &quot;&amp;[$Configuration.F20]&amp;&quot;&lt;CR&gt;&quot;" office:value-type="string" office:string-value="nnoremap &lt;leader&gt;Main KeySub Key     Vim Command&lt;CR&gt;" calcext:value-type="string">
            <text:p>nnoremap &lt;leader&gt;Main KeySub Key <text:s text:c="4"/>Vim Command&lt;CR&gt;</text:p>
          </table:table-cell>
          <table:table-cell table:formula="of:=&quot;nmap &lt;leader&gt;&quot;&amp;[$Configuration.B20]&amp;[$Configuration.C20]&amp;&quot; &quot;&amp;[$Configuration.F20]" office:value-type="string" office:string-value="nmap &lt;leader&gt;Main KeySub Key     Vim Command" calcext:value-type="string">
            <text:p>nmap &lt;leader&gt;Main KeySub Key <text:s text:c="4"/>Vim Command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]=&quot;C&quot;;RIGHT([.D43];5)&lt;&gt;&quot;←Key &quot;); IF(IFERROR(FIND(&quot;:&quot;;TRIM([$Configuration.F21])); 0)=1; [.C43];[.D43]); &quot;&quot;)">
            <text:p/>
          </table:table-cell>
          <table:table-cell table:formula="of:=&quot;nnoremap &lt;leader&gt;&quot;&amp;[$Configuration.B21]&amp;[$Configuration.C21]&amp;&quot; &quot;&amp;[$Configuration.F21]&amp;&quot;&lt;CR&gt;&quot;" office:value-type="string" office:string-value="nnoremap &lt;leader&gt;d←Key &lt;CR&gt;" calcext:value-type="string">
            <text:p>nnoremap &lt;leader&gt;d←Key &lt;CR&gt;</text:p>
          </table:table-cell>
          <table:table-cell table:formula="of:=&quot;nmap &lt;leader&gt;&quot;&amp;[$Configuration.B21]&amp;[$Configuration.C21]&amp;&quot; &quot;&amp;[$Configuration.F21]" office:value-type="string" office:string-value="nmap &lt;leader&gt;d←Key " calcext:value-type="string">
            <text:p>nmap &lt;leader&gt;d←Key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]=&quot;C&quot;;RIGHT([.D44];5)&lt;&gt;&quot;←Key &quot;); IF(IFERROR(FIND(&quot;:&quot;;TRIM([$Configuration.F22])); 0)=1; [.C44];[.D44]); &quot;&quot;)" office:value-type="string" office:string-value="nmap &lt;leader&gt;dd Vim Command" calcext:value-type="string">
            <text:p>nmap &lt;leader&gt;dd Vim Command</text:p>
          </table:table-cell>
          <table:table-cell table:formula="of:=&quot;nnoremap &lt;leader&gt;&quot;&amp;[$Configuration.B22]&amp;[$Configuration.C22]&amp;&quot; &quot;&amp;[$Configuration.F22]&amp;&quot;&lt;CR&gt;&quot;" office:value-type="string" office:string-value="nnoremap &lt;leader&gt;dd Vim Command&lt;CR&gt;" calcext:value-type="string">
            <text:p>nnoremap &lt;leader&gt;dd Vim Command&lt;CR&gt;</text:p>
          </table:table-cell>
          <table:table-cell table:formula="of:=&quot;nmap &lt;leader&gt;&quot;&amp;[$Configuration.B22]&amp;[$Configuration.C22]&amp;&quot; &quot;&amp;[$Configuration.F22]" office:value-type="string" office:string-value="nmap &lt;leader&gt;dd Vim Command" calcext:value-type="string">
            <text:p>nmap &lt;leader&gt;dd Vim Command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]=&quot;C&quot;;RIGHT([.D45];5)&lt;&gt;&quot;←Key &quot;); IF(IFERROR(FIND(&quot;:&quot;;TRIM([$Configuration.F23])); 0)=1; [.C45];[.D45]); &quot;&quot;)" office:value-type="string" office:string-value="nnoremap &lt;leader&gt;dc :call GotoWindow(g:vimspector_session_windows.code)&lt;CR&gt;" calcext:value-type="string">
            <text:p>nnoremap &lt;leader&gt;dc :call GotoWindow(g:vimspector_session_windows.code)&lt;CR&gt;</text:p>
          </table:table-cell>
          <table:table-cell table:formula="of:=&quot;nnoremap &lt;leader&gt;&quot;&amp;[$Configuration.B23]&amp;[$Configuration.C23]&amp;&quot; &quot;&amp;[$Configuration.F23]&amp;&quot;&lt;CR&gt;&quot;" office:value-type="string" office:string-value="nnoremap &lt;leader&gt;dc :call GotoWindow(g:vimspector_session_windows.code)&lt;CR&gt;" calcext:value-type="string">
            <text:p>nnoremap &lt;leader&gt;dc :call GotoWindow(g:vimspector_session_windows.code)&lt;CR&gt;</text:p>
          </table:table-cell>
          <table:table-cell table:formula="of:=&quot;nmap &lt;leader&gt;&quot;&amp;[$Configuration.B23]&amp;[$Configuration.C23]&amp;&quot; &quot;&amp;[$Configuration.F23]" office:value-type="string" office:string-value="nmap &lt;leader&gt;dc :call GotoWindow(g:vimspector_session_windows.code)" calcext:value-type="string">
            <text:p>nmap &lt;leader&gt;dc :call GotoWindow(g:vimspector_session_windows.code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4]=&quot;C&quot;;RIGHT([.D46];5)&lt;&gt;&quot;←Key &quot;); IF(IFERROR(FIND(&quot;:&quot;;TRIM([$Configuration.F24])); 0)=1; [.C46];[.D46]); &quot;&quot;)" office:value-type="string" office:string-value="nnoremap &lt;leader&gt;dt :call GotoWindow(g:vimspector_session_windows.tagpage)&lt;CR&gt;" calcext:value-type="string">
            <text:p>nnoremap &lt;leader&gt;dt :call GotoWindow(g:vimspector_session_windows.tagpage)&lt;CR&gt;</text:p>
          </table:table-cell>
          <table:table-cell table:formula="of:=&quot;nnoremap &lt;leader&gt;&quot;&amp;[$Configuration.B24]&amp;[$Configuration.C24]&amp;&quot; &quot;&amp;[$Configuration.F24]&amp;&quot;&lt;CR&gt;&quot;" office:value-type="string" office:string-value="nnoremap &lt;leader&gt;dt :call GotoWindow(g:vimspector_session_windows.tagpage)&lt;CR&gt;" calcext:value-type="string">
            <text:p>nnoremap &lt;leader&gt;dt :call GotoWindow(g:vimspector_session_windows.tagpage)&lt;CR&gt;</text:p>
          </table:table-cell>
          <table:table-cell table:formula="of:=&quot;nmap &lt;leader&gt;&quot;&amp;[$Configuration.B24]&amp;[$Configuration.C24]&amp;&quot; &quot;&amp;[$Configuration.F24]" office:value-type="string" office:string-value="nmap &lt;leader&gt;dt :call GotoWindow(g:vimspector_session_windows.tagpage)" calcext:value-type="string">
            <text:p>nmap &lt;leader&gt;dt :call GotoWindow(g:vimspector_session_windows.tagpage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5]=&quot;C&quot;;RIGHT([.D47];5)&lt;&gt;&quot;←Key &quot;); IF(IFERROR(FIND(&quot;:&quot;;TRIM([$Configuration.F25])); 0)=1; [.C47];[.D47]); &quot;&quot;)" office:value-type="string" office:string-value="nnoremap &lt;leader&gt;dv :call GotoWindow(g:vimspector_session_windows.variables)&lt;CR&gt;" calcext:value-type="string">
            <text:p>nnoremap &lt;leader&gt;dv :call GotoWindow(g:vimspector_session_windows.variables)&lt;CR&gt;</text:p>
          </table:table-cell>
          <table:table-cell table:formula="of:=&quot;nnoremap &lt;leader&gt;&quot;&amp;[$Configuration.B25]&amp;[$Configuration.C25]&amp;&quot; &quot;&amp;[$Configuration.F25]&amp;&quot;&lt;CR&gt;&quot;" office:value-type="string" office:string-value="nnoremap &lt;leader&gt;dv :call GotoWindow(g:vimspector_session_windows.variables)&lt;CR&gt;" calcext:value-type="string">
            <text:p>nnoremap &lt;leader&gt;dv :call GotoWindow(g:vimspector_session_windows.variables)&lt;CR&gt;</text:p>
          </table:table-cell>
          <table:table-cell table:formula="of:=&quot;nmap &lt;leader&gt;&quot;&amp;[$Configuration.B25]&amp;[$Configuration.C25]&amp;&quot; &quot;&amp;[$Configuration.F25]" office:value-type="string" office:string-value="nmap &lt;leader&gt;dv :call GotoWindow(g:vimspector_session_windows.variables)" calcext:value-type="string">
            <text:p>nmap &lt;leader&gt;dv :call GotoWindow(g:vimspector_session_windows.variables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6]=&quot;C&quot;;RIGHT([.D48];5)&lt;&gt;&quot;←Key &quot;); IF(IFERROR(FIND(&quot;:&quot;;TRIM([$Configuration.F26])); 0)=1; [.C48];[.D48]); &quot;&quot;)" office:value-type="string" office:string-value="nnoremap &lt;leader&gt;dw :call GotoWindow(g:vimspector_session_windows.watches)&lt;CR&gt;" calcext:value-type="string">
            <text:p>nnoremap &lt;leader&gt;dw :call GotoWindow(g:vimspector_session_windows.watches)&lt;CR&gt;</text:p>
          </table:table-cell>
          <table:table-cell table:formula="of:=&quot;nnoremap &lt;leader&gt;&quot;&amp;[$Configuration.B26]&amp;[$Configuration.C26]&amp;&quot; &quot;&amp;[$Configuration.F26]&amp;&quot;&lt;CR&gt;&quot;" office:value-type="string" office:string-value="nnoremap &lt;leader&gt;dw :call GotoWindow(g:vimspector_session_windows.watches)&lt;CR&gt;" calcext:value-type="string">
            <text:p>nnoremap &lt;leader&gt;dw :call GotoWindow(g:vimspector_session_windows.watches)&lt;CR&gt;</text:p>
          </table:table-cell>
          <table:table-cell table:formula="of:=&quot;nmap &lt;leader&gt;&quot;&amp;[$Configuration.B26]&amp;[$Configuration.C26]&amp;&quot; &quot;&amp;[$Configuration.F26]" office:value-type="string" office:string-value="nmap &lt;leader&gt;dw :call GotoWindow(g:vimspector_session_windows.watches)" calcext:value-type="string">
            <text:p>nmap &lt;leader&gt;dw :call GotoWindow(g:vimspector_session_windows.watches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7]=&quot;C&quot;;RIGHT([.D49];5)&lt;&gt;&quot;←Key &quot;); IF(IFERROR(FIND(&quot;:&quot;;TRIM([$Configuration.F27])); 0)=1; [.C49];[.D49]); &quot;&quot;)" office:value-type="string" office:string-value="nnoremap &lt;leader&gt;ds :call GotoWindow(g:vimspector_session_windows.stack_trace)&lt;CR&gt;" calcext:value-type="string">
            <text:p>nnoremap &lt;leader&gt;ds :call GotoWindow(g:vimspector_session_windows.stack_trace)&lt;CR&gt;</text:p>
          </table:table-cell>
          <table:table-cell table:formula="of:=&quot;nnoremap &lt;leader&gt;&quot;&amp;[$Configuration.B27]&amp;[$Configuration.C27]&amp;&quot; &quot;&amp;[$Configuration.F27]&amp;&quot;&lt;CR&gt;&quot;" office:value-type="string" office:string-value="nnoremap &lt;leader&gt;ds :call GotoWindow(g:vimspector_session_windows.stack_trace)&lt;CR&gt;" calcext:value-type="string">
            <text:p>nnoremap &lt;leader&gt;ds :call GotoWindow(g:vimspector_session_windows.stack_trace)&lt;CR&gt;</text:p>
          </table:table-cell>
          <table:table-cell table:formula="of:=&quot;nmap &lt;leader&gt;&quot;&amp;[$Configuration.B27]&amp;[$Configuration.C27]&amp;&quot; &quot;&amp;[$Configuration.F27]" office:value-type="string" office:string-value="nmap &lt;leader&gt;ds :call GotoWindow(g:vimspector_session_windows.stack_trace)" calcext:value-type="string">
            <text:p>nmap &lt;leader&gt;ds :call GotoWindow(g:vimspector_session_windows.stack_trace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8]=&quot;C&quot;;RIGHT([.D50];5)&lt;&gt;&quot;←Key &quot;); IF(IFERROR(FIND(&quot;:&quot;;TRIM([$Configuration.F28])); 0)=1; [.C50];[.D50]); &quot;&quot;)" office:value-type="string" office:string-value="nnoremap &lt;leader&gt;do :call GotoWindow(g:vimspector_session_windows.output)&lt;CR&gt;" calcext:value-type="string">
            <text:p>nnoremap &lt;leader&gt;do :call GotoWindow(g:vimspector_session_windows.output)&lt;CR&gt;</text:p>
          </table:table-cell>
          <table:table-cell table:formula="of:=&quot;nnoremap &lt;leader&gt;&quot;&amp;[$Configuration.B28]&amp;[$Configuration.C28]&amp;&quot; &quot;&amp;[$Configuration.F28]&amp;&quot;&lt;CR&gt;&quot;" office:value-type="string" office:string-value="nnoremap &lt;leader&gt;do :call GotoWindow(g:vimspector_session_windows.output)&lt;CR&gt;" calcext:value-type="string">
            <text:p>nnoremap &lt;leader&gt;do :call GotoWindow(g:vimspector_session_windows.output)&lt;CR&gt;</text:p>
          </table:table-cell>
          <table:table-cell table:formula="of:=&quot;nmap &lt;leader&gt;&quot;&amp;[$Configuration.B28]&amp;[$Configuration.C28]&amp;&quot; &quot;&amp;[$Configuration.F28]" office:value-type="string" office:string-value="nmap &lt;leader&gt;do :call GotoWindow(g:vimspector_session_windows.output)" calcext:value-type="string">
            <text:p>nmap &lt;leader&gt;do :call GotoWindow(g:vimspector_session_windows.output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9]=&quot;C&quot;;RIGHT([.D51];5)&lt;&gt;&quot;←Key &quot;); IF(IFERROR(FIND(&quot;:&quot;;TRIM([$Configuration.F29])); 0)=1; [.C51];[.D51]); &quot;&quot;)" office:value-type="string" office:string-value="nnoremap &lt;leader&gt;dd :call vimspector#Launch()&lt;CR&gt;" calcext:value-type="string">
            <text:p>nnoremap &lt;leader&gt;dd :call vimspector#Launch()&lt;CR&gt;</text:p>
          </table:table-cell>
          <table:table-cell table:formula="of:=&quot;nnoremap &lt;leader&gt;&quot;&amp;[$Configuration.B29]&amp;[$Configuration.C29]&amp;&quot; &quot;&amp;[$Configuration.F29]&amp;&quot;&lt;CR&gt;&quot;" office:value-type="string" office:string-value="nnoremap &lt;leader&gt;dd :call vimspector#Launch()&lt;CR&gt;" calcext:value-type="string">
            <text:p>nnoremap &lt;leader&gt;dd :call vimspector#Launch()&lt;CR&gt;</text:p>
          </table:table-cell>
          <table:table-cell table:formula="of:=&quot;nmap &lt;leader&gt;&quot;&amp;[$Configuration.B29]&amp;[$Configuration.C29]&amp;&quot; &quot;&amp;[$Configuration.F29]" office:value-type="string" office:string-value="nmap &lt;leader&gt;dd :call vimspector#Launch()" calcext:value-type="string">
            <text:p>nmap &lt;leader&gt;dd :call vimspector#Launch(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0]=&quot;C&quot;;RIGHT([.D52];5)&lt;&gt;&quot;←Key &quot;); IF(IFERROR(FIND(&quot;:&quot;;TRIM([$Configuration.F30])); 0)=1; [.C52];[.D52]); &quot;&quot;)" office:value-type="string" office:string-value="nnoremap &lt;leader&gt;de :call vimspector#Reset()&lt;CR&gt;" calcext:value-type="string">
            <text:p>nnoremap &lt;leader&gt;de :call vimspector#Reset()&lt;CR&gt;</text:p>
          </table:table-cell>
          <table:table-cell table:formula="of:=&quot;nnoremap &lt;leader&gt;&quot;&amp;[$Configuration.B30]&amp;[$Configuration.C30]&amp;&quot; &quot;&amp;[$Configuration.F30]&amp;&quot;&lt;CR&gt;&quot;" office:value-type="string" office:string-value="nnoremap &lt;leader&gt;de :call vimspector#Reset()&lt;CR&gt;" calcext:value-type="string">
            <text:p>nnoremap &lt;leader&gt;de :call vimspector#Reset()&lt;CR&gt;</text:p>
          </table:table-cell>
          <table:table-cell table:formula="of:=&quot;nmap &lt;leader&gt;&quot;&amp;[$Configuration.B30]&amp;[$Configuration.C30]&amp;&quot; &quot;&amp;[$Configuration.F30]" office:value-type="string" office:string-value="nmap &lt;leader&gt;de :call vimspector#Reset()" calcext:value-type="string">
            <text:p>nmap &lt;leader&gt;de :call vimspector#Reset(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1]=&quot;C&quot;;RIGHT([.D53];5)&lt;&gt;&quot;←Key &quot;); IF(IFERROR(FIND(&quot;:&quot;;TRIM([$Configuration.F31])); 0)=1; [.C53];[.D53]); &quot;&quot;)" office:value-type="string" office:string-value="nmap &lt;leader&gt;dl &lt;Plug&gt;VimspectorStepInto" calcext:value-type="string">
            <text:p>nmap &lt;leader&gt;dl &lt;Plug&gt;VimspectorStepInto</text:p>
          </table:table-cell>
          <table:table-cell table:formula="of:=&quot;nnoremap &lt;leader&gt;&quot;&amp;[$Configuration.B31]&amp;[$Configuration.C31]&amp;&quot; &quot;&amp;[$Configuration.F31]&amp;&quot;&lt;CR&gt;&quot;" office:value-type="string" office:string-value="nnoremap &lt;leader&gt;dl &lt;Plug&gt;VimspectorStepInto&lt;CR&gt;" calcext:value-type="string">
            <text:p>nnoremap &lt;leader&gt;dl &lt;Plug&gt;VimspectorStepInto&lt;CR&gt;</text:p>
          </table:table-cell>
          <table:table-cell table:formula="of:=&quot;nmap &lt;leader&gt;&quot;&amp;[$Configuration.B31]&amp;[$Configuration.C31]&amp;&quot; &quot;&amp;[$Configuration.F31]" office:value-type="string" office:string-value="nmap &lt;leader&gt;dl &lt;Plug&gt;VimspectorStepInto" calcext:value-type="string">
            <text:p>nmap &lt;leader&gt;dl &lt;Plug&gt;VimspectorStepInto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2]=&quot;C&quot;;RIGHT([.D54];5)&lt;&gt;&quot;←Key &quot;); IF(IFERROR(FIND(&quot;:&quot;;TRIM([$Configuration.F32])); 0)=1; [.C54];[.D54]); &quot;&quot;)" office:value-type="string" office:string-value="nmap &lt;leader&gt;dj &lt;Plug&gt;VimspectorStepOver" calcext:value-type="string">
            <text:p>nmap &lt;leader&gt;dj &lt;Plug&gt;VimspectorStepOver</text:p>
          </table:table-cell>
          <table:table-cell table:formula="of:=&quot;nnoremap &lt;leader&gt;&quot;&amp;[$Configuration.B32]&amp;[$Configuration.C32]&amp;&quot; &quot;&amp;[$Configuration.F32]&amp;&quot;&lt;CR&gt;&quot;" office:value-type="string" office:string-value="nnoremap &lt;leader&gt;dj &lt;Plug&gt;VimspectorStepOver&lt;CR&gt;" calcext:value-type="string">
            <text:p>nnoremap &lt;leader&gt;dj &lt;Plug&gt;VimspectorStepOver&lt;CR&gt;</text:p>
          </table:table-cell>
          <table:table-cell table:formula="of:=&quot;nmap &lt;leader&gt;&quot;&amp;[$Configuration.B32]&amp;[$Configuration.C32]&amp;&quot; &quot;&amp;[$Configuration.F32]" office:value-type="string" office:string-value="nmap &lt;leader&gt;dj &lt;Plug&gt;VimspectorStepOver" calcext:value-type="string">
            <text:p>nmap &lt;leader&gt;dj &lt;Plug&gt;VimspectorStepOver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3]=&quot;C&quot;;RIGHT([.D55];5)&lt;&gt;&quot;←Key &quot;); IF(IFERROR(FIND(&quot;:&quot;;TRIM([$Configuration.F33])); 0)=1; [.C55];[.D55]); &quot;&quot;)" office:value-type="string" office:string-value="nmap &lt;leader&gt;dk &lt;Plug&gt;VimspectorStepOut" calcext:value-type="string">
            <text:p>nmap &lt;leader&gt;dk &lt;Plug&gt;VimspectorStepOut</text:p>
          </table:table-cell>
          <table:table-cell table:formula="of:=&quot;nnoremap &lt;leader&gt;&quot;&amp;[$Configuration.B33]&amp;[$Configuration.C33]&amp;&quot; &quot;&amp;[$Configuration.F33]&amp;&quot;&lt;CR&gt;&quot;" office:value-type="string" office:string-value="nnoremap &lt;leader&gt;dk &lt;Plug&gt;VimspectorStepOut&lt;CR&gt;" calcext:value-type="string">
            <text:p>nnoremap &lt;leader&gt;dk &lt;Plug&gt;VimspectorStepOut&lt;CR&gt;</text:p>
          </table:table-cell>
          <table:table-cell table:formula="of:=&quot;nmap &lt;leader&gt;&quot;&amp;[$Configuration.B33]&amp;[$Configuration.C33]&amp;&quot; &quot;&amp;[$Configuration.F33]" office:value-type="string" office:string-value="nmap &lt;leader&gt;dk &lt;Plug&gt;VimspectorStepOut" calcext:value-type="string">
            <text:p>nmap &lt;leader&gt;dk &lt;Plug&gt;VimspectorStepOut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4]=&quot;C&quot;;RIGHT([.D56];5)&lt;&gt;&quot;←Key &quot;); IF(IFERROR(FIND(&quot;:&quot;;TRIM([$Configuration.F34])); 0)=1; [.C56];[.D56]); &quot;&quot;)" office:value-type="string" office:string-value="nmap &lt;leader&gt;dr &lt;Plug&gt;VimspectorRestart" calcext:value-type="string">
            <text:p>nmap &lt;leader&gt;dr &lt;Plug&gt;VimspectorRestart</text:p>
          </table:table-cell>
          <table:table-cell table:formula="of:=&quot;nnoremap &lt;leader&gt;&quot;&amp;[$Configuration.B34]&amp;[$Configuration.C34]&amp;&quot; &quot;&amp;[$Configuration.F34]&amp;&quot;&lt;CR&gt;&quot;" office:value-type="string" office:string-value="nnoremap &lt;leader&gt;dr &lt;Plug&gt;VimspectorRestart&lt;CR&gt;" calcext:value-type="string">
            <text:p>nnoremap &lt;leader&gt;dr &lt;Plug&gt;VimspectorRestart&lt;CR&gt;</text:p>
          </table:table-cell>
          <table:table-cell table:formula="of:=&quot;nmap &lt;leader&gt;&quot;&amp;[$Configuration.B34]&amp;[$Configuration.C34]&amp;&quot; &quot;&amp;[$Configuration.F34]" office:value-type="string" office:string-value="nmap &lt;leader&gt;dr &lt;Plug&gt;VimspectorRestart" calcext:value-type="string">
            <text:p>nmap &lt;leader&gt;dr &lt;Plug&gt;VimspectorRestart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5]=&quot;C&quot;;RIGHT([.D57];5)&lt;&gt;&quot;←Key &quot;); IF(IFERROR(FIND(&quot;:&quot;;TRIM([$Configuration.F35])); 0)=1; [.C57];[.D57]); &quot;&quot;)" office:value-type="string" office:string-value="nnoremap &lt;leader&gt;d&lt;space&gt; :call vimspector#Continue()&lt;CR&gt;" calcext:value-type="string">
            <text:p>nnoremap &lt;leader&gt;d&lt;space&gt; :call vimspector#Continue()&lt;CR&gt;</text:p>
          </table:table-cell>
          <table:table-cell table:formula="of:=&quot;nnoremap &lt;leader&gt;&quot;&amp;[$Configuration.B35]&amp;[$Configuration.C35]&amp;&quot; &quot;&amp;[$Configuration.F35]&amp;&quot;&lt;CR&gt;&quot;" office:value-type="string" office:string-value="nnoremap &lt;leader&gt;d&lt;space&gt; :call vimspector#Continue()&lt;CR&gt;" calcext:value-type="string">
            <text:p>nnoremap &lt;leader&gt;d&lt;space&gt; :call vimspector#Continue()&lt;CR&gt;</text:p>
          </table:table-cell>
          <table:table-cell table:formula="of:=&quot;nmap &lt;leader&gt;&quot;&amp;[$Configuration.B35]&amp;[$Configuration.C35]&amp;&quot; &quot;&amp;[$Configuration.F35]" office:value-type="string" office:string-value="nmap &lt;leader&gt;d&lt;space&gt; :call vimspector#Continue()" calcext:value-type="string">
            <text:p>nmap &lt;leader&gt;d&lt;space&gt; :call vimspector#Continue(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6]=&quot;C&quot;;RIGHT([.D58];5)&lt;&gt;&quot;←Key &quot;); IF(IFERROR(FIND(&quot;:&quot;;TRIM([$Configuration.F36])); 0)=1; [.C58];[.D58]); &quot;&quot;)" office:value-type="string" office:string-value="nmap &lt;leader&gt;dC &lt;Plug&gt;VimspectorRunToCursor" calcext:value-type="string">
            <text:p>nmap &lt;leader&gt;dC &lt;Plug&gt;VimspectorRunToCursor</text:p>
          </table:table-cell>
          <table:table-cell table:formula="of:=&quot;nnoremap &lt;leader&gt;&quot;&amp;[$Configuration.B36]&amp;[$Configuration.C36]&amp;&quot; &quot;&amp;[$Configuration.F36]&amp;&quot;&lt;CR&gt;&quot;" office:value-type="string" office:string-value="nnoremap &lt;leader&gt;dC &lt;Plug&gt;VimspectorRunToCursor&lt;CR&gt;" calcext:value-type="string">
            <text:p>nnoremap &lt;leader&gt;dC &lt;Plug&gt;VimspectorRunToCursor&lt;CR&gt;</text:p>
          </table:table-cell>
          <table:table-cell table:formula="of:=&quot;nmap &lt;leader&gt;&quot;&amp;[$Configuration.B36]&amp;[$Configuration.C36]&amp;&quot; &quot;&amp;[$Configuration.F36]" office:value-type="string" office:string-value="nmap &lt;leader&gt;dC &lt;Plug&gt;VimspectorRunToCursor" calcext:value-type="string">
            <text:p>nmap &lt;leader&gt;dC &lt;Plug&gt;VimspectorRunToCursor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7]=&quot;C&quot;;RIGHT([.D59];5)&lt;&gt;&quot;←Key &quot;); IF(IFERROR(FIND(&quot;:&quot;;TRIM([$Configuration.F37])); 0)=1; [.C59];[.D59]); &quot;&quot;)" office:value-type="string" office:string-value="nmap &lt;leader&gt;db &lt;Plug&gt;VimspectorToggleBreakpoint" calcext:value-type="string">
            <text:p>nmap &lt;leader&gt;db &lt;Plug&gt;VimspectorToggleBreakpoint</text:p>
          </table:table-cell>
          <table:table-cell table:formula="of:=&quot;nnoremap &lt;leader&gt;&quot;&amp;[$Configuration.B37]&amp;[$Configuration.C37]&amp;&quot; &quot;&amp;[$Configuration.F37]&amp;&quot;&lt;CR&gt;&quot;" office:value-type="string" office:string-value="nnoremap &lt;leader&gt;db &lt;Plug&gt;VimspectorToggleBreakpoint&lt;CR&gt;" calcext:value-type="string">
            <text:p>nnoremap &lt;leader&gt;db &lt;Plug&gt;VimspectorToggleBreakpoint&lt;CR&gt;</text:p>
          </table:table-cell>
          <table:table-cell table:formula="of:=&quot;nmap &lt;leader&gt;&quot;&amp;[$Configuration.B37]&amp;[$Configuration.C37]&amp;&quot; &quot;&amp;[$Configuration.F37]" office:value-type="string" office:string-value="nmap &lt;leader&gt;db &lt;Plug&gt;VimspectorToggleBreakpoint" calcext:value-type="string">
            <text:p>nmap &lt;leader&gt;db &lt;Plug&gt;VimspectorToggleBreakpoint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8]=&quot;C&quot;;RIGHT([.D60];5)&lt;&gt;&quot;←Key &quot;); IF(IFERROR(FIND(&quot;:&quot;;TRIM([$Configuration.F38])); 0)=1; [.C60];[.D60]); &quot;&quot;)" office:value-type="string" office:string-value="nmap &lt;leader&gt;dB &lt;Plug&gt;VimspectorToggleConditionalBreakpoint" calcext:value-type="string">
            <text:p>nmap &lt;leader&gt;dB &lt;Plug&gt;VimspectorToggleConditionalBreakpoint</text:p>
          </table:table-cell>
          <table:table-cell table:formula="of:=&quot;nnoremap &lt;leader&gt;&quot;&amp;[$Configuration.B38]&amp;[$Configuration.C38]&amp;&quot; &quot;&amp;[$Configuration.F38]&amp;&quot;&lt;CR&gt;&quot;" office:value-type="string" office:string-value="nnoremap &lt;leader&gt;dB &lt;Plug&gt;VimspectorToggleConditionalBreakpoint&lt;CR&gt;" calcext:value-type="string">
            <text:p>nnoremap &lt;leader&gt;dB &lt;Plug&gt;VimspectorToggleConditionalBreakpoint&lt;CR&gt;</text:p>
          </table:table-cell>
          <table:table-cell table:formula="of:=&quot;nmap &lt;leader&gt;&quot;&amp;[$Configuration.B38]&amp;[$Configuration.C38]&amp;&quot; &quot;&amp;[$Configuration.F38]" office:value-type="string" office:string-value="nmap &lt;leader&gt;dB &lt;Plug&gt;VimspectorToggleConditionalBreakpoint" calcext:value-type="string">
            <text:p>nmap &lt;leader&gt;dB &lt;Plug&gt;VimspectorToggleConditionalBreakpoint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39]=&quot;C&quot;;RIGHT([.D61];5)&lt;&gt;&quot;←Key &quot;); IF(IFERROR(FIND(&quot;:&quot;;TRIM([$Configuration.F39])); 0)=1; [.C61];[.D61]); &quot;&quot;)" office:value-type="string" office:string-value="nnoremap &lt;leader&gt;dL :call vimspector#CleanLineBreakpoint()&lt;CR&gt;" calcext:value-type="string">
            <text:p>nnoremap &lt;leader&gt;dL :call vimspector#CleanLineBreakpoint()&lt;CR&gt;</text:p>
          </table:table-cell>
          <table:table-cell table:formula="of:=&quot;nnoremap &lt;leader&gt;&quot;&amp;[$Configuration.B39]&amp;[$Configuration.C39]&amp;&quot; &quot;&amp;[$Configuration.F39]&amp;&quot;&lt;CR&gt;&quot;" office:value-type="string" office:string-value="nnoremap &lt;leader&gt;dL :call vimspector#CleanLineBreakpoint()&lt;CR&gt;" calcext:value-type="string">
            <text:p>nnoremap &lt;leader&gt;dL :call vimspector#CleanLineBreakpoint()&lt;CR&gt;</text:p>
          </table:table-cell>
          <table:table-cell table:formula="of:=&quot;nmap &lt;leader&gt;&quot;&amp;[$Configuration.B39]&amp;[$Configuration.C39]&amp;&quot; &quot;&amp;[$Configuration.F39]" office:value-type="string" office:string-value="nmap &lt;leader&gt;dL :call vimspector#CleanLineBreakpoint()" calcext:value-type="string">
            <text:p>nmap &lt;leader&gt;dL :call vimspector#CleanLineBreakpoint(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0]=&quot;C&quot;;RIGHT([.D62];5)&lt;&gt;&quot;←Key &quot;); IF(IFERROR(FIND(&quot;:&quot;;TRIM([$Configuration.F40])); 0)=1; [.C62];[.D62]); &quot;&quot;)" office:value-type="string" office:string-value="nmap &lt;leader&gt;df &lt;Plug&gt;VimspectorAddFunctionBreakpoint" calcext:value-type="string">
            <text:p>nmap &lt;leader&gt;df &lt;Plug&gt;VimspectorAddFunctionBreakpoint</text:p>
          </table:table-cell>
          <table:table-cell table:formula="of:=&quot;nnoremap &lt;leader&gt;&quot;&amp;[$Configuration.B40]&amp;[$Configuration.C40]&amp;&quot; &quot;&amp;[$Configuration.F40]&amp;&quot;&lt;CR&gt;&quot;" office:value-type="string" office:string-value="nnoremap &lt;leader&gt;df &lt;Plug&gt;VimspectorAddFunctionBreakpoint&lt;CR&gt;" calcext:value-type="string">
            <text:p>nnoremap &lt;leader&gt;df &lt;Plug&gt;VimspectorAddFunctionBreakpoint&lt;CR&gt;</text:p>
          </table:table-cell>
          <table:table-cell table:formula="of:=&quot;nmap &lt;leader&gt;&quot;&amp;[$Configuration.B40]&amp;[$Configuration.C40]&amp;&quot; &quot;&amp;[$Configuration.F40]" office:value-type="string" office:string-value="nmap &lt;leader&gt;df &lt;Plug&gt;VimspectorAddFunctionBreakpoint" calcext:value-type="string">
            <text:p>nmap &lt;leader&gt;df &lt;Plug&gt;VimspectorAddFunctionBreakpoint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1]=&quot;C&quot;;RIGHT([.D63];5)&lt;&gt;&quot;←Key &quot;); IF(IFERROR(FIND(&quot;:&quot;;TRIM([$Configuration.F41])); 0)=1; [.C63];[.D63]); &quot;&quot;)" office:value-type="string" office:string-value="nnoremap &lt;leader&gt;dm :MaximizerToggle&lt;CR&gt;" calcext:value-type="string">
            <text:p>nnoremap &lt;leader&gt;dm :MaximizerToggle&lt;CR&gt;</text:p>
          </table:table-cell>
          <table:table-cell table:formula="of:=&quot;nnoremap &lt;leader&gt;&quot;&amp;[$Configuration.B41]&amp;[$Configuration.C41]&amp;&quot; &quot;&amp;[$Configuration.F41]&amp;&quot;&lt;CR&gt;&quot;" office:value-type="string" office:string-value="nnoremap &lt;leader&gt;dm :MaximizerToggle&lt;CR&gt;" calcext:value-type="string">
            <text:p>nnoremap &lt;leader&gt;dm :MaximizerToggle&lt;CR&gt;</text:p>
          </table:table-cell>
          <table:table-cell table:formula="of:=&quot;nmap &lt;leader&gt;&quot;&amp;[$Configuration.B41]&amp;[$Configuration.C41]&amp;&quot; &quot;&amp;[$Configuration.F41]" office:value-type="string" office:string-value="nmap &lt;leader&gt;dm :MaximizerToggle" calcext:value-type="string">
            <text:p>nmap &lt;leader&gt;dm :MaximizerToggl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2]=&quot;C&quot;;RIGHT([.D64];5)&lt;&gt;&quot;←Key &quot;); IF(IFERROR(FIND(&quot;:&quot;;TRIM([$Configuration.F42])); 0)=1; [.C64];[.D64]); &quot;&quot;)">
            <text:p/>
          </table:table-cell>
          <table:table-cell table:formula="of:=&quot;nnoremap &lt;leader&gt;&quot;&amp;[$Configuration.B42]&amp;[$Configuration.C42]&amp;&quot; &quot;&amp;[$Configuration.F4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42]&amp;[$Configuration.C42]&amp;&quot; &quot;&amp;[$Configuration.F4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3]=&quot;C&quot;;RIGHT([.D65];5)&lt;&gt;&quot;←Key &quot;); IF(IFERROR(FIND(&quot;:&quot;;TRIM([$Configuration.F43])); 0)=1; [.C65];[.D65]); &quot;&quot;)">
            <text:p/>
          </table:table-cell>
          <table:table-cell table:formula="of:=&quot;nnoremap &lt;leader&gt;&quot;&amp;[$Configuration.B43]&amp;[$Configuration.C43]&amp;&quot; &quot;&amp;[$Configuration.F43]&amp;&quot;&lt;CR&gt;&quot;" office:value-type="string" office:string-value="nnoremap &lt;leader&gt;Main KeySub Key     Vim Command&lt;CR&gt;" calcext:value-type="string">
            <text:p>nnoremap &lt;leader&gt;Main KeySub Key <text:s text:c="4"/>Vim Command&lt;CR&gt;</text:p>
          </table:table-cell>
          <table:table-cell table:formula="of:=&quot;nmap &lt;leader&gt;&quot;&amp;[$Configuration.B43]&amp;[$Configuration.C43]&amp;&quot; &quot;&amp;[$Configuration.F43]" office:value-type="string" office:string-value="nmap &lt;leader&gt;Main KeySub Key     Vim Command" calcext:value-type="string">
            <text:p>nmap &lt;leader&gt;Main KeySub Key <text:s text:c="4"/>Vim Command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4]=&quot;C&quot;;RIGHT([.D66];5)&lt;&gt;&quot;←Key &quot;); IF(IFERROR(FIND(&quot;:&quot;;TRIM([$Configuration.F44])); 0)=1; [.C66];[.D66]); &quot;&quot;)">
            <text:p/>
          </table:table-cell>
          <table:table-cell table:formula="of:=&quot;nnoremap &lt;leader&gt;&quot;&amp;[$Configuration.B44]&amp;[$Configuration.C44]&amp;&quot; &quot;&amp;[$Configuration.F44]&amp;&quot;&lt;CR&gt;&quot;" office:value-type="string" office:string-value="nnoremap &lt;leader&gt;g←Key &lt;CR&gt;" calcext:value-type="string">
            <text:p>nnoremap &lt;leader&gt;g←Key &lt;CR&gt;</text:p>
          </table:table-cell>
          <table:table-cell table:formula="of:=&quot;nmap &lt;leader&gt;&quot;&amp;[$Configuration.B44]&amp;[$Configuration.C44]&amp;&quot; &quot;&amp;[$Configuration.F44]" office:value-type="string" office:string-value="nmap &lt;leader&gt;g←Key " calcext:value-type="string">
            <text:p>nmap &lt;leader&gt;g←Key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5]=&quot;C&quot;;RIGHT([.D67];5)&lt;&gt;&quot;←Key &quot;); IF(IFERROR(FIND(&quot;:&quot;;TRIM([$Configuration.F45])); 0)=1; [.C67];[.D67]); &quot;&quot;)">
            <text:p/>
          </table:table-cell>
          <table:table-cell table:formula="of:=&quot;nnoremap &lt;leader&gt;&quot;&amp;[$Configuration.B45]&amp;[$Configuration.C45]&amp;&quot; &quot;&amp;[$Configuration.F45]&amp;&quot;&lt;CR&gt;&quot;" office:value-type="string" office:string-value="nnoremap &lt;leader&gt;g Vim Command&lt;CR&gt;" calcext:value-type="string">
            <text:p>nnoremap &lt;leader&gt;g Vim Command&lt;CR&gt;</text:p>
          </table:table-cell>
          <table:table-cell table:formula="of:=&quot;nmap &lt;leader&gt;&quot;&amp;[$Configuration.B45]&amp;[$Configuration.C45]&amp;&quot; &quot;&amp;[$Configuration.F45]" office:value-type="string" office:string-value="nmap &lt;leader&gt;g Vim Command" calcext:value-type="string">
            <text:p>nmap &lt;leader&gt;g Vim Command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6]=&quot;C&quot;;RIGHT([.D68];5)&lt;&gt;&quot;←Key &quot;); IF(IFERROR(FIND(&quot;:&quot;;TRIM([$Configuration.F46])); 0)=1; [.C68];[.D68]); &quot;&quot;)" office:value-type="string" office:string-value="nnoremap &lt;leader&gt;ga :Git add .&lt;CR&gt;" calcext:value-type="string">
            <text:p>nnoremap &lt;leader&gt;ga :Git add .&lt;CR&gt;</text:p>
          </table:table-cell>
          <table:table-cell table:formula="of:=&quot;nnoremap &lt;leader&gt;&quot;&amp;[$Configuration.B46]&amp;[$Configuration.C46]&amp;&quot; &quot;&amp;[$Configuration.F46]&amp;&quot;&lt;CR&gt;&quot;" office:value-type="string" office:string-value="nnoremap &lt;leader&gt;ga :Git add .&lt;CR&gt;" calcext:value-type="string">
            <text:p>nnoremap &lt;leader&gt;ga :Git add .&lt;CR&gt;</text:p>
          </table:table-cell>
          <table:table-cell table:formula="of:=&quot;nmap &lt;leader&gt;&quot;&amp;[$Configuration.B46]&amp;[$Configuration.C46]&amp;&quot; &quot;&amp;[$Configuration.F46]" office:value-type="string" office:string-value="nmap &lt;leader&gt;ga :Git add ." calcext:value-type="string">
            <text:p>nmap &lt;leader&gt;ga :Git add .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7]=&quot;C&quot;;RIGHT([.D69];5)&lt;&gt;&quot;←Key &quot;); IF(IFERROR(FIND(&quot;:&quot;;TRIM([$Configuration.F47])); 0)=1; [.C69];[.D69]); &quot;&quot;)" office:value-type="string" office:string-value="nmap &lt;leader&gt;gA CocCommand fzf-preview.GitStatus" calcext:value-type="string">
            <text:p>nmap &lt;leader&gt;gA CocCommand fzf-preview.GitStatus</text:p>
          </table:table-cell>
          <table:table-cell table:formula="of:=&quot;nnoremap &lt;leader&gt;&quot;&amp;[$Configuration.B47]&amp;[$Configuration.C47]&amp;&quot; &quot;&amp;[$Configuration.F47]&amp;&quot;&lt;CR&gt;&quot;" office:value-type="string" office:string-value="nnoremap &lt;leader&gt;gA CocCommand fzf-preview.GitStatus&lt;CR&gt;" calcext:value-type="string">
            <text:p>nnoremap &lt;leader&gt;gA CocCommand fzf-preview.GitStatus&lt;CR&gt;</text:p>
          </table:table-cell>
          <table:table-cell table:formula="of:=&quot;nmap &lt;leader&gt;&quot;&amp;[$Configuration.B47]&amp;[$Configuration.C47]&amp;&quot; &quot;&amp;[$Configuration.F47]" office:value-type="string" office:string-value="nmap &lt;leader&gt;gA CocCommand fzf-preview.GitStatus" calcext:value-type="string">
            <text:p>nmap &lt;leader&gt;gA CocCommand fzf-preview.GitStatus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8]=&quot;C&quot;;RIGHT([.D70];5)&lt;&gt;&quot;←Key &quot;); IF(IFERROR(FIND(&quot;:&quot;;TRIM([$Configuration.F48])); 0)=1; [.C70];[.D70]); &quot;&quot;)" office:value-type="string" office:string-value="nnoremap &lt;leader&gt;gb :Git blame&lt;CR&gt;" calcext:value-type="string">
            <text:p>nnoremap &lt;leader&gt;gb :Git blame&lt;CR&gt;</text:p>
          </table:table-cell>
          <table:table-cell table:formula="of:=&quot;nnoremap &lt;leader&gt;&quot;&amp;[$Configuration.B48]&amp;[$Configuration.C48]&amp;&quot; &quot;&amp;[$Configuration.F48]&amp;&quot;&lt;CR&gt;&quot;" office:value-type="string" office:string-value="nnoremap &lt;leader&gt;gb :Git blame&lt;CR&gt;" calcext:value-type="string">
            <text:p>nnoremap &lt;leader&gt;gb :Git blame&lt;CR&gt;</text:p>
          </table:table-cell>
          <table:table-cell table:formula="of:=&quot;nmap &lt;leader&gt;&quot;&amp;[$Configuration.B48]&amp;[$Configuration.C48]&amp;&quot; &quot;&amp;[$Configuration.F48]" office:value-type="string" office:string-value="nmap &lt;leader&gt;gb :Git blame" calcext:value-type="string">
            <text:p>nmap &lt;leader&gt;gb :Git blam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49]=&quot;C&quot;;RIGHT([.D71];5)&lt;&gt;&quot;←Key &quot;); IF(IFERROR(FIND(&quot;:&quot;;TRIM([$Configuration.F49])); 0)=1; [.C71];[.D71]); &quot;&quot;)" office:value-type="string" office:string-value="nnoremap &lt;leader&gt;gB :Gbrowse&lt;CR&gt;" calcext:value-type="string">
            <text:p>nnoremap &lt;leader&gt;gB :Gbrowse&lt;CR&gt;</text:p>
          </table:table-cell>
          <table:table-cell table:formula="of:=&quot;nnoremap &lt;leader&gt;&quot;&amp;[$Configuration.B49]&amp;[$Configuration.C49]&amp;&quot; &quot;&amp;[$Configuration.F49]&amp;&quot;&lt;CR&gt;&quot;" office:value-type="string" office:string-value="nnoremap &lt;leader&gt;gB :Gbrowse&lt;CR&gt;" calcext:value-type="string">
            <text:p>nnoremap &lt;leader&gt;gB :Gbrowse&lt;CR&gt;</text:p>
          </table:table-cell>
          <table:table-cell table:formula="of:=&quot;nmap &lt;leader&gt;&quot;&amp;[$Configuration.B49]&amp;[$Configuration.C49]&amp;&quot; &quot;&amp;[$Configuration.F49]" office:value-type="string" office:string-value="nmap &lt;leader&gt;gB :Gbrowse" calcext:value-type="string">
            <text:p>nmap &lt;leader&gt;gB :Gbrows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0]=&quot;C&quot;;RIGHT([.D72];5)&lt;&gt;&quot;←Key &quot;); IF(IFERROR(FIND(&quot;:&quot;;TRIM([$Configuration.F50])); 0)=1; [.C72];[.D72]); &quot;&quot;)" office:value-type="string" office:string-value="nnoremap &lt;leader&gt;gc :Git commit&lt;CR&gt;" calcext:value-type="string">
            <text:p>nnoremap &lt;leader&gt;gc :Git commit&lt;CR&gt;</text:p>
          </table:table-cell>
          <table:table-cell table:formula="of:=&quot;nnoremap &lt;leader&gt;&quot;&amp;[$Configuration.B50]&amp;[$Configuration.C50]&amp;&quot; &quot;&amp;[$Configuration.F50]&amp;&quot;&lt;CR&gt;&quot;" office:value-type="string" office:string-value="nnoremap &lt;leader&gt;gc :Git commit&lt;CR&gt;" calcext:value-type="string">
            <text:p>nnoremap &lt;leader&gt;gc :Git commit&lt;CR&gt;</text:p>
          </table:table-cell>
          <table:table-cell table:formula="of:=&quot;nmap &lt;leader&gt;&quot;&amp;[$Configuration.B50]&amp;[$Configuration.C50]&amp;&quot; &quot;&amp;[$Configuration.F50]" office:value-type="string" office:string-value="nmap &lt;leader&gt;gc :Git commit" calcext:value-type="string">
            <text:p>nmap &lt;leader&gt;gc :Git commit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1]=&quot;C&quot;;RIGHT([.D73];5)&lt;&gt;&quot;←Key &quot;); IF(IFERROR(FIND(&quot;:&quot;;TRIM([$Configuration.F51])); 0)=1; [.C73];[.D73]); &quot;&quot;)" office:value-type="string" office:string-value="nnoremap &lt;leader&gt;gd :Git diff&lt;CR&gt;" calcext:value-type="string">
            <text:p>nnoremap &lt;leader&gt;gd :Git diff&lt;CR&gt;</text:p>
          </table:table-cell>
          <table:table-cell table:formula="of:=&quot;nnoremap &lt;leader&gt;&quot;&amp;[$Configuration.B51]&amp;[$Configuration.C51]&amp;&quot; &quot;&amp;[$Configuration.F51]&amp;&quot;&lt;CR&gt;&quot;" office:value-type="string" office:string-value="nnoremap &lt;leader&gt;gd :Git diff&lt;CR&gt;" calcext:value-type="string">
            <text:p>nnoremap &lt;leader&gt;gd :Git diff&lt;CR&gt;</text:p>
          </table:table-cell>
          <table:table-cell table:formula="of:=&quot;nmap &lt;leader&gt;&quot;&amp;[$Configuration.B51]&amp;[$Configuration.C51]&amp;&quot; &quot;&amp;[$Configuration.F51]" office:value-type="string" office:string-value="nmap &lt;leader&gt;gd :Git diff" calcext:value-type="string">
            <text:p>nmap &lt;leader&gt;gd :Git diff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2]=&quot;C&quot;;RIGHT([.D74];5)&lt;&gt;&quot;←Key &quot;); IF(IFERROR(FIND(&quot;:&quot;;TRIM([$Configuration.F52])); 0)=1; [.C74];[.D74]); &quot;&quot;)" office:value-type="string" office:string-value="nmap &lt;leader&gt;gD Gdiffsplit" calcext:value-type="string">
            <text:p>nmap &lt;leader&gt;gD Gdiffsplit</text:p>
          </table:table-cell>
          <table:table-cell table:formula="of:=&quot;nnoremap &lt;leader&gt;&quot;&amp;[$Configuration.B52]&amp;[$Configuration.C52]&amp;&quot; &quot;&amp;[$Configuration.F52]&amp;&quot;&lt;CR&gt;&quot;" office:value-type="string" office:string-value="nnoremap &lt;leader&gt;gD Gdiffsplit&lt;CR&gt;" calcext:value-type="string">
            <text:p>nnoremap &lt;leader&gt;gD Gdiffsplit&lt;CR&gt;</text:p>
          </table:table-cell>
          <table:table-cell table:formula="of:=&quot;nmap &lt;leader&gt;&quot;&amp;[$Configuration.B52]&amp;[$Configuration.C52]&amp;&quot; &quot;&amp;[$Configuration.F52]" office:value-type="string" office:string-value="nmap &lt;leader&gt;gD Gdiffsplit" calcext:value-type="string">
            <text:p>nmap &lt;leader&gt;gD Gdiffsplit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3]=&quot;C&quot;;RIGHT([.D75];5)&lt;&gt;&quot;←Key &quot;); IF(IFERROR(FIND(&quot;:&quot;;TRIM([$Configuration.F53])); 0)=1; [.C75];[.D75]); &quot;&quot;)" office:value-type="string" office:string-value="nnoremap &lt;leader&gt;gg :Ggrep&lt;CR&gt;" calcext:value-type="string">
            <text:p>nnoremap &lt;leader&gt;gg :Ggrep&lt;CR&gt;</text:p>
          </table:table-cell>
          <table:table-cell table:formula="of:=&quot;nnoremap &lt;leader&gt;&quot;&amp;[$Configuration.B53]&amp;[$Configuration.C53]&amp;&quot; &quot;&amp;[$Configuration.F53]&amp;&quot;&lt;CR&gt;&quot;" office:value-type="string" office:string-value="nnoremap &lt;leader&gt;gg :Ggrep&lt;CR&gt;" calcext:value-type="string">
            <text:p>nnoremap &lt;leader&gt;gg :Ggrep&lt;CR&gt;</text:p>
          </table:table-cell>
          <table:table-cell table:formula="of:=&quot;nmap &lt;leader&gt;&quot;&amp;[$Configuration.B53]&amp;[$Configuration.C53]&amp;&quot; &quot;&amp;[$Configuration.F53]" office:value-type="string" office:string-value="nmap &lt;leader&gt;gg :Ggrep" calcext:value-type="string">
            <text:p>nmap &lt;leader&gt;gg :Ggrep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4]=&quot;C&quot;;RIGHT([.D76];5)&lt;&gt;&quot;←Key &quot;); IF(IFERROR(FIND(&quot;:&quot;;TRIM([$Configuration.F54])); 0)=1; [.C76];[.D76]); &quot;&quot;)" office:value-type="string" office:string-value="nnoremap &lt;leader&gt;gG :Gstatus&lt;CR&gt;" calcext:value-type="string">
            <text:p>nnoremap &lt;leader&gt;gG :Gstatus&lt;CR&gt;</text:p>
          </table:table-cell>
          <table:table-cell table:formula="of:=&quot;nnoremap &lt;leader&gt;&quot;&amp;[$Configuration.B54]&amp;[$Configuration.C54]&amp;&quot; &quot;&amp;[$Configuration.F54]&amp;&quot;&lt;CR&gt;&quot;" office:value-type="string" office:string-value="nnoremap &lt;leader&gt;gG :Gstatus&lt;CR&gt;" calcext:value-type="string">
            <text:p>nnoremap &lt;leader&gt;gG :Gstatus&lt;CR&gt;</text:p>
          </table:table-cell>
          <table:table-cell table:formula="of:=&quot;nmap &lt;leader&gt;&quot;&amp;[$Configuration.B54]&amp;[$Configuration.C54]&amp;&quot; &quot;&amp;[$Configuration.F54]" office:value-type="string" office:string-value="nmap &lt;leader&gt;gG :Gstatus" calcext:value-type="string">
            <text:p>nmap &lt;leader&gt;gG :Gstatus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5]=&quot;C&quot;;RIGHT([.D77];5)&lt;&gt;&quot;←Key &quot;); IF(IFERROR(FIND(&quot;:&quot;;TRIM([$Configuration.F55])); 0)=1; [.C77];[.D77]); &quot;&quot;)" office:value-type="string" office:string-value="nnoremap &lt;leader&gt;gh :GitGutterLineHighlightsToggle&lt;CR&gt;" calcext:value-type="string">
            <text:p>nnoremap &lt;leader&gt;gh :GitGutterLineHighlightsToggle&lt;CR&gt;</text:p>
          </table:table-cell>
          <table:table-cell table:formula="of:=&quot;nnoremap &lt;leader&gt;&quot;&amp;[$Configuration.B55]&amp;[$Configuration.C55]&amp;&quot; &quot;&amp;[$Configuration.F55]&amp;&quot;&lt;CR&gt;&quot;" office:value-type="string" office:string-value="nnoremap &lt;leader&gt;gh :GitGutterLineHighlightsToggle&lt;CR&gt;" calcext:value-type="string">
            <text:p>nnoremap &lt;leader&gt;gh :GitGutterLineHighlightsToggle&lt;CR&gt;</text:p>
          </table:table-cell>
          <table:table-cell table:formula="of:=&quot;nmap &lt;leader&gt;&quot;&amp;[$Configuration.B55]&amp;[$Configuration.C55]&amp;&quot; &quot;&amp;[$Configuration.F55]" office:value-type="string" office:string-value="nmap &lt;leader&gt;gh :GitGutterLineHighlightsToggle" calcext:value-type="string">
            <text:p>nmap &lt;leader&gt;gh :GitGutterLineHighlightsToggl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6]=&quot;C&quot;;RIGHT([.D78];5)&lt;&gt;&quot;←Key &quot;); IF(IFERROR(FIND(&quot;:&quot;;TRIM([$Configuration.F56])); 0)=1; [.C78];[.D78]); &quot;&quot;)" office:value-type="string" office:string-value="nmap &lt;leader&gt;gH &lt;Plug&gt;(GitGutterPreviewHunk)" calcext:value-type="string">
            <text:p>nmap &lt;leader&gt;gH &lt;Plug&gt;(GitGutterPreviewHunk)</text:p>
          </table:table-cell>
          <table:table-cell table:formula="of:=&quot;nnoremap &lt;leader&gt;&quot;&amp;[$Configuration.B56]&amp;[$Configuration.C56]&amp;&quot; &quot;&amp;[$Configuration.F56]&amp;&quot;&lt;CR&gt;&quot;" office:value-type="string" office:string-value="nnoremap &lt;leader&gt;gH &lt;Plug&gt;(GitGutterPreviewHunk)&lt;CR&gt;" calcext:value-type="string">
            <text:p>nnoremap &lt;leader&gt;gH &lt;Plug&gt;(GitGutterPreviewHunk)&lt;CR&gt;</text:p>
          </table:table-cell>
          <table:table-cell table:formula="of:=&quot;nmap &lt;leader&gt;&quot;&amp;[$Configuration.B56]&amp;[$Configuration.C56]&amp;&quot; &quot;&amp;[$Configuration.F56]" office:value-type="string" office:string-value="nmap &lt;leader&gt;gH &lt;Plug&gt;(GitGutterPreviewHunk)" calcext:value-type="string">
            <text:p>nmap &lt;leader&gt;gH &lt;Plug&gt;(GitGutterPreviewHunk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7]=&quot;C&quot;;RIGHT([.D79];5)&lt;&gt;&quot;←Key &quot;); IF(IFERROR(FIND(&quot;:&quot;;TRIM([$Configuration.F57])); 0)=1; [.C79];[.D79]); &quot;&quot;)" office:value-type="string" office:string-value="nnoremap &lt;leader&gt;gI :Gist -b&lt;CR&gt;" calcext:value-type="string">
            <text:p>nnoremap &lt;leader&gt;gI :Gist -b&lt;CR&gt;</text:p>
          </table:table-cell>
          <table:table-cell table:formula="of:=&quot;nnoremap &lt;leader&gt;&quot;&amp;[$Configuration.B57]&amp;[$Configuration.C57]&amp;&quot; &quot;&amp;[$Configuration.F57]&amp;&quot;&lt;CR&gt;&quot;" office:value-type="string" office:string-value="nnoremap &lt;leader&gt;gI :Gist -b&lt;CR&gt;" calcext:value-type="string">
            <text:p>nnoremap &lt;leader&gt;gI :Gist -b&lt;CR&gt;</text:p>
          </table:table-cell>
          <table:table-cell table:formula="of:=&quot;nmap &lt;leader&gt;&quot;&amp;[$Configuration.B57]&amp;[$Configuration.C57]&amp;&quot; &quot;&amp;[$Configuration.F57]" office:value-type="string" office:string-value="nmap &lt;leader&gt;gI :Gist -b" calcext:value-type="string">
            <text:p>nmap &lt;leader&gt;gI :Gist -b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8]=&quot;C&quot;;RIGHT([.D80];5)&lt;&gt;&quot;←Key &quot;); IF(IFERROR(FIND(&quot;:&quot;;TRIM([$Configuration.F58])); 0)=1; [.C80];[.D80]); &quot;&quot;)" office:value-type="string" office:string-value="nmap &lt;leader&gt;gj &lt;Plug&gt;GitGutterNextHunk)" calcext:value-type="string">
            <text:p>nmap &lt;leader&gt;gj &lt;Plug&gt;GitGutterNextHunk)</text:p>
          </table:table-cell>
          <table:table-cell table:formula="of:=&quot;nnoremap &lt;leader&gt;&quot;&amp;[$Configuration.B58]&amp;[$Configuration.C58]&amp;&quot; &quot;&amp;[$Configuration.F58]&amp;&quot;&lt;CR&gt;&quot;" office:value-type="string" office:string-value="nnoremap &lt;leader&gt;gj &lt;Plug&gt;GitGutterNextHunk)&lt;CR&gt;" calcext:value-type="string">
            <text:p>nnoremap &lt;leader&gt;gj &lt;Plug&gt;GitGutterNextHunk)&lt;CR&gt;</text:p>
          </table:table-cell>
          <table:table-cell table:formula="of:=&quot;nmap &lt;leader&gt;&quot;&amp;[$Configuration.B58]&amp;[$Configuration.C58]&amp;&quot; &quot;&amp;[$Configuration.F58]" office:value-type="string" office:string-value="nmap &lt;leader&gt;gj &lt;Plug&gt;GitGutterNextHunk)" calcext:value-type="string">
            <text:p>nmap &lt;leader&gt;gj &lt;Plug&gt;GitGutterNextHunk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59]=&quot;C&quot;;RIGHT([.D81];5)&lt;&gt;&quot;←Key &quot;); IF(IFERROR(FIND(&quot;:&quot;;TRIM([$Configuration.F59])); 0)=1; [.C81];[.D81]); &quot;&quot;)" office:value-type="string" office:string-value="nmap &lt;leader&gt;gk &lt;Plug&gt;GitGutterPrevHunk)" calcext:value-type="string">
            <text:p>nmap &lt;leader&gt;gk &lt;Plug&gt;GitGutterPrevHunk)</text:p>
          </table:table-cell>
          <table:table-cell table:formula="of:=&quot;nnoremap &lt;leader&gt;&quot;&amp;[$Configuration.B59]&amp;[$Configuration.C59]&amp;&quot; &quot;&amp;[$Configuration.F59]&amp;&quot;&lt;CR&gt;&quot;" office:value-type="string" office:string-value="nnoremap &lt;leader&gt;gk &lt;Plug&gt;GitGutterPrevHunk)&lt;CR&gt;" calcext:value-type="string">
            <text:p>nnoremap &lt;leader&gt;gk &lt;Plug&gt;GitGutterPrevHunk)&lt;CR&gt;</text:p>
          </table:table-cell>
          <table:table-cell table:formula="of:=&quot;nmap &lt;leader&gt;&quot;&amp;[$Configuration.B59]&amp;[$Configuration.C59]&amp;&quot; &quot;&amp;[$Configuration.F59]" office:value-type="string" office:string-value="nmap &lt;leader&gt;gk &lt;Plug&gt;GitGutterPrevHunk)" calcext:value-type="string">
            <text:p>nmap &lt;leader&gt;gk &lt;Plug&gt;GitGutterPrevHunk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0]=&quot;C&quot;;RIGHT([.D82];5)&lt;&gt;&quot;←Key &quot;); IF(IFERROR(FIND(&quot;:&quot;;TRIM([$Configuration.F60])); 0)=1; [.C82];[.D82]); &quot;&quot;)" office:value-type="string" office:string-value="nnoremap &lt;leader&gt;gl :Git log&lt;CR&gt;" calcext:value-type="string">
            <text:p>nnoremap &lt;leader&gt;gl :Git log&lt;CR&gt;</text:p>
          </table:table-cell>
          <table:table-cell table:formula="of:=&quot;nnoremap &lt;leader&gt;&quot;&amp;[$Configuration.B60]&amp;[$Configuration.C60]&amp;&quot; &quot;&amp;[$Configuration.F60]&amp;&quot;&lt;CR&gt;&quot;" office:value-type="string" office:string-value="nnoremap &lt;leader&gt;gl :Git log&lt;CR&gt;" calcext:value-type="string">
            <text:p>nnoremap &lt;leader&gt;gl :Git log&lt;CR&gt;</text:p>
          </table:table-cell>
          <table:table-cell table:formula="of:=&quot;nmap &lt;leader&gt;&quot;&amp;[$Configuration.B60]&amp;[$Configuration.C60]&amp;&quot; &quot;&amp;[$Configuration.F60]" office:value-type="string" office:string-value="nmap &lt;leader&gt;gl :Git log" calcext:value-type="string">
            <text:p>nmap &lt;leader&gt;gl :Git log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1]=&quot;C&quot;;RIGHT([.D83];5)&lt;&gt;&quot;←Key &quot;); IF(IFERROR(FIND(&quot;:&quot;;TRIM([$Configuration.F61])); 0)=1; [.C83];[.D83]); &quot;&quot;)" office:value-type="string" office:string-value="nmap &lt;leader&gt;gm &lt;Plug&gt;(git-messenger)" calcext:value-type="string">
            <text:p>nmap &lt;leader&gt;gm &lt;Plug&gt;(git-messenger)</text:p>
          </table:table-cell>
          <table:table-cell table:formula="of:=&quot;nnoremap &lt;leader&gt;&quot;&amp;[$Configuration.B61]&amp;[$Configuration.C61]&amp;&quot; &quot;&amp;[$Configuration.F61]&amp;&quot;&lt;CR&gt;&quot;" office:value-type="string" office:string-value="nnoremap &lt;leader&gt;gm &lt;Plug&gt;(git-messenger)&lt;CR&gt;" calcext:value-type="string">
            <text:p>nnoremap &lt;leader&gt;gm &lt;Plug&gt;(git-messenger)&lt;CR&gt;</text:p>
          </table:table-cell>
          <table:table-cell table:formula="of:=&quot;nmap &lt;leader&gt;&quot;&amp;[$Configuration.B61]&amp;[$Configuration.C61]&amp;&quot; &quot;&amp;[$Configuration.F61]" office:value-type="string" office:string-value="nmap &lt;leader&gt;gm &lt;Plug&gt;(git-messenger)" calcext:value-type="string">
            <text:p>nmap &lt;leader&gt;gm &lt;Plug&gt;(git-messenger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2]=&quot;C&quot;;RIGHT([.D84];5)&lt;&gt;&quot;←Key &quot;); IF(IFERROR(FIND(&quot;:&quot;;TRIM([$Configuration.F62])); 0)=1; [.C84];[.D84]); &quot;&quot;)" office:value-type="string" office:string-value="nnoremap &lt;leader&gt;gp :Git push&lt;CR&gt;" calcext:value-type="string">
            <text:p>nnoremap &lt;leader&gt;gp :Git push&lt;CR&gt;</text:p>
          </table:table-cell>
          <table:table-cell table:formula="of:=&quot;nnoremap &lt;leader&gt;&quot;&amp;[$Configuration.B62]&amp;[$Configuration.C62]&amp;&quot; &quot;&amp;[$Configuration.F62]&amp;&quot;&lt;CR&gt;&quot;" office:value-type="string" office:string-value="nnoremap &lt;leader&gt;gp :Git push&lt;CR&gt;" calcext:value-type="string">
            <text:p>nnoremap &lt;leader&gt;gp :Git push&lt;CR&gt;</text:p>
          </table:table-cell>
          <table:table-cell table:formula="of:=&quot;nmap &lt;leader&gt;&quot;&amp;[$Configuration.B62]&amp;[$Configuration.C62]&amp;&quot; &quot;&amp;[$Configuration.F62]" office:value-type="string" office:string-value="nmap &lt;leader&gt;gp :Git push" calcext:value-type="string">
            <text:p>nmap &lt;leader&gt;gp :Git push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3]=&quot;C&quot;;RIGHT([.D85];5)&lt;&gt;&quot;←Key &quot;); IF(IFERROR(FIND(&quot;:&quot;;TRIM([$Configuration.F63])); 0)=1; [.C85];[.D85]); &quot;&quot;)" office:value-type="string" office:string-value="nnoremap &lt;leader&gt;gP :Git pull&lt;CR&gt;" calcext:value-type="string">
            <text:p>nnoremap &lt;leader&gt;gP :Git pull&lt;CR&gt;</text:p>
          </table:table-cell>
          <table:table-cell table:formula="of:=&quot;nnoremap &lt;leader&gt;&quot;&amp;[$Configuration.B63]&amp;[$Configuration.C63]&amp;&quot; &quot;&amp;[$Configuration.F63]&amp;&quot;&lt;CR&gt;&quot;" office:value-type="string" office:string-value="nnoremap &lt;leader&gt;gP :Git pull&lt;CR&gt;" calcext:value-type="string">
            <text:p>nnoremap &lt;leader&gt;gP :Git pull&lt;CR&gt;</text:p>
          </table:table-cell>
          <table:table-cell table:formula="of:=&quot;nmap &lt;leader&gt;&quot;&amp;[$Configuration.B63]&amp;[$Configuration.C63]&amp;&quot; &quot;&amp;[$Configuration.F63]" office:value-type="string" office:string-value="nmap &lt;leader&gt;gP :Git pull" calcext:value-type="string">
            <text:p>nmap &lt;leader&gt;gP :Git pull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4]=&quot;C&quot;;RIGHT([.D86];5)&lt;&gt;&quot;←Key &quot;); IF(IFERROR(FIND(&quot;:&quot;;TRIM([$Configuration.F64])); 0)=1; [.C86];[.D86]); &quot;&quot;)" office:value-type="string" office:string-value="nnoremap &lt;leader&gt;gr :Gremove&lt;CR&gt;" calcext:value-type="string">
            <text:p>nnoremap &lt;leader&gt;gr :Gremove&lt;CR&gt;</text:p>
          </table:table-cell>
          <table:table-cell table:formula="of:=&quot;nnoremap &lt;leader&gt;&quot;&amp;[$Configuration.B64]&amp;[$Configuration.C64]&amp;&quot; &quot;&amp;[$Configuration.F64]&amp;&quot;&lt;CR&gt;&quot;" office:value-type="string" office:string-value="nnoremap &lt;leader&gt;gr :Gremove&lt;CR&gt;" calcext:value-type="string">
            <text:p>nnoremap &lt;leader&gt;gr :Gremove&lt;CR&gt;</text:p>
          </table:table-cell>
          <table:table-cell table:formula="of:=&quot;nmap &lt;leader&gt;&quot;&amp;[$Configuration.B64]&amp;[$Configuration.C64]&amp;&quot; &quot;&amp;[$Configuration.F64]" office:value-type="string" office:string-value="nmap &lt;leader&gt;gr :Gremove" calcext:value-type="string">
            <text:p>nmap &lt;leader&gt;gr :Gremov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5]=&quot;C&quot;;RIGHT([.D87];5)&lt;&gt;&quot;←Key &quot;); IF(IFERROR(FIND(&quot;:&quot;;TRIM([$Configuration.F65])); 0)=1; [.C87];[.D87]); &quot;&quot;)" office:value-type="string" office:string-value="nmap &lt;leader&gt;gs &lt;Plug&gt;(GitGutterStageHunk)" calcext:value-type="string">
            <text:p>nmap &lt;leader&gt;gs &lt;Plug&gt;(GitGutterStageHunk)</text:p>
          </table:table-cell>
          <table:table-cell table:formula="of:=&quot;nnoremap &lt;leader&gt;&quot;&amp;[$Configuration.B65]&amp;[$Configuration.C65]&amp;&quot; &quot;&amp;[$Configuration.F65]&amp;&quot;&lt;CR&gt;&quot;" office:value-type="string" office:string-value="nnoremap &lt;leader&gt;gs &lt;Plug&gt;(GitGutterStageHunk)&lt;CR&gt;" calcext:value-type="string">
            <text:p>nnoremap &lt;leader&gt;gs &lt;Plug&gt;(GitGutterStageHunk)&lt;CR&gt;</text:p>
          </table:table-cell>
          <table:table-cell table:formula="of:=&quot;nmap &lt;leader&gt;&quot;&amp;[$Configuration.B65]&amp;[$Configuration.C65]&amp;&quot; &quot;&amp;[$Configuration.F65]" office:value-type="string" office:string-value="nmap &lt;leader&gt;gs &lt;Plug&gt;(GitGutterStageHunk)" calcext:value-type="string">
            <text:p>nmap &lt;leader&gt;gs &lt;Plug&gt;(GitGutterStageHunk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6]=&quot;C&quot;;RIGHT([.D88];5)&lt;&gt;&quot;←Key &quot;); IF(IFERROR(FIND(&quot;:&quot;;TRIM([$Configuration.F66])); 0)=1; [.C88];[.D88]); &quot;&quot;)" office:value-type="string" office:string-value="nnoremap &lt;leader&gt;gS :CocCommand fzf-preview.GitStatus&lt;CR&gt;" calcext:value-type="string">
            <text:p>nnoremap &lt;leader&gt;gS :CocCommand fzf-preview.GitStatus&lt;CR&gt;</text:p>
          </table:table-cell>
          <table:table-cell table:formula="of:=&quot;nnoremap &lt;leader&gt;&quot;&amp;[$Configuration.B66]&amp;[$Configuration.C66]&amp;&quot; &quot;&amp;[$Configuration.F66]&amp;&quot;&lt;CR&gt;&quot;" office:value-type="string" office:string-value="nnoremap &lt;leader&gt;gS :CocCommand fzf-preview.GitStatus&lt;CR&gt;" calcext:value-type="string">
            <text:p>nnoremap &lt;leader&gt;gS :CocCommand fzf-preview.GitStatus&lt;CR&gt;</text:p>
          </table:table-cell>
          <table:table-cell table:formula="of:=&quot;nmap &lt;leader&gt;&quot;&amp;[$Configuration.B66]&amp;[$Configuration.C66]&amp;&quot; &quot;&amp;[$Configuration.F66]" office:value-type="string" office:string-value="nmap &lt;leader&gt;gS :CocCommand fzf-preview.GitStatus" calcext:value-type="string">
            <text:p>nmap &lt;leader&gt;gS :CocCommand fzf-preview.GitStatus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7]=&quot;C&quot;;RIGHT([.D89];5)&lt;&gt;&quot;←Key &quot;); IF(IFERROR(FIND(&quot;:&quot;;TRIM([$Configuration.F67])); 0)=1; [.C89];[.D89]); &quot;&quot;)" office:value-type="string" office:string-value="nnoremap &lt;leader&gt;gt :GitGutterSignsToggle&lt;CR&gt;" calcext:value-type="string">
            <text:p>nnoremap &lt;leader&gt;gt :GitGutterSignsToggle&lt;CR&gt;</text:p>
          </table:table-cell>
          <table:table-cell table:formula="of:=&quot;nnoremap &lt;leader&gt;&quot;&amp;[$Configuration.B67]&amp;[$Configuration.C67]&amp;&quot; &quot;&amp;[$Configuration.F67]&amp;&quot;&lt;CR&gt;&quot;" office:value-type="string" office:string-value="nnoremap &lt;leader&gt;gt :GitGutterSignsToggle&lt;CR&gt;" calcext:value-type="string">
            <text:p>nnoremap &lt;leader&gt;gt :GitGutterSignsToggle&lt;CR&gt;</text:p>
          </table:table-cell>
          <table:table-cell table:formula="of:=&quot;nmap &lt;leader&gt;&quot;&amp;[$Configuration.B67]&amp;[$Configuration.C67]&amp;&quot; &quot;&amp;[$Configuration.F67]" office:value-type="string" office:string-value="nmap &lt;leader&gt;gt :GitGutterSignsToggle" calcext:value-type="string">
            <text:p>nmap &lt;leader&gt;gt :GitGutterSignsToggl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8]=&quot;C&quot;;RIGHT([.D90];5)&lt;&gt;&quot;←Key &quot;); IF(IFERROR(FIND(&quot;:&quot;;TRIM([$Configuration.F68])); 0)=1; [.C90];[.D90]); &quot;&quot;)" office:value-type="string" office:string-value="nmap &lt;leader&gt;gu &lt;Plug&gt;(GitGutterUndoHunk)" calcext:value-type="string">
            <text:p>nmap &lt;leader&gt;gu &lt;Plug&gt;(GitGutterUndoHunk)</text:p>
          </table:table-cell>
          <table:table-cell table:formula="of:=&quot;nnoremap &lt;leader&gt;&quot;&amp;[$Configuration.B68]&amp;[$Configuration.C68]&amp;&quot; &quot;&amp;[$Configuration.F68]&amp;&quot;&lt;CR&gt;&quot;" office:value-type="string" office:string-value="nnoremap &lt;leader&gt;gu &lt;Plug&gt;(GitGutterUndoHunk)&lt;CR&gt;" calcext:value-type="string">
            <text:p>nnoremap &lt;leader&gt;gu &lt;Plug&gt;(GitGutterUndoHunk)&lt;CR&gt;</text:p>
          </table:table-cell>
          <table:table-cell table:formula="of:=&quot;nmap &lt;leader&gt;&quot;&amp;[$Configuration.B68]&amp;[$Configuration.C68]&amp;&quot; &quot;&amp;[$Configuration.F68]" office:value-type="string" office:string-value="nmap &lt;leader&gt;gu &lt;Plug&gt;(GitGutterUndoHunk)" calcext:value-type="string">
            <text:p>nmap &lt;leader&gt;gu &lt;Plug&gt;(GitGutterUndoHunk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69]=&quot;C&quot;;RIGHT([.D91];5)&lt;&gt;&quot;←Key &quot;); IF(IFERROR(FIND(&quot;:&quot;;TRIM([$Configuration.F69])); 0)=1; [.C91];[.D91]); &quot;&quot;)" office:value-type="string" office:string-value="nnoremap &lt;leader&gt;gv :GV&lt;CR&gt;" calcext:value-type="string">
            <text:p>nnoremap &lt;leader&gt;gv :GV&lt;CR&gt;</text:p>
          </table:table-cell>
          <table:table-cell table:formula="of:=&quot;nnoremap &lt;leader&gt;&quot;&amp;[$Configuration.B69]&amp;[$Configuration.C69]&amp;&quot; &quot;&amp;[$Configuration.F69]&amp;&quot;&lt;CR&gt;&quot;" office:value-type="string" office:string-value="nnoremap &lt;leader&gt;gv :GV&lt;CR&gt;" calcext:value-type="string">
            <text:p>nnoremap &lt;leader&gt;gv :GV&lt;CR&gt;</text:p>
          </table:table-cell>
          <table:table-cell table:formula="of:=&quot;nmap &lt;leader&gt;&quot;&amp;[$Configuration.B69]&amp;[$Configuration.C69]&amp;&quot; &quot;&amp;[$Configuration.F69]" office:value-type="string" office:string-value="nmap &lt;leader&gt;gv :GV" calcext:value-type="string">
            <text:p>nmap &lt;leader&gt;gv :GV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0]=&quot;C&quot;;RIGHT([.D92];5)&lt;&gt;&quot;←Key &quot;); IF(IFERROR(FIND(&quot;:&quot;;TRIM([$Configuration.F70])); 0)=1; [.C92];[.D92]); &quot;&quot;)" office:value-type="string" office:string-value="nnoremap &lt;leader&gt;gV :GV!&lt;CR&gt;" calcext:value-type="string">
            <text:p>nnoremap &lt;leader&gt;gV :GV!&lt;CR&gt;</text:p>
          </table:table-cell>
          <table:table-cell table:formula="of:=&quot;nnoremap &lt;leader&gt;&quot;&amp;[$Configuration.B70]&amp;[$Configuration.C70]&amp;&quot; &quot;&amp;[$Configuration.F70]&amp;&quot;&lt;CR&gt;&quot;" office:value-type="string" office:string-value="nnoremap &lt;leader&gt;gV :GV!&lt;CR&gt;" calcext:value-type="string">
            <text:p>nnoremap &lt;leader&gt;gV :GV!&lt;CR&gt;</text:p>
          </table:table-cell>
          <table:table-cell table:formula="of:=&quot;nmap &lt;leader&gt;&quot;&amp;[$Configuration.B70]&amp;[$Configuration.C70]&amp;&quot; &quot;&amp;[$Configuration.F70]" office:value-type="string" office:string-value="nmap &lt;leader&gt;gV :GV!" calcext:value-type="string">
            <text:p>nmap &lt;leader&gt;gV :GV!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1]=&quot;C&quot;;RIGHT([.D93];5)&lt;&gt;&quot;←Key &quot;); IF(IFERROR(FIND(&quot;:&quot;;TRIM([$Configuration.F71])); 0)=1; [.C93];[.D93]); &quot;&quot;)">
            <text:p/>
          </table:table-cell>
          <table:table-cell table:formula="of:=&quot;nnoremap &lt;leader&gt;&quot;&amp;[$Configuration.B71]&amp;[$Configuration.C71]&amp;&quot; &quot;&amp;[$Configuration.F7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71]&amp;[$Configuration.C71]&amp;&quot; &quot;&amp;[$Configuration.F7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2]=&quot;C&quot;;RIGHT([.D94];5)&lt;&gt;&quot;←Key &quot;); IF(IFERROR(FIND(&quot;:&quot;;TRIM([$Configuration.F72])); 0)=1; [.C94];[.D94]); &quot;&quot;)">
            <text:p/>
          </table:table-cell>
          <table:table-cell table:formula="of:=&quot;nnoremap &lt;leader&gt;&quot;&amp;[$Configuration.B72]&amp;[$Configuration.C72]&amp;&quot; &quot;&amp;[$Configuration.F72]&amp;&quot;&lt;CR&gt;&quot;" office:value-type="string" office:string-value="nnoremap &lt;leader&gt;Main KeySub Key     Vim Command&lt;CR&gt;" calcext:value-type="string">
            <text:p>nnoremap &lt;leader&gt;Main KeySub Key <text:s text:c="4"/>Vim Command&lt;CR&gt;</text:p>
          </table:table-cell>
          <table:table-cell table:formula="of:=&quot;nmap &lt;leader&gt;&quot;&amp;[$Configuration.B72]&amp;[$Configuration.C72]&amp;&quot; &quot;&amp;[$Configuration.F72]" office:value-type="string" office:string-value="nmap &lt;leader&gt;Main KeySub Key     Vim Command" calcext:value-type="string">
            <text:p>nmap &lt;leader&gt;Main KeySub Key <text:s text:c="4"/>Vim Command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3]=&quot;C&quot;;RIGHT([.D95];5)&lt;&gt;&quot;←Key &quot;); IF(IFERROR(FIND(&quot;:&quot;;TRIM([$Configuration.F73])); 0)=1; [.C95];[.D95]); &quot;&quot;)">
            <text:p/>
          </table:table-cell>
          <table:table-cell table:formula="of:=&quot;nnoremap &lt;leader&gt;&quot;&amp;[$Configuration.B73]&amp;[$Configuration.C73]&amp;&quot; &quot;&amp;[$Configuration.F73]&amp;&quot;&lt;CR&gt;&quot;" office:value-type="string" office:string-value="nnoremap &lt;leader&gt;l←Key &lt;CR&gt;" calcext:value-type="string">
            <text:p>nnoremap &lt;leader&gt;l←Key &lt;CR&gt;</text:p>
          </table:table-cell>
          <table:table-cell table:formula="of:=&quot;nmap &lt;leader&gt;&quot;&amp;[$Configuration.B73]&amp;[$Configuration.C73]&amp;&quot; &quot;&amp;[$Configuration.F73]" office:value-type="string" office:string-value="nmap &lt;leader&gt;l←Key " calcext:value-type="string">
            <text:p>nmap &lt;leader&gt;l←Key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4]=&quot;C&quot;;RIGHT([.D96];5)&lt;&gt;&quot;←Key &quot;); IF(IFERROR(FIND(&quot;:&quot;;TRIM([$Configuration.F74])); 0)=1; [.C96];[.D96]); &quot;&quot;)">
            <text:p/>
          </table:table-cell>
          <table:table-cell table:formula="of:=&quot;nnoremap &lt;leader&gt;&quot;&amp;[$Configuration.B74]&amp;[$Configuration.C74]&amp;&quot; &quot;&amp;[$Configuration.F74]&amp;&quot;&lt;CR&gt;&quot;" office:value-type="string" office:string-value="nnoremap &lt;leader&gt;l &lt;CR&gt;" calcext:value-type="string">
            <text:p>nnoremap &lt;leader&gt;l &lt;CR&gt;</text:p>
          </table:table-cell>
          <table:table-cell table:formula="of:=&quot;nmap &lt;leader&gt;&quot;&amp;[$Configuration.B74]&amp;[$Configuration.C74]&amp;&quot; &quot;&amp;[$Configuration.F74]" office:value-type="string" office:string-value="nmap &lt;leader&gt;l " calcext:value-type="string">
            <text:p>nmap &lt;leader&gt;l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5]=&quot;C&quot;;RIGHT([.D97];5)&lt;&gt;&quot;←Key &quot;); IF(IFERROR(FIND(&quot;:&quot;;TRIM([$Configuration.F75])); 0)=1; [.C97];[.D97]); &quot;&quot;)" office:value-type="string" office:string-value="nnoremap &lt;leader&gt;l. :CocConfig&lt;CR&gt;" calcext:value-type="string">
            <text:p>nnoremap &lt;leader&gt;l. :CocConfig&lt;CR&gt;</text:p>
          </table:table-cell>
          <table:table-cell table:formula="of:=&quot;nnoremap &lt;leader&gt;&quot;&amp;[$Configuration.B75]&amp;[$Configuration.C75]&amp;&quot; &quot;&amp;[$Configuration.F75]&amp;&quot;&lt;CR&gt;&quot;" office:value-type="string" office:string-value="nnoremap &lt;leader&gt;l. :CocConfig&lt;CR&gt;" calcext:value-type="string">
            <text:p>nnoremap &lt;leader&gt;l. :CocConfig&lt;CR&gt;</text:p>
          </table:table-cell>
          <table:table-cell table:formula="of:=&quot;nmap &lt;leader&gt;&quot;&amp;[$Configuration.B75]&amp;[$Configuration.C75]&amp;&quot; &quot;&amp;[$Configuration.F75]" office:value-type="string" office:string-value="nmap &lt;leader&gt;l. :CocConfig" calcext:value-type="string">
            <text:p>nmap &lt;leader&gt;l. :CocConfig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6]=&quot;C&quot;;RIGHT([.D98];5)&lt;&gt;&quot;←Key &quot;); IF(IFERROR(FIND(&quot;:&quot;;TRIM([$Configuration.F76])); 0)=1; [.C98];[.D98]); &quot;&quot;)" office:value-type="string" office:string-value="nmap &lt;leader&gt;l; &lt;Plug&gt;(coc-refactor)" calcext:value-type="string">
            <text:p>nmap &lt;leader&gt;l; &lt;Plug&gt;(coc-refactor)</text:p>
          </table:table-cell>
          <table:table-cell table:formula="of:=&quot;nnoremap &lt;leader&gt;&quot;&amp;[$Configuration.B76]&amp;[$Configuration.C76]&amp;&quot; &quot;&amp;[$Configuration.F76]&amp;&quot;&lt;CR&gt;&quot;" office:value-type="string" office:string-value="nnoremap &lt;leader&gt;l; &lt;Plug&gt;(coc-refactor)&lt;CR&gt;" calcext:value-type="string">
            <text:p>nnoremap &lt;leader&gt;l; &lt;Plug&gt;(coc-refactor)&lt;CR&gt;</text:p>
          </table:table-cell>
          <table:table-cell table:formula="of:=&quot;nmap &lt;leader&gt;&quot;&amp;[$Configuration.B76]&amp;[$Configuration.C76]&amp;&quot; &quot;&amp;[$Configuration.F76]" office:value-type="string" office:string-value="nmap &lt;leader&gt;l; &lt;Plug&gt;(coc-refactor)" calcext:value-type="string">
            <text:p>nmap &lt;leader&gt;l; &lt;Plug&gt;(coc-refactor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7]=&quot;C&quot;;RIGHT([.D99];5)&lt;&gt;&quot;←Key &quot;); IF(IFERROR(FIND(&quot;:&quot;;TRIM([$Configuration.F77])); 0)=1; [.C99];[.D99]); &quot;&quot;)" office:value-type="string" office:string-value="nmap &lt;leader&gt;la &lt;Plug&gt;(coc-codeaction)" calcext:value-type="string">
            <text:p>nmap &lt;leader&gt;la &lt;Plug&gt;(coc-codeaction)</text:p>
          </table:table-cell>
          <table:table-cell table:formula="of:=&quot;nnoremap &lt;leader&gt;&quot;&amp;[$Configuration.B77]&amp;[$Configuration.C77]&amp;&quot; &quot;&amp;[$Configuration.F77]&amp;&quot;&lt;CR&gt;&quot;" office:value-type="string" office:string-value="nnoremap &lt;leader&gt;la &lt;Plug&gt;(coc-codeaction)&lt;CR&gt;" calcext:value-type="string">
            <text:p>nnoremap &lt;leader&gt;la &lt;Plug&gt;(coc-codeaction)&lt;CR&gt;</text:p>
          </table:table-cell>
          <table:table-cell table:formula="of:=&quot;nmap &lt;leader&gt;&quot;&amp;[$Configuration.B77]&amp;[$Configuration.C77]&amp;&quot; &quot;&amp;[$Configuration.F77]" office:value-type="string" office:string-value="nmap &lt;leader&gt;la &lt;Plug&gt;(coc-codeaction)" calcext:value-type="string">
            <text:p>nmap &lt;leader&gt;la &lt;Plug&gt;(coc-codeaction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8]=&quot;C&quot;;RIGHT([.D100];5)&lt;&gt;&quot;←Key &quot;); IF(IFERROR(FIND(&quot;:&quot;;TRIM([$Configuration.F78])); 0)=1; [.C100];[.D100]); &quot;&quot;)" office:value-type="string" office:string-value="nmap &lt;leader&gt;lA &lt;Plug&gt;(coc-codeaction-selected)" calcext:value-type="string">
            <text:p>nmap &lt;leader&gt;lA &lt;Plug&gt;(coc-codeaction-selected)</text:p>
          </table:table-cell>
          <table:table-cell table:formula="of:=&quot;nnoremap &lt;leader&gt;&quot;&amp;[$Configuration.B78]&amp;[$Configuration.C78]&amp;&quot; &quot;&amp;[$Configuration.F78]&amp;&quot;&lt;CR&gt;&quot;" office:value-type="string" office:string-value="nnoremap &lt;leader&gt;lA &lt;Plug&gt;(coc-codeaction-selected)&lt;CR&gt;" calcext:value-type="string">
            <text:p>nnoremap &lt;leader&gt;lA &lt;Plug&gt;(coc-codeaction-selected)&lt;CR&gt;</text:p>
          </table:table-cell>
          <table:table-cell table:formula="of:=&quot;nmap &lt;leader&gt;&quot;&amp;[$Configuration.B78]&amp;[$Configuration.C78]&amp;&quot; &quot;&amp;[$Configuration.F78]" office:value-type="string" office:string-value="nmap &lt;leader&gt;lA &lt;Plug&gt;(coc-codeaction-selected)" calcext:value-type="string">
            <text:p>nmap &lt;leader&gt;lA &lt;Plug&gt;(coc-codeaction-selected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79]=&quot;C&quot;;RIGHT([.D101];5)&lt;&gt;&quot;←Key &quot;); IF(IFERROR(FIND(&quot;:&quot;;TRIM([$Configuration.F79])); 0)=1; [.C101];[.D101]); &quot;&quot;)" office:value-type="string" office:string-value="nnoremap &lt;leader&gt;lb :CocNext&lt;CR&gt;" calcext:value-type="string">
            <text:p>nnoremap &lt;leader&gt;lb :CocNext&lt;CR&gt;</text:p>
          </table:table-cell>
          <table:table-cell table:formula="of:=&quot;nnoremap &lt;leader&gt;&quot;&amp;[$Configuration.B79]&amp;[$Configuration.C79]&amp;&quot; &quot;&amp;[$Configuration.F79]&amp;&quot;&lt;CR&gt;&quot;" office:value-type="string" office:string-value="nnoremap &lt;leader&gt;lb :CocNext&lt;CR&gt;" calcext:value-type="string">
            <text:p>nnoremap &lt;leader&gt;lb :CocNext&lt;CR&gt;</text:p>
          </table:table-cell>
          <table:table-cell table:formula="of:=&quot;nmap &lt;leader&gt;&quot;&amp;[$Configuration.B79]&amp;[$Configuration.C79]&amp;&quot; &quot;&amp;[$Configuration.F79]" office:value-type="string" office:string-value="nmap &lt;leader&gt;lb :CocNext" calcext:value-type="string">
            <text:p>nmap &lt;leader&gt;lb :CocNext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0]=&quot;C&quot;;RIGHT([.D102];5)&lt;&gt;&quot;←Key &quot;); IF(IFERROR(FIND(&quot;:&quot;;TRIM([$Configuration.F80])); 0)=1; [.C102];[.D102]); &quot;&quot;)" office:value-type="string" office:string-value="nnoremap &lt;leader&gt;lB :CocPrev&lt;CR&gt;" calcext:value-type="string">
            <text:p>nnoremap &lt;leader&gt;lB :CocPrev&lt;CR&gt;</text:p>
          </table:table-cell>
          <table:table-cell table:formula="of:=&quot;nnoremap &lt;leader&gt;&quot;&amp;[$Configuration.B80]&amp;[$Configuration.C80]&amp;&quot; &quot;&amp;[$Configuration.F80]&amp;&quot;&lt;CR&gt;&quot;" office:value-type="string" office:string-value="nnoremap &lt;leader&gt;lB :CocPrev&lt;CR&gt;" calcext:value-type="string">
            <text:p>nnoremap &lt;leader&gt;lB :CocPrev&lt;CR&gt;</text:p>
          </table:table-cell>
          <table:table-cell table:formula="of:=&quot;nmap &lt;leader&gt;&quot;&amp;[$Configuration.B80]&amp;[$Configuration.C80]&amp;&quot; &quot;&amp;[$Configuration.F80]" office:value-type="string" office:string-value="nmap &lt;leader&gt;lB :CocPrev" calcext:value-type="string">
            <text:p>nmap &lt;leader&gt;lB :CocPrev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1]=&quot;C&quot;;RIGHT([.D103];5)&lt;&gt;&quot;←Key &quot;); IF(IFERROR(FIND(&quot;:&quot;;TRIM([$Configuration.F81])); 0)=1; [.C103];[.D103]); &quot;&quot;)" office:value-type="string" office:string-value="nnoremap &lt;leader&gt;lc :CocList commands&lt;CR&gt;" calcext:value-type="string">
            <text:p>nnoremap &lt;leader&gt;lc :CocList commands&lt;CR&gt;</text:p>
          </table:table-cell>
          <table:table-cell table:formula="of:=&quot;nnoremap &lt;leader&gt;&quot;&amp;[$Configuration.B81]&amp;[$Configuration.C81]&amp;&quot; &quot;&amp;[$Configuration.F81]&amp;&quot;&lt;CR&gt;&quot;" office:value-type="string" office:string-value="nnoremap &lt;leader&gt;lc :CocList commands&lt;CR&gt;" calcext:value-type="string">
            <text:p>nnoremap &lt;leader&gt;lc :CocList commands&lt;CR&gt;</text:p>
          </table:table-cell>
          <table:table-cell table:formula="of:=&quot;nmap &lt;leader&gt;&quot;&amp;[$Configuration.B81]&amp;[$Configuration.C81]&amp;&quot; &quot;&amp;[$Configuration.F81]" office:value-type="string" office:string-value="nmap &lt;leader&gt;lc :CocList commands" calcext:value-type="string">
            <text:p>nmap &lt;leader&gt;lc :CocList commands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2]=&quot;C&quot;;RIGHT([.D104];5)&lt;&gt;&quot;←Key &quot;); IF(IFERROR(FIND(&quot;:&quot;;TRIM([$Configuration.F82])); 0)=1; [.C104];[.D104]); &quot;&quot;)" office:value-type="string" office:string-value="nmap &lt;leader&gt;ld &lt;Plug&gt;(coc-definition)" calcext:value-type="string">
            <text:p>nmap &lt;leader&gt;ld &lt;Plug&gt;(coc-definition)</text:p>
          </table:table-cell>
          <table:table-cell table:formula="of:=&quot;nnoremap &lt;leader&gt;&quot;&amp;[$Configuration.B82]&amp;[$Configuration.C82]&amp;&quot; &quot;&amp;[$Configuration.F82]&amp;&quot;&lt;CR&gt;&quot;" office:value-type="string" office:string-value="nnoremap &lt;leader&gt;ld &lt;Plug&gt;(coc-definition)&lt;CR&gt;" calcext:value-type="string">
            <text:p>nnoremap &lt;leader&gt;ld &lt;Plug&gt;(coc-definition)&lt;CR&gt;</text:p>
          </table:table-cell>
          <table:table-cell table:formula="of:=&quot;nmap &lt;leader&gt;&quot;&amp;[$Configuration.B82]&amp;[$Configuration.C82]&amp;&quot; &quot;&amp;[$Configuration.F82]" office:value-type="string" office:string-value="nmap &lt;leader&gt;ld &lt;Plug&gt;(coc-definition)" calcext:value-type="string">
            <text:p>nmap &lt;leader&gt;ld &lt;Plug&gt;(coc-definition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3]=&quot;C&quot;;RIGHT([.D105];5)&lt;&gt;&quot;←Key &quot;); IF(IFERROR(FIND(&quot;:&quot;;TRIM([$Configuration.F83])); 0)=1; [.C105];[.D105]); &quot;&quot;)" office:value-type="string" office:string-value="nmap &lt;leader&gt;lD &lt;Plug&gt;(cod-declaration)" calcext:value-type="string">
            <text:p>nmap &lt;leader&gt;lD &lt;Plug&gt;(cod-declaration)</text:p>
          </table:table-cell>
          <table:table-cell table:formula="of:=&quot;nnoremap &lt;leader&gt;&quot;&amp;[$Configuration.B83]&amp;[$Configuration.C83]&amp;&quot; &quot;&amp;[$Configuration.F83]&amp;&quot;&lt;CR&gt;&quot;" office:value-type="string" office:string-value="nnoremap &lt;leader&gt;lD &lt;Plug&gt;(cod-declaration)&lt;CR&gt;" calcext:value-type="string">
            <text:p>nnoremap &lt;leader&gt;lD &lt;Plug&gt;(cod-declaration)&lt;CR&gt;</text:p>
          </table:table-cell>
          <table:table-cell table:formula="of:=&quot;nmap &lt;leader&gt;&quot;&amp;[$Configuration.B83]&amp;[$Configuration.C83]&amp;&quot; &quot;&amp;[$Configuration.F83]" office:value-type="string" office:string-value="nmap &lt;leader&gt;lD &lt;Plug&gt;(cod-declaration)" calcext:value-type="string">
            <text:p>nmap &lt;leader&gt;lD &lt;Plug&gt;(cod-declaration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4]=&quot;C&quot;;RIGHT([.D106];5)&lt;&gt;&quot;←Key &quot;); IF(IFERROR(FIND(&quot;:&quot;;TRIM([$Configuration.F84])); 0)=1; [.C106];[.D106]); &quot;&quot;)" office:value-type="string" office:string-value="nnoremap &lt;leader&gt;le :CocList extension&lt;CR&gt;" calcext:value-type="string">
            <text:p>nnoremap &lt;leader&gt;le :CocList extension&lt;CR&gt;</text:p>
          </table:table-cell>
          <table:table-cell table:formula="of:=&quot;nnoremap &lt;leader&gt;&quot;&amp;[$Configuration.B84]&amp;[$Configuration.C84]&amp;&quot; &quot;&amp;[$Configuration.F84]&amp;&quot;&lt;CR&gt;&quot;" office:value-type="string" office:string-value="nnoremap &lt;leader&gt;le :CocList extension&lt;CR&gt;" calcext:value-type="string">
            <text:p>nnoremap &lt;leader&gt;le :CocList extension&lt;CR&gt;</text:p>
          </table:table-cell>
          <table:table-cell table:formula="of:=&quot;nmap &lt;leader&gt;&quot;&amp;[$Configuration.B84]&amp;[$Configuration.C84]&amp;&quot; &quot;&amp;[$Configuration.F84]" office:value-type="string" office:string-value="nmap &lt;leader&gt;le :CocList extension" calcext:value-type="string">
            <text:p>nmap &lt;leader&gt;le :CocList extension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5]=&quot;C&quot;;RIGHT([.D107];5)&lt;&gt;&quot;←Key &quot;); IF(IFERROR(FIND(&quot;:&quot;;TRIM([$Configuration.F85])); 0)=1; [.C107];[.D107]); &quot;&quot;)" office:value-type="string" office:string-value="nmap &lt;leader&gt;lf &lt;Plug&gt;(coc-format-selected)" calcext:value-type="string">
            <text:p>nmap &lt;leader&gt;lf &lt;Plug&gt;(coc-format-selected)</text:p>
          </table:table-cell>
          <table:table-cell table:formula="of:=&quot;nnoremap &lt;leader&gt;&quot;&amp;[$Configuration.B85]&amp;[$Configuration.C85]&amp;&quot; &quot;&amp;[$Configuration.F85]&amp;&quot;&lt;CR&gt;&quot;" office:value-type="string" office:string-value="nnoremap &lt;leader&gt;lf &lt;Plug&gt;(coc-format-selected)&lt;CR&gt;" calcext:value-type="string">
            <text:p>nnoremap &lt;leader&gt;lf &lt;Plug&gt;(coc-format-selected)&lt;CR&gt;</text:p>
          </table:table-cell>
          <table:table-cell table:formula="of:=&quot;nmap &lt;leader&gt;&quot;&amp;[$Configuration.B85]&amp;[$Configuration.C85]&amp;&quot; &quot;&amp;[$Configuration.F85]" office:value-type="string" office:string-value="nmap &lt;leader&gt;lf &lt;Plug&gt;(coc-format-selected)" calcext:value-type="string">
            <text:p>nmap &lt;leader&gt;lf &lt;Plug&gt;(coc-format-selected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6]=&quot;C&quot;;RIGHT([.D108];5)&lt;&gt;&quot;←Key &quot;); IF(IFERROR(FIND(&quot;:&quot;;TRIM([$Configuration.F86])); 0)=1; [.C108];[.D108]); &quot;&quot;)" office:value-type="string" office:string-value="nmap &lt;leader&gt;lF &lt;Plug&gt;(coc-format)" calcext:value-type="string">
            <text:p>nmap &lt;leader&gt;lF &lt;Plug&gt;(coc-format)</text:p>
          </table:table-cell>
          <table:table-cell table:formula="of:=&quot;nnoremap &lt;leader&gt;&quot;&amp;[$Configuration.B86]&amp;[$Configuration.C86]&amp;&quot; &quot;&amp;[$Configuration.F86]&amp;&quot;&lt;CR&gt;&quot;" office:value-type="string" office:string-value="nnoremap &lt;leader&gt;lF &lt;Plug&gt;(coc-format)&lt;CR&gt;" calcext:value-type="string">
            <text:p>nnoremap &lt;leader&gt;lF &lt;Plug&gt;(coc-format)&lt;CR&gt;</text:p>
          </table:table-cell>
          <table:table-cell table:formula="of:=&quot;nmap &lt;leader&gt;&quot;&amp;[$Configuration.B86]&amp;[$Configuration.C86]&amp;&quot; &quot;&amp;[$Configuration.F86]" office:value-type="string" office:string-value="nmap &lt;leader&gt;lF &lt;Plug&gt;(coc-format)" calcext:value-type="string">
            <text:p>nmap &lt;leader&gt;lF &lt;Plug&gt;(coc-format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7]=&quot;C&quot;;RIGHT([.D109];5)&lt;&gt;&quot;←Key &quot;); IF(IFERROR(FIND(&quot;:&quot;;TRIM([$Configuration.F87])); 0)=1; [.C109];[.D109]); &quot;&quot;)" office:value-type="string" office:string-value="nmap &lt;leader&gt;lh &lt;Plug&gt;(coc-float-hide)" calcext:value-type="string">
            <text:p>nmap &lt;leader&gt;lh &lt;Plug&gt;(coc-float-hide)</text:p>
          </table:table-cell>
          <table:table-cell table:formula="of:=&quot;nnoremap &lt;leader&gt;&quot;&amp;[$Configuration.B87]&amp;[$Configuration.C87]&amp;&quot; &quot;&amp;[$Configuration.F87]&amp;&quot;&lt;CR&gt;&quot;" office:value-type="string" office:string-value="nnoremap &lt;leader&gt;lh &lt;Plug&gt;(coc-float-hide)&lt;CR&gt;" calcext:value-type="string">
            <text:p>nnoremap &lt;leader&gt;lh &lt;Plug&gt;(coc-float-hide)&lt;CR&gt;</text:p>
          </table:table-cell>
          <table:table-cell table:formula="of:=&quot;nmap &lt;leader&gt;&quot;&amp;[$Configuration.B87]&amp;[$Configuration.C87]&amp;&quot; &quot;&amp;[$Configuration.F87]" office:value-type="string" office:string-value="nmap &lt;leader&gt;lh &lt;Plug&gt;(coc-float-hide)" calcext:value-type="string">
            <text:p>nmap &lt;leader&gt;lh &lt;Plug&gt;(coc-float-hide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8]=&quot;C&quot;;RIGHT([.D110];5)&lt;&gt;&quot;←Key &quot;); IF(IFERROR(FIND(&quot;:&quot;;TRIM([$Configuration.F88])); 0)=1; [.C110];[.D110]); &quot;&quot;)" office:value-type="string" office:string-value="nmap &lt;leader&gt;li &lt;Plug&gt;(coc-implementations)" calcext:value-type="string">
            <text:p>nmap &lt;leader&gt;li &lt;Plug&gt;(coc-implementations)</text:p>
          </table:table-cell>
          <table:table-cell table:formula="of:=&quot;nnoremap &lt;leader&gt;&quot;&amp;[$Configuration.B88]&amp;[$Configuration.C88]&amp;&quot; &quot;&amp;[$Configuration.F88]&amp;&quot;&lt;CR&gt;&quot;" office:value-type="string" office:string-value="nnoremap &lt;leader&gt;li &lt;Plug&gt;(coc-implementations)&lt;CR&gt;" calcext:value-type="string">
            <text:p>nnoremap &lt;leader&gt;li &lt;Plug&gt;(coc-implementations)&lt;CR&gt;</text:p>
          </table:table-cell>
          <table:table-cell table:formula="of:=&quot;nmap &lt;leader&gt;&quot;&amp;[$Configuration.B88]&amp;[$Configuration.C88]&amp;&quot; &quot;&amp;[$Configuration.F88]" office:value-type="string" office:string-value="nmap &lt;leader&gt;li &lt;Plug&gt;(coc-implementations)" calcext:value-type="string">
            <text:p>nmap &lt;leader&gt;li &lt;Plug&gt;(coc-implementations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89]=&quot;C&quot;;RIGHT([.D111];5)&lt;&gt;&quot;←Key &quot;); IF(IFERROR(FIND(&quot;:&quot;;TRIM([$Configuration.F89])); 0)=1; [.C111];[.D111]); &quot;&quot;)" office:value-type="string" office:string-value="nnoremap &lt;leader&gt;lI :CocList diagnostics&lt;CR&gt;" calcext:value-type="string">
            <text:p>nnoremap &lt;leader&gt;lI :CocList diagnostics&lt;CR&gt;</text:p>
          </table:table-cell>
          <table:table-cell table:formula="of:=&quot;nnoremap &lt;leader&gt;&quot;&amp;[$Configuration.B89]&amp;[$Configuration.C89]&amp;&quot; &quot;&amp;[$Configuration.F89]&amp;&quot;&lt;CR&gt;&quot;" office:value-type="string" office:string-value="nnoremap &lt;leader&gt;lI :CocList diagnostics&lt;CR&gt;" calcext:value-type="string">
            <text:p>nnoremap &lt;leader&gt;lI :CocList diagnostics&lt;CR&gt;</text:p>
          </table:table-cell>
          <table:table-cell table:formula="of:=&quot;nmap &lt;leader&gt;&quot;&amp;[$Configuration.B89]&amp;[$Configuration.C89]&amp;&quot; &quot;&amp;[$Configuration.F89]" office:value-type="string" office:string-value="nmap &lt;leader&gt;lI :CocList diagnostics" calcext:value-type="string">
            <text:p>nmap &lt;leader&gt;lI :CocList diagnostics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0]=&quot;C&quot;;RIGHT([.D112];5)&lt;&gt;&quot;←Key &quot;); IF(IFERROR(FIND(&quot;:&quot;;TRIM([$Configuration.F90])); 0)=1; [.C112];[.D112]); &quot;&quot;)" office:value-type="string" office:string-value="nmap &lt;leader&gt;lj &lt;Plug&gt;(coc-float-jump)" calcext:value-type="string">
            <text:p>nmap &lt;leader&gt;lj &lt;Plug&gt;(coc-float-jump)</text:p>
          </table:table-cell>
          <table:table-cell table:formula="of:=&quot;nnoremap &lt;leader&gt;&quot;&amp;[$Configuration.B90]&amp;[$Configuration.C90]&amp;&quot; &quot;&amp;[$Configuration.F90]&amp;&quot;&lt;CR&gt;&quot;" office:value-type="string" office:string-value="nnoremap &lt;leader&gt;lj &lt;Plug&gt;(coc-float-jump)&lt;CR&gt;" calcext:value-type="string">
            <text:p>nnoremap &lt;leader&gt;lj &lt;Plug&gt;(coc-float-jump)&lt;CR&gt;</text:p>
          </table:table-cell>
          <table:table-cell table:formula="of:=&quot;nmap &lt;leader&gt;&quot;&amp;[$Configuration.B90]&amp;[$Configuration.C90]&amp;&quot; &quot;&amp;[$Configuration.F90]" office:value-type="string" office:string-value="nmap &lt;leader&gt;lj &lt;Plug&gt;(coc-float-jump)" calcext:value-type="string">
            <text:p>nmap &lt;leader&gt;lj &lt;Plug&gt;(coc-float-jump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1]=&quot;C&quot;;RIGHT([.D113];5)&lt;&gt;&quot;←Key &quot;); IF(IFERROR(FIND(&quot;:&quot;;TRIM([$Configuration.F91])); 0)=1; [.C113];[.D113]); &quot;&quot;)" office:value-type="string" office:string-value="nmap &lt;leader&gt;ll &lt;Plug&gt;(coc-codelens-action)" calcext:value-type="string">
            <text:p>nmap &lt;leader&gt;ll &lt;Plug&gt;(coc-codelens-action)</text:p>
          </table:table-cell>
          <table:table-cell table:formula="of:=&quot;nnoremap &lt;leader&gt;&quot;&amp;[$Configuration.B91]&amp;[$Configuration.C91]&amp;&quot; &quot;&amp;[$Configuration.F91]&amp;&quot;&lt;CR&gt;&quot;" office:value-type="string" office:string-value="nnoremap &lt;leader&gt;ll &lt;Plug&gt;(coc-codelens-action)&lt;CR&gt;" calcext:value-type="string">
            <text:p>nnoremap &lt;leader&gt;ll &lt;Plug&gt;(coc-codelens-action)&lt;CR&gt;</text:p>
          </table:table-cell>
          <table:table-cell table:formula="of:=&quot;nmap &lt;leader&gt;&quot;&amp;[$Configuration.B91]&amp;[$Configuration.C91]&amp;&quot; &quot;&amp;[$Configuration.F91]" office:value-type="string" office:string-value="nmap &lt;leader&gt;ll &lt;Plug&gt;(coc-codelens-action)" calcext:value-type="string">
            <text:p>nmap &lt;leader&gt;ll &lt;Plug&gt;(coc-codelens-action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2]=&quot;C&quot;;RIGHT([.D114];5)&lt;&gt;&quot;←Key &quot;); IF(IFERROR(FIND(&quot;:&quot;;TRIM([$Configuration.F92])); 0)=1; [.C114];[.D114]); &quot;&quot;)" office:value-type="string" office:string-value="nmap &lt;leader&gt;ln &lt;Plug&gt;(coc-diagnostic-next)" calcext:value-type="string">
            <text:p>nmap &lt;leader&gt;ln &lt;Plug&gt;(coc-diagnostic-next)</text:p>
          </table:table-cell>
          <table:table-cell table:formula="of:=&quot;nnoremap &lt;leader&gt;&quot;&amp;[$Configuration.B92]&amp;[$Configuration.C92]&amp;&quot; &quot;&amp;[$Configuration.F92]&amp;&quot;&lt;CR&gt;&quot;" office:value-type="string" office:string-value="nnoremap &lt;leader&gt;ln &lt;Plug&gt;(coc-diagnostic-next)&lt;CR&gt;" calcext:value-type="string">
            <text:p>nnoremap &lt;leader&gt;ln &lt;Plug&gt;(coc-diagnostic-next)&lt;CR&gt;</text:p>
          </table:table-cell>
          <table:table-cell table:formula="of:=&quot;nmap &lt;leader&gt;&quot;&amp;[$Configuration.B92]&amp;[$Configuration.C92]&amp;&quot; &quot;&amp;[$Configuration.F92]" office:value-type="string" office:string-value="nmap &lt;leader&gt;ln &lt;Plug&gt;(coc-diagnostic-next)" calcext:value-type="string">
            <text:p>nmap &lt;leader&gt;ln &lt;Plug&gt;(coc-diagnostic-next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3]=&quot;C&quot;;RIGHT([.D115];5)&lt;&gt;&quot;←Key &quot;); IF(IFERROR(FIND(&quot;:&quot;;TRIM([$Configuration.F93])); 0)=1; [.C115];[.D115]); &quot;&quot;)" office:value-type="string" office:string-value="nmap &lt;leader&gt;lN &lt;Plug&gt;(cod-diagnostic-next-error)" calcext:value-type="string">
            <text:p>nmap &lt;leader&gt;lN &lt;Plug&gt;(cod-diagnostic-next-error)</text:p>
          </table:table-cell>
          <table:table-cell table:formula="of:=&quot;nnoremap &lt;leader&gt;&quot;&amp;[$Configuration.B93]&amp;[$Configuration.C93]&amp;&quot; &quot;&amp;[$Configuration.F93]&amp;&quot;&lt;CR&gt;&quot;" office:value-type="string" office:string-value="nnoremap &lt;leader&gt;lN &lt;Plug&gt;(cod-diagnostic-next-error)&lt;CR&gt;" calcext:value-type="string">
            <text:p>nnoremap &lt;leader&gt;lN &lt;Plug&gt;(cod-diagnostic-next-error)&lt;CR&gt;</text:p>
          </table:table-cell>
          <table:table-cell table:formula="of:=&quot;nmap &lt;leader&gt;&quot;&amp;[$Configuration.B93]&amp;[$Configuration.C93]&amp;&quot; &quot;&amp;[$Configuration.F93]" office:value-type="string" office:string-value="nmap &lt;leader&gt;lN &lt;Plug&gt;(cod-diagnostic-next-error)" calcext:value-type="string">
            <text:p>nmap &lt;leader&gt;lN &lt;Plug&gt;(cod-diagnostic-next-error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4]=&quot;C&quot;;RIGHT([.D116];5)&lt;&gt;&quot;←Key &quot;); IF(IFERROR(FIND(&quot;:&quot;;TRIM([$Configuration.F94])); 0)=1; [.C116];[.D116]); &quot;&quot;)" office:value-type="string" office:string-value="nnoremap &lt;leader&gt;lo :Vist!!&lt;CR&gt;" calcext:value-type="string">
            <text:p>nnoremap &lt;leader&gt;lo :Vist!!&lt;CR&gt;</text:p>
          </table:table-cell>
          <table:table-cell table:formula="of:=&quot;nnoremap &lt;leader&gt;&quot;&amp;[$Configuration.B94]&amp;[$Configuration.C94]&amp;&quot; &quot;&amp;[$Configuration.F94]&amp;&quot;&lt;CR&gt;&quot;" office:value-type="string" office:string-value="nnoremap &lt;leader&gt;lo :Vist!!&lt;CR&gt;" calcext:value-type="string">
            <text:p>nnoremap &lt;leader&gt;lo :Vist!!&lt;CR&gt;</text:p>
          </table:table-cell>
          <table:table-cell table:formula="of:=&quot;nmap &lt;leader&gt;&quot;&amp;[$Configuration.B94]&amp;[$Configuration.C94]&amp;&quot; &quot;&amp;[$Configuration.F94]" office:value-type="string" office:string-value="nmap &lt;leader&gt;lo :Vist!!" calcext:value-type="string">
            <text:p>nmap &lt;leader&gt;lo :Vist!!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5]=&quot;C&quot;;RIGHT([.D117];5)&lt;&gt;&quot;←Key &quot;); IF(IFERROR(FIND(&quot;:&quot;;TRIM([$Configuration.F95])); 0)=1; [.C117];[.D117]); &quot;&quot;)" office:value-type="string" office:string-value="nnoremap &lt;leader&gt;lO :CocList outline&lt;CR&gt;" calcext:value-type="string">
            <text:p>nnoremap &lt;leader&gt;lO :CocList outline&lt;CR&gt;</text:p>
          </table:table-cell>
          <table:table-cell table:formula="of:=&quot;nnoremap &lt;leader&gt;&quot;&amp;[$Configuration.B95]&amp;[$Configuration.C95]&amp;&quot; &quot;&amp;[$Configuration.F95]&amp;&quot;&lt;CR&gt;&quot;" office:value-type="string" office:string-value="nnoremap &lt;leader&gt;lO :CocList outline&lt;CR&gt;" calcext:value-type="string">
            <text:p>nnoremap &lt;leader&gt;lO :CocList outline&lt;CR&gt;</text:p>
          </table:table-cell>
          <table:table-cell table:formula="of:=&quot;nmap &lt;leader&gt;&quot;&amp;[$Configuration.B95]&amp;[$Configuration.C95]&amp;&quot; &quot;&amp;[$Configuration.F95]" office:value-type="string" office:string-value="nmap &lt;leader&gt;lO :CocList outline" calcext:value-type="string">
            <text:p>nmap &lt;leader&gt;lO :CocList outlin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6]=&quot;C&quot;;RIGHT([.D118];5)&lt;&gt;&quot;←Key &quot;); IF(IFERROR(FIND(&quot;:&quot;;TRIM([$Configuration.F96])); 0)=1; [.C118];[.D118]); &quot;&quot;)" office:value-type="string" office:string-value="nmap &lt;leader&gt;lp &lt;Plug&gt;(coc-diagnostic-prev)" calcext:value-type="string">
            <text:p>nmap &lt;leader&gt;lp &lt;Plug&gt;(coc-diagnostic-prev)</text:p>
          </table:table-cell>
          <table:table-cell table:formula="of:=&quot;nnoremap &lt;leader&gt;&quot;&amp;[$Configuration.B96]&amp;[$Configuration.C96]&amp;&quot; &quot;&amp;[$Configuration.F96]&amp;&quot;&lt;CR&gt;&quot;" office:value-type="string" office:string-value="nnoremap &lt;leader&gt;lp &lt;Plug&gt;(coc-diagnostic-prev)&lt;CR&gt;" calcext:value-type="string">
            <text:p>nnoremap &lt;leader&gt;lp &lt;Plug&gt;(coc-diagnostic-prev)&lt;CR&gt;</text:p>
          </table:table-cell>
          <table:table-cell table:formula="of:=&quot;nmap &lt;leader&gt;&quot;&amp;[$Configuration.B96]&amp;[$Configuration.C96]&amp;&quot; &quot;&amp;[$Configuration.F96]" office:value-type="string" office:string-value="nmap &lt;leader&gt;lp &lt;Plug&gt;(coc-diagnostic-prev)" calcext:value-type="string">
            <text:p>nmap &lt;leader&gt;lp &lt;Plug&gt;(coc-diagnostic-prev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7]=&quot;C&quot;;RIGHT([.D119];5)&lt;&gt;&quot;←Key &quot;); IF(IFERROR(FIND(&quot;:&quot;;TRIM([$Configuration.F97])); 0)=1; [.C119];[.D119]); &quot;&quot;)" office:value-type="string" office:string-value="nmap &lt;leader&gt;lP &lt;Plug&gt;(coc-diagnostic-prev-error)" calcext:value-type="string">
            <text:p>nmap &lt;leader&gt;lP &lt;Plug&gt;(coc-diagnostic-prev-error)</text:p>
          </table:table-cell>
          <table:table-cell table:formula="of:=&quot;nnoremap &lt;leader&gt;&quot;&amp;[$Configuration.B97]&amp;[$Configuration.C97]&amp;&quot; &quot;&amp;[$Configuration.F97]&amp;&quot;&lt;CR&gt;&quot;" office:value-type="string" office:string-value="nnoremap &lt;leader&gt;lP &lt;Plug&gt;(coc-diagnostic-prev-error)&lt;CR&gt;" calcext:value-type="string">
            <text:p>nnoremap &lt;leader&gt;lP &lt;Plug&gt;(coc-diagnostic-prev-error)&lt;CR&gt;</text:p>
          </table:table-cell>
          <table:table-cell table:formula="of:=&quot;nmap &lt;leader&gt;&quot;&amp;[$Configuration.B97]&amp;[$Configuration.C97]&amp;&quot; &quot;&amp;[$Configuration.F97]" office:value-type="string" office:string-value="nmap &lt;leader&gt;lP &lt;Plug&gt;(coc-diagnostic-prev-error)" calcext:value-type="string">
            <text:p>nmap &lt;leader&gt;lP &lt;Plug&gt;(coc-diagnostic-prev-error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8]=&quot;C&quot;;RIGHT([.D120];5)&lt;&gt;&quot;←Key &quot;); IF(IFERROR(FIND(&quot;:&quot;;TRIM([$Configuration.F98])); 0)=1; [.C120];[.D120]); &quot;&quot;)" office:value-type="string" office:string-value="nmap &lt;leader&gt;lq &lt;Plug&gt;(coc-fix-current)" calcext:value-type="string">
            <text:p>nmap &lt;leader&gt;lq &lt;Plug&gt;(coc-fix-current)</text:p>
          </table:table-cell>
          <table:table-cell table:formula="of:=&quot;nnoremap &lt;leader&gt;&quot;&amp;[$Configuration.B98]&amp;[$Configuration.C98]&amp;&quot; &quot;&amp;[$Configuration.F98]&amp;&quot;&lt;CR&gt;&quot;" office:value-type="string" office:string-value="nnoremap &lt;leader&gt;lq &lt;Plug&gt;(coc-fix-current)&lt;CR&gt;" calcext:value-type="string">
            <text:p>nnoremap &lt;leader&gt;lq &lt;Plug&gt;(coc-fix-current)&lt;CR&gt;</text:p>
          </table:table-cell>
          <table:table-cell table:formula="of:=&quot;nmap &lt;leader&gt;&quot;&amp;[$Configuration.B98]&amp;[$Configuration.C98]&amp;&quot; &quot;&amp;[$Configuration.F98]" office:value-type="string" office:string-value="nmap &lt;leader&gt;lq &lt;Plug&gt;(coc-fix-current)" calcext:value-type="string">
            <text:p>nmap &lt;leader&gt;lq &lt;Plug&gt;(coc-fix-current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99]=&quot;C&quot;;RIGHT([.D121];5)&lt;&gt;&quot;←Key &quot;); IF(IFERROR(FIND(&quot;:&quot;;TRIM([$Configuration.F99])); 0)=1; [.C121];[.D121]); &quot;&quot;)" office:value-type="string" office:string-value="nmap &lt;leader&gt;lr &lt;Plug&gt;(coc-references)" calcext:value-type="string">
            <text:p>nmap &lt;leader&gt;lr &lt;Plug&gt;(coc-references)</text:p>
          </table:table-cell>
          <table:table-cell table:formula="of:=&quot;nnoremap &lt;leader&gt;&quot;&amp;[$Configuration.B99]&amp;[$Configuration.C99]&amp;&quot; &quot;&amp;[$Configuration.F99]&amp;&quot;&lt;CR&gt;&quot;" office:value-type="string" office:string-value="nnoremap &lt;leader&gt;lr &lt;Plug&gt;(coc-references)&lt;CR&gt;" calcext:value-type="string">
            <text:p>nnoremap &lt;leader&gt;lr &lt;Plug&gt;(coc-references)&lt;CR&gt;</text:p>
          </table:table-cell>
          <table:table-cell table:formula="of:=&quot;nmap &lt;leader&gt;&quot;&amp;[$Configuration.B99]&amp;[$Configuration.C99]&amp;&quot; &quot;&amp;[$Configuration.F99]" office:value-type="string" office:string-value="nmap &lt;leader&gt;lr &lt;Plug&gt;(coc-references)" calcext:value-type="string">
            <text:p>nmap &lt;leader&gt;lr &lt;Plug&gt;(coc-references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0]=&quot;C&quot;;RIGHT([.D122];5)&lt;&gt;&quot;←Key &quot;); IF(IFERROR(FIND(&quot;:&quot;;TRIM([$Configuration.F100])); 0)=1; [.C122];[.D122]); &quot;&quot;)" office:value-type="string" office:string-value="nmap &lt;leader&gt;lR &lt;Plug&gt;(coc-rename)" calcext:value-type="string">
            <text:p>nmap &lt;leader&gt;lR &lt;Plug&gt;(coc-rename)</text:p>
          </table:table-cell>
          <table:table-cell table:formula="of:=&quot;nnoremap &lt;leader&gt;&quot;&amp;[$Configuration.B100]&amp;[$Configuration.C100]&amp;&quot; &quot;&amp;[$Configuration.F100]&amp;&quot;&lt;CR&gt;&quot;" office:value-type="string" office:string-value="nnoremap &lt;leader&gt;lR &lt;Plug&gt;(coc-rename)&lt;CR&gt;" calcext:value-type="string">
            <text:p>nnoremap &lt;leader&gt;lR &lt;Plug&gt;(coc-rename)&lt;CR&gt;</text:p>
          </table:table-cell>
          <table:table-cell table:formula="of:=&quot;nmap &lt;leader&gt;&quot;&amp;[$Configuration.B100]&amp;[$Configuration.C100]&amp;&quot; &quot;&amp;[$Configuration.F100]" office:value-type="string" office:string-value="nmap &lt;leader&gt;lR &lt;Plug&gt;(coc-rename)" calcext:value-type="string">
            <text:p>nmap &lt;leader&gt;lR &lt;Plug&gt;(coc-rename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1]=&quot;C&quot;;RIGHT([.D123];5)&lt;&gt;&quot;←Key &quot;); IF(IFERROR(FIND(&quot;:&quot;;TRIM([$Configuration.F101])); 0)=1; [.C123];[.D123]); &quot;&quot;)" office:value-type="string" office:string-value="nnoremap &lt;leader&gt;ls :CocList -I symbols&lt;CR&gt;" calcext:value-type="string">
            <text:p>nnoremap &lt;leader&gt;ls :CocList -I symbols&lt;CR&gt;</text:p>
          </table:table-cell>
          <table:table-cell table:formula="of:=&quot;nnoremap &lt;leader&gt;&quot;&amp;[$Configuration.B101]&amp;[$Configuration.C101]&amp;&quot; &quot;&amp;[$Configuration.F101]&amp;&quot;&lt;CR&gt;&quot;" office:value-type="string" office:string-value="nnoremap &lt;leader&gt;ls :CocList -I symbols&lt;CR&gt;" calcext:value-type="string">
            <text:p>nnoremap &lt;leader&gt;ls :CocList -I symbols&lt;CR&gt;</text:p>
          </table:table-cell>
          <table:table-cell table:formula="of:=&quot;nmap &lt;leader&gt;&quot;&amp;[$Configuration.B101]&amp;[$Configuration.C101]&amp;&quot; &quot;&amp;[$Configuration.F101]" office:value-type="string" office:string-value="nmap &lt;leader&gt;ls :CocList -I symbols" calcext:value-type="string">
            <text:p>nmap &lt;leader&gt;ls :CocList -I symbols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2]=&quot;C&quot;;RIGHT([.D124];5)&lt;&gt;&quot;←Key &quot;); IF(IFERROR(FIND(&quot;:&quot;;TRIM([$Configuration.F102])); 0)=1; [.C124];[.D124]); &quot;&quot;)" office:value-type="string" office:string-value="nnoremap &lt;leader&gt;lS :CocList snippets&lt;CR&gt;" calcext:value-type="string">
            <text:p>nnoremap &lt;leader&gt;lS :CocList snippets&lt;CR&gt;</text:p>
          </table:table-cell>
          <table:table-cell table:formula="of:=&quot;nnoremap &lt;leader&gt;&quot;&amp;[$Configuration.B102]&amp;[$Configuration.C102]&amp;&quot; &quot;&amp;[$Configuration.F102]&amp;&quot;&lt;CR&gt;&quot;" office:value-type="string" office:string-value="nnoremap &lt;leader&gt;lS :CocList snippets&lt;CR&gt;" calcext:value-type="string">
            <text:p>nnoremap &lt;leader&gt;lS :CocList snippets&lt;CR&gt;</text:p>
          </table:table-cell>
          <table:table-cell table:formula="of:=&quot;nmap &lt;leader&gt;&quot;&amp;[$Configuration.B102]&amp;[$Configuration.C102]&amp;&quot; &quot;&amp;[$Configuration.F102]" office:value-type="string" office:string-value="nmap &lt;leader&gt;lS :CocList snippets" calcext:value-type="string">
            <text:p>nmap &lt;leader&gt;lS :CocList snippets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3]=&quot;C&quot;;RIGHT([.D125];5)&lt;&gt;&quot;←Key &quot;); IF(IFERROR(FIND(&quot;:&quot;;TRIM([$Configuration.F103])); 0)=1; [.C125];[.D125]); &quot;&quot;)" office:value-type="string" office:string-value="nmap &lt;leader&gt;lt &lt;Plug&gt;(coc-type-definition)" calcext:value-type="string">
            <text:p>nmap &lt;leader&gt;lt &lt;Plug&gt;(coc-type-definition)</text:p>
          </table:table-cell>
          <table:table-cell table:formula="of:=&quot;nnoremap &lt;leader&gt;&quot;&amp;[$Configuration.B103]&amp;[$Configuration.C103]&amp;&quot; &quot;&amp;[$Configuration.F103]&amp;&quot;&lt;CR&gt;&quot;" office:value-type="string" office:string-value="nnoremap &lt;leader&gt;lt &lt;Plug&gt;(coc-type-definition)&lt;CR&gt;" calcext:value-type="string">
            <text:p>nnoremap &lt;leader&gt;lt &lt;Plug&gt;(coc-type-definition)&lt;CR&gt;</text:p>
          </table:table-cell>
          <table:table-cell table:formula="of:=&quot;nmap &lt;leader&gt;&quot;&amp;[$Configuration.B103]&amp;[$Configuration.C103]&amp;&quot; &quot;&amp;[$Configuration.F103]" office:value-type="string" office:string-value="nmap &lt;leader&gt;lt &lt;Plug&gt;(coc-type-definition)" calcext:value-type="string">
            <text:p>nmap &lt;leader&gt;lt &lt;Plug&gt;(coc-type-definition)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4]=&quot;C&quot;;RIGHT([.D126];5)&lt;&gt;&quot;←Key &quot;); IF(IFERROR(FIND(&quot;:&quot;;TRIM([$Configuration.F104])); 0)=1; [.C126];[.D126]); &quot;&quot;)" office:value-type="string" office:string-value="nnoremap &lt;leader&gt;lu :CocListResume&lt;CR&gt;" calcext:value-type="string">
            <text:p>nnoremap &lt;leader&gt;lu :CocListResume&lt;CR&gt;</text:p>
          </table:table-cell>
          <table:table-cell table:formula="of:=&quot;nnoremap &lt;leader&gt;&quot;&amp;[$Configuration.B104]&amp;[$Configuration.C104]&amp;&quot; &quot;&amp;[$Configuration.F104]&amp;&quot;&lt;CR&gt;&quot;" office:value-type="string" office:string-value="nnoremap &lt;leader&gt;lu :CocListResume&lt;CR&gt;" calcext:value-type="string">
            <text:p>nnoremap &lt;leader&gt;lu :CocListResume&lt;CR&gt;</text:p>
          </table:table-cell>
          <table:table-cell table:formula="of:=&quot;nmap &lt;leader&gt;&quot;&amp;[$Configuration.B104]&amp;[$Configuration.C104]&amp;&quot; &quot;&amp;[$Configuration.F104]" office:value-type="string" office:string-value="nmap &lt;leader&gt;lu :CocListResume" calcext:value-type="string">
            <text:p>nmap &lt;leader&gt;lu :CocListResum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5]=&quot;C&quot;;RIGHT([.D127];5)&lt;&gt;&quot;←Key &quot;); IF(IFERROR(FIND(&quot;:&quot;;TRIM([$Configuration.F105])); 0)=1; [.C127];[.D127]); &quot;&quot;)" office:value-type="string" office:string-value="nnoremap &lt;leader&gt;lU :CocUpdate&lt;CR&gt;" calcext:value-type="string">
            <text:p>nnoremap &lt;leader&gt;lU :CocUpdate&lt;CR&gt;</text:p>
          </table:table-cell>
          <table:table-cell table:formula="of:=&quot;nnoremap &lt;leader&gt;&quot;&amp;[$Configuration.B105]&amp;[$Configuration.C105]&amp;&quot; &quot;&amp;[$Configuration.F105]&amp;&quot;&lt;CR&gt;&quot;" office:value-type="string" office:string-value="nnoremap &lt;leader&gt;lU :CocUpdate&lt;CR&gt;" calcext:value-type="string">
            <text:p>nnoremap &lt;leader&gt;lU :CocUpdate&lt;CR&gt;</text:p>
          </table:table-cell>
          <table:table-cell table:formula="of:=&quot;nmap &lt;leader&gt;&quot;&amp;[$Configuration.B105]&amp;[$Configuration.C105]&amp;&quot; &quot;&amp;[$Configuration.F105]" office:value-type="string" office:string-value="nmap &lt;leader&gt;lU :CocUpdate" calcext:value-type="string">
            <text:p>nmap &lt;leader&gt;lU :CocUpdat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6]=&quot;C&quot;;RIGHT([.D128];5)&lt;&gt;&quot;←Key &quot;); IF(IFERROR(FIND(&quot;:&quot;;TRIM([$Configuration.F106])); 0)=1; [.C128];[.D128]); &quot;&quot;)" office:value-type="string" office:string-value="nnoremap &lt;leader&gt;lz :CocDisable&lt;CR&gt;" calcext:value-type="string">
            <text:p>nnoremap &lt;leader&gt;lz :CocDisable&lt;CR&gt;</text:p>
          </table:table-cell>
          <table:table-cell table:formula="of:=&quot;nnoremap &lt;leader&gt;&quot;&amp;[$Configuration.B106]&amp;[$Configuration.C106]&amp;&quot; &quot;&amp;[$Configuration.F106]&amp;&quot;&lt;CR&gt;&quot;" office:value-type="string" office:string-value="nnoremap &lt;leader&gt;lz :CocDisable&lt;CR&gt;" calcext:value-type="string">
            <text:p>nnoremap &lt;leader&gt;lz :CocDisable&lt;CR&gt;</text:p>
          </table:table-cell>
          <table:table-cell table:formula="of:=&quot;nmap &lt;leader&gt;&quot;&amp;[$Configuration.B106]&amp;[$Configuration.C106]&amp;&quot; &quot;&amp;[$Configuration.F106]" office:value-type="string" office:string-value="nmap &lt;leader&gt;lz :CocDisable" calcext:value-type="string">
            <text:p>nmap &lt;leader&gt;lz :CocDisabl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7]=&quot;C&quot;;RIGHT([.D129];5)&lt;&gt;&quot;←Key &quot;); IF(IFERROR(FIND(&quot;:&quot;;TRIM([$Configuration.F107])); 0)=1; [.C129];[.D129]); &quot;&quot;)" office:value-type="string" office:string-value="nnoremap &lt;leader&gt;lZ :CocEnable&lt;CR&gt;" calcext:value-type="string">
            <text:p>nnoremap &lt;leader&gt;lZ :CocEnable&lt;CR&gt;</text:p>
          </table:table-cell>
          <table:table-cell table:formula="of:=&quot;nnoremap &lt;leader&gt;&quot;&amp;[$Configuration.B107]&amp;[$Configuration.C107]&amp;&quot; &quot;&amp;[$Configuration.F107]&amp;&quot;&lt;CR&gt;&quot;" office:value-type="string" office:string-value="nnoremap &lt;leader&gt;lZ :CocEnable&lt;CR&gt;" calcext:value-type="string">
            <text:p>nnoremap &lt;leader&gt;lZ :CocEnable&lt;CR&gt;</text:p>
          </table:table-cell>
          <table:table-cell table:formula="of:=&quot;nmap &lt;leader&gt;&quot;&amp;[$Configuration.B107]&amp;[$Configuration.C107]&amp;&quot; &quot;&amp;[$Configuration.F107]" office:value-type="string" office:string-value="nmap &lt;leader&gt;lZ :CocEnable" calcext:value-type="string">
            <text:p>nmap &lt;leader&gt;lZ :CocEnabl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8]=&quot;C&quot;;RIGHT([.D130];5)&lt;&gt;&quot;←Key &quot;); IF(IFERROR(FIND(&quot;:&quot;;TRIM([$Configuration.F108])); 0)=1; [.C130];[.D130]); &quot;&quot;)">
            <text:p/>
          </table:table-cell>
          <table:table-cell table:formula="of:=&quot;nnoremap &lt;leader&gt;&quot;&amp;[$Configuration.B108]&amp;[$Configuration.C108]&amp;&quot; &quot;&amp;[$Configuration.F10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08]&amp;[$Configuration.C108]&amp;&quot; &quot;&amp;[$Configuration.F10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09]=&quot;C&quot;;RIGHT([.D131];5)&lt;&gt;&quot;←Key &quot;); IF(IFERROR(FIND(&quot;:&quot;;TRIM([$Configuration.F109])); 0)=1; [.C131];[.D131]); &quot;&quot;)">
            <text:p/>
          </table:table-cell>
          <table:table-cell table:formula="of:=&quot;nnoremap &lt;leader&gt;&quot;&amp;[$Configuration.B109]&amp;[$Configuration.C109]&amp;&quot; &quot;&amp;[$Configuration.F109]&amp;&quot;&lt;CR&gt;&quot;" office:value-type="string" office:string-value="nnoremap &lt;leader&gt;Main KeySub Key     Vim Command&lt;CR&gt;" calcext:value-type="string">
            <text:p>nnoremap &lt;leader&gt;Main KeySub Key <text:s text:c="4"/>Vim Command&lt;CR&gt;</text:p>
          </table:table-cell>
          <table:table-cell table:formula="of:=&quot;nmap &lt;leader&gt;&quot;&amp;[$Configuration.B109]&amp;[$Configuration.C109]&amp;&quot; &quot;&amp;[$Configuration.F109]" office:value-type="string" office:string-value="nmap &lt;leader&gt;Main KeySub Key     Vim Command" calcext:value-type="string">
            <text:p>nmap &lt;leader&gt;Main KeySub Key <text:s text:c="4"/>Vim Command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0]=&quot;C&quot;;RIGHT([.D132];5)&lt;&gt;&quot;←Key &quot;); IF(IFERROR(FIND(&quot;:&quot;;TRIM([$Configuration.F110])); 0)=1; [.C132];[.D132]); &quot;&quot;)">
            <text:p/>
          </table:table-cell>
          <table:table-cell table:formula="of:=&quot;nnoremap &lt;leader&gt;&quot;&amp;[$Configuration.B110]&amp;[$Configuration.C110]&amp;&quot; &quot;&amp;[$Configuration.F110]&amp;&quot;&lt;CR&gt;&quot;" office:value-type="string" office:string-value="nnoremap &lt;leader&gt;l←Key &lt;CR&gt;" calcext:value-type="string">
            <text:p>nnoremap &lt;leader&gt;l←Key &lt;CR&gt;</text:p>
          </table:table-cell>
          <table:table-cell table:formula="of:=&quot;nmap &lt;leader&gt;&quot;&amp;[$Configuration.B110]&amp;[$Configuration.C110]&amp;&quot; &quot;&amp;[$Configuration.F110]" office:value-type="string" office:string-value="nmap &lt;leader&gt;l←Key " calcext:value-type="string">
            <text:p>nmap &lt;leader&gt;l←Key </text:p>
          </table:table-cell>
          <table:table-cell/>
          <table:table-cell table:style-name="ce24" table:formula="of:=RIGHT([.D132];5)" office:value-type="string" office:string-value="←Key " calcext:value-type="string">
            <text:p>←Key </text:p>
          </table:table-cell>
          <table:table-cell office:value-type="string" calcext:value-type="string">
            <text:p>←Key </text:p>
          </table:table-cell>
          <table:table-cell table:number-columns-repeated="1017"/>
        </table:table-row>
        <table:table-row table:style-name="ro1">
          <table:table-cell/>
          <table:table-cell table:formula="of:=IF(AND([$Configuration.I111]=&quot;C&quot;;RIGHT([.D133];5)&lt;&gt;&quot;←Key &quot;); IF(IFERROR(FIND(&quot;:&quot;;TRIM([$Configuration.F111])); 0)=1; [.C133];[.D133]); &quot;&quot;)">
            <text:p/>
          </table:table-cell>
          <table:table-cell table:formula="of:=&quot;nnoremap &lt;leader&gt;&quot;&amp;[$Configuration.B111]&amp;[$Configuration.C111]&amp;&quot; &quot;&amp;[$Configuration.F111]&amp;&quot;&lt;CR&gt;&quot;" office:value-type="string" office:string-value="nnoremap &lt;leader&gt;t &lt;CR&gt;" calcext:value-type="string">
            <text:p>nnoremap &lt;leader&gt;t &lt;CR&gt;</text:p>
          </table:table-cell>
          <table:table-cell table:formula="of:=&quot;nmap &lt;leader&gt;&quot;&amp;[$Configuration.B111]&amp;[$Configuration.C111]&amp;&quot; &quot;&amp;[$Configuration.F111]" office:value-type="string" office:string-value="nmap &lt;leader&gt;t " calcext:value-type="string">
            <text:p>nmap &lt;leader&gt;t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2]=&quot;C&quot;;RIGHT([.D134];5)&lt;&gt;&quot;←Key &quot;); IF(IFERROR(FIND(&quot;:&quot;;TRIM([$Configuration.F112])); 0)=1; [.C134];[.D134]); &quot;&quot;)" office:value-type="string" office:string-value="nnoremap &lt;leader&gt;t; :FloatermNew –wintype=normal –height=6&lt;CR&gt;" calcext:value-type="string">
            <text:p>nnoremap &lt;leader&gt;t; :FloatermNew –wintype=normal –height=6&lt;CR&gt;</text:p>
          </table:table-cell>
          <table:table-cell table:formula="of:=&quot;nnoremap &lt;leader&gt;&quot;&amp;[$Configuration.B112]&amp;[$Configuration.C112]&amp;&quot; &quot;&amp;[$Configuration.F112]&amp;&quot;&lt;CR&gt;&quot;" office:value-type="string" office:string-value="nnoremap &lt;leader&gt;t; :FloatermNew –wintype=normal –height=6&lt;CR&gt;" calcext:value-type="string">
            <text:p>nnoremap &lt;leader&gt;t; :FloatermNew –wintype=normal –height=6&lt;CR&gt;</text:p>
          </table:table-cell>
          <table:table-cell table:formula="of:=&quot;nmap &lt;leader&gt;&quot;&amp;[$Configuration.B112]&amp;[$Configuration.C112]&amp;&quot; &quot;&amp;[$Configuration.F112]" office:value-type="string" office:string-value="nmap &lt;leader&gt;t; :FloatermNew –wintype=normal –height=6" calcext:value-type="string">
            <text:p>nmap &lt;leader&gt;t; :FloatermNew –wintype=normal –height=6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3]=&quot;C&quot;;RIGHT([.D135];5)&lt;&gt;&quot;←Key &quot;); IF(IFERROR(FIND(&quot;:&quot;;TRIM([$Configuration.F113])); 0)=1; [.C135];[.D135]); &quot;&quot;)" office:value-type="string" office:string-value="nnoremap &lt;leader&gt;tf :FloattermNew fzf&lt;CR&gt;" calcext:value-type="string">
            <text:p>nnoremap &lt;leader&gt;tf :FloattermNew fzf&lt;CR&gt;</text:p>
          </table:table-cell>
          <table:table-cell table:formula="of:=&quot;nnoremap &lt;leader&gt;&quot;&amp;[$Configuration.B113]&amp;[$Configuration.C113]&amp;&quot; &quot;&amp;[$Configuration.F113]&amp;&quot;&lt;CR&gt;&quot;" office:value-type="string" office:string-value="nnoremap &lt;leader&gt;tf :FloattermNew fzf&lt;CR&gt;" calcext:value-type="string">
            <text:p>nnoremap &lt;leader&gt;tf :FloattermNew fzf&lt;CR&gt;</text:p>
          </table:table-cell>
          <table:table-cell table:formula="of:=&quot;nmap &lt;leader&gt;&quot;&amp;[$Configuration.B113]&amp;[$Configuration.C113]&amp;&quot; &quot;&amp;[$Configuration.F113]" office:value-type="string" office:string-value="nmap &lt;leader&gt;tf :FloattermNew fzf" calcext:value-type="string">
            <text:p>nmap &lt;leader&gt;tf :FloattermNew fzf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4]=&quot;C&quot;;RIGHT([.D136];5)&lt;&gt;&quot;←Key &quot;); IF(IFERROR(FIND(&quot;:&quot;;TRIM([$Configuration.F114])); 0)=1; [.C136];[.D136]); &quot;&quot;)" office:value-type="string" office:string-value="nnoremap &lt;leader&gt;tg :FloatermNew lazygit&lt;CR&gt;" calcext:value-type="string">
            <text:p>nnoremap &lt;leader&gt;tg :FloatermNew lazygit&lt;CR&gt;</text:p>
          </table:table-cell>
          <table:table-cell table:formula="of:=&quot;nnoremap &lt;leader&gt;&quot;&amp;[$Configuration.B114]&amp;[$Configuration.C114]&amp;&quot; &quot;&amp;[$Configuration.F114]&amp;&quot;&lt;CR&gt;&quot;" office:value-type="string" office:string-value="nnoremap &lt;leader&gt;tg :FloatermNew lazygit&lt;CR&gt;" calcext:value-type="string">
            <text:p>nnoremap &lt;leader&gt;tg :FloatermNew lazygit&lt;CR&gt;</text:p>
          </table:table-cell>
          <table:table-cell table:formula="of:=&quot;nmap &lt;leader&gt;&quot;&amp;[$Configuration.B114]&amp;[$Configuration.C114]&amp;&quot; &quot;&amp;[$Configuration.F114]" office:value-type="string" office:string-value="nmap &lt;leader&gt;tg :FloatermNew lazygit" calcext:value-type="string">
            <text:p>nmap &lt;leader&gt;tg :FloatermNew lazygit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5]=&quot;C&quot;;RIGHT([.D137];5)&lt;&gt;&quot;←Key &quot;); IF(IFERROR(FIND(&quot;:&quot;;TRIM([$Configuration.F115])); 0)=1; [.C137];[.D137]); &quot;&quot;)" office:value-type="string" office:string-value="nnoremap &lt;leader&gt;td :FloattermNew lazydocker&lt;CR&gt;" calcext:value-type="string">
            <text:p>nnoremap &lt;leader&gt;td :FloattermNew lazydocker&lt;CR&gt;</text:p>
          </table:table-cell>
          <table:table-cell table:formula="of:=&quot;nnoremap &lt;leader&gt;&quot;&amp;[$Configuration.B115]&amp;[$Configuration.C115]&amp;&quot; &quot;&amp;[$Configuration.F115]&amp;&quot;&lt;CR&gt;&quot;" office:value-type="string" office:string-value="nnoremap &lt;leader&gt;td :FloattermNew lazydocker&lt;CR&gt;" calcext:value-type="string">
            <text:p>nnoremap &lt;leader&gt;td :FloattermNew lazydocker&lt;CR&gt;</text:p>
          </table:table-cell>
          <table:table-cell table:formula="of:=&quot;nmap &lt;leader&gt;&quot;&amp;[$Configuration.B115]&amp;[$Configuration.C115]&amp;&quot; &quot;&amp;[$Configuration.F115]" office:value-type="string" office:string-value="nmap &lt;leader&gt;td :FloattermNew lazydocker" calcext:value-type="string">
            <text:p>nmap &lt;leader&gt;td :FloattermNew lazydocker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6]=&quot;C&quot;;RIGHT([.D138];5)&lt;&gt;&quot;←Key &quot;); IF(IFERROR(FIND(&quot;:&quot;;TRIM([$Configuration.F116])); 0)=1; [.C138];[.D138]); &quot;&quot;)" office:value-type="string" office:string-value="nnoremap &lt;leader&gt;tn :FloattermNew node&lt;CR&gt;" calcext:value-type="string">
            <text:p>nnoremap &lt;leader&gt;tn :FloattermNew node&lt;CR&gt;</text:p>
          </table:table-cell>
          <table:table-cell table:formula="of:=&quot;nnoremap &lt;leader&gt;&quot;&amp;[$Configuration.B116]&amp;[$Configuration.C116]&amp;&quot; &quot;&amp;[$Configuration.F116]&amp;&quot;&lt;CR&gt;&quot;" office:value-type="string" office:string-value="nnoremap &lt;leader&gt;tn :FloattermNew node&lt;CR&gt;" calcext:value-type="string">
            <text:p>nnoremap &lt;leader&gt;tn :FloattermNew node&lt;CR&gt;</text:p>
          </table:table-cell>
          <table:table-cell table:formula="of:=&quot;nmap &lt;leader&gt;&quot;&amp;[$Configuration.B116]&amp;[$Configuration.C116]&amp;&quot; &quot;&amp;[$Configuration.F116]" office:value-type="string" office:string-value="nmap &lt;leader&gt;tn :FloattermNew node" calcext:value-type="string">
            <text:p>nmap &lt;leader&gt;tn :FloattermNew nod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7]=&quot;C&quot;;RIGHT([.D139];5)&lt;&gt;&quot;←Key &quot;); IF(IFERROR(FIND(&quot;:&quot;;TRIM([$Configuration.F117])); 0)=1; [.C139];[.D139]); &quot;&quot;)" office:value-type="string" office:string-value="nnoremap &lt;leader&gt;tp :FloattermNew python&lt;CR&gt;" calcext:value-type="string">
            <text:p>nnoremap &lt;leader&gt;tp :FloattermNew python&lt;CR&gt;</text:p>
          </table:table-cell>
          <table:table-cell table:formula="of:=&quot;nnoremap &lt;leader&gt;&quot;&amp;[$Configuration.B117]&amp;[$Configuration.C117]&amp;&quot; &quot;&amp;[$Configuration.F117]&amp;&quot;&lt;CR&gt;&quot;" office:value-type="string" office:string-value="nnoremap &lt;leader&gt;tp :FloattermNew python&lt;CR&gt;" calcext:value-type="string">
            <text:p>nnoremap &lt;leader&gt;tp :FloattermNew python&lt;CR&gt;</text:p>
          </table:table-cell>
          <table:table-cell table:formula="of:=&quot;nmap &lt;leader&gt;&quot;&amp;[$Configuration.B117]&amp;[$Configuration.C117]&amp;&quot; &quot;&amp;[$Configuration.F117]" office:value-type="string" office:string-value="nmap &lt;leader&gt;tp :FloattermNew python" calcext:value-type="string">
            <text:p>nmap &lt;leader&gt;tp :FloattermNew python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8]=&quot;C&quot;;RIGHT([.D140];5)&lt;&gt;&quot;←Key &quot;); IF(IFERROR(FIND(&quot;:&quot;;TRIM([$Configuration.F118])); 0)=1; [.C140];[.D140]); &quot;&quot;)" office:value-type="string" office:string-value="nnoremap &lt;leader&gt;tm :FloattermNew lazynpm&lt;CR&gt;" calcext:value-type="string">
            <text:p>nnoremap &lt;leader&gt;tm :FloattermNew lazynpm&lt;CR&gt;</text:p>
          </table:table-cell>
          <table:table-cell table:formula="of:=&quot;nnoremap &lt;leader&gt;&quot;&amp;[$Configuration.B118]&amp;[$Configuration.C118]&amp;&quot; &quot;&amp;[$Configuration.F118]&amp;&quot;&lt;CR&gt;&quot;" office:value-type="string" office:string-value="nnoremap &lt;leader&gt;tm :FloattermNew lazynpm&lt;CR&gt;" calcext:value-type="string">
            <text:p>nnoremap &lt;leader&gt;tm :FloattermNew lazynpm&lt;CR&gt;</text:p>
          </table:table-cell>
          <table:table-cell table:formula="of:=&quot;nmap &lt;leader&gt;&quot;&amp;[$Configuration.B118]&amp;[$Configuration.C118]&amp;&quot; &quot;&amp;[$Configuration.F118]" office:value-type="string" office:string-value="nmap &lt;leader&gt;tm :FloattermNew lazynpm" calcext:value-type="string">
            <text:p>nmap &lt;leader&gt;tm :FloattermNew lazynpm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19]=&quot;C&quot;;RIGHT([.D141];5)&lt;&gt;&quot;←Key &quot;); IF(IFERROR(FIND(&quot;:&quot;;TRIM([$Configuration.F119])); 0)=1; [.C141];[.D141]); &quot;&quot;)" office:value-type="string" office:string-value="nnoremap &lt;leader&gt;tr :FloattermNew ranger&lt;CR&gt;" calcext:value-type="string">
            <text:p>nnoremap &lt;leader&gt;tr :FloattermNew ranger&lt;CR&gt;</text:p>
          </table:table-cell>
          <table:table-cell table:formula="of:=&quot;nnoremap &lt;leader&gt;&quot;&amp;[$Configuration.B119]&amp;[$Configuration.C119]&amp;&quot; &quot;&amp;[$Configuration.F119]&amp;&quot;&lt;CR&gt;&quot;" office:value-type="string" office:string-value="nnoremap &lt;leader&gt;tr :FloattermNew ranger&lt;CR&gt;" calcext:value-type="string">
            <text:p>nnoremap &lt;leader&gt;tr :FloattermNew ranger&lt;CR&gt;</text:p>
          </table:table-cell>
          <table:table-cell table:formula="of:=&quot;nmap &lt;leader&gt;&quot;&amp;[$Configuration.B119]&amp;[$Configuration.C119]&amp;&quot; &quot;&amp;[$Configuration.F119]" office:value-type="string" office:string-value="nmap &lt;leader&gt;tr :FloattermNew ranger" calcext:value-type="string">
            <text:p>nmap &lt;leader&gt;tr :FloattermNew ranger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0]=&quot;C&quot;;RIGHT([.D142];5)&lt;&gt;&quot;←Key &quot;); IF(IFERROR(FIND(&quot;:&quot;;TRIM([$Configuration.F120])); 0)=1; [.C142];[.D142]); &quot;&quot;)" office:value-type="string" office:string-value="nnoremap &lt;leader&gt;tt :FloatermToggle&lt;CR&gt;" calcext:value-type="string">
            <text:p>nnoremap &lt;leader&gt;tt :FloatermToggle&lt;CR&gt;</text:p>
          </table:table-cell>
          <table:table-cell table:formula="of:=&quot;nnoremap &lt;leader&gt;&quot;&amp;[$Configuration.B120]&amp;[$Configuration.C120]&amp;&quot; &quot;&amp;[$Configuration.F120]&amp;&quot;&lt;CR&gt;&quot;" office:value-type="string" office:string-value="nnoremap &lt;leader&gt;tt :FloatermToggle&lt;CR&gt;" calcext:value-type="string">
            <text:p>nnoremap &lt;leader&gt;tt :FloatermToggle&lt;CR&gt;</text:p>
          </table:table-cell>
          <table:table-cell table:formula="of:=&quot;nmap &lt;leader&gt;&quot;&amp;[$Configuration.B120]&amp;[$Configuration.C120]&amp;&quot; &quot;&amp;[$Configuration.F120]" office:value-type="string" office:string-value="nmap &lt;leader&gt;tt :FloatermToggle" calcext:value-type="string">
            <text:p>nmap &lt;leader&gt;tt :FloatermToggle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1]=&quot;C&quot;;RIGHT([.D143];5)&lt;&gt;&quot;←Key &quot;); IF(IFERROR(FIND(&quot;:&quot;;TRIM([$Configuration.F121])); 0)=1; [.C143];[.D143]); &quot;&quot;)">
            <text:p/>
          </table:table-cell>
          <table:table-cell table:formula="of:=&quot;nnoremap &lt;leader&gt;&quot;&amp;[$Configuration.B121]&amp;[$Configuration.C121]&amp;&quot; &quot;&amp;[$Configuration.F12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1]&amp;[$Configuration.C121]&amp;&quot; &quot;&amp;[$Configuration.F12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2]=&quot;C&quot;;RIGHT([.D144];5)&lt;&gt;&quot;←Key &quot;); IF(IFERROR(FIND(&quot;:&quot;;TRIM([$Configuration.F122])); 0)=1; [.C144];[.D144]); &quot;&quot;)">
            <text:p/>
          </table:table-cell>
          <table:table-cell table:formula="of:=&quot;nnoremap &lt;leader&gt;&quot;&amp;[$Configuration.B122]&amp;[$Configuration.C122]&amp;&quot; &quot;&amp;[$Configuration.F12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2]&amp;[$Configuration.C122]&amp;&quot; &quot;&amp;[$Configuration.F12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3]=&quot;C&quot;;RIGHT([.D145];5)&lt;&gt;&quot;←Key &quot;); IF(IFERROR(FIND(&quot;:&quot;;TRIM([$Configuration.F123])); 0)=1; [.C145];[.D145]); &quot;&quot;)">
            <text:p/>
          </table:table-cell>
          <table:table-cell table:formula="of:=&quot;nnoremap &lt;leader&gt;&quot;&amp;[$Configuration.B123]&amp;[$Configuration.C123]&amp;&quot; &quot;&amp;[$Configuration.F12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3]&amp;[$Configuration.C123]&amp;&quot; &quot;&amp;[$Configuration.F12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4]=&quot;C&quot;;RIGHT([.D146];5)&lt;&gt;&quot;←Key &quot;); IF(IFERROR(FIND(&quot;:&quot;;TRIM([$Configuration.F124])); 0)=1; [.C146];[.D146]); &quot;&quot;)">
            <text:p/>
          </table:table-cell>
          <table:table-cell table:formula="of:=&quot;nnoremap &lt;leader&gt;&quot;&amp;[$Configuration.B124]&amp;[$Configuration.C124]&amp;&quot; &quot;&amp;[$Configuration.F12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4]&amp;[$Configuration.C124]&amp;&quot; &quot;&amp;[$Configuration.F12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5]=&quot;C&quot;;RIGHT([.D147];5)&lt;&gt;&quot;←Key &quot;); IF(IFERROR(FIND(&quot;:&quot;;TRIM([$Configuration.F125])); 0)=1; [.C147];[.D147]); &quot;&quot;)">
            <text:p/>
          </table:table-cell>
          <table:table-cell table:formula="of:=&quot;nnoremap &lt;leader&gt;&quot;&amp;[$Configuration.B125]&amp;[$Configuration.C125]&amp;&quot; &quot;&amp;[$Configuration.F12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5]&amp;[$Configuration.C125]&amp;&quot; &quot;&amp;[$Configuration.F12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6]=&quot;C&quot;;RIGHT([.D148];5)&lt;&gt;&quot;←Key &quot;); IF(IFERROR(FIND(&quot;:&quot;;TRIM([$Configuration.F126])); 0)=1; [.C148];[.D148]); &quot;&quot;)">
            <text:p/>
          </table:table-cell>
          <table:table-cell table:formula="of:=&quot;nnoremap &lt;leader&gt;&quot;&amp;[$Configuration.B126]&amp;[$Configuration.C126]&amp;&quot; &quot;&amp;[$Configuration.F12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6]&amp;[$Configuration.C126]&amp;&quot; &quot;&amp;[$Configuration.F12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7]=&quot;C&quot;;RIGHT([.D149];5)&lt;&gt;&quot;←Key &quot;); IF(IFERROR(FIND(&quot;:&quot;;TRIM([$Configuration.F127])); 0)=1; [.C149];[.D149]); &quot;&quot;)">
            <text:p/>
          </table:table-cell>
          <table:table-cell table:formula="of:=&quot;nnoremap &lt;leader&gt;&quot;&amp;[$Configuration.B127]&amp;[$Configuration.C127]&amp;&quot; &quot;&amp;[$Configuration.F12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7]&amp;[$Configuration.C127]&amp;&quot; &quot;&amp;[$Configuration.F12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8]=&quot;C&quot;;RIGHT([.D150];5)&lt;&gt;&quot;←Key &quot;); IF(IFERROR(FIND(&quot;:&quot;;TRIM([$Configuration.F128])); 0)=1; [.C150];[.D150]); &quot;&quot;)">
            <text:p/>
          </table:table-cell>
          <table:table-cell table:formula="of:=&quot;nnoremap &lt;leader&gt;&quot;&amp;[$Configuration.B128]&amp;[$Configuration.C128]&amp;&quot; &quot;&amp;[$Configuration.F12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8]&amp;[$Configuration.C128]&amp;&quot; &quot;&amp;[$Configuration.F12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29]=&quot;C&quot;;RIGHT([.D151];5)&lt;&gt;&quot;←Key &quot;); IF(IFERROR(FIND(&quot;:&quot;;TRIM([$Configuration.F129])); 0)=1; [.C151];[.D151]); &quot;&quot;)">
            <text:p/>
          </table:table-cell>
          <table:table-cell table:formula="of:=&quot;nnoremap &lt;leader&gt;&quot;&amp;[$Configuration.B129]&amp;[$Configuration.C129]&amp;&quot; &quot;&amp;[$Configuration.F12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29]&amp;[$Configuration.C129]&amp;&quot; &quot;&amp;[$Configuration.F12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0]=&quot;C&quot;;RIGHT([.D152];5)&lt;&gt;&quot;←Key &quot;); IF(IFERROR(FIND(&quot;:&quot;;TRIM([$Configuration.F130])); 0)=1; [.C152];[.D152]); &quot;&quot;)">
            <text:p/>
          </table:table-cell>
          <table:table-cell table:formula="of:=&quot;nnoremap &lt;leader&gt;&quot;&amp;[$Configuration.B130]&amp;[$Configuration.C130]&amp;&quot; &quot;&amp;[$Configuration.F13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0]&amp;[$Configuration.C130]&amp;&quot; &quot;&amp;[$Configuration.F13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1]=&quot;C&quot;;RIGHT([.D153];5)&lt;&gt;&quot;←Key &quot;); IF(IFERROR(FIND(&quot;:&quot;;TRIM([$Configuration.F131])); 0)=1; [.C153];[.D153]); &quot;&quot;)">
            <text:p/>
          </table:table-cell>
          <table:table-cell table:formula="of:=&quot;nnoremap &lt;leader&gt;&quot;&amp;[$Configuration.B131]&amp;[$Configuration.C131]&amp;&quot; &quot;&amp;[$Configuration.F13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1]&amp;[$Configuration.C131]&amp;&quot; &quot;&amp;[$Configuration.F13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2]=&quot;C&quot;;RIGHT([.D154];5)&lt;&gt;&quot;←Key &quot;); IF(IFERROR(FIND(&quot;:&quot;;TRIM([$Configuration.F132])); 0)=1; [.C154];[.D154]); &quot;&quot;)">
            <text:p/>
          </table:table-cell>
          <table:table-cell table:formula="of:=&quot;nnoremap &lt;leader&gt;&quot;&amp;[$Configuration.B132]&amp;[$Configuration.C132]&amp;&quot; &quot;&amp;[$Configuration.F13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2]&amp;[$Configuration.C132]&amp;&quot; &quot;&amp;[$Configuration.F13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3]=&quot;C&quot;;RIGHT([.D155];5)&lt;&gt;&quot;←Key &quot;); IF(IFERROR(FIND(&quot;:&quot;;TRIM([$Configuration.F133])); 0)=1; [.C155];[.D155]); &quot;&quot;)">
            <text:p/>
          </table:table-cell>
          <table:table-cell table:formula="of:=&quot;nnoremap &lt;leader&gt;&quot;&amp;[$Configuration.B133]&amp;[$Configuration.C133]&amp;&quot; &quot;&amp;[$Configuration.F13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3]&amp;[$Configuration.C133]&amp;&quot; &quot;&amp;[$Configuration.F13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4]=&quot;C&quot;;RIGHT([.D156];5)&lt;&gt;&quot;←Key &quot;); IF(IFERROR(FIND(&quot;:&quot;;TRIM([$Configuration.F134])); 0)=1; [.C156];[.D156]); &quot;&quot;)">
            <text:p/>
          </table:table-cell>
          <table:table-cell table:formula="of:=&quot;nnoremap &lt;leader&gt;&quot;&amp;[$Configuration.B134]&amp;[$Configuration.C134]&amp;&quot; &quot;&amp;[$Configuration.F13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4]&amp;[$Configuration.C134]&amp;&quot; &quot;&amp;[$Configuration.F13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5]=&quot;C&quot;;RIGHT([.D157];5)&lt;&gt;&quot;←Key &quot;); IF(IFERROR(FIND(&quot;:&quot;;TRIM([$Configuration.F135])); 0)=1; [.C157];[.D157]); &quot;&quot;)">
            <text:p/>
          </table:table-cell>
          <table:table-cell table:formula="of:=&quot;nnoremap &lt;leader&gt;&quot;&amp;[$Configuration.B135]&amp;[$Configuration.C135]&amp;&quot; &quot;&amp;[$Configuration.F13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5]&amp;[$Configuration.C135]&amp;&quot; &quot;&amp;[$Configuration.F13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6]=&quot;C&quot;;RIGHT([.D158];5)&lt;&gt;&quot;←Key &quot;); IF(IFERROR(FIND(&quot;:&quot;;TRIM([$Configuration.F136])); 0)=1; [.C158];[.D158]); &quot;&quot;)">
            <text:p/>
          </table:table-cell>
          <table:table-cell table:formula="of:=&quot;nnoremap &lt;leader&gt;&quot;&amp;[$Configuration.B136]&amp;[$Configuration.C136]&amp;&quot; &quot;&amp;[$Configuration.F13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6]&amp;[$Configuration.C136]&amp;&quot; &quot;&amp;[$Configuration.F13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7]=&quot;C&quot;;RIGHT([.D159];5)&lt;&gt;&quot;←Key &quot;); IF(IFERROR(FIND(&quot;:&quot;;TRIM([$Configuration.F137])); 0)=1; [.C159];[.D159]); &quot;&quot;)">
            <text:p/>
          </table:table-cell>
          <table:table-cell table:formula="of:=&quot;nnoremap &lt;leader&gt;&quot;&amp;[$Configuration.B137]&amp;[$Configuration.C137]&amp;&quot; &quot;&amp;[$Configuration.F13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7]&amp;[$Configuration.C137]&amp;&quot; &quot;&amp;[$Configuration.F13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8]=&quot;C&quot;;RIGHT([.D160];5)&lt;&gt;&quot;←Key &quot;); IF(IFERROR(FIND(&quot;:&quot;;TRIM([$Configuration.F138])); 0)=1; [.C160];[.D160]); &quot;&quot;)">
            <text:p/>
          </table:table-cell>
          <table:table-cell table:formula="of:=&quot;nnoremap &lt;leader&gt;&quot;&amp;[$Configuration.B138]&amp;[$Configuration.C138]&amp;&quot; &quot;&amp;[$Configuration.F13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8]&amp;[$Configuration.C138]&amp;&quot; &quot;&amp;[$Configuration.F13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39]=&quot;C&quot;;RIGHT([.D161];5)&lt;&gt;&quot;←Key &quot;); IF(IFERROR(FIND(&quot;:&quot;;TRIM([$Configuration.F139])); 0)=1; [.C161];[.D161]); &quot;&quot;)">
            <text:p/>
          </table:table-cell>
          <table:table-cell table:formula="of:=&quot;nnoremap &lt;leader&gt;&quot;&amp;[$Configuration.B139]&amp;[$Configuration.C139]&amp;&quot; &quot;&amp;[$Configuration.F13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39]&amp;[$Configuration.C139]&amp;&quot; &quot;&amp;[$Configuration.F13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0]=&quot;C&quot;;RIGHT([.D162];5)&lt;&gt;&quot;←Key &quot;); IF(IFERROR(FIND(&quot;:&quot;;TRIM([$Configuration.F140])); 0)=1; [.C162];[.D162]); &quot;&quot;)">
            <text:p/>
          </table:table-cell>
          <table:table-cell table:formula="of:=&quot;nnoremap &lt;leader&gt;&quot;&amp;[$Configuration.B140]&amp;[$Configuration.C140]&amp;&quot; &quot;&amp;[$Configuration.F14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0]&amp;[$Configuration.C140]&amp;&quot; &quot;&amp;[$Configuration.F14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1]=&quot;C&quot;;RIGHT([.D163];5)&lt;&gt;&quot;←Key &quot;); IF(IFERROR(FIND(&quot;:&quot;;TRIM([$Configuration.F141])); 0)=1; [.C163];[.D163]); &quot;&quot;)">
            <text:p/>
          </table:table-cell>
          <table:table-cell table:formula="of:=&quot;nnoremap &lt;leader&gt;&quot;&amp;[$Configuration.B141]&amp;[$Configuration.C141]&amp;&quot; &quot;&amp;[$Configuration.F14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1]&amp;[$Configuration.C141]&amp;&quot; &quot;&amp;[$Configuration.F14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2]=&quot;C&quot;;RIGHT([.D164];5)&lt;&gt;&quot;←Key &quot;); IF(IFERROR(FIND(&quot;:&quot;;TRIM([$Configuration.F142])); 0)=1; [.C164];[.D164]); &quot;&quot;)">
            <text:p/>
          </table:table-cell>
          <table:table-cell table:formula="of:=&quot;nnoremap &lt;leader&gt;&quot;&amp;[$Configuration.B142]&amp;[$Configuration.C142]&amp;&quot; &quot;&amp;[$Configuration.F14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2]&amp;[$Configuration.C142]&amp;&quot; &quot;&amp;[$Configuration.F14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3]=&quot;C&quot;;RIGHT([.D165];5)&lt;&gt;&quot;←Key &quot;); IF(IFERROR(FIND(&quot;:&quot;;TRIM([$Configuration.F143])); 0)=1; [.C165];[.D165]); &quot;&quot;)">
            <text:p/>
          </table:table-cell>
          <table:table-cell table:formula="of:=&quot;nnoremap &lt;leader&gt;&quot;&amp;[$Configuration.B143]&amp;[$Configuration.C143]&amp;&quot; &quot;&amp;[$Configuration.F14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3]&amp;[$Configuration.C143]&amp;&quot; &quot;&amp;[$Configuration.F14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4]=&quot;C&quot;;RIGHT([.D166];5)&lt;&gt;&quot;←Key &quot;); IF(IFERROR(FIND(&quot;:&quot;;TRIM([$Configuration.F144])); 0)=1; [.C166];[.D166]); &quot;&quot;)">
            <text:p/>
          </table:table-cell>
          <table:table-cell table:formula="of:=&quot;nnoremap &lt;leader&gt;&quot;&amp;[$Configuration.B144]&amp;[$Configuration.C144]&amp;&quot; &quot;&amp;[$Configuration.F14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4]&amp;[$Configuration.C144]&amp;&quot; &quot;&amp;[$Configuration.F14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5]=&quot;C&quot;;RIGHT([.D167];5)&lt;&gt;&quot;←Key &quot;); IF(IFERROR(FIND(&quot;:&quot;;TRIM([$Configuration.F145])); 0)=1; [.C167];[.D167]); &quot;&quot;)">
            <text:p/>
          </table:table-cell>
          <table:table-cell table:formula="of:=&quot;nnoremap &lt;leader&gt;&quot;&amp;[$Configuration.B145]&amp;[$Configuration.C145]&amp;&quot; &quot;&amp;[$Configuration.F14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5]&amp;[$Configuration.C145]&amp;&quot; &quot;&amp;[$Configuration.F14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6]=&quot;C&quot;;RIGHT([.D168];5)&lt;&gt;&quot;←Key &quot;); IF(IFERROR(FIND(&quot;:&quot;;TRIM([$Configuration.F146])); 0)=1; [.C168];[.D168]); &quot;&quot;)">
            <text:p/>
          </table:table-cell>
          <table:table-cell table:formula="of:=&quot;nnoremap &lt;leader&gt;&quot;&amp;[$Configuration.B146]&amp;[$Configuration.C146]&amp;&quot; &quot;&amp;[$Configuration.F14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6]&amp;[$Configuration.C146]&amp;&quot; &quot;&amp;[$Configuration.F14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7]=&quot;C&quot;;RIGHT([.D169];5)&lt;&gt;&quot;←Key &quot;); IF(IFERROR(FIND(&quot;:&quot;;TRIM([$Configuration.F147])); 0)=1; [.C169];[.D169]); &quot;&quot;)">
            <text:p/>
          </table:table-cell>
          <table:table-cell table:formula="of:=&quot;nnoremap &lt;leader&gt;&quot;&amp;[$Configuration.B147]&amp;[$Configuration.C147]&amp;&quot; &quot;&amp;[$Configuration.F14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7]&amp;[$Configuration.C147]&amp;&quot; &quot;&amp;[$Configuration.F14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8]=&quot;C&quot;;RIGHT([.D170];5)&lt;&gt;&quot;←Key &quot;); IF(IFERROR(FIND(&quot;:&quot;;TRIM([$Configuration.F148])); 0)=1; [.C170];[.D170]); &quot;&quot;)">
            <text:p/>
          </table:table-cell>
          <table:table-cell table:formula="of:=&quot;nnoremap &lt;leader&gt;&quot;&amp;[$Configuration.B148]&amp;[$Configuration.C148]&amp;&quot; &quot;&amp;[$Configuration.F14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8]&amp;[$Configuration.C148]&amp;&quot; &quot;&amp;[$Configuration.F14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49]=&quot;C&quot;;RIGHT([.D171];5)&lt;&gt;&quot;←Key &quot;); IF(IFERROR(FIND(&quot;:&quot;;TRIM([$Configuration.F149])); 0)=1; [.C171];[.D171]); &quot;&quot;)">
            <text:p/>
          </table:table-cell>
          <table:table-cell table:formula="of:=&quot;nnoremap &lt;leader&gt;&quot;&amp;[$Configuration.B149]&amp;[$Configuration.C149]&amp;&quot; &quot;&amp;[$Configuration.F14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49]&amp;[$Configuration.C149]&amp;&quot; &quot;&amp;[$Configuration.F14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0]=&quot;C&quot;;RIGHT([.D172];5)&lt;&gt;&quot;←Key &quot;); IF(IFERROR(FIND(&quot;:&quot;;TRIM([$Configuration.F150])); 0)=1; [.C172];[.D172]); &quot;&quot;)">
            <text:p/>
          </table:table-cell>
          <table:table-cell table:formula="of:=&quot;nnoremap &lt;leader&gt;&quot;&amp;[$Configuration.B150]&amp;[$Configuration.C150]&amp;&quot; &quot;&amp;[$Configuration.F15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0]&amp;[$Configuration.C150]&amp;&quot; &quot;&amp;[$Configuration.F15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1]=&quot;C&quot;;RIGHT([.D173];5)&lt;&gt;&quot;←Key &quot;); IF(IFERROR(FIND(&quot;:&quot;;TRIM([$Configuration.F151])); 0)=1; [.C173];[.D173]); &quot;&quot;)">
            <text:p/>
          </table:table-cell>
          <table:table-cell table:formula="of:=&quot;nnoremap &lt;leader&gt;&quot;&amp;[$Configuration.B151]&amp;[$Configuration.C151]&amp;&quot; &quot;&amp;[$Configuration.F15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1]&amp;[$Configuration.C151]&amp;&quot; &quot;&amp;[$Configuration.F15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2]=&quot;C&quot;;RIGHT([.D174];5)&lt;&gt;&quot;←Key &quot;); IF(IFERROR(FIND(&quot;:&quot;;TRIM([$Configuration.F152])); 0)=1; [.C174];[.D174]); &quot;&quot;)">
            <text:p/>
          </table:table-cell>
          <table:table-cell table:formula="of:=&quot;nnoremap &lt;leader&gt;&quot;&amp;[$Configuration.B152]&amp;[$Configuration.C152]&amp;&quot; &quot;&amp;[$Configuration.F15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2]&amp;[$Configuration.C152]&amp;&quot; &quot;&amp;[$Configuration.F15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3]=&quot;C&quot;;RIGHT([.D175];5)&lt;&gt;&quot;←Key &quot;); IF(IFERROR(FIND(&quot;:&quot;;TRIM([$Configuration.F153])); 0)=1; [.C175];[.D175]); &quot;&quot;)">
            <text:p/>
          </table:table-cell>
          <table:table-cell table:formula="of:=&quot;nnoremap &lt;leader&gt;&quot;&amp;[$Configuration.B153]&amp;[$Configuration.C153]&amp;&quot; &quot;&amp;[$Configuration.F15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3]&amp;[$Configuration.C153]&amp;&quot; &quot;&amp;[$Configuration.F15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4]=&quot;C&quot;;RIGHT([.D176];5)&lt;&gt;&quot;←Key &quot;); IF(IFERROR(FIND(&quot;:&quot;;TRIM([$Configuration.F154])); 0)=1; [.C176];[.D176]); &quot;&quot;)">
            <text:p/>
          </table:table-cell>
          <table:table-cell table:formula="of:=&quot;nnoremap &lt;leader&gt;&quot;&amp;[$Configuration.B154]&amp;[$Configuration.C154]&amp;&quot; &quot;&amp;[$Configuration.F15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4]&amp;[$Configuration.C154]&amp;&quot; &quot;&amp;[$Configuration.F15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5]=&quot;C&quot;;RIGHT([.D177];5)&lt;&gt;&quot;←Key &quot;); IF(IFERROR(FIND(&quot;:&quot;;TRIM([$Configuration.F155])); 0)=1; [.C177];[.D177]); &quot;&quot;)">
            <text:p/>
          </table:table-cell>
          <table:table-cell table:formula="of:=&quot;nnoremap &lt;leader&gt;&quot;&amp;[$Configuration.B155]&amp;[$Configuration.C155]&amp;&quot; &quot;&amp;[$Configuration.F15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5]&amp;[$Configuration.C155]&amp;&quot; &quot;&amp;[$Configuration.F15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6]=&quot;C&quot;;RIGHT([.D178];5)&lt;&gt;&quot;←Key &quot;); IF(IFERROR(FIND(&quot;:&quot;;TRIM([$Configuration.F156])); 0)=1; [.C178];[.D178]); &quot;&quot;)">
            <text:p/>
          </table:table-cell>
          <table:table-cell table:formula="of:=&quot;nnoremap &lt;leader&gt;&quot;&amp;[$Configuration.B156]&amp;[$Configuration.C156]&amp;&quot; &quot;&amp;[$Configuration.F15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6]&amp;[$Configuration.C156]&amp;&quot; &quot;&amp;[$Configuration.F15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7]=&quot;C&quot;;RIGHT([.D179];5)&lt;&gt;&quot;←Key &quot;); IF(IFERROR(FIND(&quot;:&quot;;TRIM([$Configuration.F157])); 0)=1; [.C179];[.D179]); &quot;&quot;)">
            <text:p/>
          </table:table-cell>
          <table:table-cell table:formula="of:=&quot;nnoremap &lt;leader&gt;&quot;&amp;[$Configuration.B157]&amp;[$Configuration.C157]&amp;&quot; &quot;&amp;[$Configuration.F15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7]&amp;[$Configuration.C157]&amp;&quot; &quot;&amp;[$Configuration.F15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8]=&quot;C&quot;;RIGHT([.D180];5)&lt;&gt;&quot;←Key &quot;); IF(IFERROR(FIND(&quot;:&quot;;TRIM([$Configuration.F158])); 0)=1; [.C180];[.D180]); &quot;&quot;)">
            <text:p/>
          </table:table-cell>
          <table:table-cell table:formula="of:=&quot;nnoremap &lt;leader&gt;&quot;&amp;[$Configuration.B158]&amp;[$Configuration.C158]&amp;&quot; &quot;&amp;[$Configuration.F15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8]&amp;[$Configuration.C158]&amp;&quot; &quot;&amp;[$Configuration.F15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59]=&quot;C&quot;;RIGHT([.D181];5)&lt;&gt;&quot;←Key &quot;); IF(IFERROR(FIND(&quot;:&quot;;TRIM([$Configuration.F159])); 0)=1; [.C181];[.D181]); &quot;&quot;)">
            <text:p/>
          </table:table-cell>
          <table:table-cell table:formula="of:=&quot;nnoremap &lt;leader&gt;&quot;&amp;[$Configuration.B159]&amp;[$Configuration.C159]&amp;&quot; &quot;&amp;[$Configuration.F15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59]&amp;[$Configuration.C159]&amp;&quot; &quot;&amp;[$Configuration.F15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0]=&quot;C&quot;;RIGHT([.D182];5)&lt;&gt;&quot;←Key &quot;); IF(IFERROR(FIND(&quot;:&quot;;TRIM([$Configuration.F160])); 0)=1; [.C182];[.D182]); &quot;&quot;)">
            <text:p/>
          </table:table-cell>
          <table:table-cell table:formula="of:=&quot;nnoremap &lt;leader&gt;&quot;&amp;[$Configuration.B160]&amp;[$Configuration.C160]&amp;&quot; &quot;&amp;[$Configuration.F16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0]&amp;[$Configuration.C160]&amp;&quot; &quot;&amp;[$Configuration.F16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1]=&quot;C&quot;;RIGHT([.D183];5)&lt;&gt;&quot;←Key &quot;); IF(IFERROR(FIND(&quot;:&quot;;TRIM([$Configuration.F161])); 0)=1; [.C183];[.D183]); &quot;&quot;)">
            <text:p/>
          </table:table-cell>
          <table:table-cell table:formula="of:=&quot;nnoremap &lt;leader&gt;&quot;&amp;[$Configuration.B161]&amp;[$Configuration.C161]&amp;&quot; &quot;&amp;[$Configuration.F16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1]&amp;[$Configuration.C161]&amp;&quot; &quot;&amp;[$Configuration.F16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2]=&quot;C&quot;;RIGHT([.D184];5)&lt;&gt;&quot;←Key &quot;); IF(IFERROR(FIND(&quot;:&quot;;TRIM([$Configuration.F162])); 0)=1; [.C184];[.D184]); &quot;&quot;)">
            <text:p/>
          </table:table-cell>
          <table:table-cell table:formula="of:=&quot;nnoremap &lt;leader&gt;&quot;&amp;[$Configuration.B162]&amp;[$Configuration.C162]&amp;&quot; &quot;&amp;[$Configuration.F16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2]&amp;[$Configuration.C162]&amp;&quot; &quot;&amp;[$Configuration.F16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3]=&quot;C&quot;;RIGHT([.D185];5)&lt;&gt;&quot;←Key &quot;); IF(IFERROR(FIND(&quot;:&quot;;TRIM([$Configuration.F163])); 0)=1; [.C185];[.D185]); &quot;&quot;)">
            <text:p/>
          </table:table-cell>
          <table:table-cell table:formula="of:=&quot;nnoremap &lt;leader&gt;&quot;&amp;[$Configuration.B163]&amp;[$Configuration.C163]&amp;&quot; &quot;&amp;[$Configuration.F16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3]&amp;[$Configuration.C163]&amp;&quot; &quot;&amp;[$Configuration.F16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4]=&quot;C&quot;;RIGHT([.D186];5)&lt;&gt;&quot;←Key &quot;); IF(IFERROR(FIND(&quot;:&quot;;TRIM([$Configuration.F164])); 0)=1; [.C186];[.D186]); &quot;&quot;)">
            <text:p/>
          </table:table-cell>
          <table:table-cell table:formula="of:=&quot;nnoremap &lt;leader&gt;&quot;&amp;[$Configuration.B164]&amp;[$Configuration.C164]&amp;&quot; &quot;&amp;[$Configuration.F16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4]&amp;[$Configuration.C164]&amp;&quot; &quot;&amp;[$Configuration.F16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5]=&quot;C&quot;;RIGHT([.D187];5)&lt;&gt;&quot;←Key &quot;); IF(IFERROR(FIND(&quot;:&quot;;TRIM([$Configuration.F165])); 0)=1; [.C187];[.D187]); &quot;&quot;)">
            <text:p/>
          </table:table-cell>
          <table:table-cell table:formula="of:=&quot;nnoremap &lt;leader&gt;&quot;&amp;[$Configuration.B165]&amp;[$Configuration.C165]&amp;&quot; &quot;&amp;[$Configuration.F16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5]&amp;[$Configuration.C165]&amp;&quot; &quot;&amp;[$Configuration.F16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6]=&quot;C&quot;;RIGHT([.D188];5)&lt;&gt;&quot;←Key &quot;); IF(IFERROR(FIND(&quot;:&quot;;TRIM([$Configuration.F166])); 0)=1; [.C188];[.D188]); &quot;&quot;)">
            <text:p/>
          </table:table-cell>
          <table:table-cell table:formula="of:=&quot;nnoremap &lt;leader&gt;&quot;&amp;[$Configuration.B166]&amp;[$Configuration.C166]&amp;&quot; &quot;&amp;[$Configuration.F16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6]&amp;[$Configuration.C166]&amp;&quot; &quot;&amp;[$Configuration.F16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7]=&quot;C&quot;;RIGHT([.D189];5)&lt;&gt;&quot;←Key &quot;); IF(IFERROR(FIND(&quot;:&quot;;TRIM([$Configuration.F167])); 0)=1; [.C189];[.D189]); &quot;&quot;)">
            <text:p/>
          </table:table-cell>
          <table:table-cell table:formula="of:=&quot;nnoremap &lt;leader&gt;&quot;&amp;[$Configuration.B167]&amp;[$Configuration.C167]&amp;&quot; &quot;&amp;[$Configuration.F16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7]&amp;[$Configuration.C167]&amp;&quot; &quot;&amp;[$Configuration.F16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8]=&quot;C&quot;;RIGHT([.D190];5)&lt;&gt;&quot;←Key &quot;); IF(IFERROR(FIND(&quot;:&quot;;TRIM([$Configuration.F168])); 0)=1; [.C190];[.D190]); &quot;&quot;)">
            <text:p/>
          </table:table-cell>
          <table:table-cell table:formula="of:=&quot;nnoremap &lt;leader&gt;&quot;&amp;[$Configuration.B168]&amp;[$Configuration.C168]&amp;&quot; &quot;&amp;[$Configuration.F16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8]&amp;[$Configuration.C168]&amp;&quot; &quot;&amp;[$Configuration.F16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69]=&quot;C&quot;;RIGHT([.D191];5)&lt;&gt;&quot;←Key &quot;); IF(IFERROR(FIND(&quot;:&quot;;TRIM([$Configuration.F169])); 0)=1; [.C191];[.D191]); &quot;&quot;)">
            <text:p/>
          </table:table-cell>
          <table:table-cell table:formula="of:=&quot;nnoremap &lt;leader&gt;&quot;&amp;[$Configuration.B169]&amp;[$Configuration.C169]&amp;&quot; &quot;&amp;[$Configuration.F16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69]&amp;[$Configuration.C169]&amp;&quot; &quot;&amp;[$Configuration.F16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0]=&quot;C&quot;;RIGHT([.D192];5)&lt;&gt;&quot;←Key &quot;); IF(IFERROR(FIND(&quot;:&quot;;TRIM([$Configuration.F170])); 0)=1; [.C192];[.D192]); &quot;&quot;)">
            <text:p/>
          </table:table-cell>
          <table:table-cell table:formula="of:=&quot;nnoremap &lt;leader&gt;&quot;&amp;[$Configuration.B170]&amp;[$Configuration.C170]&amp;&quot; &quot;&amp;[$Configuration.F17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0]&amp;[$Configuration.C170]&amp;&quot; &quot;&amp;[$Configuration.F17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1]=&quot;C&quot;;RIGHT([.D193];5)&lt;&gt;&quot;←Key &quot;); IF(IFERROR(FIND(&quot;:&quot;;TRIM([$Configuration.F171])); 0)=1; [.C193];[.D193]); &quot;&quot;)">
            <text:p/>
          </table:table-cell>
          <table:table-cell table:formula="of:=&quot;nnoremap &lt;leader&gt;&quot;&amp;[$Configuration.B171]&amp;[$Configuration.C171]&amp;&quot; &quot;&amp;[$Configuration.F17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1]&amp;[$Configuration.C171]&amp;&quot; &quot;&amp;[$Configuration.F17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2]=&quot;C&quot;;RIGHT([.D194];5)&lt;&gt;&quot;←Key &quot;); IF(IFERROR(FIND(&quot;:&quot;;TRIM([$Configuration.F172])); 0)=1; [.C194];[.D194]); &quot;&quot;)">
            <text:p/>
          </table:table-cell>
          <table:table-cell table:formula="of:=&quot;nnoremap &lt;leader&gt;&quot;&amp;[$Configuration.B172]&amp;[$Configuration.C172]&amp;&quot; &quot;&amp;[$Configuration.F17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2]&amp;[$Configuration.C172]&amp;&quot; &quot;&amp;[$Configuration.F17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3]=&quot;C&quot;;RIGHT([.D195];5)&lt;&gt;&quot;←Key &quot;); IF(IFERROR(FIND(&quot;:&quot;;TRIM([$Configuration.F173])); 0)=1; [.C195];[.D195]); &quot;&quot;)">
            <text:p/>
          </table:table-cell>
          <table:table-cell table:formula="of:=&quot;nnoremap &lt;leader&gt;&quot;&amp;[$Configuration.B173]&amp;[$Configuration.C173]&amp;&quot; &quot;&amp;[$Configuration.F17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3]&amp;[$Configuration.C173]&amp;&quot; &quot;&amp;[$Configuration.F17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4]=&quot;C&quot;;RIGHT([.D196];5)&lt;&gt;&quot;←Key &quot;); IF(IFERROR(FIND(&quot;:&quot;;TRIM([$Configuration.F174])); 0)=1; [.C196];[.D196]); &quot;&quot;)">
            <text:p/>
          </table:table-cell>
          <table:table-cell table:formula="of:=&quot;nnoremap &lt;leader&gt;&quot;&amp;[$Configuration.B174]&amp;[$Configuration.C174]&amp;&quot; &quot;&amp;[$Configuration.F17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4]&amp;[$Configuration.C174]&amp;&quot; &quot;&amp;[$Configuration.F17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5]=&quot;C&quot;;RIGHT([.D197];5)&lt;&gt;&quot;←Key &quot;); IF(IFERROR(FIND(&quot;:&quot;;TRIM([$Configuration.F175])); 0)=1; [.C197];[.D197]); &quot;&quot;)">
            <text:p/>
          </table:table-cell>
          <table:table-cell table:formula="of:=&quot;nnoremap &lt;leader&gt;&quot;&amp;[$Configuration.B175]&amp;[$Configuration.C175]&amp;&quot; &quot;&amp;[$Configuration.F17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5]&amp;[$Configuration.C175]&amp;&quot; &quot;&amp;[$Configuration.F17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6]=&quot;C&quot;;RIGHT([.D198];5)&lt;&gt;&quot;←Key &quot;); IF(IFERROR(FIND(&quot;:&quot;;TRIM([$Configuration.F176])); 0)=1; [.C198];[.D198]); &quot;&quot;)">
            <text:p/>
          </table:table-cell>
          <table:table-cell table:formula="of:=&quot;nnoremap &lt;leader&gt;&quot;&amp;[$Configuration.B176]&amp;[$Configuration.C176]&amp;&quot; &quot;&amp;[$Configuration.F17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6]&amp;[$Configuration.C176]&amp;&quot; &quot;&amp;[$Configuration.F17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7]=&quot;C&quot;;RIGHT([.D199];5)&lt;&gt;&quot;←Key &quot;); IF(IFERROR(FIND(&quot;:&quot;;TRIM([$Configuration.F177])); 0)=1; [.C199];[.D199]); &quot;&quot;)">
            <text:p/>
          </table:table-cell>
          <table:table-cell table:formula="of:=&quot;nnoremap &lt;leader&gt;&quot;&amp;[$Configuration.B177]&amp;[$Configuration.C177]&amp;&quot; &quot;&amp;[$Configuration.F17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7]&amp;[$Configuration.C177]&amp;&quot; &quot;&amp;[$Configuration.F17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8]=&quot;C&quot;;RIGHT([.D200];5)&lt;&gt;&quot;←Key &quot;); IF(IFERROR(FIND(&quot;:&quot;;TRIM([$Configuration.F178])); 0)=1; [.C200];[.D200]); &quot;&quot;)">
            <text:p/>
          </table:table-cell>
          <table:table-cell table:formula="of:=&quot;nnoremap &lt;leader&gt;&quot;&amp;[$Configuration.B178]&amp;[$Configuration.C178]&amp;&quot; &quot;&amp;[$Configuration.F17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8]&amp;[$Configuration.C178]&amp;&quot; &quot;&amp;[$Configuration.F17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79]=&quot;C&quot;;RIGHT([.D201];5)&lt;&gt;&quot;←Key &quot;); IF(IFERROR(FIND(&quot;:&quot;;TRIM([$Configuration.F179])); 0)=1; [.C201];[.D201]); &quot;&quot;)">
            <text:p/>
          </table:table-cell>
          <table:table-cell table:formula="of:=&quot;nnoremap &lt;leader&gt;&quot;&amp;[$Configuration.B179]&amp;[$Configuration.C179]&amp;&quot; &quot;&amp;[$Configuration.F17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79]&amp;[$Configuration.C179]&amp;&quot; &quot;&amp;[$Configuration.F17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0]=&quot;C&quot;;RIGHT([.D202];5)&lt;&gt;&quot;←Key &quot;); IF(IFERROR(FIND(&quot;:&quot;;TRIM([$Configuration.F180])); 0)=1; [.C202];[.D202]); &quot;&quot;)">
            <text:p/>
          </table:table-cell>
          <table:table-cell table:formula="of:=&quot;nnoremap &lt;leader&gt;&quot;&amp;[$Configuration.B180]&amp;[$Configuration.C180]&amp;&quot; &quot;&amp;[$Configuration.F18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0]&amp;[$Configuration.C180]&amp;&quot; &quot;&amp;[$Configuration.F18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1]=&quot;C&quot;;RIGHT([.D203];5)&lt;&gt;&quot;←Key &quot;); IF(IFERROR(FIND(&quot;:&quot;;TRIM([$Configuration.F181])); 0)=1; [.C203];[.D203]); &quot;&quot;)">
            <text:p/>
          </table:table-cell>
          <table:table-cell table:formula="of:=&quot;nnoremap &lt;leader&gt;&quot;&amp;[$Configuration.B181]&amp;[$Configuration.C181]&amp;&quot; &quot;&amp;[$Configuration.F18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1]&amp;[$Configuration.C181]&amp;&quot; &quot;&amp;[$Configuration.F18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2]=&quot;C&quot;;RIGHT([.D204];5)&lt;&gt;&quot;←Key &quot;); IF(IFERROR(FIND(&quot;:&quot;;TRIM([$Configuration.F182])); 0)=1; [.C204];[.D204]); &quot;&quot;)">
            <text:p/>
          </table:table-cell>
          <table:table-cell table:formula="of:=&quot;nnoremap &lt;leader&gt;&quot;&amp;[$Configuration.B182]&amp;[$Configuration.C182]&amp;&quot; &quot;&amp;[$Configuration.F18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2]&amp;[$Configuration.C182]&amp;&quot; &quot;&amp;[$Configuration.F18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3]=&quot;C&quot;;RIGHT([.D205];5)&lt;&gt;&quot;←Key &quot;); IF(IFERROR(FIND(&quot;:&quot;;TRIM([$Configuration.F183])); 0)=1; [.C205];[.D205]); &quot;&quot;)">
            <text:p/>
          </table:table-cell>
          <table:table-cell table:formula="of:=&quot;nnoremap &lt;leader&gt;&quot;&amp;[$Configuration.B183]&amp;[$Configuration.C183]&amp;&quot; &quot;&amp;[$Configuration.F18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3]&amp;[$Configuration.C183]&amp;&quot; &quot;&amp;[$Configuration.F18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4]=&quot;C&quot;;RIGHT([.D206];5)&lt;&gt;&quot;←Key &quot;); IF(IFERROR(FIND(&quot;:&quot;;TRIM([$Configuration.F184])); 0)=1; [.C206];[.D206]); &quot;&quot;)">
            <text:p/>
          </table:table-cell>
          <table:table-cell table:formula="of:=&quot;nnoremap &lt;leader&gt;&quot;&amp;[$Configuration.B184]&amp;[$Configuration.C184]&amp;&quot; &quot;&amp;[$Configuration.F18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4]&amp;[$Configuration.C184]&amp;&quot; &quot;&amp;[$Configuration.F18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5]=&quot;C&quot;;RIGHT([.D207];5)&lt;&gt;&quot;←Key &quot;); IF(IFERROR(FIND(&quot;:&quot;;TRIM([$Configuration.F185])); 0)=1; [.C207];[.D207]); &quot;&quot;)">
            <text:p/>
          </table:table-cell>
          <table:table-cell table:formula="of:=&quot;nnoremap &lt;leader&gt;&quot;&amp;[$Configuration.B185]&amp;[$Configuration.C185]&amp;&quot; &quot;&amp;[$Configuration.F18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5]&amp;[$Configuration.C185]&amp;&quot; &quot;&amp;[$Configuration.F18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6]=&quot;C&quot;;RIGHT([.D208];5)&lt;&gt;&quot;←Key &quot;); IF(IFERROR(FIND(&quot;:&quot;;TRIM([$Configuration.F186])); 0)=1; [.C208];[.D208]); &quot;&quot;)">
            <text:p/>
          </table:table-cell>
          <table:table-cell table:formula="of:=&quot;nnoremap &lt;leader&gt;&quot;&amp;[$Configuration.B186]&amp;[$Configuration.C186]&amp;&quot; &quot;&amp;[$Configuration.F18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6]&amp;[$Configuration.C186]&amp;&quot; &quot;&amp;[$Configuration.F18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7]=&quot;C&quot;;RIGHT([.D209];5)&lt;&gt;&quot;←Key &quot;); IF(IFERROR(FIND(&quot;:&quot;;TRIM([$Configuration.F187])); 0)=1; [.C209];[.D209]); &quot;&quot;)">
            <text:p/>
          </table:table-cell>
          <table:table-cell table:formula="of:=&quot;nnoremap &lt;leader&gt;&quot;&amp;[$Configuration.B187]&amp;[$Configuration.C187]&amp;&quot; &quot;&amp;[$Configuration.F18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7]&amp;[$Configuration.C187]&amp;&quot; &quot;&amp;[$Configuration.F18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8]=&quot;C&quot;;RIGHT([.D210];5)&lt;&gt;&quot;←Key &quot;); IF(IFERROR(FIND(&quot;:&quot;;TRIM([$Configuration.F188])); 0)=1; [.C210];[.D210]); &quot;&quot;)">
            <text:p/>
          </table:table-cell>
          <table:table-cell table:formula="of:=&quot;nnoremap &lt;leader&gt;&quot;&amp;[$Configuration.B188]&amp;[$Configuration.C188]&amp;&quot; &quot;&amp;[$Configuration.F18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8]&amp;[$Configuration.C188]&amp;&quot; &quot;&amp;[$Configuration.F18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89]=&quot;C&quot;;RIGHT([.D211];5)&lt;&gt;&quot;←Key &quot;); IF(IFERROR(FIND(&quot;:&quot;;TRIM([$Configuration.F189])); 0)=1; [.C211];[.D211]); &quot;&quot;)">
            <text:p/>
          </table:table-cell>
          <table:table-cell table:formula="of:=&quot;nnoremap &lt;leader&gt;&quot;&amp;[$Configuration.B189]&amp;[$Configuration.C189]&amp;&quot; &quot;&amp;[$Configuration.F18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89]&amp;[$Configuration.C189]&amp;&quot; &quot;&amp;[$Configuration.F18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0]=&quot;C&quot;;RIGHT([.D212];5)&lt;&gt;&quot;←Key &quot;); IF(IFERROR(FIND(&quot;:&quot;;TRIM([$Configuration.F190])); 0)=1; [.C212];[.D212]); &quot;&quot;)">
            <text:p/>
          </table:table-cell>
          <table:table-cell table:formula="of:=&quot;nnoremap &lt;leader&gt;&quot;&amp;[$Configuration.B190]&amp;[$Configuration.C190]&amp;&quot; &quot;&amp;[$Configuration.F19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0]&amp;[$Configuration.C190]&amp;&quot; &quot;&amp;[$Configuration.F19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1]=&quot;C&quot;;RIGHT([.D213];5)&lt;&gt;&quot;←Key &quot;); IF(IFERROR(FIND(&quot;:&quot;;TRIM([$Configuration.F191])); 0)=1; [.C213];[.D213]); &quot;&quot;)">
            <text:p/>
          </table:table-cell>
          <table:table-cell table:formula="of:=&quot;nnoremap &lt;leader&gt;&quot;&amp;[$Configuration.B191]&amp;[$Configuration.C191]&amp;&quot; &quot;&amp;[$Configuration.F19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1]&amp;[$Configuration.C191]&amp;&quot; &quot;&amp;[$Configuration.F19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2]=&quot;C&quot;;RIGHT([.D214];5)&lt;&gt;&quot;←Key &quot;); IF(IFERROR(FIND(&quot;:&quot;;TRIM([$Configuration.F192])); 0)=1; [.C214];[.D214]); &quot;&quot;)">
            <text:p/>
          </table:table-cell>
          <table:table-cell table:formula="of:=&quot;nnoremap &lt;leader&gt;&quot;&amp;[$Configuration.B192]&amp;[$Configuration.C192]&amp;&quot; &quot;&amp;[$Configuration.F19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2]&amp;[$Configuration.C192]&amp;&quot; &quot;&amp;[$Configuration.F19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3]=&quot;C&quot;;RIGHT([.D215];5)&lt;&gt;&quot;←Key &quot;); IF(IFERROR(FIND(&quot;:&quot;;TRIM([$Configuration.F193])); 0)=1; [.C215];[.D215]); &quot;&quot;)">
            <text:p/>
          </table:table-cell>
          <table:table-cell table:formula="of:=&quot;nnoremap &lt;leader&gt;&quot;&amp;[$Configuration.B193]&amp;[$Configuration.C193]&amp;&quot; &quot;&amp;[$Configuration.F19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3]&amp;[$Configuration.C193]&amp;&quot; &quot;&amp;[$Configuration.F19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4]=&quot;C&quot;;RIGHT([.D216];5)&lt;&gt;&quot;←Key &quot;); IF(IFERROR(FIND(&quot;:&quot;;TRIM([$Configuration.F194])); 0)=1; [.C216];[.D216]); &quot;&quot;)">
            <text:p/>
          </table:table-cell>
          <table:table-cell table:formula="of:=&quot;nnoremap &lt;leader&gt;&quot;&amp;[$Configuration.B194]&amp;[$Configuration.C194]&amp;&quot; &quot;&amp;[$Configuration.F19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4]&amp;[$Configuration.C194]&amp;&quot; &quot;&amp;[$Configuration.F19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5]=&quot;C&quot;;RIGHT([.D217];5)&lt;&gt;&quot;←Key &quot;); IF(IFERROR(FIND(&quot;:&quot;;TRIM([$Configuration.F195])); 0)=1; [.C217];[.D217]); &quot;&quot;)">
            <text:p/>
          </table:table-cell>
          <table:table-cell table:formula="of:=&quot;nnoremap &lt;leader&gt;&quot;&amp;[$Configuration.B195]&amp;[$Configuration.C195]&amp;&quot; &quot;&amp;[$Configuration.F19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5]&amp;[$Configuration.C195]&amp;&quot; &quot;&amp;[$Configuration.F19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6]=&quot;C&quot;;RIGHT([.D218];5)&lt;&gt;&quot;←Key &quot;); IF(IFERROR(FIND(&quot;:&quot;;TRIM([$Configuration.F196])); 0)=1; [.C218];[.D218]); &quot;&quot;)">
            <text:p/>
          </table:table-cell>
          <table:table-cell table:formula="of:=&quot;nnoremap &lt;leader&gt;&quot;&amp;[$Configuration.B196]&amp;[$Configuration.C196]&amp;&quot; &quot;&amp;[$Configuration.F19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6]&amp;[$Configuration.C196]&amp;&quot; &quot;&amp;[$Configuration.F19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7]=&quot;C&quot;;RIGHT([.D219];5)&lt;&gt;&quot;←Key &quot;); IF(IFERROR(FIND(&quot;:&quot;;TRIM([$Configuration.F197])); 0)=1; [.C219];[.D219]); &quot;&quot;)">
            <text:p/>
          </table:table-cell>
          <table:table-cell table:formula="of:=&quot;nnoremap &lt;leader&gt;&quot;&amp;[$Configuration.B197]&amp;[$Configuration.C197]&amp;&quot; &quot;&amp;[$Configuration.F19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7]&amp;[$Configuration.C197]&amp;&quot; &quot;&amp;[$Configuration.F19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8]=&quot;C&quot;;RIGHT([.D220];5)&lt;&gt;&quot;←Key &quot;); IF(IFERROR(FIND(&quot;:&quot;;TRIM([$Configuration.F198])); 0)=1; [.C220];[.D220]); &quot;&quot;)">
            <text:p/>
          </table:table-cell>
          <table:table-cell table:formula="of:=&quot;nnoremap &lt;leader&gt;&quot;&amp;[$Configuration.B198]&amp;[$Configuration.C198]&amp;&quot; &quot;&amp;[$Configuration.F19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8]&amp;[$Configuration.C198]&amp;&quot; &quot;&amp;[$Configuration.F19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199]=&quot;C&quot;;RIGHT([.D221];5)&lt;&gt;&quot;←Key &quot;); IF(IFERROR(FIND(&quot;:&quot;;TRIM([$Configuration.F199])); 0)=1; [.C221];[.D221]); &quot;&quot;)">
            <text:p/>
          </table:table-cell>
          <table:table-cell table:formula="of:=&quot;nnoremap &lt;leader&gt;&quot;&amp;[$Configuration.B199]&amp;[$Configuration.C199]&amp;&quot; &quot;&amp;[$Configuration.F19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199]&amp;[$Configuration.C199]&amp;&quot; &quot;&amp;[$Configuration.F19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0]=&quot;C&quot;;RIGHT([.D222];5)&lt;&gt;&quot;←Key &quot;); IF(IFERROR(FIND(&quot;:&quot;;TRIM([$Configuration.F200])); 0)=1; [.C222];[.D222]); &quot;&quot;)">
            <text:p/>
          </table:table-cell>
          <table:table-cell table:formula="of:=&quot;nnoremap &lt;leader&gt;&quot;&amp;[$Configuration.B200]&amp;[$Configuration.C200]&amp;&quot; &quot;&amp;[$Configuration.F20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0]&amp;[$Configuration.C200]&amp;&quot; &quot;&amp;[$Configuration.F20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1]=&quot;C&quot;;RIGHT([.D223];5)&lt;&gt;&quot;←Key &quot;); IF(IFERROR(FIND(&quot;:&quot;;TRIM([$Configuration.F201])); 0)=1; [.C223];[.D223]); &quot;&quot;)">
            <text:p/>
          </table:table-cell>
          <table:table-cell table:formula="of:=&quot;nnoremap &lt;leader&gt;&quot;&amp;[$Configuration.B201]&amp;[$Configuration.C201]&amp;&quot; &quot;&amp;[$Configuration.F20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1]&amp;[$Configuration.C201]&amp;&quot; &quot;&amp;[$Configuration.F20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2]=&quot;C&quot;;RIGHT([.D224];5)&lt;&gt;&quot;←Key &quot;); IF(IFERROR(FIND(&quot;:&quot;;TRIM([$Configuration.F202])); 0)=1; [.C224];[.D224]); &quot;&quot;)">
            <text:p/>
          </table:table-cell>
          <table:table-cell table:formula="of:=&quot;nnoremap &lt;leader&gt;&quot;&amp;[$Configuration.B202]&amp;[$Configuration.C202]&amp;&quot; &quot;&amp;[$Configuration.F20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2]&amp;[$Configuration.C202]&amp;&quot; &quot;&amp;[$Configuration.F20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3]=&quot;C&quot;;RIGHT([.D225];5)&lt;&gt;&quot;←Key &quot;); IF(IFERROR(FIND(&quot;:&quot;;TRIM([$Configuration.F203])); 0)=1; [.C225];[.D225]); &quot;&quot;)">
            <text:p/>
          </table:table-cell>
          <table:table-cell table:formula="of:=&quot;nnoremap &lt;leader&gt;&quot;&amp;[$Configuration.B203]&amp;[$Configuration.C203]&amp;&quot; &quot;&amp;[$Configuration.F20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3]&amp;[$Configuration.C203]&amp;&quot; &quot;&amp;[$Configuration.F20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4]=&quot;C&quot;;RIGHT([.D226];5)&lt;&gt;&quot;←Key &quot;); IF(IFERROR(FIND(&quot;:&quot;;TRIM([$Configuration.F204])); 0)=1; [.C226];[.D226]); &quot;&quot;)">
            <text:p/>
          </table:table-cell>
          <table:table-cell table:formula="of:=&quot;nnoremap &lt;leader&gt;&quot;&amp;[$Configuration.B204]&amp;[$Configuration.C204]&amp;&quot; &quot;&amp;[$Configuration.F20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4]&amp;[$Configuration.C204]&amp;&quot; &quot;&amp;[$Configuration.F20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5]=&quot;C&quot;;RIGHT([.D227];5)&lt;&gt;&quot;←Key &quot;); IF(IFERROR(FIND(&quot;:&quot;;TRIM([$Configuration.F205])); 0)=1; [.C227];[.D227]); &quot;&quot;)">
            <text:p/>
          </table:table-cell>
          <table:table-cell table:formula="of:=&quot;nnoremap &lt;leader&gt;&quot;&amp;[$Configuration.B205]&amp;[$Configuration.C205]&amp;&quot; &quot;&amp;[$Configuration.F20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5]&amp;[$Configuration.C205]&amp;&quot; &quot;&amp;[$Configuration.F20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6]=&quot;C&quot;;RIGHT([.D228];5)&lt;&gt;&quot;←Key &quot;); IF(IFERROR(FIND(&quot;:&quot;;TRIM([$Configuration.F206])); 0)=1; [.C228];[.D228]); &quot;&quot;)">
            <text:p/>
          </table:table-cell>
          <table:table-cell table:formula="of:=&quot;nnoremap &lt;leader&gt;&quot;&amp;[$Configuration.B206]&amp;[$Configuration.C206]&amp;&quot; &quot;&amp;[$Configuration.F20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6]&amp;[$Configuration.C206]&amp;&quot; &quot;&amp;[$Configuration.F20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7]=&quot;C&quot;;RIGHT([.D229];5)&lt;&gt;&quot;←Key &quot;); IF(IFERROR(FIND(&quot;:&quot;;TRIM([$Configuration.F207])); 0)=1; [.C229];[.D229]); &quot;&quot;)">
            <text:p/>
          </table:table-cell>
          <table:table-cell table:formula="of:=&quot;nnoremap &lt;leader&gt;&quot;&amp;[$Configuration.B207]&amp;[$Configuration.C207]&amp;&quot; &quot;&amp;[$Configuration.F20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7]&amp;[$Configuration.C207]&amp;&quot; &quot;&amp;[$Configuration.F20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8]=&quot;C&quot;;RIGHT([.D230];5)&lt;&gt;&quot;←Key &quot;); IF(IFERROR(FIND(&quot;:&quot;;TRIM([$Configuration.F208])); 0)=1; [.C230];[.D230]); &quot;&quot;)">
            <text:p/>
          </table:table-cell>
          <table:table-cell table:formula="of:=&quot;nnoremap &lt;leader&gt;&quot;&amp;[$Configuration.B208]&amp;[$Configuration.C208]&amp;&quot; &quot;&amp;[$Configuration.F20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8]&amp;[$Configuration.C208]&amp;&quot; &quot;&amp;[$Configuration.F20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09]=&quot;C&quot;;RIGHT([.D231];5)&lt;&gt;&quot;←Key &quot;); IF(IFERROR(FIND(&quot;:&quot;;TRIM([$Configuration.F209])); 0)=1; [.C231];[.D231]); &quot;&quot;)">
            <text:p/>
          </table:table-cell>
          <table:table-cell table:formula="of:=&quot;nnoremap &lt;leader&gt;&quot;&amp;[$Configuration.B209]&amp;[$Configuration.C209]&amp;&quot; &quot;&amp;[$Configuration.F20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09]&amp;[$Configuration.C209]&amp;&quot; &quot;&amp;[$Configuration.F20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0]=&quot;C&quot;;RIGHT([.D232];5)&lt;&gt;&quot;←Key &quot;); IF(IFERROR(FIND(&quot;:&quot;;TRIM([$Configuration.F210])); 0)=1; [.C232];[.D232]); &quot;&quot;)">
            <text:p/>
          </table:table-cell>
          <table:table-cell table:formula="of:=&quot;nnoremap &lt;leader&gt;&quot;&amp;[$Configuration.B210]&amp;[$Configuration.C210]&amp;&quot; &quot;&amp;[$Configuration.F21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0]&amp;[$Configuration.C210]&amp;&quot; &quot;&amp;[$Configuration.F21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1]=&quot;C&quot;;RIGHT([.D233];5)&lt;&gt;&quot;←Key &quot;); IF(IFERROR(FIND(&quot;:&quot;;TRIM([$Configuration.F211])); 0)=1; [.C233];[.D233]); &quot;&quot;)">
            <text:p/>
          </table:table-cell>
          <table:table-cell table:formula="of:=&quot;nnoremap &lt;leader&gt;&quot;&amp;[$Configuration.B211]&amp;[$Configuration.C211]&amp;&quot; &quot;&amp;[$Configuration.F21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1]&amp;[$Configuration.C211]&amp;&quot; &quot;&amp;[$Configuration.F21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2]=&quot;C&quot;;RIGHT([.D234];5)&lt;&gt;&quot;←Key &quot;); IF(IFERROR(FIND(&quot;:&quot;;TRIM([$Configuration.F212])); 0)=1; [.C234];[.D234]); &quot;&quot;)">
            <text:p/>
          </table:table-cell>
          <table:table-cell table:formula="of:=&quot;nnoremap &lt;leader&gt;&quot;&amp;[$Configuration.B212]&amp;[$Configuration.C212]&amp;&quot; &quot;&amp;[$Configuration.F21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2]&amp;[$Configuration.C212]&amp;&quot; &quot;&amp;[$Configuration.F21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3]=&quot;C&quot;;RIGHT([.D235];5)&lt;&gt;&quot;←Key &quot;); IF(IFERROR(FIND(&quot;:&quot;;TRIM([$Configuration.F213])); 0)=1; [.C235];[.D235]); &quot;&quot;)">
            <text:p/>
          </table:table-cell>
          <table:table-cell table:formula="of:=&quot;nnoremap &lt;leader&gt;&quot;&amp;[$Configuration.B213]&amp;[$Configuration.C213]&amp;&quot; &quot;&amp;[$Configuration.F21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3]&amp;[$Configuration.C213]&amp;&quot; &quot;&amp;[$Configuration.F21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4]=&quot;C&quot;;RIGHT([.D236];5)&lt;&gt;&quot;←Key &quot;); IF(IFERROR(FIND(&quot;:&quot;;TRIM([$Configuration.F214])); 0)=1; [.C236];[.D236]); &quot;&quot;)">
            <text:p/>
          </table:table-cell>
          <table:table-cell table:formula="of:=&quot;nnoremap &lt;leader&gt;&quot;&amp;[$Configuration.B214]&amp;[$Configuration.C214]&amp;&quot; &quot;&amp;[$Configuration.F21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4]&amp;[$Configuration.C214]&amp;&quot; &quot;&amp;[$Configuration.F21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5]=&quot;C&quot;;RIGHT([.D237];5)&lt;&gt;&quot;←Key &quot;); IF(IFERROR(FIND(&quot;:&quot;;TRIM([$Configuration.F215])); 0)=1; [.C237];[.D237]); &quot;&quot;)">
            <text:p/>
          </table:table-cell>
          <table:table-cell table:formula="of:=&quot;nnoremap &lt;leader&gt;&quot;&amp;[$Configuration.B215]&amp;[$Configuration.C215]&amp;&quot; &quot;&amp;[$Configuration.F21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5]&amp;[$Configuration.C215]&amp;&quot; &quot;&amp;[$Configuration.F21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6]=&quot;C&quot;;RIGHT([.D238];5)&lt;&gt;&quot;←Key &quot;); IF(IFERROR(FIND(&quot;:&quot;;TRIM([$Configuration.F216])); 0)=1; [.C238];[.D238]); &quot;&quot;)">
            <text:p/>
          </table:table-cell>
          <table:table-cell table:formula="of:=&quot;nnoremap &lt;leader&gt;&quot;&amp;[$Configuration.B216]&amp;[$Configuration.C216]&amp;&quot; &quot;&amp;[$Configuration.F21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6]&amp;[$Configuration.C216]&amp;&quot; &quot;&amp;[$Configuration.F21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7]=&quot;C&quot;;RIGHT([.D239];5)&lt;&gt;&quot;←Key &quot;); IF(IFERROR(FIND(&quot;:&quot;;TRIM([$Configuration.F217])); 0)=1; [.C239];[.D239]); &quot;&quot;)">
            <text:p/>
          </table:table-cell>
          <table:table-cell table:formula="of:=&quot;nnoremap &lt;leader&gt;&quot;&amp;[$Configuration.B217]&amp;[$Configuration.C217]&amp;&quot; &quot;&amp;[$Configuration.F21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7]&amp;[$Configuration.C217]&amp;&quot; &quot;&amp;[$Configuration.F21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8]=&quot;C&quot;;RIGHT([.D240];5)&lt;&gt;&quot;←Key &quot;); IF(IFERROR(FIND(&quot;:&quot;;TRIM([$Configuration.F218])); 0)=1; [.C240];[.D240]); &quot;&quot;)">
            <text:p/>
          </table:table-cell>
          <table:table-cell table:formula="of:=&quot;nnoremap &lt;leader&gt;&quot;&amp;[$Configuration.B218]&amp;[$Configuration.C218]&amp;&quot; &quot;&amp;[$Configuration.F21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8]&amp;[$Configuration.C218]&amp;&quot; &quot;&amp;[$Configuration.F21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19]=&quot;C&quot;;RIGHT([.D241];5)&lt;&gt;&quot;←Key &quot;); IF(IFERROR(FIND(&quot;:&quot;;TRIM([$Configuration.F219])); 0)=1; [.C241];[.D241]); &quot;&quot;)">
            <text:p/>
          </table:table-cell>
          <table:table-cell table:formula="of:=&quot;nnoremap &lt;leader&gt;&quot;&amp;[$Configuration.B219]&amp;[$Configuration.C219]&amp;&quot; &quot;&amp;[$Configuration.F21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19]&amp;[$Configuration.C219]&amp;&quot; &quot;&amp;[$Configuration.F21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0]=&quot;C&quot;;RIGHT([.D242];5)&lt;&gt;&quot;←Key &quot;); IF(IFERROR(FIND(&quot;:&quot;;TRIM([$Configuration.F220])); 0)=1; [.C242];[.D242]); &quot;&quot;)">
            <text:p/>
          </table:table-cell>
          <table:table-cell table:formula="of:=&quot;nnoremap &lt;leader&gt;&quot;&amp;[$Configuration.B220]&amp;[$Configuration.C220]&amp;&quot; &quot;&amp;[$Configuration.F22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0]&amp;[$Configuration.C220]&amp;&quot; &quot;&amp;[$Configuration.F22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1]=&quot;C&quot;;RIGHT([.D243];5)&lt;&gt;&quot;←Key &quot;); IF(IFERROR(FIND(&quot;:&quot;;TRIM([$Configuration.F221])); 0)=1; [.C243];[.D243]); &quot;&quot;)">
            <text:p/>
          </table:table-cell>
          <table:table-cell table:formula="of:=&quot;nnoremap &lt;leader&gt;&quot;&amp;[$Configuration.B221]&amp;[$Configuration.C221]&amp;&quot; &quot;&amp;[$Configuration.F22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1]&amp;[$Configuration.C221]&amp;&quot; &quot;&amp;[$Configuration.F22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2]=&quot;C&quot;;RIGHT([.D244];5)&lt;&gt;&quot;←Key &quot;); IF(IFERROR(FIND(&quot;:&quot;;TRIM([$Configuration.F222])); 0)=1; [.C244];[.D244]); &quot;&quot;)">
            <text:p/>
          </table:table-cell>
          <table:table-cell table:formula="of:=&quot;nnoremap &lt;leader&gt;&quot;&amp;[$Configuration.B222]&amp;[$Configuration.C222]&amp;&quot; &quot;&amp;[$Configuration.F22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2]&amp;[$Configuration.C222]&amp;&quot; &quot;&amp;[$Configuration.F22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3]=&quot;C&quot;;RIGHT([.D245];5)&lt;&gt;&quot;←Key &quot;); IF(IFERROR(FIND(&quot;:&quot;;TRIM([$Configuration.F223])); 0)=1; [.C245];[.D245]); &quot;&quot;)">
            <text:p/>
          </table:table-cell>
          <table:table-cell table:formula="of:=&quot;nnoremap &lt;leader&gt;&quot;&amp;[$Configuration.B223]&amp;[$Configuration.C223]&amp;&quot; &quot;&amp;[$Configuration.F22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3]&amp;[$Configuration.C223]&amp;&quot; &quot;&amp;[$Configuration.F22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4]=&quot;C&quot;;RIGHT([.D246];5)&lt;&gt;&quot;←Key &quot;); IF(IFERROR(FIND(&quot;:&quot;;TRIM([$Configuration.F224])); 0)=1; [.C246];[.D246]); &quot;&quot;)">
            <text:p/>
          </table:table-cell>
          <table:table-cell table:formula="of:=&quot;nnoremap &lt;leader&gt;&quot;&amp;[$Configuration.B224]&amp;[$Configuration.C224]&amp;&quot; &quot;&amp;[$Configuration.F22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4]&amp;[$Configuration.C224]&amp;&quot; &quot;&amp;[$Configuration.F22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5]=&quot;C&quot;;RIGHT([.D247];5)&lt;&gt;&quot;←Key &quot;); IF(IFERROR(FIND(&quot;:&quot;;TRIM([$Configuration.F225])); 0)=1; [.C247];[.D247]); &quot;&quot;)">
            <text:p/>
          </table:table-cell>
          <table:table-cell table:formula="of:=&quot;nnoremap &lt;leader&gt;&quot;&amp;[$Configuration.B225]&amp;[$Configuration.C225]&amp;&quot; &quot;&amp;[$Configuration.F22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5]&amp;[$Configuration.C225]&amp;&quot; &quot;&amp;[$Configuration.F22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6]=&quot;C&quot;;RIGHT([.D248];5)&lt;&gt;&quot;←Key &quot;); IF(IFERROR(FIND(&quot;:&quot;;TRIM([$Configuration.F226])); 0)=1; [.C248];[.D248]); &quot;&quot;)">
            <text:p/>
          </table:table-cell>
          <table:table-cell table:formula="of:=&quot;nnoremap &lt;leader&gt;&quot;&amp;[$Configuration.B226]&amp;[$Configuration.C226]&amp;&quot; &quot;&amp;[$Configuration.F22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6]&amp;[$Configuration.C226]&amp;&quot; &quot;&amp;[$Configuration.F22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7]=&quot;C&quot;;RIGHT([.D249];5)&lt;&gt;&quot;←Key &quot;); IF(IFERROR(FIND(&quot;:&quot;;TRIM([$Configuration.F227])); 0)=1; [.C249];[.D249]); &quot;&quot;)">
            <text:p/>
          </table:table-cell>
          <table:table-cell table:formula="of:=&quot;nnoremap &lt;leader&gt;&quot;&amp;[$Configuration.B227]&amp;[$Configuration.C227]&amp;&quot; &quot;&amp;[$Configuration.F22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7]&amp;[$Configuration.C227]&amp;&quot; &quot;&amp;[$Configuration.F22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8]=&quot;C&quot;;RIGHT([.D250];5)&lt;&gt;&quot;←Key &quot;); IF(IFERROR(FIND(&quot;:&quot;;TRIM([$Configuration.F228])); 0)=1; [.C250];[.D250]); &quot;&quot;)">
            <text:p/>
          </table:table-cell>
          <table:table-cell table:formula="of:=&quot;nnoremap &lt;leader&gt;&quot;&amp;[$Configuration.B228]&amp;[$Configuration.C228]&amp;&quot; &quot;&amp;[$Configuration.F22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8]&amp;[$Configuration.C228]&amp;&quot; &quot;&amp;[$Configuration.F22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29]=&quot;C&quot;;RIGHT([.D251];5)&lt;&gt;&quot;←Key &quot;); IF(IFERROR(FIND(&quot;:&quot;;TRIM([$Configuration.F229])); 0)=1; [.C251];[.D251]); &quot;&quot;)">
            <text:p/>
          </table:table-cell>
          <table:table-cell table:formula="of:=&quot;nnoremap &lt;leader&gt;&quot;&amp;[$Configuration.B229]&amp;[$Configuration.C229]&amp;&quot; &quot;&amp;[$Configuration.F22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29]&amp;[$Configuration.C229]&amp;&quot; &quot;&amp;[$Configuration.F22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0]=&quot;C&quot;;RIGHT([.D252];5)&lt;&gt;&quot;←Key &quot;); IF(IFERROR(FIND(&quot;:&quot;;TRIM([$Configuration.F230])); 0)=1; [.C252];[.D252]); &quot;&quot;)">
            <text:p/>
          </table:table-cell>
          <table:table-cell table:formula="of:=&quot;nnoremap &lt;leader&gt;&quot;&amp;[$Configuration.B230]&amp;[$Configuration.C230]&amp;&quot; &quot;&amp;[$Configuration.F23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0]&amp;[$Configuration.C230]&amp;&quot; &quot;&amp;[$Configuration.F23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1]=&quot;C&quot;;RIGHT([.D253];5)&lt;&gt;&quot;←Key &quot;); IF(IFERROR(FIND(&quot;:&quot;;TRIM([$Configuration.F231])); 0)=1; [.C253];[.D253]); &quot;&quot;)">
            <text:p/>
          </table:table-cell>
          <table:table-cell table:formula="of:=&quot;nnoremap &lt;leader&gt;&quot;&amp;[$Configuration.B231]&amp;[$Configuration.C231]&amp;&quot; &quot;&amp;[$Configuration.F23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1]&amp;[$Configuration.C231]&amp;&quot; &quot;&amp;[$Configuration.F23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2]=&quot;C&quot;;RIGHT([.D254];5)&lt;&gt;&quot;←Key &quot;); IF(IFERROR(FIND(&quot;:&quot;;TRIM([$Configuration.F232])); 0)=1; [.C254];[.D254]); &quot;&quot;)">
            <text:p/>
          </table:table-cell>
          <table:table-cell table:formula="of:=&quot;nnoremap &lt;leader&gt;&quot;&amp;[$Configuration.B232]&amp;[$Configuration.C232]&amp;&quot; &quot;&amp;[$Configuration.F23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2]&amp;[$Configuration.C232]&amp;&quot; &quot;&amp;[$Configuration.F23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3]=&quot;C&quot;;RIGHT([.D255];5)&lt;&gt;&quot;←Key &quot;); IF(IFERROR(FIND(&quot;:&quot;;TRIM([$Configuration.F233])); 0)=1; [.C255];[.D255]); &quot;&quot;)">
            <text:p/>
          </table:table-cell>
          <table:table-cell table:formula="of:=&quot;nnoremap &lt;leader&gt;&quot;&amp;[$Configuration.B233]&amp;[$Configuration.C233]&amp;&quot; &quot;&amp;[$Configuration.F233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3]&amp;[$Configuration.C233]&amp;&quot; &quot;&amp;[$Configuration.F233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4]=&quot;C&quot;;RIGHT([.D256];5)&lt;&gt;&quot;←Key &quot;); IF(IFERROR(FIND(&quot;:&quot;;TRIM([$Configuration.F234])); 0)=1; [.C256];[.D256]); &quot;&quot;)">
            <text:p/>
          </table:table-cell>
          <table:table-cell table:formula="of:=&quot;nnoremap &lt;leader&gt;&quot;&amp;[$Configuration.B234]&amp;[$Configuration.C234]&amp;&quot; &quot;&amp;[$Configuration.F234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4]&amp;[$Configuration.C234]&amp;&quot; &quot;&amp;[$Configuration.F234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5]=&quot;C&quot;;RIGHT([.D257];5)&lt;&gt;&quot;←Key &quot;); IF(IFERROR(FIND(&quot;:&quot;;TRIM([$Configuration.F235])); 0)=1; [.C257];[.D257]); &quot;&quot;)">
            <text:p/>
          </table:table-cell>
          <table:table-cell table:formula="of:=&quot;nnoremap &lt;leader&gt;&quot;&amp;[$Configuration.B235]&amp;[$Configuration.C235]&amp;&quot; &quot;&amp;[$Configuration.F235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5]&amp;[$Configuration.C235]&amp;&quot; &quot;&amp;[$Configuration.F235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6]=&quot;C&quot;;RIGHT([.D258];5)&lt;&gt;&quot;←Key &quot;); IF(IFERROR(FIND(&quot;:&quot;;TRIM([$Configuration.F236])); 0)=1; [.C258];[.D258]); &quot;&quot;)">
            <text:p/>
          </table:table-cell>
          <table:table-cell table:formula="of:=&quot;nnoremap &lt;leader&gt;&quot;&amp;[$Configuration.B236]&amp;[$Configuration.C236]&amp;&quot; &quot;&amp;[$Configuration.F236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6]&amp;[$Configuration.C236]&amp;&quot; &quot;&amp;[$Configuration.F236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7]=&quot;C&quot;;RIGHT([.D259];5)&lt;&gt;&quot;←Key &quot;); IF(IFERROR(FIND(&quot;:&quot;;TRIM([$Configuration.F237])); 0)=1; [.C259];[.D259]); &quot;&quot;)">
            <text:p/>
          </table:table-cell>
          <table:table-cell table:formula="of:=&quot;nnoremap &lt;leader&gt;&quot;&amp;[$Configuration.B237]&amp;[$Configuration.C237]&amp;&quot; &quot;&amp;[$Configuration.F237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7]&amp;[$Configuration.C237]&amp;&quot; &quot;&amp;[$Configuration.F237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8]=&quot;C&quot;;RIGHT([.D260];5)&lt;&gt;&quot;←Key &quot;); IF(IFERROR(FIND(&quot;:&quot;;TRIM([$Configuration.F238])); 0)=1; [.C260];[.D260]); &quot;&quot;)">
            <text:p/>
          </table:table-cell>
          <table:table-cell table:formula="of:=&quot;nnoremap &lt;leader&gt;&quot;&amp;[$Configuration.B238]&amp;[$Configuration.C238]&amp;&quot; &quot;&amp;[$Configuration.F238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8]&amp;[$Configuration.C238]&amp;&quot; &quot;&amp;[$Configuration.F238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39]=&quot;C&quot;;RIGHT([.D261];5)&lt;&gt;&quot;←Key &quot;); IF(IFERROR(FIND(&quot;:&quot;;TRIM([$Configuration.F239])); 0)=1; [.C261];[.D261]); &quot;&quot;)">
            <text:p/>
          </table:table-cell>
          <table:table-cell table:formula="of:=&quot;nnoremap &lt;leader&gt;&quot;&amp;[$Configuration.B239]&amp;[$Configuration.C239]&amp;&quot; &quot;&amp;[$Configuration.F239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39]&amp;[$Configuration.C239]&amp;&quot; &quot;&amp;[$Configuration.F239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40]=&quot;C&quot;;RIGHT([.D262];5)&lt;&gt;&quot;←Key &quot;); IF(IFERROR(FIND(&quot;:&quot;;TRIM([$Configuration.F240])); 0)=1; [.C262];[.D262]); &quot;&quot;)">
            <text:p/>
          </table:table-cell>
          <table:table-cell table:formula="of:=&quot;nnoremap &lt;leader&gt;&quot;&amp;[$Configuration.B240]&amp;[$Configuration.C240]&amp;&quot; &quot;&amp;[$Configuration.F240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40]&amp;[$Configuration.C240]&amp;&quot; &quot;&amp;[$Configuration.F240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41]=&quot;C&quot;;RIGHT([.D263];5)&lt;&gt;&quot;←Key &quot;); IF(IFERROR(FIND(&quot;:&quot;;TRIM([$Configuration.F241])); 0)=1; [.C263];[.D263]); &quot;&quot;)">
            <text:p/>
          </table:table-cell>
          <table:table-cell table:formula="of:=&quot;nnoremap &lt;leader&gt;&quot;&amp;[$Configuration.B241]&amp;[$Configuration.C241]&amp;&quot; &quot;&amp;[$Configuration.F241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41]&amp;[$Configuration.C241]&amp;&quot; &quot;&amp;[$Configuration.F241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>
          <table:table-cell/>
          <table:table-cell table:formula="of:=IF(AND([$Configuration.I242]=&quot;C&quot;;RIGHT([.D264];5)&lt;&gt;&quot;←Key &quot;); IF(IFERROR(FIND(&quot;:&quot;;TRIM([$Configuration.F242])); 0)=1; [.C264];[.D264]); &quot;&quot;)">
            <text:p/>
          </table:table-cell>
          <table:table-cell table:formula="of:=&quot;nnoremap &lt;leader&gt;&quot;&amp;[$Configuration.B242]&amp;[$Configuration.C242]&amp;&quot; &quot;&amp;[$Configuration.F242]&amp;&quot;&lt;CR&gt;&quot;" office:value-type="string" office:string-value="nnoremap &lt;leader&gt; &lt;CR&gt;" calcext:value-type="string">
            <text:p>nnoremap &lt;leader&gt; &lt;CR&gt;</text:p>
          </table:table-cell>
          <table:table-cell table:formula="of:=&quot;nmap &lt;leader&gt;&quot;&amp;[$Configuration.B242]&amp;[$Configuration.C242]&amp;&quot; &quot;&amp;[$Configuration.F242]" office:value-type="string" office:string-value="nmap &lt;leader&gt; " calcext:value-type="string">
            <text:p>nmap &lt;leader&gt; </text:p>
          </table:table-cell>
          <table:table-cell table:number-columns-repeated="1020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" table:base-cell-address="$Configuration.$C$65" table:cell-range-address="$Configuration.$B$7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4:19:33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06:16:59.319000000</meta:creation-date>
    <dc:date>2021-02-07T14:33:54.341000000</dc:date>
    <meta:editing-duration>PT5H18M28S</meta:editing-duration>
    <meta:editing-cycles>29</meta:editing-cycles>
    <meta:generator>LibreOffice/7.0.4.2$Windows_X86_64 LibreOffice_project/dcf040e67528d9187c66b2379df5ea4407429775</meta:generator>
    <meta:document-statistic meta:table-count="3" meta:cell-count="2804" meta:object-count="0"/>
  </office:meta>
</office:document-meta>
</file>